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59mm"/>
    </style:style>
    <style:style style:name="co2" style:family="table-column">
      <style:table-column-properties fo:break-before="auto" style:column-width="14.15mm"/>
    </style:style>
    <style:style style:name="co3" style:family="table-column">
      <style:table-column-properties fo:break-before="auto" style:column-width="43.78mm"/>
    </style:style>
    <style:style style:name="co12" style:family="table-column">
      <style:table-column-properties fo:break-before="auto" style:column-width="12.29mm"/>
    </style:style>
    <style:style style:name="co6" style:family="table-column">
      <style:table-column-properties fo:break-before="auto" style:column-width="18.12mm"/>
    </style:style>
    <style:style style:name="co13" style:family="table-column">
      <style:table-column-properties fo:break-before="auto" style:column-width="14.94mm"/>
    </style:style>
    <style:style style:name="co8" style:family="table-column">
      <style:table-column-properties fo:break-before="auto" style:column-width="12.56mm"/>
    </style:style>
    <style:style style:name="co9" style:family="table-column">
      <style:table-column-properties fo:break-before="auto" style:column-width="17.85mm"/>
    </style:style>
    <style:style style:name="co10" style:family="table-column">
      <style:table-column-properties fo:break-before="auto" style:column-width="9.91mm"/>
    </style:style>
    <style:style style:name="co28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45.67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8.86mm"/>
    </style:style>
    <style:style style:name="co17" style:family="table-column">
      <style:table-column-properties fo:break-before="auto" style:column-width="15.52mm"/>
    </style:style>
    <style:style style:name="co18" style:family="table-column">
      <style:table-column-properties fo:break-before="auto" style:column-width="21.61mm"/>
    </style:style>
    <style:style style:name="co19" style:family="table-column">
      <style:table-column-properties fo:break-before="auto" style:column-width="9.17mm"/>
    </style:style>
    <style:style style:name="co20" style:family="table-column">
      <style:table-column-properties fo:break-before="auto" style:column-width="10mm"/>
    </style:style>
    <style:style style:name="co21" style:family="table-column">
      <style:table-column-properties fo:break-before="auto" style:column-width="13.04mm"/>
    </style:style>
    <style:style style:name="co22" style:family="table-column">
      <style:table-column-properties fo:break-before="auto" style:column-width="18.57mm"/>
    </style:style>
    <style:style style:name="co23" style:family="table-column">
      <style:table-column-properties fo:break-before="auto" style:column-width="10.28mm"/>
    </style:style>
    <style:style style:name="co24" style:family="table-column">
      <style:table-column-properties fo:break-before="auto" style:column-width="8.89mm"/>
    </style:style>
    <style:style style:name="co25" style:family="table-column">
      <style:table-column-properties fo:break-before="auto" style:column-width="5.03mm"/>
    </style:style>
    <style:style style:name="co26" style:family="table-column">
      <style:table-column-properties fo:break-before="auto" style:column-width="23.55mm"/>
    </style:style>
    <style:style style:name="co27" style:family="table-column">
      <style:table-column-properties fo:break-before="auto" style:column-width="6.97mm"/>
    </style:style>
    <style:style style:name="co29" style:family="table-column">
      <style:table-column-properties fo:break-before="auto" style:column-width="5.68mm"/>
    </style:style>
    <style:style style:name="co30" style:family="table-column">
      <style:table-column-properties fo:break-before="auto" style:column-width="6.74mm"/>
    </style:style>
    <style:style style:name="co31" style:family="table-column">
      <style:table-column-properties fo:break-before="auto" style:column-width="22.61mm"/>
    </style:style>
    <style:style style:name="co32" style:family="table-column">
      <style:table-column-properties fo:break-before="auto" style:column-width="44.59mm"/>
    </style:style>
    <style:style style:name="co33" style:family="table-column">
      <style:table-column-properties fo:break-before="auto" style:column-width="27.8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 style:data-style-name="N115"/>
    <style:style style:name="ce8" style:family="table-cell" style:parent-style-name="Default" style:data-style-name="N115"/>
    <style:style style:name="ce3" style:family="table-cell" style:parent-style-name="Default">
      <style:text-properties style:font-name="Arial" style:font-name-asian="Andale Sans UI" style:font-name-complex="Tahoma"/>
    </style:style>
    <style:style style:name="ce4" style:family="table-cell" style:parent-style-name="Default" style:data-style-name="N99"/>
    <style:style style:name="ce5" style:family="table-cell" style:parent-style-name="Default">
      <style:table-cell-properties fo:background-color="#ffff00"/>
    </style:style>
    <style:style style:name="ce6" style:family="table-cell" style:parent-style-name="Default" style:data-style-name="N113"/>
    <style:style style:name="ce7" style:family="table-cell" style:parent-style-name="Default" style:data-style-name="N11">
      <style:table-cell-properties fo:background-color="#ffff00"/>
    </style:style>
  </office:automatic-styles>
  <office:body>
    <office:spreadsheet>
      <table:table table:name="Globa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6" table:default-cell-style-name="Default"/>
        <table:table-column table:style-name="co3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8" table:number-columns-repeated="2" table:default-cell-style-name="Default"/>
        <table:table-row table:style-name="ro1">
          <table:table-cell office:value-type="string" calcext:value-type="string">
            <text:p>frac</text:p>
          </table:table-cell>
          <table:table-cell office:value-type="string" calcext:value-type="string">
            <text:p>inteiras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heuristica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root VNS</text:p>
          </table:table-cell>
          <table:table-cell office:value-type="string" calcext:value-type="string">
            <text:p>se dif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rand-20-100-100-10-1.dssp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26947" calcext:value-type="float">
            <text:p>0,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  <table:table-cell table:formula="of:=[VNS.E2]" office:value-type="float" office:value="1" calcext:value-type="float">
            <text:p>1</text:p>
          </table:table-cell>
          <table:table-cell table:formula="of:=IF([.L2]&lt;&gt;[.G2];&quot;*&quot;;&quot;&quot;)">
            <text:p/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rand-20-100-100-1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396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  <table:table-cell table:formula="of:=[VNS.E3]" office:value-type="float" office:value="0" calcext:value-type="float">
            <text:p>0</text:p>
          </table:table-cell>
          <table:table-cell table:formula="of:=IF([.L3]&lt;&gt;[.G3];&quot;*&quot;;&quot;&quot;)">
            <text:p/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and-20-100-100-15-1.dssp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19898" calcext:value-type="float">
            <text:p>-0,2</text:p>
          </table:table-cell>
          <table:table-cell office:value-type="float" office:value="4.097777" calcext:value-type="float">
            <text:p>4,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  <table:table-cell table:formula="of:=[VNS.E4]" office:value-type="float" office:value="-0.19898" calcext:value-type="float">
            <text:p>-0,2</text:p>
          </table:table-cell>
          <table:table-cell table:formula="of:=IF([.L4]&lt;&gt;[.G4];&quot;*&quot;;&quot;&quot;)">
            <text:p/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rand-20-100-100-15-2.dssp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170316" calcext:value-type="float">
            <text:p>-0,17</text:p>
          </table:table-cell>
          <table:table-cell office:value-type="float" office:value="2.370665" calcext:value-type="float">
            <text:p>2,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  <table:table-cell table:formula="of:=[VNS.E5]" office:value-type="float" office:value="-0.170316" calcext:value-type="float">
            <text:p>-0,17</text:p>
          </table:table-cell>
          <table:table-cell table:formula="of:=IF([.L5]&lt;&gt;[.G5];&quot;*&quot;;&quot;&quot;)">
            <text:p/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rand-20-100-100-20-1.dssp</text:p>
          </table:table-cell>
          <table:table-cell office:value-type="float" office:value="3224" calcext:value-type="float">
            <text:p>32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402788" calcext:value-type="float">
            <text:p>-0,4</text:p>
          </table:table-cell>
          <table:table-cell office:value-type="float" office:value="53.776501" calcext:value-type="float">
            <text:p>53,7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  <table:table-cell table:formula="of:=[VNS.E6]" office:value-type="float" office:value="-0.402788" calcext:value-type="float">
            <text:p>-0,4</text:p>
          </table:table-cell>
          <table:table-cell table:formula="of:=IF([.L6]&lt;&gt;[.G6];&quot;*&quot;;&quot;&quot;)">
            <text:p/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rand-20-100-100-20-2.dssp</text:p>
          </table:table-cell>
          <table:table-cell office:value-type="float" office:value="4436" calcext:value-type="float">
            <text:p>44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313219" calcext:value-type="float">
            <text:p>-0,31</text:p>
          </table:table-cell>
          <table:table-cell office:value-type="float" office:value="33.778581" calcext:value-type="float">
            <text:p>33,7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  <table:table-cell table:formula="of:=[VNS.E7]" office:value-type="float" office:value="-0.313219" calcext:value-type="float">
            <text:p>-0,31</text:p>
          </table:table-cell>
          <table:table-cell table:formula="of:=IF([.L7]&lt;&gt;[.G7];&quot;*&quot;;&quot;&quot;)">
            <text:p/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rand-20-100-100-25-1.dssp</text:p>
          </table:table-cell>
          <table:table-cell office:value-type="float" office:value="123354" calcext:value-type="float">
            <text:p>1233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33065" calcext:value-type="float">
            <text:p>-0,53</text:p>
          </table:table-cell>
          <table:table-cell office:value-type="float" office:value="1800.248877" calcext:value-type="float">
            <text:p>1800,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</text:p>
          </table:table-cell>
          <table:table-cell/>
          <table:table-cell table:formula="of:=[VNS.E8]" office:value-type="float" office:value="-0.533065" calcext:value-type="float">
            <text:p>-0,53</text:p>
          </table:table-cell>
          <table:table-cell table:formula="of:=IF([.L8]&lt;&gt;[.G8];&quot;*&quot;;&quot;&quot;)">
            <text:p/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rand-20-100-100-25-2.dssp</text:p>
          </table:table-cell>
          <table:table-cell office:value-type="float" office:value="999" calcext:value-type="float">
            <text:p>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470083" calcext:value-type="float">
            <text:p>-0,47</text:p>
          </table:table-cell>
          <table:table-cell office:value-type="float" office:value="22.70954" calcext:value-type="float">
            <text:p>22,7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  <table:table-cell table:formula="of:=[VNS.E9]" office:value-type="float" office:value="-0.470083" calcext:value-type="float">
            <text:p>-0,47</text:p>
          </table:table-cell>
          <table:table-cell table:formula="of:=IF([.L9]&lt;&gt;[.G9];&quot;*&quot;;&quot;&quot;)">
            <text:p/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and-20-100-100-5-1.dssp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62726" calcext:value-type="float">
            <text:p>0,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  <table:table-cell table:formula="of:=[VNS.E10]" office:value-type="float" office:value="1" calcext:value-type="float">
            <text:p>1</text:p>
          </table:table-cell>
          <table:table-cell table:formula="of:=IF([.L10]&lt;&gt;[.G10];&quot;*&quot;;&quot;&quot;)">
            <text:p/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rand-20-100-100-5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014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  <table:table-cell table:formula="of:=[VNS.E11]" office:value-type="float" office:value="0" calcext:value-type="float">
            <text:p>0</text:p>
          </table:table-cell>
          <table:table-cell table:formula="of:=IF([.L11]&lt;&gt;[.G11];&quot;*&quot;;&quot;&quot;)">
            <text:p/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rand-20-150-150-10-1.dssp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03121" calcext:value-type="float">
            <text:p>0,1</text:p>
          </table:table-cell>
          <table:table-cell office:value-type="float" office:value="1.970776" calcext:value-type="float">
            <text:p>1,9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  <table:table-cell table:formula="of:=[VNS.E12]" office:value-type="float" office:value="0.103121" calcext:value-type="float">
            <text:p>0,1</text:p>
          </table:table-cell>
          <table:table-cell table:formula="of:=IF([.L12]&lt;&gt;[.G12];&quot;*&quot;;&quot;&quot;)">
            <text:p/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rand-20-150-150-10-2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90873" calcext:value-type="float">
            <text:p>0,09</text:p>
          </table:table-cell>
          <table:table-cell office:value-type="float" office:value="0.595491" calcext:value-type="float">
            <text:p>0,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  <table:table-cell table:formula="of:=[VNS.E13]" office:value-type="float" office:value="0.090873" calcext:value-type="float">
            <text:p>0,09</text:p>
          </table:table-cell>
          <table:table-cell table:formula="of:=IF([.L13]&lt;&gt;[.G13];&quot;*&quot;;&quot;&quot;)">
            <text:p/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rand-20-150-150-15-1.dssp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06515" calcext:value-type="float">
            <text:p>-0,07</text:p>
          </table:table-cell>
          <table:table-cell office:value-type="float" office:value="4.241217" calcext:value-type="float">
            <text:p>4,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  <table:table-cell table:formula="of:=[VNS.E14]" office:value-type="float" office:value="-0.06515" calcext:value-type="float">
            <text:p>-0,07</text:p>
          </table:table-cell>
          <table:table-cell table:formula="of:=IF([.L14]&lt;&gt;[.G14];&quot;*&quot;;&quot;&quot;)">
            <text:p/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rand-20-150-150-15-2.dssp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076322" calcext:value-type="float">
            <text:p>-0,08</text:p>
          </table:table-cell>
          <table:table-cell office:value-type="float" office:value="3.550955" calcext:value-type="float">
            <text:p>3,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  <table:table-cell table:formula="of:=[VNS.E15]" office:value-type="float" office:value="-0.076322" calcext:value-type="float">
            <text:p>-0,08</text:p>
          </table:table-cell>
          <table:table-cell table:formula="of:=IF([.L15]&lt;&gt;[.G15];&quot;*&quot;;&quot;&quot;)">
            <text:p/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rand-20-150-150-20-1.dssp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209364" calcext:value-type="float">
            <text:p>-0,21</text:p>
          </table:table-cell>
          <table:table-cell office:value-type="float" office:value="15.101342" calcext:value-type="float">
            <text:p>15,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  <table:table-cell table:formula="of:=[VNS.E16]" office:value-type="float" office:value="-0.209364" calcext:value-type="float">
            <text:p>-0,21</text:p>
          </table:table-cell>
          <table:table-cell table:formula="of:=IF([.L16]&lt;&gt;[.G16];&quot;*&quot;;&quot;&quot;)">
            <text:p/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rand-20-150-150-20-2.dssp</text:p>
          </table:table-cell>
          <table:table-cell office:value-type="float" office:value="344" calcext:value-type="float">
            <text:p>3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177698" calcext:value-type="float">
            <text:p>-0,18</text:p>
          </table:table-cell>
          <table:table-cell office:value-type="float" office:value="14.659879" calcext:value-type="float">
            <text:p>14,6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  <table:table-cell table:formula="of:=[VNS.E17]" office:value-type="float" office:value="-0.177698" calcext:value-type="float">
            <text:p>-0,18</text:p>
          </table:table-cell>
          <table:table-cell table:formula="of:=IF([.L17]&lt;&gt;[.G17];&quot;*&quot;;&quot;&quot;)">
            <text:p/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rand-20-150-150-25-1.dssp</text:p>
          </table:table-cell>
          <table:table-cell office:value-type="float" office:value="6548" calcext:value-type="float">
            <text:p>65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333697" calcext:value-type="float">
            <text:p>-0,33</text:p>
          </table:table-cell>
          <table:table-cell office:value-type="float" office:value="326.019219" calcext:value-type="float">
            <text:p>326,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  <table:table-cell table:formula="of:=[VNS.E18]" office:value-type="float" office:value="-0.333697" calcext:value-type="float">
            <text:p>-0,33</text:p>
          </table:table-cell>
          <table:table-cell table:formula="of:=IF([.L18]&lt;&gt;[.G18];&quot;*&quot;;&quot;&quot;)">
            <text:p/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rand-20-150-150-25-2.dssp</text:p>
          </table:table-cell>
          <table:table-cell office:value-type="float" office:value="927" calcext:value-type="float">
            <text:p>9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256713" calcext:value-type="float">
            <text:p>-0,26</text:p>
          </table:table-cell>
          <table:table-cell office:value-type="float" office:value="14.643143" calcext:value-type="float">
            <text:p>14,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  <table:table-cell table:formula="of:=[VNS.E19]" office:value-type="float" office:value="-0.256713" calcext:value-type="float">
            <text:p>-0,26</text:p>
          </table:table-cell>
          <table:table-cell table:formula="of:=IF([.L19]&lt;&gt;[.G19];&quot;*&quot;;&quot;&quot;)">
            <text:p/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rand-20-150-150-5-1.dssp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94927" calcext:value-type="float">
            <text:p>0,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  <table:table-cell table:formula="of:=[VNS.E20]" office:value-type="float" office:value="1" calcext:value-type="float">
            <text:p>1</text:p>
          </table:table-cell>
          <table:table-cell table:formula="of:=IF([.L20]&lt;&gt;[.G20];&quot;*&quot;;&quot;&quot;)">
            <text:p/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rand-20-150-150-5-2.dssp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16427" calcext:value-type="float">
            <text:p>0,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  <table:table-cell table:formula="of:=[VNS.E21]" office:value-type="float" office:value="1" calcext:value-type="float">
            <text:p>1</text:p>
          </table:table-cell>
          <table:table-cell table:formula="of:=IF([.L21]&lt;&gt;[.G21];&quot;*&quot;;&quot;&quot;)">
            <text:p/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and-20-200-200-10-1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1141" calcext:value-type="float">
            <text:p>0,21</text:p>
          </table:table-cell>
          <table:table-cell office:value-type="float" office:value="1.130137" calcext:value-type="float">
            <text:p>1,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  <table:table-cell table:formula="of:=[VNS.E22]" office:value-type="float" office:value="0.21141" calcext:value-type="float">
            <text:p>0,21</text:p>
          </table:table-cell>
          <table:table-cell table:formula="of:=IF([.L22]&lt;&gt;[.G22];&quot;*&quot;;&quot;&quot;)">
            <text:p/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rand-20-200-200-10-2.dssp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83486" calcext:value-type="float">
            <text:p>0,08</text:p>
          </table:table-cell>
          <table:table-cell office:value-type="float" office:value="1.627475" calcext:value-type="float">
            <text:p>1,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  <table:table-cell table:formula="of:=[VNS.E23]" office:value-type="float" office:value="0.083486" calcext:value-type="float">
            <text:p>0,08</text:p>
          </table:table-cell>
          <table:table-cell table:formula="of:=IF([.L23]&lt;&gt;[.G23];&quot;*&quot;;&quot;&quot;)">
            <text:p/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rand-20-200-200-15-1.dssp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014199" calcext:value-type="float">
            <text:p>-0,01</text:p>
          </table:table-cell>
          <table:table-cell office:value-type="float" office:value="6.257736" calcext:value-type="float">
            <text:p>6,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  <table:table-cell table:formula="of:=[VNS.E24]" office:value-type="float" office:value="-0.014199" calcext:value-type="float">
            <text:p>-0,01</text:p>
          </table:table-cell>
          <table:table-cell table:formula="of:=IF([.L24]&lt;&gt;[.G24];&quot;*&quot;;&quot;&quot;)">
            <text:p/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-20-200-200-15-2.dssp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016057" calcext:value-type="float">
            <text:p>-0,02</text:p>
          </table:table-cell>
          <table:table-cell office:value-type="float" office:value="4.311392" calcext:value-type="float">
            <text:p>4,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  <table:table-cell table:formula="of:=[VNS.E25]" office:value-type="float" office:value="-0.016057" calcext:value-type="float">
            <text:p>-0,02</text:p>
          </table:table-cell>
          <table:table-cell table:formula="of:=IF([.L25]&lt;&gt;[.G25];&quot;*&quot;;&quot;&quot;)">
            <text:p/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rand-20-200-200-20-1.dssp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129817" calcext:value-type="float">
            <text:p>-0,13</text:p>
          </table:table-cell>
          <table:table-cell office:value-type="float" office:value="14.342152" calcext:value-type="float">
            <text:p>14,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  <table:table-cell table:formula="of:=[VNS.E26]" office:value-type="float" office:value="-0.129817" calcext:value-type="float">
            <text:p>-0,13</text:p>
          </table:table-cell>
          <table:table-cell table:formula="of:=IF([.L26]&lt;&gt;[.G26];&quot;*&quot;;&quot;&quot;)">
            <text:p/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rand-20-200-200-20-2.dssp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114114" calcext:value-type="float">
            <text:p>-0,11</text:p>
          </table:table-cell>
          <table:table-cell office:value-type="float" office:value="10.418595" calcext:value-type="float">
            <text:p>10,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  <table:table-cell table:formula="of:=[VNS.E27]" office:value-type="float" office:value="-0.114114" calcext:value-type="float">
            <text:p>-0,11</text:p>
          </table:table-cell>
          <table:table-cell table:formula="of:=IF([.L27]&lt;&gt;[.G27];&quot;*&quot;;&quot;&quot;)">
            <text:p/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rand-20-200-200-25-1.dssp</text:p>
          </table:table-cell>
          <table:table-cell office:value-type="float" office:value="1739" calcext:value-type="float">
            <text:p>17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220752" calcext:value-type="float">
            <text:p>-0,22</text:p>
          </table:table-cell>
          <table:table-cell office:value-type="float" office:value="49.88393" calcext:value-type="float">
            <text:p>49,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  <table:table-cell table:formula="of:=[VNS.E28]" office:value-type="float" office:value="-0.220752" calcext:value-type="float">
            <text:p>-0,22</text:p>
          </table:table-cell>
          <table:table-cell table:formula="of:=IF([.L28]&lt;&gt;[.G28];&quot;*&quot;;&quot;&quot;)">
            <text:p/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rand-20-200-200-25-2.dssp</text:p>
          </table:table-cell>
          <table:table-cell office:value-type="float" office:value="2214" calcext:value-type="float">
            <text:p>22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175538" calcext:value-type="float">
            <text:p>-0,18</text:p>
          </table:table-cell>
          <table:table-cell office:value-type="float" office:value="27.795575" calcext:value-type="float">
            <text:p>27,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  <table:table-cell table:formula="of:=[VNS.E29]" office:value-type="float" office:value="-0.175538" calcext:value-type="float">
            <text:p>-0,18</text:p>
          </table:table-cell>
          <table:table-cell table:formula="of:=IF([.L29]&lt;&gt;[.G29];&quot;*&quot;;&quot;&quot;)">
            <text:p/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and-20-200-200-5-1.dssp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61397" calcext:value-type="float">
            <text:p>0,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  <table:table-cell table:formula="of:=[VNS.E30]" office:value-type="float" office:value="1" calcext:value-type="float">
            <text:p>1</text:p>
          </table:table-cell>
          <table:table-cell table:formula="of:=IF([.L30]&lt;&gt;[.G30];&quot;*&quot;;&quot;&quot;)">
            <text:p/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rand-20-200-200-5-2.dssp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24706" calcext:value-type="float">
            <text:p>0,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  <table:table-cell table:formula="of:=[VNS.E31]" office:value-type="float" office:value="1" calcext:value-type="float">
            <text:p>1</text:p>
          </table:table-cell>
          <table:table-cell table:formula="of:=IF([.L31]&lt;&gt;[.G31];&quot;*&quot;;&quot;&quot;)">
            <text:p/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rand-20-250-250-10-1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36621" calcext:value-type="float">
            <text:p>0,24</text:p>
          </table:table-cell>
          <table:table-cell office:value-type="float" office:value="1.398477" calcext:value-type="float">
            <text:p>1,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  <table:table-cell table:formula="of:=[VNS.E32]" office:value-type="float" office:value="0.236621" calcext:value-type="float">
            <text:p>0,24</text:p>
          </table:table-cell>
          <table:table-cell table:formula="of:=IF([.L32]&lt;&gt;[.G32];&quot;*&quot;;&quot;&quot;)">
            <text:p/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rand-20-250-250-10-2.dssp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09244" calcext:value-type="float">
            <text:p>0,11</text:p>
          </table:table-cell>
          <table:table-cell office:value-type="float" office:value="3.734988" calcext:value-type="float">
            <text:p>3,7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  <table:table-cell table:formula="of:=[VNS.E33]" office:value-type="float" office:value="0.109244" calcext:value-type="float">
            <text:p>0,11</text:p>
          </table:table-cell>
          <table:table-cell table:formula="of:=IF([.L33]&lt;&gt;[.G33];&quot;*&quot;;&quot;&quot;)">
            <text:p/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rand-20-250-250-15-1.dssp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7665" calcext:value-type="float">
            <text:p>0,04</text:p>
          </table:table-cell>
          <table:table-cell office:value-type="float" office:value="5.944878" calcext:value-type="float">
            <text:p>5,9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  <table:table-cell table:formula="of:=[VNS.E34]" office:value-type="float" office:value="0.037665" calcext:value-type="float">
            <text:p>0,04</text:p>
          </table:table-cell>
          <table:table-cell table:formula="of:=IF([.L34]&lt;&gt;[.G34];&quot;*&quot;;&quot;&quot;)">
            <text:p/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rand-20-250-250-15-2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7588" calcext:value-type="float">
            <text:p>0,01</text:p>
          </table:table-cell>
          <table:table-cell office:value-type="float" office:value="2.208716" calcext:value-type="float">
            <text:p>2,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  <table:table-cell table:formula="of:=[VNS.E35]" office:value-type="float" office:value="0.007588" calcext:value-type="float">
            <text:p>0,01</text:p>
          </table:table-cell>
          <table:table-cell table:formula="of:=IF([.L35]&lt;&gt;[.G35];&quot;*&quot;;&quot;&quot;)">
            <text:p/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rand-20-250-250-20-1.dssp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088963" calcext:value-type="float">
            <text:p>-0,09</text:p>
          </table:table-cell>
          <table:table-cell office:value-type="float" office:value="18.817102" calcext:value-type="float">
            <text:p>18,8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  <table:table-cell table:formula="of:=[VNS.E36]" office:value-type="float" office:value="-0.088963" calcext:value-type="float">
            <text:p>-0,09</text:p>
          </table:table-cell>
          <table:table-cell table:formula="of:=IF([.L36]&lt;&gt;[.G36];&quot;*&quot;;&quot;&quot;)">
            <text:p/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rand-20-250-250-20-2.dssp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052691" calcext:value-type="float">
            <text:p>-0,05</text:p>
          </table:table-cell>
          <table:table-cell office:value-type="float" office:value="17.609634" calcext:value-type="float">
            <text:p>17,6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  <table:table-cell table:formula="of:=[VNS.E37]" office:value-type="float" office:value="-0.052691" calcext:value-type="float">
            <text:p>-0,05</text:p>
          </table:table-cell>
          <table:table-cell table:formula="of:=IF([.L37]&lt;&gt;[.G37];&quot;*&quot;;&quot;&quot;)">
            <text:p/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rand-20-250-250-25-1.dssp</text:p>
          </table:table-cell>
          <table:table-cell office:value-type="float" office:value="3780" calcext:value-type="float">
            <text:p>37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157865" calcext:value-type="float">
            <text:p>-0,16</text:p>
          </table:table-cell>
          <table:table-cell office:value-type="float" office:value="51.113074" calcext:value-type="float">
            <text:p>51,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  <table:table-cell table:formula="of:=[VNS.E38]" office:value-type="float" office:value="-0.157865" calcext:value-type="float">
            <text:p>-0,16</text:p>
          </table:table-cell>
          <table:table-cell table:formula="of:=IF([.L38]&lt;&gt;[.G38];&quot;*&quot;;&quot;&quot;)">
            <text:p/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rand-20-250-250-25-2.dssp</text:p>
          </table:table-cell>
          <table:table-cell office:value-type="float" office:value="1587" calcext:value-type="float">
            <text:p>15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10759" calcext:value-type="float">
            <text:p>-0,11</text:p>
          </table:table-cell>
          <table:table-cell office:value-type="float" office:value="35.481391" calcext:value-type="float">
            <text:p>35,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  <table:table-cell table:formula="of:=[VNS.E39]" office:value-type="float" office:value="-0.10759" calcext:value-type="float">
            <text:p>-0,11</text:p>
          </table:table-cell>
          <table:table-cell table:formula="of:=IF([.L39]&lt;&gt;[.G39];&quot;*&quot;;&quot;&quot;)">
            <text:p/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rand-20-250-250-5-1.dssp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19428" calcext:value-type="float">
            <text:p>0,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  <table:table-cell table:formula="of:=[VNS.E40]" office:value-type="float" office:value="1" calcext:value-type="float">
            <text:p>1</text:p>
          </table:table-cell>
          <table:table-cell table:formula="of:=IF([.L40]&lt;&gt;[.G40];&quot;*&quot;;&quot;&quot;)">
            <text:p/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rand-20-250-250-5-2.dssp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22036" calcext:value-type="float">
            <text:p>0,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  <table:table-cell table:formula="of:=[VNS.E41]" office:value-type="float" office:value="1" calcext:value-type="float">
            <text:p>1</text:p>
          </table:table-cell>
          <table:table-cell table:formula="of:=IF([.L41]&lt;&gt;[.G41];&quot;*&quot;;&quot;&quot;)">
            <text:p/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rand-20-50-50-1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3259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  <table:table-cell table:formula="of:=[VNS.E42]" office:value-type="float" office:value="0" calcext:value-type="float">
            <text:p>0</text:p>
          </table:table-cell>
          <table:table-cell table:formula="of:=IF([.L42]&lt;&gt;[.G42];&quot;*&quot;;&quot;&quot;)">
            <text:p/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rand-20-50-50-1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00725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  <table:table-cell table:formula="of:=[VNS.E43]" office:value-type="float" office:value="-0" calcext:value-type="float">
            <text:p>0</text:p>
          </table:table-cell>
          <table:table-cell table:formula="of:=IF([.L43]&lt;&gt;[.G43];&quot;*&quot;;&quot;&quot;)">
            <text:p/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rand-20-50-50-15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018077" calcext:value-type="float">
            <text:p>0,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  <table:table-cell table:formula="of:=[VNS.E44]" office:value-type="float" office:value="-0" calcext:value-type="float">
            <text:p>0</text:p>
          </table:table-cell>
          <table:table-cell table:formula="of:=IF([.L44]&lt;&gt;[.G44];&quot;*&quot;;&quot;&quot;)">
            <text:p/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rand-20-50-50-15-2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73673" calcext:value-type="float">
            <text:p>-0,47</text:p>
          </table:table-cell>
          <table:table-cell office:value-type="float" office:value="0.045013" calcext:value-type="float">
            <text:p>0,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  <table:table-cell table:formula="of:=[VNS.E45]" office:value-type="float" office:value="-0.473673" calcext:value-type="float">
            <text:p>-0,47</text:p>
          </table:table-cell>
          <table:table-cell table:formula="of:=IF([.L45]&lt;&gt;[.G45];&quot;*&quot;;&quot;&quot;)">
            <text:p/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rand-20-50-50-2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307" calcext:value-type="float">
            <text:p>0,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  <table:table-cell table:formula="of:=[VNS.E46]" office:value-type="float" office:value="0" calcext:value-type="float">
            <text:p>0</text:p>
          </table:table-cell>
          <table:table-cell table:formula="of:=IF([.L46]&lt;&gt;[.G46];&quot;*&quot;;&quot;&quot;)">
            <text:p/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and-20-50-50-20-2.dssp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25299" calcext:value-type="float">
            <text:p>-0,73</text:p>
          </table:table-cell>
          <table:table-cell office:value-type="float" office:value="0.167096" calcext:value-type="float">
            <text:p>0,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  <table:table-cell table:formula="of:=[VNS.E47]" office:value-type="float" office:value="-0.725299" calcext:value-type="float">
            <text:p>-0,73</text:p>
          </table:table-cell>
          <table:table-cell table:formula="of:=IF([.L47]&lt;&gt;[.G47];&quot;*&quot;;&quot;&quot;)">
            <text:p/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rand-20-50-50-25-1.dssp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137945" calcext:value-type="float">
            <text:p>-1,14</text:p>
          </table:table-cell>
          <table:table-cell office:value-type="float" office:value="0.181186" calcext:value-type="float">
            <text:p>0,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  <table:table-cell table:formula="of:=[VNS.E48]" office:value-type="float" office:value="-1.137945" calcext:value-type="float">
            <text:p>-1,14</text:p>
          </table:table-cell>
          <table:table-cell table:formula="of:=IF([.L48]&lt;&gt;[.G48];&quot;*&quot;;&quot;&quot;)">
            <text:p/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rand-20-50-50-2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11277" calcext:value-type="float">
            <text:p>-1,01</text:p>
          </table:table-cell>
          <table:table-cell office:value-type="float" office:value="0.259464" calcext:value-type="float">
            <text:p>0,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  <table:table-cell table:formula="of:=[VNS.E49]" office:value-type="float" office:value="-1.011277" calcext:value-type="float">
            <text:p>-1,01</text:p>
          </table:table-cell>
          <table:table-cell table:formula="of:=IF([.L49]&lt;&gt;[.G49];&quot;*&quot;;&quot;&quot;)">
            <text:p/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and-20-50-50-5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466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  <table:table-cell table:formula="of:=[VNS.E50]" office:value-type="float" office:value="0" calcext:value-type="float">
            <text:p>0</text:p>
          </table:table-cell>
          <table:table-cell table:formula="of:=IF([.L50]&lt;&gt;[.G50];&quot;*&quot;;&quot;&quot;)">
            <text:p/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and-20-50-50-5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00501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  <table:table-cell table:formula="of:=[VNS.E51]" office:value-type="float" office:value="-0" calcext:value-type="float">
            <text:p>0</text:p>
          </table:table-cell>
          <table:table-cell table:formula="of:=IF([.L51]&lt;&gt;[.G51];&quot;*&quot;;&quot;&quot;)">
            <text:p/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-4-100-100-10-1.dssp</text:p>
          </table:table-cell>
          <table:table-cell office:value-type="float" office:value="806" calcext:value-type="float">
            <text:p>80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38483" calcext:value-type="float">
            <text:p>0,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  <table:table-cell table:formula="of:=[VNS.E52]" office:value-type="float" office:value="1" calcext:value-type="float">
            <text:p>1</text:p>
          </table:table-cell>
          <table:table-cell table:formula="of:=IF([.L52]&lt;&gt;[.G52];&quot;*&quot;;&quot;&quot;)">
            <text:p/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-4-100-100-10-2.dssp</text:p>
          </table:table-cell>
          <table:table-cell office:value-type="float" office:value="349" calcext:value-type="float">
            <text:p>34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0" calcext:value-type="float">
            <text:p>0</text:p>
          </table:table-cell>
          <table:table-cell office:value-type="float" office:value="0.268249" calcext:value-type="float">
            <text:p>0,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  <table:table-cell table:formula="of:=[VNS.E53]" office:value-type="float" office:value="-0" calcext:value-type="float">
            <text:p>0</text:p>
          </table:table-cell>
          <table:table-cell table:formula="of:=IF([.L53]&lt;&gt;[.G53];&quot;*&quot;;&quot;&quot;)">
            <text:p/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-4-100-100-15-1.dssp</text:p>
          </table:table-cell>
          <table:table-cell office:value-type="float" office:value="13609" calcext:value-type="float">
            <text:p>1360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.716258" calcext:value-type="float">
            <text:p>7,7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  <table:table-cell table:formula="of:=[VNS.E54]" office:value-type="float" office:value="0" calcext:value-type="float">
            <text:p>0</text:p>
          </table:table-cell>
          <table:table-cell table:formula="of:=IF([.L54]&lt;&gt;[.G54];&quot;*&quot;;&quot;&quot;)">
            <text:p/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-4-100-100-15-2.dssp</text:p>
          </table:table-cell>
          <table:table-cell office:value-type="float" office:value="752" calcext:value-type="float">
            <text:p>75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0" calcext:value-type="float">
            <text:p>0</text:p>
          </table:table-cell>
          <table:table-cell office:value-type="float" office:value="0.764355" calcext:value-type="float">
            <text:p>0,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  <table:table-cell table:formula="of:=[VNS.E55]" office:value-type="float" office:value="-0" calcext:value-type="float">
            <text:p>0</text:p>
          </table:table-cell>
          <table:table-cell table:formula="of:=IF([.L55]&lt;&gt;[.G55];&quot;*&quot;;&quot;&quot;)">
            <text:p/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and-4-100-100-20-1.dssp</text:p>
          </table:table-cell>
          <table:table-cell office:value-type="float" office:value="87604" calcext:value-type="float">
            <text:p>8760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0" calcext:value-type="float">
            <text:p>0</text:p>
          </table:table-cell>
          <table:table-cell office:value-type="float" office:value="68.416553" calcext:value-type="float">
            <text:p>68,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  <table:table-cell table:formula="of:=[VNS.E56]" office:value-type="float" office:value="-0" calcext:value-type="float">
            <text:p>0</text:p>
          </table:table-cell>
          <table:table-cell table:formula="of:=IF([.L56]&lt;&gt;[.G56];&quot;*&quot;;&quot;&quot;)">
            <text:p/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and-4-100-100-20-2.dssp</text:p>
          </table:table-cell>
          <table:table-cell office:value-type="float" office:value="1178" calcext:value-type="float">
            <text:p>117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0" calcext:value-type="float">
            <text:p>0</text:p>
          </table:table-cell>
          <table:table-cell office:value-type="float" office:value="1.626923" calcext:value-type="float">
            <text:p>1,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  <table:table-cell table:formula="of:=[VNS.E57]" office:value-type="float" office:value="-0" calcext:value-type="float">
            <text:p>0</text:p>
          </table:table-cell>
          <table:table-cell table:formula="of:=IF([.L57]&lt;&gt;[.G57];&quot;*&quot;;&quot;&quot;)">
            <text:p/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-4-100-100-25-1.dssp</text:p>
          </table:table-cell>
          <table:table-cell office:value-type="float" office:value="445820" calcext:value-type="float">
            <text:p>4458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0" calcext:value-type="float">
            <text:p>0</text:p>
          </table:table-cell>
          <table:table-cell office:value-type="float" office:value="517.127327" calcext:value-type="float">
            <text:p>517,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  <table:table-cell table:formula="of:=[VNS.E58]" office:value-type="float" office:value="-0" calcext:value-type="float">
            <text:p>0</text:p>
          </table:table-cell>
          <table:table-cell table:formula="of:=IF([.L58]&lt;&gt;[.G58];&quot;*&quot;;&quot;&quot;)">
            <text:p/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-4-100-100-25-2.dssp</text:p>
          </table:table-cell>
          <table:table-cell office:value-type="float" office:value="11203" calcext:value-type="float">
            <text:p>1120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.134476" calcext:value-type="float">
            <text:p>9,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  <table:table-cell table:formula="of:=[VNS.E59]" office:value-type="float" office:value="0" calcext:value-type="float">
            <text:p>0</text:p>
          </table:table-cell>
          <table:table-cell table:formula="of:=IF([.L59]&lt;&gt;[.G59];&quot;*&quot;;&quot;&quot;)">
            <text:p/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-4-100-100-5-1.dssp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25838" calcext:value-type="float">
            <text:p>0,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  <table:table-cell table:formula="of:=[VNS.E60]" office:value-type="float" office:value="1" calcext:value-type="float">
            <text:p>1</text:p>
          </table:table-cell>
          <table:table-cell table:formula="of:=IF([.L60]&lt;&gt;[.G60];&quot;*&quot;;&quot;&quot;)">
            <text:p/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-4-100-100-5-2.dssp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3228" calcext:value-type="float">
            <text:p>0,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  <table:table-cell table:formula="of:=[VNS.E61]" office:value-type="float" office:value="0" calcext:value-type="float">
            <text:p>0</text:p>
          </table:table-cell>
          <table:table-cell table:formula="of:=IF([.L61]&lt;&gt;[.G61];&quot;*&quot;;&quot;&quot;)">
            <text:p/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and-4-150-150-10-1.dssp</text:p>
          </table:table-cell>
          <table:table-cell office:value-type="float" office:value="949" calcext:value-type="float">
            <text:p>94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699556" calcext:value-type="float">
            <text:p>0,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  <table:table-cell table:formula="of:=[VNS.E62]" office:value-type="float" office:value="1" calcext:value-type="float">
            <text:p>1</text:p>
          </table:table-cell>
          <table:table-cell table:formula="of:=IF([.L62]&lt;&gt;[.G62];&quot;*&quot;;&quot;&quot;)">
            <text:p/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and-4-150-150-10-2.dssp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66593" calcext:value-type="float">
            <text:p>0,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  <table:table-cell table:formula="of:=[VNS.E63]" office:value-type="float" office:value="0" calcext:value-type="float">
            <text:p>0</text:p>
          </table:table-cell>
          <table:table-cell table:formula="of:=IF([.L63]&lt;&gt;[.G63];&quot;*&quot;;&quot;&quot;)">
            <text:p/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and-4-150-150-15-1.dssp</text:p>
          </table:table-cell>
          <table:table-cell office:value-type="float" office:value="4974" calcext:value-type="float">
            <text:p>497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189804" calcext:value-type="float">
            <text:p>0,19</text:p>
          </table:table-cell>
          <table:table-cell office:value-type="float" office:value="4.905133" calcext:value-type="float">
            <text:p>4,9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  <table:table-cell table:formula="of:=[VNS.E64]" office:value-type="float" office:value="0.189804" calcext:value-type="float">
            <text:p>0,19</text:p>
          </table:table-cell>
          <table:table-cell table:formula="of:=IF([.L64]&lt;&gt;[.G64];&quot;*&quot;;&quot;&quot;)">
            <text:p/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and-4-150-150-15-2.dssp</text:p>
          </table:table-cell>
          <table:table-cell office:value-type="float" office:value="407" calcext:value-type="float">
            <text:p>40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853824" calcext:value-type="float">
            <text:p>0,8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  <table:table-cell table:formula="of:=[VNS.E65]" office:value-type="float" office:value="0" calcext:value-type="float">
            <text:p>0</text:p>
          </table:table-cell>
          <table:table-cell table:formula="of:=IF([.L65]&lt;&gt;[.G65];&quot;*&quot;;&quot;&quot;)">
            <text:p/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rand-4-150-150-20-1.dssp</text:p>
          </table:table-cell>
          <table:table-cell office:value-type="float" office:value="210490" calcext:value-type="float">
            <text:p>21049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6.857325" calcext:value-type="float">
            <text:p>186,8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  <table:table-cell table:formula="of:=[VNS.E66]" office:value-type="float" office:value="0" calcext:value-type="float">
            <text:p>0</text:p>
          </table:table-cell>
          <table:table-cell table:formula="of:=IF([.L66]&lt;&gt;[.G66];&quot;*&quot;;&quot;&quot;)">
            <text:p/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rand-4-150-150-20-2.dssp</text:p>
          </table:table-cell>
          <table:table-cell office:value-type="float" office:value="7324" calcext:value-type="float">
            <text:p>73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0" calcext:value-type="float">
            <text:p>0</text:p>
          </table:table-cell>
          <table:table-cell office:value-type="float" office:value="5.629127" calcext:value-type="float">
            <text:p>5,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  <table:table-cell table:formula="of:=[VNS.E67]" office:value-type="float" office:value="-0" calcext:value-type="float">
            <text:p>0</text:p>
          </table:table-cell>
          <table:table-cell table:formula="of:=IF([.L67]&lt;&gt;[.G67];&quot;*&quot;;&quot;&quot;)">
            <text:p/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and-4-150-150-25-1.dssp</text:p>
          </table:table-cell>
          <table:table-cell office:value-type="float" office:value="493721" calcext:value-type="float">
            <text:p>4937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32.623447" calcext:value-type="float">
            <text:p>532,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  <table:table-cell table:formula="of:=[VNS.E68]" office:value-type="float" office:value="0" calcext:value-type="float">
            <text:p>0</text:p>
          </table:table-cell>
          <table:table-cell table:formula="of:=IF([.L68]&lt;&gt;[.G68];&quot;*&quot;;&quot;&quot;)">
            <text:p/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and-4-150-150-25-2.dssp</text:p>
          </table:table-cell>
          <table:table-cell office:value-type="float" office:value="76338" calcext:value-type="float">
            <text:p>7633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0" calcext:value-type="float">
            <text:p>0</text:p>
          </table:table-cell>
          <table:table-cell office:value-type="float" office:value="73.5983" calcext:value-type="float">
            <text:p>73,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  <table:table-cell table:formula="of:=[VNS.E69]" office:value-type="float" office:value="-0" calcext:value-type="float">
            <text:p>0</text:p>
          </table:table-cell>
          <table:table-cell table:formula="of:=IF([.L69]&lt;&gt;[.G69];&quot;*&quot;;&quot;&quot;)">
            <text:p/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and-4-150-150-5-1.dssp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44059" calcext:value-type="float">
            <text:p>0,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  <table:table-cell table:formula="of:=[VNS.E70]" office:value-type="float" office:value="1" calcext:value-type="float">
            <text:p>1</text:p>
          </table:table-cell>
          <table:table-cell table:formula="of:=IF([.L70]&lt;&gt;[.G70];&quot;*&quot;;&quot;&quot;)">
            <text:p/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and-4-150-150-5-2.dssp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41959" calcext:value-type="float">
            <text:p>0,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  <table:table-cell table:formula="of:=[VNS.E71]" office:value-type="float" office:value="0" calcext:value-type="float">
            <text:p>0</text:p>
          </table:table-cell>
          <table:table-cell table:formula="of:=IF([.L71]&lt;&gt;[.G71];&quot;*&quot;;&quot;&quot;)">
            <text:p/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and-4-200-200-10-1.dssp</text:p>
          </table:table-cell>
          <table:table-cell office:value-type="float" office:value="634" calcext:value-type="float">
            <text:p>63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718009" calcext:value-type="float">
            <text:p>0,7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  <table:table-cell table:formula="of:=[VNS.E72]" office:value-type="float" office:value="1" calcext:value-type="float">
            <text:p>1</text:p>
          </table:table-cell>
          <table:table-cell table:formula="of:=IF([.L72]&lt;&gt;[.G72];&quot;*&quot;;&quot;&quot;)">
            <text:p/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and-4-200-200-10-2.dssp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60946" calcext:value-type="float">
            <text:p>0,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  <table:table-cell table:formula="of:=[VNS.E73]" office:value-type="float" office:value="0" calcext:value-type="float">
            <text:p>0</text:p>
          </table:table-cell>
          <table:table-cell table:formula="of:=IF([.L73]&lt;&gt;[.G73];&quot;*&quot;;&quot;&quot;)">
            <text:p/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and-4-200-200-15-1.dssp</text:p>
          </table:table-cell>
          <table:table-cell office:value-type="float" office:value="41895" calcext:value-type="float">
            <text:p>4189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222489" calcext:value-type="float">
            <text:p>0,22</text:p>
          </table:table-cell>
          <table:table-cell office:value-type="float" office:value="39.20748" calcext:value-type="float">
            <text:p>39,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  <table:table-cell table:formula="of:=[VNS.E74]" office:value-type="float" office:value="0.222489" calcext:value-type="float">
            <text:p>0,22</text:p>
          </table:table-cell>
          <table:table-cell table:formula="of:=IF([.L74]&lt;&gt;[.G74];&quot;*&quot;;&quot;&quot;)">
            <text:p/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and-4-200-200-15-2.dssp</text:p>
          </table:table-cell>
          <table:table-cell office:value-type="float" office:value="4669" calcext:value-type="float">
            <text:p>466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0" calcext:value-type="float">
            <text:p>0</text:p>
          </table:table-cell>
          <table:table-cell office:value-type="float" office:value="4.354521" calcext:value-type="float">
            <text:p>4,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  <table:table-cell table:formula="of:=[VNS.E75]" office:value-type="float" office:value="-0" calcext:value-type="float">
            <text:p>0</text:p>
          </table:table-cell>
          <table:table-cell table:formula="of:=IF([.L75]&lt;&gt;[.G75];&quot;*&quot;;&quot;&quot;)">
            <text:p/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rand-4-200-200-20-1.dssp</text:p>
          </table:table-cell>
          <table:table-cell office:value-type="float" office:value="214723" calcext:value-type="float">
            <text:p>21472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-0" calcext:value-type="float">
            <text:p>0</text:p>
          </table:table-cell>
          <table:table-cell office:value-type="float" office:value="301.826166" calcext:value-type="float">
            <text:p>301,8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  <table:table-cell table:formula="of:=[VNS.E76]" office:value-type="float" office:value="-0" calcext:value-type="float">
            <text:p>0</text:p>
          </table:table-cell>
          <table:table-cell table:formula="of:=IF([.L76]&lt;&gt;[.G76];&quot;*&quot;;&quot;&quot;)">
            <text:p/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rand-4-200-200-20-2.dssp</text:p>
          </table:table-cell>
          <table:table-cell office:value-type="float" office:value="11857" calcext:value-type="float">
            <text:p>1185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.067749" calcext:value-type="float">
            <text:p>14,0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  <table:table-cell table:formula="of:=[VNS.E77]" office:value-type="float" office:value="0" calcext:value-type="float">
            <text:p>0</text:p>
          </table:table-cell>
          <table:table-cell table:formula="of:=IF([.L77]&lt;&gt;[.G77];&quot;*&quot;;&quot;&quot;)">
            <text:p/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and-4-200-200-25-1.dssp</text:p>
          </table:table-cell>
          <table:table-cell office:value-type="float" office:value="771161" calcext:value-type="float">
            <text:p>77116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01.449866" calcext:value-type="float">
            <text:p>1801,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</text:p>
          </table:table-cell>
          <table:table-cell/>
          <table:table-cell table:formula="of:=[VNS.E78]" office:value-type="float" office:value="0" calcext:value-type="float">
            <text:p>0</text:p>
          </table:table-cell>
          <table:table-cell table:formula="of:=IF([.L78]&lt;&gt;[.G78];&quot;*&quot;;&quot;&quot;)">
            <text:p/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and-4-200-200-25-2.dssp</text:p>
          </table:table-cell>
          <table:table-cell office:value-type="float" office:value="26553" calcext:value-type="float">
            <text:p>2655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1.531614" calcext:value-type="float">
            <text:p>41,5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  <table:table-cell table:formula="of:=[VNS.E79]" office:value-type="float" office:value="0" calcext:value-type="float">
            <text:p>0</text:p>
          </table:table-cell>
          <table:table-cell table:formula="of:=IF([.L79]&lt;&gt;[.G79];&quot;*&quot;;&quot;&quot;)">
            <text:p/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and-4-200-200-5-1.dssp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68096" calcext:value-type="float">
            <text:p>0,0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  <table:table-cell table:formula="of:=[VNS.E80]" office:value-type="float" office:value="1" calcext:value-type="float">
            <text:p>1</text:p>
          </table:table-cell>
          <table:table-cell table:formula="of:=IF([.L80]&lt;&gt;[.G80];&quot;*&quot;;&quot;&quot;)">
            <text:p/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and-4-200-200-5-2.dssp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45619" calcext:value-type="float">
            <text:p>0,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  <table:table-cell table:formula="of:=[VNS.E81]" office:value-type="float" office:value="0" calcext:value-type="float">
            <text:p>0</text:p>
          </table:table-cell>
          <table:table-cell table:formula="of:=IF([.L81]&lt;&gt;[.G81];&quot;*&quot;;&quot;&quot;)">
            <text:p/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rand-4-250-250-10-1.dssp</text:p>
          </table:table-cell>
          <table:table-cell office:value-type="float" office:value="379" calcext:value-type="float">
            <text:p>37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680132" calcext:value-type="float">
            <text:p>0,6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  <table:table-cell table:formula="of:=[VNS.E82]" office:value-type="float" office:value="1" calcext:value-type="float">
            <text:p>1</text:p>
          </table:table-cell>
          <table:table-cell table:formula="of:=IF([.L82]&lt;&gt;[.G82];&quot;*&quot;;&quot;&quot;)">
            <text:p/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rand-4-250-250-10-2.dssp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0" calcext:value-type="float">
            <text:p>0</text:p>
          </table:table-cell>
          <table:table-cell office:value-type="float" office:value="0.41052" calcext:value-type="float">
            <text:p>0,4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  <table:table-cell table:formula="of:=[VNS.E83]" office:value-type="float" office:value="-0" calcext:value-type="float">
            <text:p>0</text:p>
          </table:table-cell>
          <table:table-cell table:formula="of:=IF([.L83]&lt;&gt;[.G83];&quot;*&quot;;&quot;&quot;)">
            <text:p/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rand-4-250-250-15-1.dssp</text:p>
          </table:table-cell>
          <table:table-cell office:value-type="float" office:value="23736" calcext:value-type="float">
            <text:p>2373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222493" calcext:value-type="float">
            <text:p>0,22</text:p>
          </table:table-cell>
          <table:table-cell office:value-type="float" office:value="32.887535" calcext:value-type="float">
            <text:p>32,8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  <table:table-cell table:formula="of:=[VNS.E84]" office:value-type="float" office:value="0.222493" calcext:value-type="float">
            <text:p>0,22</text:p>
          </table:table-cell>
          <table:table-cell table:formula="of:=IF([.L84]&lt;&gt;[.G84];&quot;*&quot;;&quot;&quot;)">
            <text:p/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rand-4-250-250-15-2.dssp</text:p>
          </table:table-cell>
          <table:table-cell office:value-type="float" office:value="3277" calcext:value-type="float">
            <text:p>327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0" calcext:value-type="float">
            <text:p>0</text:p>
          </table:table-cell>
          <table:table-cell office:value-type="float" office:value="4.320435" calcext:value-type="float">
            <text:p>4,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  <table:table-cell table:formula="of:=[VNS.E85]" office:value-type="float" office:value="-0" calcext:value-type="float">
            <text:p>0</text:p>
          </table:table-cell>
          <table:table-cell table:formula="of:=IF([.L85]&lt;&gt;[.G85];&quot;*&quot;;&quot;&quot;)">
            <text:p/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rand-4-250-250-20-1.dssp</text:p>
          </table:table-cell>
          <table:table-cell office:value-type="float" office:value="97488" calcext:value-type="float">
            <text:p>9748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-0" calcext:value-type="float">
            <text:p>0</text:p>
          </table:table-cell>
          <table:table-cell office:value-type="float" office:value="183.921211" calcext:value-type="float">
            <text:p>183,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  <table:table-cell table:formula="of:=[VNS.E86]" office:value-type="float" office:value="-0" calcext:value-type="float">
            <text:p>0</text:p>
          </table:table-cell>
          <table:table-cell table:formula="of:=IF([.L86]&lt;&gt;[.G86];&quot;*&quot;;&quot;&quot;)">
            <text:p/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rand-4-250-250-20-2.dssp</text:p>
          </table:table-cell>
          <table:table-cell office:value-type="float" office:value="28516" calcext:value-type="float">
            <text:p>285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0" calcext:value-type="float">
            <text:p>0</text:p>
          </table:table-cell>
          <table:table-cell office:value-type="float" office:value="29.981765" calcext:value-type="float">
            <text:p>29,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  <table:table-cell table:formula="of:=[VNS.E87]" office:value-type="float" office:value="-0" calcext:value-type="float">
            <text:p>0</text:p>
          </table:table-cell>
          <table:table-cell table:formula="of:=IF([.L87]&lt;&gt;[.G87];&quot;*&quot;;&quot;&quot;)">
            <text:p/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rand-4-250-250-25-1.dssp</text:p>
          </table:table-cell>
          <table:table-cell office:value-type="float" office:value="977329" calcext:value-type="float">
            <text:p>97732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02.053527" calcext:value-type="float">
            <text:p>1802,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</text:p>
          </table:table-cell>
          <table:table-cell/>
          <table:table-cell table:formula="of:=[VNS.E88]" office:value-type="float" office:value="0" calcext:value-type="float">
            <text:p>0</text:p>
          </table:table-cell>
          <table:table-cell table:formula="of:=IF([.L88]&lt;&gt;[.G88];&quot;*&quot;;&quot;&quot;)">
            <text:p/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rand-4-250-250-25-2.dssp</text:p>
          </table:table-cell>
          <table:table-cell office:value-type="float" office:value="21446" calcext:value-type="float">
            <text:p>2144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7.26938" calcext:value-type="float">
            <text:p>37,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  <table:table-cell table:formula="of:=[VNS.E89]" office:value-type="float" office:value="0" calcext:value-type="float">
            <text:p>0</text:p>
          </table:table-cell>
          <table:table-cell table:formula="of:=IF([.L89]&lt;&gt;[.G89];&quot;*&quot;;&quot;&quot;)">
            <text:p/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rand-4-250-250-5-1.dssp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82328" calcext:value-type="float">
            <text:p>0,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  <table:table-cell table:formula="of:=[VNS.E90]" office:value-type="float" office:value="1" calcext:value-type="float">
            <text:p>1</text:p>
          </table:table-cell>
          <table:table-cell table:formula="of:=IF([.L90]&lt;&gt;[.G90];&quot;*&quot;;&quot;&quot;)">
            <text:p/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rand-4-250-250-5-2.dssp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66779" calcext:value-type="float">
            <text:p>0,0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  <table:table-cell table:formula="of:=[VNS.E91]" office:value-type="float" office:value="0" calcext:value-type="float">
            <text:p>0</text:p>
          </table:table-cell>
          <table:table-cell table:formula="of:=IF([.L91]&lt;&gt;[.G91];&quot;*&quot;;&quot;&quot;)">
            <text:p/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and-4-50-50-10-1.dssp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28562" calcext:value-type="float">
            <text:p>0,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  <table:table-cell table:formula="of:=[VNS.E92]" office:value-type="float" office:value="1" calcext:value-type="float">
            <text:p>1</text:p>
          </table:table-cell>
          <table:table-cell table:formula="of:=IF([.L92]&lt;&gt;[.G92];&quot;*&quot;;&quot;&quot;)">
            <text:p/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and-4-50-50-10-2.dssp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81209" calcext:value-type="float">
            <text:p>0,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  <table:table-cell table:formula="of:=[VNS.E93]" office:value-type="float" office:value="0" calcext:value-type="float">
            <text:p>0</text:p>
          </table:table-cell>
          <table:table-cell table:formula="of:=IF([.L93]&lt;&gt;[.G93];&quot;*&quot;;&quot;&quot;)">
            <text:p/>
          </table:table-cell>
        </table:table-row>
        <table:table-row table:style-name="ro1"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rand-4-50-50-15-1.dssp</text:p>
          </table:table-cell>
          <table:table-cell office:value-type="float" office:value="274" calcext:value-type="float">
            <text:p>27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0.071384" calcext:value-type="float">
            <text:p>-0,07</text:p>
          </table:table-cell>
          <table:table-cell office:value-type="float" office:value="0.271224" calcext:value-type="float">
            <text:p>0,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  <table:table-cell table:formula="of:=[VNS.E94]" office:value-type="float" office:value="-0.071384" calcext:value-type="float">
            <text:p>-0,07</text:p>
          </table:table-cell>
          <table:table-cell table:formula="of:=IF([.L94]&lt;&gt;[.G94];&quot;*&quot;;&quot;&quot;)">
            <text:p/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and-4-50-50-15-2.dssp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0.073217" calcext:value-type="float">
            <text:p>-0,07</text:p>
          </table:table-cell>
          <table:table-cell office:value-type="float" office:value="0.234312" calcext:value-type="float">
            <text:p>0,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  <table:table-cell table:formula="of:=[VNS.E95]" office:value-type="float" office:value="-0.073217" calcext:value-type="float">
            <text:p>-0,07</text:p>
          </table:table-cell>
          <table:table-cell table:formula="of:=IF([.L95]&lt;&gt;[.G95];&quot;*&quot;;&quot;&quot;)">
            <text:p/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and-4-50-50-20-1.dssp</text:p>
          </table:table-cell>
          <table:table-cell office:value-type="float" office:value="1964" calcext:value-type="float">
            <text:p>19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0.172857" calcext:value-type="float">
            <text:p>-0,17</text:p>
          </table:table-cell>
          <table:table-cell office:value-type="float" office:value="1.20443" calcext:value-type="float">
            <text:p>1,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  <table:table-cell table:formula="of:=[VNS.E96]" office:value-type="float" office:value="-0.172857" calcext:value-type="float">
            <text:p>-0,17</text:p>
          </table:table-cell>
          <table:table-cell table:formula="of:=IF([.L96]&lt;&gt;[.G96];&quot;*&quot;;&quot;&quot;)">
            <text:p/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and-4-50-50-20-2.dssp</text:p>
          </table:table-cell>
          <table:table-cell office:value-type="float" office:value="994" calcext:value-type="float">
            <text:p>99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0.13925" calcext:value-type="float">
            <text:p>-0,14</text:p>
          </table:table-cell>
          <table:table-cell office:value-type="float" office:value="0.658655" calcext:value-type="float">
            <text:p>0,6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  <table:table-cell table:formula="of:=[VNS.E97]" office:value-type="float" office:value="-0.13925" calcext:value-type="float">
            <text:p>-0,14</text:p>
          </table:table-cell>
          <table:table-cell table:formula="of:=IF([.L97]&lt;&gt;[.G97];&quot;*&quot;;&quot;&quot;)">
            <text:p/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and-4-50-50-25-1.dssp</text:p>
          </table:table-cell>
          <table:table-cell office:value-type="float" office:value="18136" calcext:value-type="float">
            <text:p>1813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0.507492" calcext:value-type="float">
            <text:p>-0,51</text:p>
          </table:table-cell>
          <table:table-cell office:value-type="float" office:value="15.63731" calcext:value-type="float">
            <text:p>15,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  <table:table-cell table:formula="of:=[VNS.E98]" office:value-type="float" office:value="-0.507492" calcext:value-type="float">
            <text:p>-0,51</text:p>
          </table:table-cell>
          <table:table-cell table:formula="of:=IF([.L98]&lt;&gt;[.G98];&quot;*&quot;;&quot;&quot;)">
            <text:p/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and-4-50-50-25-2.dssp</text:p>
          </table:table-cell>
          <table:table-cell office:value-type="float" office:value="8828" calcext:value-type="float">
            <text:p>88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0.464686" calcext:value-type="float">
            <text:p>-0,46</text:p>
          </table:table-cell>
          <table:table-cell office:value-type="float" office:value="3.699212" calcext:value-type="float">
            <text:p>3,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  <table:table-cell table:formula="of:=[VNS.E99]" office:value-type="float" office:value="-0.464686" calcext:value-type="float">
            <text:p>-0,46</text:p>
          </table:table-cell>
          <table:table-cell table:formula="of:=IF([.L99]&lt;&gt;[.G99];&quot;*&quot;;&quot;&quot;)">
            <text:p/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and-4-50-50-5-1.dssp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7159" calcext:value-type="float">
            <text:p>0,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  <table:table-cell table:formula="of:=[VNS.E100]" office:value-type="float" office:value="1" calcext:value-type="float">
            <text:p>1</text:p>
          </table:table-cell>
          <table:table-cell table:formula="of:=IF([.L100]&lt;&gt;[.G100];&quot;*&quot;;&quot;&quot;)">
            <text:p/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and-4-50-50-5-2.dssp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21693" calcext:value-type="float">
            <text:p>0,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  <table:table-cell table:formula="of:=[VNS.E101]" office:value-type="float" office:value="0" calcext:value-type="float">
            <text:p>0</text:p>
          </table:table-cell>
          <table:table-cell table:formula="of:=IF([.L101]&lt;&gt;[.G101];&quot;*&quot;;&quot;&quot;)">
            <text:p/>
          </table:table-cell>
        </table:table-row>
      </table:table>
      <table:table table:name="Roo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frac</text:p>
          </table:table-cell>
          <table:table-cell office:value-type="string" calcext:value-type="string">
            <text:p>inteiras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tus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rand-20-100-100-10-1.dssp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00009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rand-20-100-100-1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9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and-20-100-100-15-1.dssp</text:p>
          </table:table-cell>
          <table:table-cell office:value-type="float" office:value="1" calcext:value-type="float">
            <text:p>1</text:p>
          </table:table-cell>
          <table:table-cell office:value-type="float" office:value="-0.19898" calcext:value-type="float">
            <text:p>-0,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19898" calcext:value-type="float">
            <text:p>-0,2</text:p>
          </table:table-cell>
          <table:table-cell office:value-type="float" office:value="0.00001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rand-20-100-100-15-2.dssp</text:p>
          </table:table-cell>
          <table:table-cell office:value-type="float" office:value="1" calcext:value-type="float">
            <text:p>1</text:p>
          </table:table-cell>
          <table:table-cell office:value-type="float" office:value="-0.170316" calcext:value-type="float">
            <text:p>-0,1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170316" calcext:value-type="float">
            <text:p>-0,17</text:p>
          </table:table-cell>
          <table:table-cell office:value-type="float" office:value="0.00001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rand-20-100-100-20-1.dssp</text:p>
          </table:table-cell>
          <table:table-cell office:value-type="float" office:value="1" calcext:value-type="float">
            <text:p>1</text:p>
          </table:table-cell>
          <table:table-cell office:value-type="float" office:value="-0.402788" calcext:value-type="float">
            <text:p>-0,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402788" calcext:value-type="float">
            <text:p>-0,4</text:p>
          </table:table-cell>
          <table:table-cell office:value-type="float" office:value="0.000017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rand-20-100-100-20-2.dssp</text:p>
          </table:table-cell>
          <table:table-cell office:value-type="float" office:value="1" calcext:value-type="float">
            <text:p>1</text:p>
          </table:table-cell>
          <table:table-cell office:value-type="float" office:value="-0.313219" calcext:value-type="float">
            <text:p>-0,3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313219" calcext:value-type="float">
            <text:p>-0,31</text:p>
          </table:table-cell>
          <table:table-cell office:value-type="float" office:value="0.000016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rand-20-100-100-25-1.dssp</text:p>
          </table:table-cell>
          <table:table-cell office:value-type="float" office:value="1" calcext:value-type="float">
            <text:p>1</text:p>
          </table:table-cell>
          <table:table-cell office:value-type="float" office:value="-0.533065" calcext:value-type="float">
            <text:p>-0,5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533065" calcext:value-type="float">
            <text:p>-0,53</text:p>
          </table:table-cell>
          <table:table-cell office:value-type="float" office:value="0.00002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rand-20-100-100-25-2.dssp</text:p>
          </table:table-cell>
          <table:table-cell office:value-type="float" office:value="1" calcext:value-type="float">
            <text:p>1</text:p>
          </table:table-cell>
          <table:table-cell office:value-type="float" office:value="-0.470083" calcext:value-type="float">
            <text:p>-0,4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470083" calcext:value-type="float">
            <text:p>-0,47</text:p>
          </table:table-cell>
          <table:table-cell office:value-type="float" office:value="0.00002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and-20-100-100-5-1.dssp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00005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rand-20-100-100-5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5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rand-20-150-150-10-1.dssp</text:p>
          </table:table-cell>
          <table:table-cell office:value-type="float" office:value="1" calcext:value-type="float">
            <text:p>1</text:p>
          </table:table-cell>
          <table:table-cell office:value-type="float" office:value="0.103121" calcext:value-type="float">
            <text:p>0,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.103121" calcext:value-type="float">
            <text:p>0,1</text:p>
          </table:table-cell>
          <table:table-cell office:value-type="float" office:value="0.000017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rand-20-150-150-10-2.dssp</text:p>
          </table:table-cell>
          <table:table-cell office:value-type="float" office:value="1" calcext:value-type="float">
            <text:p>1</text:p>
          </table:table-cell>
          <table:table-cell office:value-type="float" office:value="0.090873" calcext:value-type="float">
            <text:p>0,0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.090873" calcext:value-type="float">
            <text:p>0,09</text:p>
          </table:table-cell>
          <table:table-cell office:value-type="float" office:value="0.00001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rand-20-150-150-15-1.dssp</text:p>
          </table:table-cell>
          <table:table-cell office:value-type="float" office:value="1" calcext:value-type="float">
            <text:p>1</text:p>
          </table:table-cell>
          <table:table-cell office:value-type="float" office:value="-0.06515" calcext:value-type="float">
            <text:p>-0,0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06515" calcext:value-type="float">
            <text:p>-0,07</text:p>
          </table:table-cell>
          <table:table-cell office:value-type="float" office:value="0.00002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rand-20-150-150-15-2.dssp</text:p>
          </table:table-cell>
          <table:table-cell office:value-type="float" office:value="1" calcext:value-type="float">
            <text:p>1</text:p>
          </table:table-cell>
          <table:table-cell office:value-type="float" office:value="-0.076322" calcext:value-type="float">
            <text:p>-0,0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076322" calcext:value-type="float">
            <text:p>-0,08</text:p>
          </table:table-cell>
          <table:table-cell office:value-type="float" office:value="0.00002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rand-20-150-150-20-1.dssp</text:p>
          </table:table-cell>
          <table:table-cell office:value-type="float" office:value="1" calcext:value-type="float">
            <text:p>1</text:p>
          </table:table-cell>
          <table:table-cell office:value-type="float" office:value="-0.209364" calcext:value-type="float">
            <text:p>-0,2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209364" calcext:value-type="float">
            <text:p>-0,21</text:p>
          </table:table-cell>
          <table:table-cell office:value-type="float" office:value="0.000027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rand-20-150-150-20-2.dssp</text:p>
          </table:table-cell>
          <table:table-cell office:value-type="float" office:value="1" calcext:value-type="float">
            <text:p>1</text:p>
          </table:table-cell>
          <table:table-cell office:value-type="float" office:value="-0.177698" calcext:value-type="float">
            <text:p>-0,1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177698" calcext:value-type="float">
            <text:p>-0,18</text:p>
          </table:table-cell>
          <table:table-cell office:value-type="float" office:value="0.000029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rand-20-150-150-25-1.dssp</text:p>
          </table:table-cell>
          <table:table-cell office:value-type="float" office:value="1" calcext:value-type="float">
            <text:p>1</text:p>
          </table:table-cell>
          <table:table-cell office:value-type="float" office:value="-0.333697" calcext:value-type="float">
            <text:p>-0,3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333697" calcext:value-type="float">
            <text:p>-0,33</text:p>
          </table:table-cell>
          <table:table-cell office:value-type="float" office:value="0.000034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rand-20-150-150-25-2.dssp</text:p>
          </table:table-cell>
          <table:table-cell office:value-type="float" office:value="1" calcext:value-type="float">
            <text:p>1</text:p>
          </table:table-cell>
          <table:table-cell office:value-type="float" office:value="-0.256713" calcext:value-type="float">
            <text:p>-0,2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256713" calcext:value-type="float">
            <text:p>-0,26</text:p>
          </table:table-cell>
          <table:table-cell office:value-type="float" office:value="0.000032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rand-20-150-150-5-1.dssp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00008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rand-20-150-150-5-2.dssp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00009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and-20-200-200-10-1.dssp</text:p>
          </table:table-cell>
          <table:table-cell office:value-type="float" office:value="1" calcext:value-type="float">
            <text:p>1</text:p>
          </table:table-cell>
          <table:table-cell office:value-type="float" office:value="0.21141" calcext:value-type="float">
            <text:p>0,2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.21141" calcext:value-type="float">
            <text:p>0,21</text:p>
          </table:table-cell>
          <table:table-cell office:value-type="float" office:value="0.000023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rand-20-200-200-10-2.dssp</text:p>
          </table:table-cell>
          <table:table-cell office:value-type="float" office:value="1" calcext:value-type="float">
            <text:p>1</text:p>
          </table:table-cell>
          <table:table-cell office:value-type="float" office:value="0.083486" calcext:value-type="float">
            <text:p>0,0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.083486" calcext:value-type="float">
            <text:p>0,08</text:p>
          </table:table-cell>
          <table:table-cell office:value-type="float" office:value="0.000023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rand-20-200-200-15-1.dssp</text:p>
          </table:table-cell>
          <table:table-cell office:value-type="float" office:value="1" calcext:value-type="float">
            <text:p>1</text:p>
          </table:table-cell>
          <table:table-cell office:value-type="float" office:value="-0.014199" calcext:value-type="float">
            <text:p>-0,0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014199" calcext:value-type="float">
            <text:p>-0,01</text:p>
          </table:table-cell>
          <table:table-cell office:value-type="float" office:value="0.00003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-20-200-200-15-2.dssp</text:p>
          </table:table-cell>
          <table:table-cell office:value-type="float" office:value="1" calcext:value-type="float">
            <text:p>1</text:p>
          </table:table-cell>
          <table:table-cell office:value-type="float" office:value="-0.016057" calcext:value-type="float">
            <text:p>-0,0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016057" calcext:value-type="float">
            <text:p>-0,02</text:p>
          </table:table-cell>
          <table:table-cell office:value-type="float" office:value="0.000033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rand-20-200-200-20-1.dssp</text:p>
          </table:table-cell>
          <table:table-cell office:value-type="float" office:value="1" calcext:value-type="float">
            <text:p>1</text:p>
          </table:table-cell>
          <table:table-cell office:value-type="float" office:value="-0.129817" calcext:value-type="float">
            <text:p>-0,1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129817" calcext:value-type="float">
            <text:p>-0,13</text:p>
          </table:table-cell>
          <table:table-cell office:value-type="float" office:value="0.000038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rand-20-200-200-20-2.dssp</text:p>
          </table:table-cell>
          <table:table-cell office:value-type="float" office:value="1" calcext:value-type="float">
            <text:p>1</text:p>
          </table:table-cell>
          <table:table-cell office:value-type="float" office:value="-0.114114" calcext:value-type="float">
            <text:p>-0,1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114114" calcext:value-type="float">
            <text:p>-0,11</text:p>
          </table:table-cell>
          <table:table-cell office:value-type="float" office:value="0.00004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rand-20-200-200-25-1.dssp</text:p>
          </table:table-cell>
          <table:table-cell office:value-type="float" office:value="1" calcext:value-type="float">
            <text:p>1</text:p>
          </table:table-cell>
          <table:table-cell office:value-type="float" office:value="-0.220752" calcext:value-type="float">
            <text:p>-0,2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220752" calcext:value-type="float">
            <text:p>-0,22</text:p>
          </table:table-cell>
          <table:table-cell office:value-type="float" office:value="0.00004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rand-20-200-200-25-2.dssp</text:p>
          </table:table-cell>
          <table:table-cell office:value-type="float" office:value="1" calcext:value-type="float">
            <text:p>1</text:p>
          </table:table-cell>
          <table:table-cell office:value-type="float" office:value="-0.175538" calcext:value-type="float">
            <text:p>-0,1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175538" calcext:value-type="float">
            <text:p>-0,18</text:p>
          </table:table-cell>
          <table:table-cell office:value-type="float" office:value="0.00004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and-20-200-200-5-1.dssp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00013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rand-20-200-200-5-2.dssp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00014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rand-20-250-250-10-1.dssp</text:p>
          </table:table-cell>
          <table:table-cell office:value-type="float" office:value="1" calcext:value-type="float">
            <text:p>1</text:p>
          </table:table-cell>
          <table:table-cell office:value-type="float" office:value="0.236621" calcext:value-type="float">
            <text:p>0,2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.236621" calcext:value-type="float">
            <text:p>0,24</text:p>
          </table:table-cell>
          <table:table-cell office:value-type="float" office:value="0.00003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rand-20-250-250-10-2.dssp</text:p>
          </table:table-cell>
          <table:table-cell office:value-type="float" office:value="1" calcext:value-type="float">
            <text:p>1</text:p>
          </table:table-cell>
          <table:table-cell office:value-type="float" office:value="0.109244" calcext:value-type="float">
            <text:p>0,1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.109244" calcext:value-type="float">
            <text:p>0,11</text:p>
          </table:table-cell>
          <table:table-cell office:value-type="float" office:value="0.000034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rand-20-250-250-15-1.dssp</text:p>
          </table:table-cell>
          <table:table-cell office:value-type="float" office:value="1" calcext:value-type="float">
            <text:p>1</text:p>
          </table:table-cell>
          <table:table-cell office:value-type="float" office:value="0.037665" calcext:value-type="float">
            <text:p>0,0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.037665" calcext:value-type="float">
            <text:p>0,04</text:p>
          </table:table-cell>
          <table:table-cell office:value-type="float" office:value="0.000043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rand-20-250-250-15-2.dssp</text:p>
          </table:table-cell>
          <table:table-cell office:value-type="float" office:value="1" calcext:value-type="float">
            <text:p>1</text:p>
          </table:table-cell>
          <table:table-cell office:value-type="float" office:value="0.007588" calcext:value-type="float">
            <text:p>0,0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.007588" calcext:value-type="float">
            <text:p>0,01</text:p>
          </table:table-cell>
          <table:table-cell office:value-type="float" office:value="0.00004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rand-20-250-250-20-1.dssp</text:p>
          </table:table-cell>
          <table:table-cell office:value-type="float" office:value="1" calcext:value-type="float">
            <text:p>1</text:p>
          </table:table-cell>
          <table:table-cell office:value-type="float" office:value="-0.088963" calcext:value-type="float">
            <text:p>-0,0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088963" calcext:value-type="float">
            <text:p>-0,09</text:p>
          </table:table-cell>
          <table:table-cell office:value-type="float" office:value="0.00005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rand-20-250-250-20-2.dssp</text:p>
          </table:table-cell>
          <table:table-cell office:value-type="float" office:value="1" calcext:value-type="float">
            <text:p>1</text:p>
          </table:table-cell>
          <table:table-cell office:value-type="float" office:value="-0.052691" calcext:value-type="float">
            <text:p>-0,0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052691" calcext:value-type="float">
            <text:p>-0,05</text:p>
          </table:table-cell>
          <table:table-cell office:value-type="float" office:value="0.000052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rand-20-250-250-25-1.dssp</text:p>
          </table:table-cell>
          <table:table-cell office:value-type="float" office:value="1" calcext:value-type="float">
            <text:p>1</text:p>
          </table:table-cell>
          <table:table-cell office:value-type="float" office:value="-0.157865" calcext:value-type="float">
            <text:p>-0,1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157865" calcext:value-type="float">
            <text:p>-0,16</text:p>
          </table:table-cell>
          <table:table-cell office:value-type="float" office:value="0.000056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rand-20-250-250-25-2.dssp</text:p>
          </table:table-cell>
          <table:table-cell office:value-type="float" office:value="1" calcext:value-type="float">
            <text:p>1</text:p>
          </table:table-cell>
          <table:table-cell office:value-type="float" office:value="-0.10759" calcext:value-type="float">
            <text:p>-0,1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10759" calcext:value-type="float">
            <text:p>-0,11</text:p>
          </table:table-cell>
          <table:table-cell office:value-type="float" office:value="0.000057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rand-20-250-250-5-1.dssp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00021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rand-20-250-250-5-2.dssp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00017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rand-20-50-50-1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5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rand-20-50-50-1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000006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rand-20-50-50-15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000007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rand-20-50-50-15-2.dssp</text:p>
          </table:table-cell>
          <table:table-cell office:value-type="float" office:value="1" calcext:value-type="float">
            <text:p>1</text:p>
          </table:table-cell>
          <table:table-cell office:value-type="float" office:value="-0.473673" calcext:value-type="float">
            <text:p>-0,4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473673" calcext:value-type="float">
            <text:p>-0,47</text:p>
          </table:table-cell>
          <table:table-cell office:value-type="float" office:value="0.000006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rand-20-50-50-2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1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and-20-50-50-20-2.dssp</text:p>
          </table:table-cell>
          <table:table-cell office:value-type="float" office:value="1" calcext:value-type="float">
            <text:p>1</text:p>
          </table:table-cell>
          <table:table-cell office:value-type="float" office:value="-0.725299" calcext:value-type="float">
            <text:p>-0,7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725299" calcext:value-type="float">
            <text:p>-0,73</text:p>
          </table:table-cell>
          <table:table-cell office:value-type="float" office:value="0.000009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rand-20-50-50-25-1.dssp</text:p>
          </table:table-cell>
          <table:table-cell office:value-type="float" office:value="1" calcext:value-type="float">
            <text:p>1</text:p>
          </table:table-cell>
          <table:table-cell office:value-type="float" office:value="-1.137945" calcext:value-type="float">
            <text:p>-1,1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137945" calcext:value-type="float">
            <text:p>-1,14</text:p>
          </table:table-cell>
          <table:table-cell office:value-type="float" office:value="0.00001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rand-20-50-50-25-2.dssp</text:p>
          </table:table-cell>
          <table:table-cell office:value-type="float" office:value="1" calcext:value-type="float">
            <text:p>1</text:p>
          </table:table-cell>
          <table:table-cell office:value-type="float" office:value="-1.011277" calcext:value-type="float">
            <text:p>-1,0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011277" calcext:value-type="float">
            <text:p>-1,01</text:p>
          </table:table-cell>
          <table:table-cell office:value-type="float" office:value="0.000012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and-20-50-50-5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3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and-20-50-50-5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000004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-4-100-100-10-1.dss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1" calcext:value-type="float">
            <text:p>1</text:p>
          </table:table-cell>
          <table:table-cell office:value-type="float" office:value="0.000007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-4-100-100-10-2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0.000008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-4-100-100-15-1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0.0000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-4-100-100-15-2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0.0000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and-4-100-100-20-1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0.000013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and-4-100-100-20-2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0.000013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-4-100-100-25-1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0.00001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-4-100-100-25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0.000016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-4-100-100-5-1.dss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1" calcext:value-type="float">
            <text:p>1</text:p>
          </table:table-cell>
          <table:table-cell office:value-type="float" office:value="0.000004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-4-100-100-5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0.00000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and-4-150-150-10-1.dss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1" calcext:value-type="float">
            <text:p>1</text:p>
          </table:table-cell>
          <table:table-cell office:value-type="float" office:value="0.000012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and-4-150-150-10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0.000013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and-4-150-150-15-1.dssp</text:p>
          </table:table-cell>
          <table:table-cell office:value-type="float" office:value="1" calcext:value-type="float">
            <text:p>1</text:p>
          </table:table-cell>
          <table:table-cell office:value-type="float" office:value="0.189804" calcext:value-type="float">
            <text:p>0,1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.189804" calcext:value-type="float">
            <text:p>0,19</text:p>
          </table:table-cell>
          <table:table-cell office:value-type="float" office:value="0.000017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and-4-150-150-15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0.000018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rand-4-150-150-20-1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0.000022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rand-4-150-150-20-2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0.000023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and-4-150-150-25-1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0.00002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and-4-150-150-25-2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0.000027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and-4-150-150-5-1.dss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1" calcext:value-type="float">
            <text:p>1</text:p>
          </table:table-cell>
          <table:table-cell office:value-type="float" office:value="0.000007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and-4-150-150-5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0.000007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and-4-200-200-10-1.dss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1" calcext:value-type="float">
            <text:p>1</text:p>
          </table:table-cell>
          <table:table-cell office:value-type="float" office:value="0.000017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and-4-200-200-10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0.000018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and-4-200-200-15-1.dssp</text:p>
          </table:table-cell>
          <table:table-cell office:value-type="float" office:value="1" calcext:value-type="float">
            <text:p>1</text:p>
          </table:table-cell>
          <table:table-cell office:value-type="float" office:value="0.222489" calcext:value-type="float">
            <text:p>0,2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.222489" calcext:value-type="float">
            <text:p>0,22</text:p>
          </table:table-cell>
          <table:table-cell office:value-type="float" office:value="0.000027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and-4-200-200-15-2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0.00002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rand-4-200-200-20-1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0.000032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rand-4-200-200-20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0.000038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and-4-200-200-25-1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0.000048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and-4-200-200-25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0.000039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and-4-200-200-5-1.dss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1" calcext:value-type="float">
            <text:p>1</text:p>
          </table:table-cell>
          <table:table-cell office:value-type="float" office:value="0.000009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and-4-200-200-5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0.00001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rand-4-250-250-10-1.dss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1" calcext:value-type="float">
            <text:p>1</text:p>
          </table:table-cell>
          <table:table-cell office:value-type="float" office:value="0.00002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rand-4-250-250-10-2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0.000024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rand-4-250-250-15-1.dssp</text:p>
          </table:table-cell>
          <table:table-cell office:value-type="float" office:value="1" calcext:value-type="float">
            <text:p>1</text:p>
          </table:table-cell>
          <table:table-cell office:value-type="float" office:value="0.222493" calcext:value-type="float">
            <text:p>0,2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.222493" calcext:value-type="float">
            <text:p>0,22</text:p>
          </table:table-cell>
          <table:table-cell office:value-type="float" office:value="0.000037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rand-4-250-250-15-2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0.000034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rand-4-250-250-20-1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0.00005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rand-4-250-250-20-2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0.000044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rand-4-250-250-25-1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0.000053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rand-4-250-250-25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0.000062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rand-4-250-250-5-1.dss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1" calcext:value-type="float">
            <text:p>1</text:p>
          </table:table-cell>
          <table:table-cell office:value-type="float" office:value="0.00001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rand-4-250-250-5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0.000014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and-4-50-50-10-1.dss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1" calcext:value-type="float">
            <text:p>1</text:p>
          </table:table-cell>
          <table:table-cell office:value-type="float" office:value="0.000004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and-4-50-50-10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0.000004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rand-4-50-50-15-1.dssp</text:p>
          </table:table-cell>
          <table:table-cell office:value-type="float" office:value="1" calcext:value-type="float">
            <text:p>1</text:p>
          </table:table-cell>
          <table:table-cell office:value-type="float" office:value="-0.071384" calcext:value-type="float">
            <text:p>-0,0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071384" calcext:value-type="float">
            <text:p>-0,07</text:p>
          </table:table-cell>
          <table:table-cell office:value-type="float" office:value="0.00000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and-4-50-50-15-2.dssp</text:p>
          </table:table-cell>
          <table:table-cell office:value-type="float" office:value="1" calcext:value-type="float">
            <text:p>1</text:p>
          </table:table-cell>
          <table:table-cell office:value-type="float" office:value="-0.073217" calcext:value-type="float">
            <text:p>-0,0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073217" calcext:value-type="float">
            <text:p>-0,07</text:p>
          </table:table-cell>
          <table:table-cell office:value-type="float" office:value="0.000006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and-4-50-50-20-1.dssp</text:p>
          </table:table-cell>
          <table:table-cell office:value-type="float" office:value="1" calcext:value-type="float">
            <text:p>1</text:p>
          </table:table-cell>
          <table:table-cell office:value-type="float" office:value="-0.172857" calcext:value-type="float">
            <text:p>-0,1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172857" calcext:value-type="float">
            <text:p>-0,17</text:p>
          </table:table-cell>
          <table:table-cell office:value-type="float" office:value="0.000007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and-4-50-50-20-2.dssp</text:p>
          </table:table-cell>
          <table:table-cell office:value-type="float" office:value="1" calcext:value-type="float">
            <text:p>1</text:p>
          </table:table-cell>
          <table:table-cell office:value-type="float" office:value="-0.13925" calcext:value-type="float">
            <text:p>-0,1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13925" calcext:value-type="float">
            <text:p>-0,14</text:p>
          </table:table-cell>
          <table:table-cell office:value-type="float" office:value="0.000007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and-4-50-50-25-1.dssp</text:p>
          </table:table-cell>
          <table:table-cell office:value-type="float" office:value="1" calcext:value-type="float">
            <text:p>1</text:p>
          </table:table-cell>
          <table:table-cell office:value-type="float" office:value="-0.507492" calcext:value-type="float">
            <text:p>-0,5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507492" calcext:value-type="float">
            <text:p>-0,51</text:p>
          </table:table-cell>
          <table:table-cell office:value-type="float" office:value="0.000007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and-4-50-50-25-2.dssp</text:p>
          </table:table-cell>
          <table:table-cell office:value-type="float" office:value="1" calcext:value-type="float">
            <text:p>1</text:p>
          </table:table-cell>
          <table:table-cell office:value-type="float" office:value="-0.464686" calcext:value-type="float">
            <text:p>-0,4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464686" calcext:value-type="float">
            <text:p>-0,46</text:p>
          </table:table-cell>
          <table:table-cell office:value-type="float" office:value="0.000008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and-4-50-50-5-1.dss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1" calcext:value-type="float">
            <text:p>1</text:p>
          </table:table-cell>
          <table:table-cell office:value-type="float" office:value="0.000003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and-4-50-50-5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RA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8" table:default-cell-style-name="ce1"/>
        <table:table-column table:style-name="co28" table:default-cell-style-name="Default"/>
        <table:table-row table:style-name="ro1">
          <table:table-cell office:value-type="string" calcext:value-type="string">
            <text:p>frac</text:p>
          </table:table-cell>
          <table:table-cell office:value-type="string" calcext:value-type="string">
            <text:p>inteiras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heuristica</text:p>
          </table:table-cell>
          <table:table-cell office:value-type="string" calcext:value-type="string">
            <text:p>valor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rand-20-100-100-10-1.dssp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00009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formula="of:=[VNS.C2]" office:value-type="float" office:value="1" calcext:value-type="float">
            <text:p>1,0</text:p>
          </table:table-cell>
          <table:table-cell table:formula="of:=IF([.E2]-[.K2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rand-20-100-100-1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9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formula="of:=[VNS.C3]" office:value-type="float" office:value="0" calcext:value-type="float">
            <text:p>0,0</text:p>
          </table:table-cell>
          <table:table-cell table:formula="of:=IF([.E3]-[.K3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and-20-100-100-15-1.dssp</text:p>
          </table:table-cell>
          <table:table-cell office:value-type="float" office:value="1" calcext:value-type="float">
            <text:p>1</text:p>
          </table:table-cell>
          <table:table-cell office:value-type="float" office:value="-0.19898" calcext:value-type="float">
            <text:p>-0,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19898" calcext:value-type="float">
            <text:p>-0,2</text:p>
          </table:table-cell>
          <table:table-cell office:value-type="float" office:value="0.00001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table:formula="of:=[VNS.C4]" office:value-type="float" office:value="-0.19898" calcext:value-type="float">
            <text:p>-0,2</text:p>
          </table:table-cell>
          <table:table-cell table:formula="of:=IF([.E4]-[.K4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rand-20-100-100-15-2.dssp</text:p>
          </table:table-cell>
          <table:table-cell office:value-type="float" office:value="1" calcext:value-type="float">
            <text:p>1</text:p>
          </table:table-cell>
          <table:table-cell office:value-type="float" office:value="-0.170316" calcext:value-type="float">
            <text:p>-0,1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170316" calcext:value-type="float">
            <text:p>-0,17</text:p>
          </table:table-cell>
          <table:table-cell office:value-type="float" office:value="0.00001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table:formula="of:=[VNS.C5]" office:value-type="float" office:value="-0.170316" calcext:value-type="float">
            <text:p>-0,2</text:p>
          </table:table-cell>
          <table:table-cell table:formula="of:=IF([.E5]-[.K5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rand-20-100-100-20-1.dssp</text:p>
          </table:table-cell>
          <table:table-cell office:value-type="float" office:value="1" calcext:value-type="float">
            <text:p>1</text:p>
          </table:table-cell>
          <table:table-cell office:value-type="float" office:value="-0.402788" calcext:value-type="float">
            <text:p>-0,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402788" calcext:value-type="float">
            <text:p>-0,4</text:p>
          </table:table-cell>
          <table:table-cell office:value-type="float" office:value="0.000017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table:formula="of:=[VNS.C6]" office:value-type="float" office:value="-0.402788" calcext:value-type="float">
            <text:p>-0,4</text:p>
          </table:table-cell>
          <table:table-cell table:formula="of:=IF([.E6]-[.K6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rand-20-100-100-20-2.dssp</text:p>
          </table:table-cell>
          <table:table-cell office:value-type="float" office:value="1" calcext:value-type="float">
            <text:p>1</text:p>
          </table:table-cell>
          <table:table-cell office:value-type="float" office:value="-0.313219" calcext:value-type="float">
            <text:p>-0,3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313219" calcext:value-type="float">
            <text:p>-0,31</text:p>
          </table:table-cell>
          <table:table-cell office:value-type="float" office:value="0.000016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formula="of:=[VNS.C7]" office:value-type="float" office:value="-0.313219" calcext:value-type="float">
            <text:p>-0,3</text:p>
          </table:table-cell>
          <table:table-cell table:formula="of:=IF([.E7]-[.K7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rand-20-100-100-25-1.dssp</text:p>
          </table:table-cell>
          <table:table-cell office:value-type="float" office:value="1" calcext:value-type="float">
            <text:p>1</text:p>
          </table:table-cell>
          <table:table-cell office:value-type="float" office:value="-0.533065" calcext:value-type="float">
            <text:p>-0,5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533065" calcext:value-type="float">
            <text:p>-0,53</text:p>
          </table:table-cell>
          <table:table-cell office:value-type="float" office:value="0.00002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formula="of:=[VNS.C8]" office:value-type="float" office:value="-0.533065" calcext:value-type="float">
            <text:p>-0,5</text:p>
          </table:table-cell>
          <table:table-cell table:formula="of:=IF([.E8]-[.K8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rand-20-100-100-25-2.dssp</text:p>
          </table:table-cell>
          <table:table-cell office:value-type="float" office:value="1" calcext:value-type="float">
            <text:p>1</text:p>
          </table:table-cell>
          <table:table-cell office:value-type="float" office:value="-0.470083" calcext:value-type="float">
            <text:p>-0,4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470083" calcext:value-type="float">
            <text:p>-0,47</text:p>
          </table:table-cell>
          <table:table-cell office:value-type="float" office:value="0.00002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formula="of:=[VNS.C9]" office:value-type="float" office:value="-0.470083" calcext:value-type="float">
            <text:p>-0,5</text:p>
          </table:table-cell>
          <table:table-cell table:formula="of:=IF([.E9]-[.K9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and-20-100-100-5-1.dssp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00005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formula="of:=[VNS.C10]" office:value-type="float" office:value="1" calcext:value-type="float">
            <text:p>1,0</text:p>
          </table:table-cell>
          <table:table-cell table:formula="of:=IF([.E10]-[.K10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rand-20-100-100-5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5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formula="of:=[VNS.C11]" office:value-type="float" office:value="0" calcext:value-type="float">
            <text:p>0,0</text:p>
          </table:table-cell>
          <table:table-cell table:formula="of:=IF([.E11]-[.K11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rand-20-150-150-10-1.dssp</text:p>
          </table:table-cell>
          <table:table-cell office:value-type="float" office:value="1" calcext:value-type="float">
            <text:p>1</text:p>
          </table:table-cell>
          <table:table-cell office:value-type="float" office:value="0.103121" calcext:value-type="float">
            <text:p>0,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.103121" calcext:value-type="float">
            <text:p>0,1</text:p>
          </table:table-cell>
          <table:table-cell office:value-type="float" office:value="0.000017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table:formula="of:=[VNS.C12]" office:value-type="float" office:value="0.103121" calcext:value-type="float">
            <text:p>0,1</text:p>
          </table:table-cell>
          <table:table-cell table:formula="of:=IF([.E12]-[.K12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rand-20-150-150-10-2.dssp</text:p>
          </table:table-cell>
          <table:table-cell office:value-type="float" office:value="1" calcext:value-type="float">
            <text:p>1</text:p>
          </table:table-cell>
          <table:table-cell office:value-type="float" office:value="0.090873" calcext:value-type="float">
            <text:p>0,0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.090873" calcext:value-type="float">
            <text:p>0,09</text:p>
          </table:table-cell>
          <table:table-cell office:value-type="float" office:value="0.00001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table:formula="of:=[VNS.C13]" office:value-type="float" office:value="0.090873" calcext:value-type="float">
            <text:p>0,1</text:p>
          </table:table-cell>
          <table:table-cell table:formula="of:=IF([.E13]-[.K13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rand-20-150-150-15-1.dssp</text:p>
          </table:table-cell>
          <table:table-cell office:value-type="float" office:value="1" calcext:value-type="float">
            <text:p>1</text:p>
          </table:table-cell>
          <table:table-cell office:value-type="float" office:value="-0.06515" calcext:value-type="float">
            <text:p>-0,0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06515" calcext:value-type="float">
            <text:p>-0,07</text:p>
          </table:table-cell>
          <table:table-cell office:value-type="float" office:value="0.00002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table:formula="of:=[VNS.C14]" office:value-type="float" office:value="-0.06515" calcext:value-type="float">
            <text:p>-0,1</text:p>
          </table:table-cell>
          <table:table-cell table:formula="of:=IF([.E14]-[.K14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rand-20-150-150-15-2.dssp</text:p>
          </table:table-cell>
          <table:table-cell office:value-type="float" office:value="1" calcext:value-type="float">
            <text:p>1</text:p>
          </table:table-cell>
          <table:table-cell office:value-type="float" office:value="-0.076322" calcext:value-type="float">
            <text:p>-0,0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076322" calcext:value-type="float">
            <text:p>-0,08</text:p>
          </table:table-cell>
          <table:table-cell office:value-type="float" office:value="0.00002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table:formula="of:=[VNS.C15]" office:value-type="float" office:value="-0.076322" calcext:value-type="float">
            <text:p>-0,1</text:p>
          </table:table-cell>
          <table:table-cell table:formula="of:=IF([.E15]-[.K15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rand-20-150-150-20-1.dssp</text:p>
          </table:table-cell>
          <table:table-cell office:value-type="float" office:value="1" calcext:value-type="float">
            <text:p>1</text:p>
          </table:table-cell>
          <table:table-cell office:value-type="float" office:value="-0.209364" calcext:value-type="float">
            <text:p>-0,2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209364" calcext:value-type="float">
            <text:p>-0,21</text:p>
          </table:table-cell>
          <table:table-cell office:value-type="float" office:value="0.000027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table:formula="of:=[VNS.C16]" office:value-type="float" office:value="-0.209364" calcext:value-type="float">
            <text:p>-0,2</text:p>
          </table:table-cell>
          <table:table-cell table:formula="of:=IF([.E16]-[.K16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rand-20-150-150-20-2.dssp</text:p>
          </table:table-cell>
          <table:table-cell office:value-type="float" office:value="1" calcext:value-type="float">
            <text:p>1</text:p>
          </table:table-cell>
          <table:table-cell office:value-type="float" office:value="-0.177698" calcext:value-type="float">
            <text:p>-0,1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177698" calcext:value-type="float">
            <text:p>-0,18</text:p>
          </table:table-cell>
          <table:table-cell office:value-type="float" office:value="0.000029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table:formula="of:=[VNS.C17]" office:value-type="float" office:value="-0.177698" calcext:value-type="float">
            <text:p>-0,2</text:p>
          </table:table-cell>
          <table:table-cell table:formula="of:=IF([.E17]-[.K17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rand-20-150-150-25-1.dssp</text:p>
          </table:table-cell>
          <table:table-cell office:value-type="float" office:value="1" calcext:value-type="float">
            <text:p>1</text:p>
          </table:table-cell>
          <table:table-cell office:value-type="float" office:value="-0.333697" calcext:value-type="float">
            <text:p>-0,3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333697" calcext:value-type="float">
            <text:p>-0,33</text:p>
          </table:table-cell>
          <table:table-cell office:value-type="float" office:value="0.000034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table:formula="of:=[VNS.C18]" office:value-type="float" office:value="-0.333697" calcext:value-type="float">
            <text:p>-0,3</text:p>
          </table:table-cell>
          <table:table-cell table:formula="of:=IF([.E18]-[.K18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rand-20-150-150-25-2.dssp</text:p>
          </table:table-cell>
          <table:table-cell office:value-type="float" office:value="1" calcext:value-type="float">
            <text:p>1</text:p>
          </table:table-cell>
          <table:table-cell office:value-type="float" office:value="-0.256713" calcext:value-type="float">
            <text:p>-0,2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256713" calcext:value-type="float">
            <text:p>-0,26</text:p>
          </table:table-cell>
          <table:table-cell office:value-type="float" office:value="0.000032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formula="of:=[VNS.C19]" office:value-type="float" office:value="-0.256713" calcext:value-type="float">
            <text:p>-0,3</text:p>
          </table:table-cell>
          <table:table-cell table:formula="of:=IF([.E19]-[.K19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rand-20-150-150-5-1.dssp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00008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formula="of:=[VNS.C20]" office:value-type="float" office:value="1" calcext:value-type="float">
            <text:p>1,0</text:p>
          </table:table-cell>
          <table:table-cell table:formula="of:=IF([.E20]-[.K20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rand-20-150-150-5-2.dssp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00009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formula="of:=[VNS.C21]" office:value-type="float" office:value="1" calcext:value-type="float">
            <text:p>1,0</text:p>
          </table:table-cell>
          <table:table-cell table:formula="of:=IF([.E21]-[.K21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and-20-200-200-10-1.dssp</text:p>
          </table:table-cell>
          <table:table-cell office:value-type="float" office:value="1" calcext:value-type="float">
            <text:p>1</text:p>
          </table:table-cell>
          <table:table-cell office:value-type="float" office:value="0.21141" calcext:value-type="float">
            <text:p>0,2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.21141" calcext:value-type="float">
            <text:p>0,21</text:p>
          </table:table-cell>
          <table:table-cell office:value-type="float" office:value="0.000023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table:formula="of:=[VNS.C22]" office:value-type="float" office:value="0.21141" calcext:value-type="float">
            <text:p>0,2</text:p>
          </table:table-cell>
          <table:table-cell table:formula="of:=IF([.E22]-[.K22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rand-20-200-200-10-2.dssp</text:p>
          </table:table-cell>
          <table:table-cell office:value-type="float" office:value="1" calcext:value-type="float">
            <text:p>1</text:p>
          </table:table-cell>
          <table:table-cell office:value-type="float" office:value="0.083486" calcext:value-type="float">
            <text:p>0,0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.083486" calcext:value-type="float">
            <text:p>0,08</text:p>
          </table:table-cell>
          <table:table-cell office:value-type="float" office:value="0.000023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table:formula="of:=[VNS.C23]" office:value-type="float" office:value="0.083486" calcext:value-type="float">
            <text:p>0,1</text:p>
          </table:table-cell>
          <table:table-cell table:formula="of:=IF([.E23]-[.K23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rand-20-200-200-15-1.dssp</text:p>
          </table:table-cell>
          <table:table-cell office:value-type="float" office:value="1" calcext:value-type="float">
            <text:p>1</text:p>
          </table:table-cell>
          <table:table-cell office:value-type="float" office:value="-0.014199" calcext:value-type="float">
            <text:p>-0,0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014199" calcext:value-type="float">
            <text:p>-0,01</text:p>
          </table:table-cell>
          <table:table-cell office:value-type="float" office:value="0.00003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table:formula="of:=[VNS.C24]" office:value-type="float" office:value="-0.014199" calcext:value-type="float">
            <text:p>0,0</text:p>
          </table:table-cell>
          <table:table-cell table:formula="of:=IF([.E24]-[.K24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-20-200-200-15-2.dssp</text:p>
          </table:table-cell>
          <table:table-cell office:value-type="float" office:value="1" calcext:value-type="float">
            <text:p>1</text:p>
          </table:table-cell>
          <table:table-cell office:value-type="float" office:value="-0.016057" calcext:value-type="float">
            <text:p>-0,0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016057" calcext:value-type="float">
            <text:p>-0,02</text:p>
          </table:table-cell>
          <table:table-cell office:value-type="float" office:value="0.000033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table:formula="of:=[VNS.C25]" office:value-type="float" office:value="-0.016057" calcext:value-type="float">
            <text:p>0,0</text:p>
          </table:table-cell>
          <table:table-cell table:formula="of:=IF([.E25]-[.K25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rand-20-200-200-20-1.dssp</text:p>
          </table:table-cell>
          <table:table-cell office:value-type="float" office:value="1" calcext:value-type="float">
            <text:p>1</text:p>
          </table:table-cell>
          <table:table-cell office:value-type="float" office:value="-0.129817" calcext:value-type="float">
            <text:p>-0,1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129817" calcext:value-type="float">
            <text:p>-0,13</text:p>
          </table:table-cell>
          <table:table-cell office:value-type="float" office:value="0.000038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table:formula="of:=[VNS.C26]" office:value-type="float" office:value="-0.129817" calcext:value-type="float">
            <text:p>-0,1</text:p>
          </table:table-cell>
          <table:table-cell table:formula="of:=IF([.E26]-[.K26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rand-20-200-200-20-2.dssp</text:p>
          </table:table-cell>
          <table:table-cell office:value-type="float" office:value="1" calcext:value-type="float">
            <text:p>1</text:p>
          </table:table-cell>
          <table:table-cell office:value-type="float" office:value="-0.114114" calcext:value-type="float">
            <text:p>-0,1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114114" calcext:value-type="float">
            <text:p>-0,11</text:p>
          </table:table-cell>
          <table:table-cell office:value-type="float" office:value="0.00004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formula="of:=[VNS.C27]" office:value-type="float" office:value="-0.114114" calcext:value-type="float">
            <text:p>-0,1</text:p>
          </table:table-cell>
          <table:table-cell table:formula="of:=IF([.E27]-[.K27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rand-20-200-200-25-1.dssp</text:p>
          </table:table-cell>
          <table:table-cell office:value-type="float" office:value="1" calcext:value-type="float">
            <text:p>1</text:p>
          </table:table-cell>
          <table:table-cell office:value-type="float" office:value="-0.220752" calcext:value-type="float">
            <text:p>-0,2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220752" calcext:value-type="float">
            <text:p>-0,22</text:p>
          </table:table-cell>
          <table:table-cell office:value-type="float" office:value="0.00004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table:formula="of:=[VNS.C28]" office:value-type="float" office:value="-0.220752" calcext:value-type="float">
            <text:p>-0,2</text:p>
          </table:table-cell>
          <table:table-cell table:formula="of:=IF([.E28]-[.K28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rand-20-200-200-25-2.dssp</text:p>
          </table:table-cell>
          <table:table-cell office:value-type="float" office:value="1" calcext:value-type="float">
            <text:p>1</text:p>
          </table:table-cell>
          <table:table-cell office:value-type="float" office:value="-0.175538" calcext:value-type="float">
            <text:p>-0,1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175538" calcext:value-type="float">
            <text:p>-0,18</text:p>
          </table:table-cell>
          <table:table-cell office:value-type="float" office:value="0.00004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table:formula="of:=[VNS.C29]" office:value-type="float" office:value="-0.175538" calcext:value-type="float">
            <text:p>-0,2</text:p>
          </table:table-cell>
          <table:table-cell table:formula="of:=IF([.E29]-[.K29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and-20-200-200-5-1.dssp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00013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formula="of:=[VNS.C30]" office:value-type="float" office:value="1" calcext:value-type="float">
            <text:p>1,0</text:p>
          </table:table-cell>
          <table:table-cell table:formula="of:=IF([.E30]-[.K30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rand-20-200-200-5-2.dssp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00014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formula="of:=[VNS.C31]" office:value-type="float" office:value="1" calcext:value-type="float">
            <text:p>1,0</text:p>
          </table:table-cell>
          <table:table-cell table:formula="of:=IF([.E31]-[.K31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rand-20-250-250-10-1.dssp</text:p>
          </table:table-cell>
          <table:table-cell office:value-type="float" office:value="1" calcext:value-type="float">
            <text:p>1</text:p>
          </table:table-cell>
          <table:table-cell office:value-type="float" office:value="0.236621" calcext:value-type="float">
            <text:p>0,2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.236621" calcext:value-type="float">
            <text:p>0,24</text:p>
          </table:table-cell>
          <table:table-cell office:value-type="float" office:value="0.00003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5" calcext:value-type="float">
            <text:p>5</text:p>
          </table:table-cell>
          <table:table-cell table:formula="of:=[VNS.C32]" office:value-type="float" office:value="0.236621" calcext:value-type="float">
            <text:p>0,2</text:p>
          </table:table-cell>
          <table:table-cell table:formula="of:=IF([.E32]-[.K32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rand-20-250-250-10-2.dssp</text:p>
          </table:table-cell>
          <table:table-cell office:value-type="float" office:value="1" calcext:value-type="float">
            <text:p>1</text:p>
          </table:table-cell>
          <table:table-cell office:value-type="float" office:value="0.109244" calcext:value-type="float">
            <text:p>0,1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.109244" calcext:value-type="float">
            <text:p>0,11</text:p>
          </table:table-cell>
          <table:table-cell office:value-type="float" office:value="0.000034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5" calcext:value-type="float">
            <text:p>5</text:p>
          </table:table-cell>
          <table:table-cell table:formula="of:=[VNS.C33]" office:value-type="float" office:value="0.109244" calcext:value-type="float">
            <text:p>0,1</text:p>
          </table:table-cell>
          <table:table-cell table:formula="of:=IF([.E33]-[.K33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rand-20-250-250-15-1.dssp</text:p>
          </table:table-cell>
          <table:table-cell office:value-type="float" office:value="1" calcext:value-type="float">
            <text:p>1</text:p>
          </table:table-cell>
          <table:table-cell office:value-type="float" office:value="0.037665" calcext:value-type="float">
            <text:p>0,0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.037665" calcext:value-type="float">
            <text:p>0,04</text:p>
          </table:table-cell>
          <table:table-cell office:value-type="float" office:value="0.000043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table:formula="of:=[VNS.C34]" office:value-type="float" office:value="0.037665" calcext:value-type="float">
            <text:p>0,0</text:p>
          </table:table-cell>
          <table:table-cell table:formula="of:=IF([.E34]-[.K34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rand-20-250-250-15-2.dssp</text:p>
          </table:table-cell>
          <table:table-cell office:value-type="float" office:value="1" calcext:value-type="float">
            <text:p>1</text:p>
          </table:table-cell>
          <table:table-cell office:value-type="float" office:value="0.007588" calcext:value-type="float">
            <text:p>0,0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.007588" calcext:value-type="float">
            <text:p>0,01</text:p>
          </table:table-cell>
          <table:table-cell office:value-type="float" office:value="0.00004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formula="of:=[VNS.C35]" office:value-type="float" office:value="0.007588" calcext:value-type="float">
            <text:p>0,0</text:p>
          </table:table-cell>
          <table:table-cell table:formula="of:=IF([.E35]-[.K35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rand-20-250-250-20-1.dssp</text:p>
          </table:table-cell>
          <table:table-cell office:value-type="float" office:value="1" calcext:value-type="float">
            <text:p>1</text:p>
          </table:table-cell>
          <table:table-cell office:value-type="float" office:value="-0.088963" calcext:value-type="float">
            <text:p>-0,0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088963" calcext:value-type="float">
            <text:p>-0,09</text:p>
          </table:table-cell>
          <table:table-cell office:value-type="float" office:value="0.00005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table:formula="of:=[VNS.C36]" office:value-type="float" office:value="-0.088963" calcext:value-type="float">
            <text:p>-0,1</text:p>
          </table:table-cell>
          <table:table-cell table:formula="of:=IF([.E36]-[.K36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rand-20-250-250-20-2.dssp</text:p>
          </table:table-cell>
          <table:table-cell office:value-type="float" office:value="1" calcext:value-type="float">
            <text:p>1</text:p>
          </table:table-cell>
          <table:table-cell office:value-type="float" office:value="-0.052691" calcext:value-type="float">
            <text:p>-0,0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052691" calcext:value-type="float">
            <text:p>-0,05</text:p>
          </table:table-cell>
          <table:table-cell office:value-type="float" office:value="0.000052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table:formula="of:=[VNS.C37]" office:value-type="float" office:value="-0.052691" calcext:value-type="float">
            <text:p>-0,1</text:p>
          </table:table-cell>
          <table:table-cell table:formula="of:=IF([.E37]-[.K37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rand-20-250-250-25-1.dssp</text:p>
          </table:table-cell>
          <table:table-cell office:value-type="float" office:value="1" calcext:value-type="float">
            <text:p>1</text:p>
          </table:table-cell>
          <table:table-cell office:value-type="float" office:value="-0.157865" calcext:value-type="float">
            <text:p>-0,1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157865" calcext:value-type="float">
            <text:p>-0,16</text:p>
          </table:table-cell>
          <table:table-cell office:value-type="float" office:value="0.000056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table:formula="of:=[VNS.C38]" office:value-type="float" office:value="-0.157865" calcext:value-type="float">
            <text:p>-0,2</text:p>
          </table:table-cell>
          <table:table-cell table:formula="of:=IF([.E38]-[.K38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rand-20-250-250-25-2.dssp</text:p>
          </table:table-cell>
          <table:table-cell office:value-type="float" office:value="1" calcext:value-type="float">
            <text:p>1</text:p>
          </table:table-cell>
          <table:table-cell office:value-type="float" office:value="-0.10759" calcext:value-type="float">
            <text:p>-0,1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10759" calcext:value-type="float">
            <text:p>-0,11</text:p>
          </table:table-cell>
          <table:table-cell office:value-type="float" office:value="0.000057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table:formula="of:=[VNS.C39]" office:value-type="float" office:value="-0.10759" calcext:value-type="float">
            <text:p>-0,1</text:p>
          </table:table-cell>
          <table:table-cell table:formula="of:=IF([.E39]-[.K39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rand-20-250-250-5-1.dssp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00021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formula="of:=[VNS.C40]" office:value-type="float" office:value="1" calcext:value-type="float">
            <text:p>1,0</text:p>
          </table:table-cell>
          <table:table-cell table:formula="of:=IF([.E40]-[.K40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rand-20-250-250-5-2.dssp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00017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formula="of:=[VNS.C41]" office:value-type="float" office:value="1" calcext:value-type="float">
            <text:p>1,0</text:p>
          </table:table-cell>
          <table:table-cell table:formula="of:=IF([.E41]-[.K41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rand-20-50-50-1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5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formula="of:=[VNS.C42]" office:value-type="float" office:value="0" calcext:value-type="float">
            <text:p>0,0</text:p>
          </table:table-cell>
          <table:table-cell table:formula="of:=IF([.E42]-[.K42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rand-20-50-50-1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000006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formula="of:=[VNS.C43]" office:value-type="float" office:value="-0" calcext:value-type="float">
            <text:p>0,0</text:p>
          </table:table-cell>
          <table:table-cell table:formula="of:=IF([.E43]-[.K43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rand-20-50-50-15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000007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formula="of:=[VNS.C44]" office:value-type="float" office:value="-0" calcext:value-type="float">
            <text:p>0,0</text:p>
          </table:table-cell>
          <table:table-cell table:formula="of:=IF([.E44]-[.K44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rand-20-50-50-15-2.dssp</text:p>
          </table:table-cell>
          <table:table-cell office:value-type="float" office:value="1" calcext:value-type="float">
            <text:p>1</text:p>
          </table:table-cell>
          <table:table-cell office:value-type="float" office:value="-0.473673" calcext:value-type="float">
            <text:p>-0,4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473673" calcext:value-type="float">
            <text:p>-0,47</text:p>
          </table:table-cell>
          <table:table-cell office:value-type="float" office:value="0.000006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formula="of:=[VNS.C45]" office:value-type="float" office:value="-0.473673" calcext:value-type="float">
            <text:p>-0,5</text:p>
          </table:table-cell>
          <table:table-cell table:formula="of:=IF([.E45]-[.K45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rand-20-50-50-2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1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formula="of:=[VNS.C46]" office:value-type="float" office:value="0" calcext:value-type="float">
            <text:p>0,0</text:p>
          </table:table-cell>
          <table:table-cell table:formula="of:=IF([.E46]-[.K46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and-20-50-50-20-2.dssp</text:p>
          </table:table-cell>
          <table:table-cell office:value-type="float" office:value="1" calcext:value-type="float">
            <text:p>1</text:p>
          </table:table-cell>
          <table:table-cell office:value-type="float" office:value="-0.725299" calcext:value-type="float">
            <text:p>-0,7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725299" calcext:value-type="float">
            <text:p>-0,73</text:p>
          </table:table-cell>
          <table:table-cell office:value-type="float" office:value="0.000009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formula="of:=[VNS.C47]" office:value-type="float" office:value="-0.725299" calcext:value-type="float">
            <text:p>-0,7</text:p>
          </table:table-cell>
          <table:table-cell table:formula="of:=IF([.E47]-[.K47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rand-20-50-50-25-1.dssp</text:p>
          </table:table-cell>
          <table:table-cell office:value-type="float" office:value="1" calcext:value-type="float">
            <text:p>1</text:p>
          </table:table-cell>
          <table:table-cell office:value-type="float" office:value="-1.137945" calcext:value-type="float">
            <text:p>-1,1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137945" calcext:value-type="float">
            <text:p>-1,14</text:p>
          </table:table-cell>
          <table:table-cell office:value-type="float" office:value="0.00001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formula="of:=[VNS.C48]" office:value-type="float" office:value="-1.137945" calcext:value-type="float">
            <text:p>-1,1</text:p>
          </table:table-cell>
          <table:table-cell table:formula="of:=IF([.E48]-[.K48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rand-20-50-50-25-2.dssp</text:p>
          </table:table-cell>
          <table:table-cell office:value-type="float" office:value="1" calcext:value-type="float">
            <text:p>1</text:p>
          </table:table-cell>
          <table:table-cell office:value-type="float" office:value="-1.011277" calcext:value-type="float">
            <text:p>-1,0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011277" calcext:value-type="float">
            <text:p>-1,01</text:p>
          </table:table-cell>
          <table:table-cell office:value-type="float" office:value="0.000012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formula="of:=[VNS.C49]" office:value-type="float" office:value="-1.011277" calcext:value-type="float">
            <text:p>-1,0</text:p>
          </table:table-cell>
          <table:table-cell table:formula="of:=IF([.E49]-[.K49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and-20-50-50-5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3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formula="of:=[VNS.C50]" office:value-type="float" office:value="0" calcext:value-type="float">
            <text:p>0,0</text:p>
          </table:table-cell>
          <table:table-cell table:formula="of:=IF([.E50]-[.K50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and-20-50-50-5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000004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formula="of:=[VNS.C51]" office:value-type="float" office:value="-0" calcext:value-type="float">
            <text:p>0,0</text:p>
          </table:table-cell>
          <table:table-cell table:formula="of:=IF([.E51]-[.K51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-4-100-100-10-1.dss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1" calcext:value-type="float">
            <text:p>1</text:p>
          </table:table-cell>
          <table:table-cell office:value-type="float" office:value="0.000007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6" calcext:value-type="float">
            <text:p>6</text:p>
          </table:table-cell>
          <table:table-cell table:formula="of:=[VNS.C52]" office:value-type="float" office:value="1" calcext:value-type="float">
            <text:p>1,0</text:p>
          </table:table-cell>
          <table:table-cell table:formula="of:=IF([.E52]-[.K52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-4-100-100-10-2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0.000008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table:formula="of:=[VNS.C53]" office:value-type="float" office:value="-0" calcext:value-type="float">
            <text:p>0,0</text:p>
          </table:table-cell>
          <table:table-cell table:formula="of:=IF([.E53]-[.K53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-4-100-100-15-1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0.0000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7" calcext:value-type="float">
            <text:p>7</text:p>
          </table:table-cell>
          <table:table-cell table:formula="of:=[VNS.C54]" office:value-type="float" office:value="0" calcext:value-type="float">
            <text:p>0,0</text:p>
          </table:table-cell>
          <table:table-cell table:formula="of:=IF([.E54]-[.K54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-4-100-100-15-2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0.0000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7" calcext:value-type="float">
            <text:p>7</text:p>
          </table:table-cell>
          <table:table-cell table:formula="of:=[VNS.C55]" office:value-type="float" office:value="-0" calcext:value-type="float">
            <text:p>0,0</text:p>
          </table:table-cell>
          <table:table-cell table:formula="of:=IF([.E55]-[.K55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and-4-100-100-20-1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0.000013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8" calcext:value-type="float">
            <text:p>8</text:p>
          </table:table-cell>
          <table:table-cell table:formula="of:=[VNS.C56]" office:value-type="float" office:value="-0" calcext:value-type="float">
            <text:p>0,0</text:p>
          </table:table-cell>
          <table:table-cell table:formula="of:=IF([.E56]-[.K56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and-4-100-100-20-2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0.000013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6" calcext:value-type="float">
            <text:p>6</text:p>
          </table:table-cell>
          <table:table-cell table:formula="of:=[VNS.C57]" office:value-type="float" office:value="-0" calcext:value-type="float">
            <text:p>0,0</text:p>
          </table:table-cell>
          <table:table-cell table:formula="of:=IF([.E57]-[.K57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-4-100-100-25-1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0.00001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9" calcext:value-type="float">
            <text:p>9</text:p>
          </table:table-cell>
          <table:table-cell table:formula="of:=[VNS.C58]" office:value-type="float" office:value="-0" calcext:value-type="float">
            <text:p>0,0</text:p>
          </table:table-cell>
          <table:table-cell table:formula="of:=IF([.E58]-[.K58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-4-100-100-25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0.000016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8" calcext:value-type="float">
            <text:p>8</text:p>
          </table:table-cell>
          <table:table-cell table:formula="of:=[VNS.C59]" office:value-type="float" office:value="0" calcext:value-type="float">
            <text:p>0,0</text:p>
          </table:table-cell>
          <table:table-cell table:formula="of:=IF([.E59]-[.K59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-4-100-100-5-1.dss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1" calcext:value-type="float">
            <text:p>1</text:p>
          </table:table-cell>
          <table:table-cell office:value-type="float" office:value="0.000004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table:formula="of:=[VNS.C60]" office:value-type="float" office:value="1" calcext:value-type="float">
            <text:p>1,0</text:p>
          </table:table-cell>
          <table:table-cell table:formula="of:=IF([.E60]-[.K60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-4-100-100-5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0.00000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table:formula="of:=[VNS.C61]" office:value-type="float" office:value="0" calcext:value-type="float">
            <text:p>0,0</text:p>
          </table:table-cell>
          <table:table-cell table:formula="of:=IF([.E61]-[.K61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and-4-150-150-10-1.dss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1" calcext:value-type="float">
            <text:p>1</text:p>
          </table:table-cell>
          <table:table-cell office:value-type="float" office:value="0.000012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5" calcext:value-type="float">
            <text:p>5</text:p>
          </table:table-cell>
          <table:table-cell table:formula="of:=[VNS.C62]" office:value-type="float" office:value="1" calcext:value-type="float">
            <text:p>1,0</text:p>
          </table:table-cell>
          <table:table-cell table:formula="of:=IF([.E62]-[.K62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and-4-150-150-10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0.000013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5" calcext:value-type="float">
            <text:p>5</text:p>
          </table:table-cell>
          <table:table-cell table:formula="of:=[VNS.C63]" office:value-type="float" office:value="0" calcext:value-type="float">
            <text:p>0,0</text:p>
          </table:table-cell>
          <table:table-cell table:formula="of:=IF([.E63]-[.K63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and-4-150-150-15-1.dssp</text:p>
          </table:table-cell>
          <table:table-cell office:value-type="float" office:value="1" calcext:value-type="float">
            <text:p>1</text:p>
          </table:table-cell>
          <table:table-cell office:value-type="float" office:value="0.189804" calcext:value-type="float">
            <text:p>0,1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.189804" calcext:value-type="float">
            <text:p>0,19</text:p>
          </table:table-cell>
          <table:table-cell office:value-type="float" office:value="0.000017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8" calcext:value-type="float">
            <text:p>8</text:p>
          </table:table-cell>
          <table:table-cell table:formula="of:=[VNS.C64]" office:value-type="float" office:value="0.189804" calcext:value-type="float">
            <text:p>0,2</text:p>
          </table:table-cell>
          <table:table-cell table:formula="of:=IF([.E64]-[.K64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and-4-150-150-15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0.000018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9" calcext:value-type="float">
            <text:p>9</text:p>
          </table:table-cell>
          <table:table-cell table:formula="of:=[VNS.C65]" office:value-type="float" office:value="0" calcext:value-type="float">
            <text:p>0,0</text:p>
          </table:table-cell>
          <table:table-cell table:formula="of:=IF([.E65]-[.K65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rand-4-150-150-20-1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0.000022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8" calcext:value-type="float">
            <text:p>8</text:p>
          </table:table-cell>
          <table:table-cell table:formula="of:=[VNS.C66]" office:value-type="float" office:value="0" calcext:value-type="float">
            <text:p>0,0</text:p>
          </table:table-cell>
          <table:table-cell table:formula="of:=IF([.E66]-[.K66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rand-4-150-150-20-2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0.000023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9" calcext:value-type="float">
            <text:p>9</text:p>
          </table:table-cell>
          <table:table-cell table:formula="of:=[VNS.C67]" office:value-type="float" office:value="-0" calcext:value-type="float">
            <text:p>0,0</text:p>
          </table:table-cell>
          <table:table-cell table:formula="of:=IF([.E67]-[.K67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and-4-150-150-25-1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0.00002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2" calcext:value-type="float">
            <text:p>12</text:p>
          </table:table-cell>
          <table:table-cell table:formula="of:=[VNS.C68]" office:value-type="float" office:value="0" calcext:value-type="float">
            <text:p>0,0</text:p>
          </table:table-cell>
          <table:table-cell table:formula="of:=IF([.E68]-[.K68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and-4-150-150-25-2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0.000027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1" calcext:value-type="float">
            <text:p>11</text:p>
          </table:table-cell>
          <table:table-cell table:formula="of:=[VNS.C69]" office:value-type="float" office:value="-0" calcext:value-type="float">
            <text:p>0,0</text:p>
          </table:table-cell>
          <table:table-cell table:formula="of:=IF([.E69]-[.K69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and-4-150-150-5-1.dss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1" calcext:value-type="float">
            <text:p>1</text:p>
          </table:table-cell>
          <table:table-cell office:value-type="float" office:value="0.000007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table:formula="of:=[VNS.C70]" office:value-type="float" office:value="1" calcext:value-type="float">
            <text:p>1,0</text:p>
          </table:table-cell>
          <table:table-cell table:formula="of:=IF([.E70]-[.K70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and-4-150-150-5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0.000007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table:formula="of:=[VNS.C71]" office:value-type="float" office:value="0" calcext:value-type="float">
            <text:p>0,0</text:p>
          </table:table-cell>
          <table:table-cell table:formula="of:=IF([.E71]-[.K71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and-4-200-200-10-1.dss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1" calcext:value-type="float">
            <text:p>1</text:p>
          </table:table-cell>
          <table:table-cell office:value-type="float" office:value="0.000017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6" calcext:value-type="float">
            <text:p>6</text:p>
          </table:table-cell>
          <table:table-cell table:formula="of:=[VNS.C72]" office:value-type="float" office:value="1" calcext:value-type="float">
            <text:p>1,0</text:p>
          </table:table-cell>
          <table:table-cell table:formula="of:=IF([.E72]-[.K72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and-4-200-200-10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0.000018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7" calcext:value-type="float">
            <text:p>7</text:p>
          </table:table-cell>
          <table:table-cell table:formula="of:=[VNS.C73]" office:value-type="float" office:value="0" calcext:value-type="float">
            <text:p>0,0</text:p>
          </table:table-cell>
          <table:table-cell table:formula="of:=IF([.E73]-[.K73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and-4-200-200-15-1.dssp</text:p>
          </table:table-cell>
          <table:table-cell office:value-type="float" office:value="1" calcext:value-type="float">
            <text:p>1</text:p>
          </table:table-cell>
          <table:table-cell office:value-type="float" office:value="0.222489" calcext:value-type="float">
            <text:p>0,2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.222489" calcext:value-type="float">
            <text:p>0,22</text:p>
          </table:table-cell>
          <table:table-cell office:value-type="float" office:value="0.000027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7" calcext:value-type="float">
            <text:p>7</text:p>
          </table:table-cell>
          <table:table-cell table:formula="of:=[VNS.C74]" office:value-type="float" office:value="0.222489" calcext:value-type="float">
            <text:p>0,2</text:p>
          </table:table-cell>
          <table:table-cell table:formula="of:=IF([.E74]-[.K74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and-4-200-200-15-2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0.00002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7" calcext:value-type="float">
            <text:p>7</text:p>
          </table:table-cell>
          <table:table-cell table:formula="of:=[VNS.C75]" office:value-type="float" office:value="-0" calcext:value-type="float">
            <text:p>0,0</text:p>
          </table:table-cell>
          <table:table-cell table:formula="of:=IF([.E75]-[.K75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rand-4-200-200-20-1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0.000032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9" calcext:value-type="float">
            <text:p>9</text:p>
          </table:table-cell>
          <table:table-cell table:formula="of:=[VNS.C76]" office:value-type="float" office:value="-0" calcext:value-type="float">
            <text:p>0,0</text:p>
          </table:table-cell>
          <table:table-cell table:formula="of:=IF([.E76]-[.K76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rand-4-200-200-20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0.000038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7" calcext:value-type="float">
            <text:p>7</text:p>
          </table:table-cell>
          <table:table-cell table:formula="of:=[VNS.C77]" office:value-type="float" office:value="0" calcext:value-type="float">
            <text:p>0,0</text:p>
          </table:table-cell>
          <table:table-cell table:formula="of:=IF([.E77]-[.K77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and-4-200-200-25-1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0.000048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8" calcext:value-type="float">
            <text:p>8</text:p>
          </table:table-cell>
          <table:table-cell table:formula="of:=[VNS.C78]" office:value-type="float" office:value="0" calcext:value-type="float">
            <text:p>0,0</text:p>
          </table:table-cell>
          <table:table-cell table:formula="of:=IF([.E78]-[.K78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and-4-200-200-25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0.000039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9" calcext:value-type="float">
            <text:p>9</text:p>
          </table:table-cell>
          <table:table-cell table:formula="of:=[VNS.C79]" office:value-type="float" office:value="0" calcext:value-type="float">
            <text:p>0,0</text:p>
          </table:table-cell>
          <table:table-cell table:formula="of:=IF([.E79]-[.K79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and-4-200-200-5-1.dss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1" calcext:value-type="float">
            <text:p>1</text:p>
          </table:table-cell>
          <table:table-cell office:value-type="float" office:value="0.000009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table:formula="of:=[VNS.C80]" office:value-type="float" office:value="1" calcext:value-type="float">
            <text:p>1,0</text:p>
          </table:table-cell>
          <table:table-cell table:formula="of:=IF([.E80]-[.K80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and-4-200-200-5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0.00001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table:formula="of:=[VNS.C81]" office:value-type="float" office:value="0" calcext:value-type="float">
            <text:p>0,0</text:p>
          </table:table-cell>
          <table:table-cell table:formula="of:=IF([.E81]-[.K81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rand-4-250-250-10-1.dss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1" calcext:value-type="float">
            <text:p>1</text:p>
          </table:table-cell>
          <table:table-cell office:value-type="float" office:value="0.00002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6" calcext:value-type="float">
            <text:p>6</text:p>
          </table:table-cell>
          <table:table-cell table:formula="of:=[VNS.C82]" office:value-type="float" office:value="1" calcext:value-type="float">
            <text:p>1,0</text:p>
          </table:table-cell>
          <table:table-cell table:formula="of:=IF([.E82]-[.K82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rand-4-250-250-10-2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0.000024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table:formula="of:=[VNS.C83]" office:value-type="float" office:value="-0" calcext:value-type="float">
            <text:p>0,0</text:p>
          </table:table-cell>
          <table:table-cell table:formula="of:=IF([.E83]-[.K83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rand-4-250-250-15-1.dssp</text:p>
          </table:table-cell>
          <table:table-cell office:value-type="float" office:value="1" calcext:value-type="float">
            <text:p>1</text:p>
          </table:table-cell>
          <table:table-cell office:value-type="float" office:value="0.222493" calcext:value-type="float">
            <text:p>0,2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.222493" calcext:value-type="float">
            <text:p>0,22</text:p>
          </table:table-cell>
          <table:table-cell office:value-type="float" office:value="0.000037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8" calcext:value-type="float">
            <text:p>8</text:p>
          </table:table-cell>
          <table:table-cell table:formula="of:=[VNS.C84]" office:value-type="float" office:value="0.222493" calcext:value-type="float">
            <text:p>0,2</text:p>
          </table:table-cell>
          <table:table-cell table:formula="of:=IF([.E84]-[.K84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rand-4-250-250-15-2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0.000034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8" calcext:value-type="float">
            <text:p>8</text:p>
          </table:table-cell>
          <table:table-cell table:formula="of:=[VNS.C85]" office:value-type="float" office:value="-0" calcext:value-type="float">
            <text:p>0,0</text:p>
          </table:table-cell>
          <table:table-cell table:formula="of:=IF([.E85]-[.K85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rand-4-250-250-20-1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0.00005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0" calcext:value-type="float">
            <text:p>10</text:p>
          </table:table-cell>
          <table:table-cell table:formula="of:=[VNS.C86]" office:value-type="float" office:value="-0" calcext:value-type="float">
            <text:p>0,0</text:p>
          </table:table-cell>
          <table:table-cell table:formula="of:=IF([.E86]-[.K86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rand-4-250-250-20-2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0.000044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9" calcext:value-type="float">
            <text:p>9</text:p>
          </table:table-cell>
          <table:table-cell table:formula="of:=[VNS.C87]" office:value-type="float" office:value="-0" calcext:value-type="float">
            <text:p>0,0</text:p>
          </table:table-cell>
          <table:table-cell table:formula="of:=IF([.E87]-[.K87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rand-4-250-250-25-1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0.000053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1" calcext:value-type="float">
            <text:p>11</text:p>
          </table:table-cell>
          <table:table-cell table:formula="of:=[VNS.C88]" office:value-type="float" office:value="0" calcext:value-type="float">
            <text:p>0,0</text:p>
          </table:table-cell>
          <table:table-cell table:formula="of:=IF([.E88]-[.K88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rand-4-250-250-25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0.000062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9" calcext:value-type="float">
            <text:p>9</text:p>
          </table:table-cell>
          <table:table-cell table:formula="of:=[VNS.C89]" office:value-type="float" office:value="0" calcext:value-type="float">
            <text:p>0,0</text:p>
          </table:table-cell>
          <table:table-cell table:formula="of:=IF([.E89]-[.K89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rand-4-250-250-5-1.dss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1" calcext:value-type="float">
            <text:p>1</text:p>
          </table:table-cell>
          <table:table-cell office:value-type="float" office:value="0.00001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table:formula="of:=[VNS.C90]" office:value-type="float" office:value="1" calcext:value-type="float">
            <text:p>1,0</text:p>
          </table:table-cell>
          <table:table-cell table:formula="of:=IF([.E90]-[.K90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rand-4-250-250-5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0.000014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table:formula="of:=[VNS.C91]" office:value-type="float" office:value="0" calcext:value-type="float">
            <text:p>0,0</text:p>
          </table:table-cell>
          <table:table-cell table:formula="of:=IF([.E91]-[.K91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and-4-50-50-10-1.dss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1" calcext:value-type="float">
            <text:p>1</text:p>
          </table:table-cell>
          <table:table-cell office:value-type="float" office:value="0.000004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table:formula="of:=[VNS.C92]" office:value-type="float" office:value="1" calcext:value-type="float">
            <text:p>1,0</text:p>
          </table:table-cell>
          <table:table-cell table:formula="of:=IF([.E92]-[.K92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and-4-50-50-10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0.000004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table:formula="of:=[VNS.C93]" office:value-type="float" office:value="0" calcext:value-type="float">
            <text:p>0,0</text:p>
          </table:table-cell>
          <table:table-cell table:formula="of:=IF([.E93]-[.K93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rand-4-50-50-15-1.dssp</text:p>
          </table:table-cell>
          <table:table-cell office:value-type="float" office:value="1" calcext:value-type="float">
            <text:p>1</text:p>
          </table:table-cell>
          <table:table-cell office:value-type="float" office:value="-0.071384" calcext:value-type="float">
            <text:p>-0,0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071384" calcext:value-type="float">
            <text:p>-0,07</text:p>
          </table:table-cell>
          <table:table-cell office:value-type="float" office:value="0.00000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table:formula="of:=[VNS.C94]" office:value-type="float" office:value="-0.071384" calcext:value-type="float">
            <text:p>-0,1</text:p>
          </table:table-cell>
          <table:table-cell table:formula="of:=IF([.E94]-[.K94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and-4-50-50-15-2.dssp</text:p>
          </table:table-cell>
          <table:table-cell office:value-type="float" office:value="1" calcext:value-type="float">
            <text:p>1</text:p>
          </table:table-cell>
          <table:table-cell office:value-type="float" office:value="-0.073217" calcext:value-type="float">
            <text:p>-0,0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073217" calcext:value-type="float">
            <text:p>-0,07</text:p>
          </table:table-cell>
          <table:table-cell office:value-type="float" office:value="0.000006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5" calcext:value-type="float">
            <text:p>5</text:p>
          </table:table-cell>
          <table:table-cell table:formula="of:=[VNS.C95]" office:value-type="float" office:value="-0.073217" calcext:value-type="float">
            <text:p>-0,1</text:p>
          </table:table-cell>
          <table:table-cell table:formula="of:=IF([.E95]-[.K95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and-4-50-50-20-1.dssp</text:p>
          </table:table-cell>
          <table:table-cell office:value-type="float" office:value="1" calcext:value-type="float">
            <text:p>1</text:p>
          </table:table-cell>
          <table:table-cell office:value-type="float" office:value="-0.172857" calcext:value-type="float">
            <text:p>-0,1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172857" calcext:value-type="float">
            <text:p>-0,17</text:p>
          </table:table-cell>
          <table:table-cell office:value-type="float" office:value="0.000007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5" calcext:value-type="float">
            <text:p>5</text:p>
          </table:table-cell>
          <table:table-cell table:formula="of:=[VNS.C96]" office:value-type="float" office:value="-0.172857" calcext:value-type="float">
            <text:p>-0,2</text:p>
          </table:table-cell>
          <table:table-cell table:formula="of:=IF([.E96]-[.K96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and-4-50-50-20-2.dssp</text:p>
          </table:table-cell>
          <table:table-cell office:value-type="float" office:value="1" calcext:value-type="float">
            <text:p>1</text:p>
          </table:table-cell>
          <table:table-cell office:value-type="float" office:value="-0.13925" calcext:value-type="float">
            <text:p>-0,1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13925" calcext:value-type="float">
            <text:p>-0,14</text:p>
          </table:table-cell>
          <table:table-cell office:value-type="float" office:value="0.000007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table:formula="of:=[VNS.C97]" office:value-type="float" office:value="-0.13925" calcext:value-type="float">
            <text:p>-0,1</text:p>
          </table:table-cell>
          <table:table-cell table:formula="of:=IF([.E97]-[.K97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and-4-50-50-25-1.dssp</text:p>
          </table:table-cell>
          <table:table-cell office:value-type="float" office:value="1" calcext:value-type="float">
            <text:p>1</text:p>
          </table:table-cell>
          <table:table-cell office:value-type="float" office:value="-0.507492" calcext:value-type="float">
            <text:p>-0,5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507492" calcext:value-type="float">
            <text:p>-0,51</text:p>
          </table:table-cell>
          <table:table-cell office:value-type="float" office:value="0.000007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6" calcext:value-type="float">
            <text:p>6</text:p>
          </table:table-cell>
          <table:table-cell table:formula="of:=[VNS.C98]" office:value-type="float" office:value="-0.507492" calcext:value-type="float">
            <text:p>-0,5</text:p>
          </table:table-cell>
          <table:table-cell table:formula="of:=IF([.E98]-[.K98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and-4-50-50-25-2.dssp</text:p>
          </table:table-cell>
          <table:table-cell office:value-type="float" office:value="1" calcext:value-type="float">
            <text:p>1</text:p>
          </table:table-cell>
          <table:table-cell office:value-type="float" office:value="-0.464686" calcext:value-type="float">
            <text:p>-0,4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464686" calcext:value-type="float">
            <text:p>-0,46</text:p>
          </table:table-cell>
          <table:table-cell office:value-type="float" office:value="0.000008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table:formula="of:=[VNS.C99]" office:value-type="float" office:value="-0.464686" calcext:value-type="float">
            <text:p>-0,5</text:p>
          </table:table-cell>
          <table:table-cell table:formula="of:=IF([.E99]-[.K99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and-4-50-50-5-1.dss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1" calcext:value-type="float">
            <text:p>1</text:p>
          </table:table-cell>
          <table:table-cell office:value-type="float" office:value="0.000003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table:formula="of:=[VNS.C100]" office:value-type="float" office:value="1" calcext:value-type="float">
            <text:p>1,0</text:p>
          </table:table-cell>
          <table:table-cell table:formula="of:=IF([.E100]-[.K100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and-4-50-50-5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table:formula="of:=[VNS.C101]" office:value-type="float" office:value="0" calcext:value-type="float">
            <text:p>0,0</text:p>
          </table:table-cell>
          <table:table-cell table:formula="of:=IF([.E101]-[.K101] &lt; 0.0001; &quot; &quot; ; &quot;*&quot;)" office:value-type="string" office:string-value=" " calcext:value-type="string">
            <text:p><text:s/></text:p>
          </table:table-cell>
        </table:table-row>
        <table:table-row table:style-name="ro1" table:number-rows-repeated="104847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VN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frac</text:p>
          </table:table-cell>
          <table:table-cell office:value-type="string" calcext:value-type="string">
            <text:p>inteiras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heuristica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rand-20-100-100-10-1.dssp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00.000111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0-100-1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.000084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0-100-15-1.dssp</text:p>
          </table:table-cell>
          <table:table-cell office:value-type="float" office:value="1" calcext:value-type="float">
            <text:p>1</text:p>
          </table:table-cell>
          <table:table-cell office:value-type="float" office:value="-0.19898" calcext:value-type="float">
            <text:p>-0,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19898" calcext:value-type="float">
            <text:p>-0,2</text:p>
          </table:table-cell>
          <table:table-cell office:value-type="float" office:value="300.000129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0-100-15-2.dssp</text:p>
          </table:table-cell>
          <table:table-cell office:value-type="float" office:value="1" calcext:value-type="float">
            <text:p>1</text:p>
          </table:table-cell>
          <table:table-cell office:value-type="float" office:value="-0.170316" calcext:value-type="float">
            <text:p>-0,1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170316" calcext:value-type="float">
            <text:p>-0,17</text:p>
          </table:table-cell>
          <table:table-cell office:value-type="float" office:value="300.000081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0-100-20-1.dssp</text:p>
          </table:table-cell>
          <table:table-cell office:value-type="float" office:value="1" calcext:value-type="float">
            <text:p>1</text:p>
          </table:table-cell>
          <table:table-cell office:value-type="float" office:value="-0.402788" calcext:value-type="float">
            <text:p>-0,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402788" calcext:value-type="float">
            <text:p>-0,4</text:p>
          </table:table-cell>
          <table:table-cell office:value-type="float" office:value="300.000089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0-100-20-2.dssp</text:p>
          </table:table-cell>
          <table:table-cell office:value-type="float" office:value="1" calcext:value-type="float">
            <text:p>1</text:p>
          </table:table-cell>
          <table:table-cell office:value-type="float" office:value="-0.313219" calcext:value-type="float">
            <text:p>-0,3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313219" calcext:value-type="float">
            <text:p>-0,31</text:p>
          </table:table-cell>
          <table:table-cell office:value-type="float" office:value="300.000115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0-100-25-1.dssp</text:p>
          </table:table-cell>
          <table:table-cell office:value-type="float" office:value="1" calcext:value-type="float">
            <text:p>1</text:p>
          </table:table-cell>
          <table:table-cell office:value-type="float" office:value="-0.533065" calcext:value-type="float">
            <text:p>-0,5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533065" calcext:value-type="float">
            <text:p>-0,53</text:p>
          </table:table-cell>
          <table:table-cell office:value-type="float" office:value="300.000086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0-100-25-2.dssp</text:p>
          </table:table-cell>
          <table:table-cell office:value-type="float" office:value="1" calcext:value-type="float">
            <text:p>1</text:p>
          </table:table-cell>
          <table:table-cell office:value-type="float" office:value="-0.470083" calcext:value-type="float">
            <text:p>-0,4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470083" calcext:value-type="float">
            <text:p>-0,47</text:p>
          </table:table-cell>
          <table:table-cell office:value-type="float" office:value="300.000108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0-100-5-1.dssp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00.000106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0-100-5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.000131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0-150-10-1.dssp</text:p>
          </table:table-cell>
          <table:table-cell office:value-type="float" office:value="1" calcext:value-type="float">
            <text:p>1</text:p>
          </table:table-cell>
          <table:table-cell office:value-type="float" office:value="0.103121" calcext:value-type="float">
            <text:p>0,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.103121" calcext:value-type="float">
            <text:p>0,1</text:p>
          </table:table-cell>
          <table:table-cell office:value-type="float" office:value="300.000115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0-150-10-2.dssp</text:p>
          </table:table-cell>
          <table:table-cell office:value-type="float" office:value="1" calcext:value-type="float">
            <text:p>1</text:p>
          </table:table-cell>
          <table:table-cell office:value-type="float" office:value="0.090873" calcext:value-type="float">
            <text:p>0,0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.090873" calcext:value-type="float">
            <text:p>0,09</text:p>
          </table:table-cell>
          <table:table-cell office:value-type="float" office:value="300.000166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0-150-15-1.dssp</text:p>
          </table:table-cell>
          <table:table-cell office:value-type="float" office:value="1" calcext:value-type="float">
            <text:p>1</text:p>
          </table:table-cell>
          <table:table-cell office:value-type="float" office:value="-0.06515" calcext:value-type="float">
            <text:p>-0,0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06515" calcext:value-type="float">
            <text:p>-0,07</text:p>
          </table:table-cell>
          <table:table-cell office:value-type="float" office:value="300.000179" calcext:value-type="float">
            <text:p>3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0-150-15-2.dssp</text:p>
          </table:table-cell>
          <table:table-cell office:value-type="float" office:value="1" calcext:value-type="float">
            <text:p>1</text:p>
          </table:table-cell>
          <table:table-cell office:value-type="float" office:value="-0.076322" calcext:value-type="float">
            <text:p>-0,0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076322" calcext:value-type="float">
            <text:p>-0,08</text:p>
          </table:table-cell>
          <table:table-cell office:value-type="float" office:value="300.000146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0-150-20-1.dssp</text:p>
          </table:table-cell>
          <table:table-cell office:value-type="float" office:value="1" calcext:value-type="float">
            <text:p>1</text:p>
          </table:table-cell>
          <table:table-cell office:value-type="float" office:value="-0.209364" calcext:value-type="float">
            <text:p>-0,2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209364" calcext:value-type="float">
            <text:p>-0,21</text:p>
          </table:table-cell>
          <table:table-cell office:value-type="float" office:value="300.000166" calcext:value-type="float">
            <text:p>3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0-150-20-2.dssp</text:p>
          </table:table-cell>
          <table:table-cell office:value-type="float" office:value="1" calcext:value-type="float">
            <text:p>1</text:p>
          </table:table-cell>
          <table:table-cell office:value-type="float" office:value="-0.177698" calcext:value-type="float">
            <text:p>-0,1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177698" calcext:value-type="float">
            <text:p>-0,18</text:p>
          </table:table-cell>
          <table:table-cell office:value-type="float" office:value="300.00016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0-150-25-1.dssp</text:p>
          </table:table-cell>
          <table:table-cell office:value-type="float" office:value="1" calcext:value-type="float">
            <text:p>1</text:p>
          </table:table-cell>
          <table:table-cell office:value-type="float" office:value="-0.333697" calcext:value-type="float">
            <text:p>-0,3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333697" calcext:value-type="float">
            <text:p>-0,33</text:p>
          </table:table-cell>
          <table:table-cell office:value-type="float" office:value="300.000212" calcext:value-type="float">
            <text:p>3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0-150-25-2.dssp</text:p>
          </table:table-cell>
          <table:table-cell office:value-type="float" office:value="1" calcext:value-type="float">
            <text:p>1</text:p>
          </table:table-cell>
          <table:table-cell office:value-type="float" office:value="-0.256713" calcext:value-type="float">
            <text:p>-0,2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256713" calcext:value-type="float">
            <text:p>-0,26</text:p>
          </table:table-cell>
          <table:table-cell office:value-type="float" office:value="300.000256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0-150-5-1.dssp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00.00008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0-150-5-2.dssp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00.000108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0-200-10-1.dssp</text:p>
          </table:table-cell>
          <table:table-cell office:value-type="float" office:value="1" calcext:value-type="float">
            <text:p>1</text:p>
          </table:table-cell>
          <table:table-cell office:value-type="float" office:value="0.21141" calcext:value-type="float">
            <text:p>0,2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.21141" calcext:value-type="float">
            <text:p>0,21</text:p>
          </table:table-cell>
          <table:table-cell office:value-type="float" office:value="300.00008" calcext:value-type="float">
            <text:p>3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0-200-10-2.dssp</text:p>
          </table:table-cell>
          <table:table-cell office:value-type="float" office:value="1" calcext:value-type="float">
            <text:p>1</text:p>
          </table:table-cell>
          <table:table-cell office:value-type="float" office:value="0.083486" calcext:value-type="float">
            <text:p>0,0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.083486" calcext:value-type="float">
            <text:p>0,08</text:p>
          </table:table-cell>
          <table:table-cell office:value-type="float" office:value="300.000098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0-200-15-1.dssp</text:p>
          </table:table-cell>
          <table:table-cell office:value-type="float" office:value="1" calcext:value-type="float">
            <text:p>1</text:p>
          </table:table-cell>
          <table:table-cell office:value-type="float" office:value="-0.014199" calcext:value-type="float">
            <text:p>-0,0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014199" calcext:value-type="float">
            <text:p>-0,01</text:p>
          </table:table-cell>
          <table:table-cell office:value-type="float" office:value="300.000088" calcext:value-type="float">
            <text:p>3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0-200-15-2.dssp</text:p>
          </table:table-cell>
          <table:table-cell office:value-type="float" office:value="1" calcext:value-type="float">
            <text:p>1</text:p>
          </table:table-cell>
          <table:table-cell office:value-type="float" office:value="-0.016057" calcext:value-type="float">
            <text:p>-0,0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016057" calcext:value-type="float">
            <text:p>-0,02</text:p>
          </table:table-cell>
          <table:table-cell office:value-type="float" office:value="300.000222" calcext:value-type="float">
            <text:p>3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0-200-20-1.dssp</text:p>
          </table:table-cell>
          <table:table-cell office:value-type="float" office:value="1" calcext:value-type="float">
            <text:p>1</text:p>
          </table:table-cell>
          <table:table-cell office:value-type="float" office:value="-0.129817" calcext:value-type="float">
            <text:p>-0,1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129817" calcext:value-type="float">
            <text:p>-0,13</text:p>
          </table:table-cell>
          <table:table-cell office:value-type="float" office:value="300.000104" calcext:value-type="float">
            <text:p>3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0-200-20-2.dssp</text:p>
          </table:table-cell>
          <table:table-cell office:value-type="float" office:value="1" calcext:value-type="float">
            <text:p>1</text:p>
          </table:table-cell>
          <table:table-cell office:value-type="float" office:value="-0.114114" calcext:value-type="float">
            <text:p>-0,1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114114" calcext:value-type="float">
            <text:p>-0,11</text:p>
          </table:table-cell>
          <table:table-cell office:value-type="float" office:value="300.000173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0-200-25-1.dssp</text:p>
          </table:table-cell>
          <table:table-cell office:value-type="float" office:value="1" calcext:value-type="float">
            <text:p>1</text:p>
          </table:table-cell>
          <table:table-cell office:value-type="float" office:value="-0.220752" calcext:value-type="float">
            <text:p>-0,2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220752" calcext:value-type="float">
            <text:p>-0,22</text:p>
          </table:table-cell>
          <table:table-cell office:value-type="float" office:value="300.000312" calcext:value-type="float">
            <text:p>3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0-200-25-2.dssp</text:p>
          </table:table-cell>
          <table:table-cell office:value-type="float" office:value="1" calcext:value-type="float">
            <text:p>1</text:p>
          </table:table-cell>
          <table:table-cell office:value-type="float" office:value="-0.175538" calcext:value-type="float">
            <text:p>-0,1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175538" calcext:value-type="float">
            <text:p>-0,18</text:p>
          </table:table-cell>
          <table:table-cell office:value-type="float" office:value="300.000244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0-200-5-1.dssp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00.000105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0-200-5-2.dssp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00.000112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0-250-10-1.dssp</text:p>
          </table:table-cell>
          <table:table-cell office:value-type="float" office:value="1" calcext:value-type="float">
            <text:p>1</text:p>
          </table:table-cell>
          <table:table-cell office:value-type="float" office:value="0.236621" calcext:value-type="float">
            <text:p>0,2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.236621" calcext:value-type="float">
            <text:p>0,24</text:p>
          </table:table-cell>
          <table:table-cell office:value-type="float" office:value="300.000093" calcext:value-type="float">
            <text:p>3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0-250-10-2.dssp</text:p>
          </table:table-cell>
          <table:table-cell office:value-type="float" office:value="1" calcext:value-type="float">
            <text:p>1</text:p>
          </table:table-cell>
          <table:table-cell office:value-type="float" office:value="0.109244" calcext:value-type="float">
            <text:p>0,1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.109244" calcext:value-type="float">
            <text:p>0,11</text:p>
          </table:table-cell>
          <table:table-cell office:value-type="float" office:value="300.000274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0-250-15-1.dssp</text:p>
          </table:table-cell>
          <table:table-cell office:value-type="float" office:value="1" calcext:value-type="float">
            <text:p>1</text:p>
          </table:table-cell>
          <table:table-cell office:value-type="float" office:value="0.037665" calcext:value-type="float">
            <text:p>0,0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.037665" calcext:value-type="float">
            <text:p>0,04</text:p>
          </table:table-cell>
          <table:table-cell office:value-type="float" office:value="300.00015" calcext:value-type="float">
            <text:p>3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0-250-15-2.dssp</text:p>
          </table:table-cell>
          <table:table-cell office:value-type="float" office:value="1" calcext:value-type="float">
            <text:p>1</text:p>
          </table:table-cell>
          <table:table-cell office:value-type="float" office:value="0.007588" calcext:value-type="float">
            <text:p>0,0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.007588" calcext:value-type="float">
            <text:p>0,01</text:p>
          </table:table-cell>
          <table:table-cell office:value-type="float" office:value="300.000112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0-250-20-1.dssp</text:p>
          </table:table-cell>
          <table:table-cell office:value-type="float" office:value="1" calcext:value-type="float">
            <text:p>1</text:p>
          </table:table-cell>
          <table:table-cell office:value-type="float" office:value="-0.088963" calcext:value-type="float">
            <text:p>-0,0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088963" calcext:value-type="float">
            <text:p>-0,09</text:p>
          </table:table-cell>
          <table:table-cell office:value-type="float" office:value="300.000266" calcext:value-type="float">
            <text:p>3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0-250-20-2.dssp</text:p>
          </table:table-cell>
          <table:table-cell office:value-type="float" office:value="1" calcext:value-type="float">
            <text:p>1</text:p>
          </table:table-cell>
          <table:table-cell office:value-type="float" office:value="-0.052691" calcext:value-type="float">
            <text:p>-0,0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052691" calcext:value-type="float">
            <text:p>-0,05</text:p>
          </table:table-cell>
          <table:table-cell office:value-type="float" office:value="300.000297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0-250-25-1.dssp</text:p>
          </table:table-cell>
          <table:table-cell office:value-type="float" office:value="1" calcext:value-type="float">
            <text:p>1</text:p>
          </table:table-cell>
          <table:table-cell office:value-type="float" office:value="-0.157865" calcext:value-type="float">
            <text:p>-0,1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157865" calcext:value-type="float">
            <text:p>-0,16</text:p>
          </table:table-cell>
          <table:table-cell office:value-type="float" office:value="300.000217" calcext:value-type="float">
            <text:p>3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0-250-25-2.dssp</text:p>
          </table:table-cell>
          <table:table-cell office:value-type="float" office:value="1" calcext:value-type="float">
            <text:p>1</text:p>
          </table:table-cell>
          <table:table-cell office:value-type="float" office:value="-0.10759" calcext:value-type="float">
            <text:p>-0,1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10759" calcext:value-type="float">
            <text:p>-0,11</text:p>
          </table:table-cell>
          <table:table-cell office:value-type="float" office:value="300.000309" calcext:value-type="float">
            <text:p>3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0-250-5-1.dssp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00.000081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0-250-5-2.dssp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00.000144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0-50-1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.000093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0-50-1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300.000091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0-50-15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300.000096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0-50-15-2.dssp</text:p>
          </table:table-cell>
          <table:table-cell office:value-type="float" office:value="1" calcext:value-type="float">
            <text:p>1</text:p>
          </table:table-cell>
          <table:table-cell office:value-type="float" office:value="-0.473673" calcext:value-type="float">
            <text:p>-0,4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473673" calcext:value-type="float">
            <text:p>-0,47</text:p>
          </table:table-cell>
          <table:table-cell office:value-type="float" office:value="300.000116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0-50-2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.000094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0-50-20-2.dssp</text:p>
          </table:table-cell>
          <table:table-cell office:value-type="float" office:value="1" calcext:value-type="float">
            <text:p>1</text:p>
          </table:table-cell>
          <table:table-cell office:value-type="float" office:value="-0.725299" calcext:value-type="float">
            <text:p>-0,7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725299" calcext:value-type="float">
            <text:p>-0,73</text:p>
          </table:table-cell>
          <table:table-cell office:value-type="float" office:value="300.000083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0-50-25-1.dssp</text:p>
          </table:table-cell>
          <table:table-cell office:value-type="float" office:value="1" calcext:value-type="float">
            <text:p>1</text:p>
          </table:table-cell>
          <table:table-cell office:value-type="float" office:value="-1.137945" calcext:value-type="float">
            <text:p>-1,1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137945" calcext:value-type="float">
            <text:p>-1,14</text:p>
          </table:table-cell>
          <table:table-cell office:value-type="float" office:value="300.000109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0-50-25-2.dssp</text:p>
          </table:table-cell>
          <table:table-cell office:value-type="float" office:value="1" calcext:value-type="float">
            <text:p>1</text:p>
          </table:table-cell>
          <table:table-cell office:value-type="float" office:value="-1.011277" calcext:value-type="float">
            <text:p>-1,0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011277" calcext:value-type="float">
            <text:p>-1,01</text:p>
          </table:table-cell>
          <table:table-cell office:value-type="float" office:value="300.000089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0-50-5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.000081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0-50-5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300.000086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0-100-10-1.dss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1" calcext:value-type="float">
            <text:p>1</text:p>
          </table:table-cell>
          <table:table-cell office:value-type="float" office:value="300.000077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0-100-10-2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300.000104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0-100-15-1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300.000108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0-100-15-2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300.000081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0-100-20-1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300.00011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0-100-20-2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300.000076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0-100-25-1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300.000181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0-100-25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300.000141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0-100-5-1.dss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1" calcext:value-type="float">
            <text:p>1</text:p>
          </table:table-cell>
          <table:table-cell office:value-type="float" office:value="300.000103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0-100-5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300.000085" calcext:value-type="float">
            <text:p>3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0-150-10-1.dss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1" calcext:value-type="float">
            <text:p>1</text:p>
          </table:table-cell>
          <table:table-cell office:value-type="float" office:value="300.0001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0-150-10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300.00015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0-150-15-1.dssp</text:p>
          </table:table-cell>
          <table:table-cell office:value-type="float" office:value="1" calcext:value-type="float">
            <text:p>1</text:p>
          </table:table-cell>
          <table:table-cell office:value-type="float" office:value="0.189804" calcext:value-type="float">
            <text:p>0,1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.189804" calcext:value-type="float">
            <text:p>0,19</text:p>
          </table:table-cell>
          <table:table-cell office:value-type="float" office:value="300.000164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0-150-15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300.000188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0-150-20-1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300.000225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0-150-20-2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300.000209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0-150-25-1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300.000186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0-150-25-2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300.000224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0-150-5-1.dss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1" calcext:value-type="float">
            <text:p>1</text:p>
          </table:table-cell>
          <table:table-cell office:value-type="float" office:value="300.000093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0-150-5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300.000141" calcext:value-type="float">
            <text:p>3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0-200-10-1.dss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1" calcext:value-type="float">
            <text:p>1</text:p>
          </table:table-cell>
          <table:table-cell office:value-type="float" office:value="300.000157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0-200-10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300.000092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0-200-15-1.dssp</text:p>
          </table:table-cell>
          <table:table-cell office:value-type="float" office:value="1" calcext:value-type="float">
            <text:p>1</text:p>
          </table:table-cell>
          <table:table-cell office:value-type="float" office:value="0.222489" calcext:value-type="float">
            <text:p>0,2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.222489" calcext:value-type="float">
            <text:p>0,22</text:p>
          </table:table-cell>
          <table:table-cell office:value-type="float" office:value="300.000226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0-200-15-2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300.000098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0-200-20-1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300.000272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0-200-20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300.000129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0-200-25-1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300.000259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0-200-25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300.000276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0-200-5-1.dss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1" calcext:value-type="float">
            <text:p>1</text:p>
          </table:table-cell>
          <table:table-cell office:value-type="float" office:value="300.000127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0-200-5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300.000141" calcext:value-type="float">
            <text:p>3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0-250-10-1.dss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1" calcext:value-type="float">
            <text:p>1</text:p>
          </table:table-cell>
          <table:table-cell office:value-type="float" office:value="300.000168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0-250-10-2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300.000273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0-250-15-1.dssp</text:p>
          </table:table-cell>
          <table:table-cell office:value-type="float" office:value="1" calcext:value-type="float">
            <text:p>1</text:p>
          </table:table-cell>
          <table:table-cell office:value-type="float" office:value="0.222493" calcext:value-type="float">
            <text:p>0,2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.222493" calcext:value-type="float">
            <text:p>0,22</text:p>
          </table:table-cell>
          <table:table-cell office:value-type="float" office:value="300.000087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0-250-15-2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300.000189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0-250-20-1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300.000216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0-250-20-2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300.000187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0-250-25-1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300.000188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0-250-25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300.000304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0-250-5-1.dss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1" calcext:value-type="float">
            <text:p>1</text:p>
          </table:table-cell>
          <table:table-cell office:value-type="float" office:value="300.000134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0-250-5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300.000164" calcext:value-type="float">
            <text:p>3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0-50-10-1.dss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1" calcext:value-type="float">
            <text:p>1</text:p>
          </table:table-cell>
          <table:table-cell office:value-type="float" office:value="300.000092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0-50-10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300.000101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0-50-15-1.dssp</text:p>
          </table:table-cell>
          <table:table-cell office:value-type="float" office:value="1" calcext:value-type="float">
            <text:p>1</text:p>
          </table:table-cell>
          <table:table-cell office:value-type="float" office:value="-0.071384" calcext:value-type="float">
            <text:p>-0,0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071384" calcext:value-type="float">
            <text:p>-0,07</text:p>
          </table:table-cell>
          <table:table-cell office:value-type="float" office:value="300.000094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0-50-15-2.dssp</text:p>
          </table:table-cell>
          <table:table-cell office:value-type="float" office:value="1" calcext:value-type="float">
            <text:p>1</text:p>
          </table:table-cell>
          <table:table-cell office:value-type="float" office:value="-0.073217" calcext:value-type="float">
            <text:p>-0,0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073217" calcext:value-type="float">
            <text:p>-0,07</text:p>
          </table:table-cell>
          <table:table-cell office:value-type="float" office:value="300.000112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0-50-20-1.dssp</text:p>
          </table:table-cell>
          <table:table-cell office:value-type="float" office:value="1" calcext:value-type="float">
            <text:p>1</text:p>
          </table:table-cell>
          <table:table-cell office:value-type="float" office:value="-0.172857" calcext:value-type="float">
            <text:p>-0,1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172857" calcext:value-type="float">
            <text:p>-0,17</text:p>
          </table:table-cell>
          <table:table-cell office:value-type="float" office:value="300.000086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0-50-20-2.dssp</text:p>
          </table:table-cell>
          <table:table-cell office:value-type="float" office:value="1" calcext:value-type="float">
            <text:p>1</text:p>
          </table:table-cell>
          <table:table-cell office:value-type="float" office:value="-0.13925" calcext:value-type="float">
            <text:p>-0,1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13925" calcext:value-type="float">
            <text:p>-0,14</text:p>
          </table:table-cell>
          <table:table-cell office:value-type="float" office:value="300.000129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0-50-25-1.dssp</text:p>
          </table:table-cell>
          <table:table-cell office:value-type="float" office:value="1" calcext:value-type="float">
            <text:p>1</text:p>
          </table:table-cell>
          <table:table-cell office:value-type="float" office:value="-0.507492" calcext:value-type="float">
            <text:p>-0,5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507492" calcext:value-type="float">
            <text:p>-0,51</text:p>
          </table:table-cell>
          <table:table-cell office:value-type="float" office:value="300.000128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0-50-25-2.dssp</text:p>
          </table:table-cell>
          <table:table-cell office:value-type="float" office:value="1" calcext:value-type="float">
            <text:p>1</text:p>
          </table:table-cell>
          <table:table-cell office:value-type="float" office:value="-0.464686" calcext:value-type="float">
            <text:p>-0,4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464686" calcext:value-type="float">
            <text:p>-0,46</text:p>
          </table:table-cell>
          <table:table-cell office:value-type="float" office:value="300.000095" calcext:value-type="float">
            <text:p>3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0-50-5-1.dss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1" calcext:value-type="float">
            <text:p>1</text:p>
          </table:table-cell>
          <table:table-cell office:value-type="float" office:value="300.000088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0-50-5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300.000092" calcext:value-type="float">
            <text:p>3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</table:table>
      <table:table table:name="BCPA" table:style-name="ta1">
        <table:table-column table:style-name="co24" table:number-columns-repeated="2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2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1" table:default-cell-style-name="Default"/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-20-100-100-10-1.dssp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54535" calcext:value-type="float">
            <text:p>0,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-20-100-100-1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3122" calcext:value-type="float">
            <text:p>0,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-20-100-100-15-1.dssp</text:p>
          </table:table-cell>
          <table:table-cell office:value-type="float" office:value="1" calcext:value-type="float">
            <text:p>1</text:p>
          </table:table-cell>
          <table:table-cell office:value-type="float" office:value="-0.19898" calcext:value-type="float">
            <text:p>-0,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19898" calcext:value-type="float">
            <text:p>-0,2</text:p>
          </table:table-cell>
          <table:table-cell office:value-type="float" office:value="2.635431" calcext:value-type="float">
            <text:p>2,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-20-100-100-15-2.dssp</text:p>
          </table:table-cell>
          <table:table-cell office:value-type="float" office:value="1" calcext:value-type="float">
            <text:p>1</text:p>
          </table:table-cell>
          <table:table-cell office:value-type="float" office:value="-0.170316" calcext:value-type="float">
            <text:p>-0,1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170316" calcext:value-type="float">
            <text:p>-0,17</text:p>
          </table:table-cell>
          <table:table-cell office:value-type="float" office:value="1.383128" calcext:value-type="float">
            <text:p>1,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-20-100-100-20-1.dssp</text:p>
          </table:table-cell>
          <table:table-cell office:value-type="float" office:value="1" calcext:value-type="float">
            <text:p>1</text:p>
          </table:table-cell>
          <table:table-cell office:value-type="float" office:value="-0.402788" calcext:value-type="float">
            <text:p>-0,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402788" calcext:value-type="float">
            <text:p>-0,4</text:p>
          </table:table-cell>
          <table:table-cell office:value-type="float" office:value="2.720544" calcext:value-type="float">
            <text:p>2,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-20-100-100-20-2.dssp</text:p>
          </table:table-cell>
          <table:table-cell office:value-type="float" office:value="1" calcext:value-type="float">
            <text:p>1</text:p>
          </table:table-cell>
          <table:table-cell office:value-type="float" office:value="-0.313219" calcext:value-type="float">
            <text:p>-0,3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313219" calcext:value-type="float">
            <text:p>-0,31</text:p>
          </table:table-cell>
          <table:table-cell office:value-type="float" office:value="1.818848" calcext:value-type="float">
            <text:p>1,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-20-100-100-25-1.dssp</text:p>
          </table:table-cell>
          <table:table-cell office:value-type="float" office:value="1" calcext:value-type="float">
            <text:p>1</text:p>
          </table:table-cell>
          <table:table-cell office:value-type="float" office:value="-0.533065" calcext:value-type="float">
            <text:p>-0,5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533065" calcext:value-type="float">
            <text:p>-0,53</text:p>
          </table:table-cell>
          <table:table-cell office:value-type="float" office:value="10.269705" calcext:value-type="float">
            <text:p>10,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-20-100-100-25-2.dssp</text:p>
          </table:table-cell>
          <table:table-cell office:value-type="float" office:value="1" calcext:value-type="float">
            <text:p>1</text:p>
          </table:table-cell>
          <table:table-cell office:value-type="float" office:value="-0.470083" calcext:value-type="float">
            <text:p>-0,4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470083" calcext:value-type="float">
            <text:p>-0,47</text:p>
          </table:table-cell>
          <table:table-cell office:value-type="float" office:value="2.281192" calcext:value-type="float">
            <text:p>2,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-20-100-100-5-1.dssp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44538" calcext:value-type="float">
            <text:p>0,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-20-100-100-5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9413" calcext:value-type="float">
            <text:p>0,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-20-150-150-10-1.dssp</text:p>
          </table:table-cell>
          <table:table-cell office:value-type="float" office:value="1" calcext:value-type="float">
            <text:p>1</text:p>
          </table:table-cell>
          <table:table-cell office:value-type="float" office:value="0.103121" calcext:value-type="float">
            <text:p>0,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.103121" calcext:value-type="float">
            <text:p>0,1</text:p>
          </table:table-cell>
          <table:table-cell office:value-type="float" office:value="2.659458" calcext:value-type="float">
            <text:p>2,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-20-150-150-10-2.dssp</text:p>
          </table:table-cell>
          <table:table-cell office:value-type="float" office:value="1" calcext:value-type="float">
            <text:p>1</text:p>
          </table:table-cell>
          <table:table-cell office:value-type="float" office:value="0.090873" calcext:value-type="float">
            <text:p>0,0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.090873" calcext:value-type="float">
            <text:p>0,09</text:p>
          </table:table-cell>
          <table:table-cell office:value-type="float" office:value="1.149107" calcext:value-type="float">
            <text:p>1,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-20-150-150-15-1.dssp</text:p>
          </table:table-cell>
          <table:table-cell office:value-type="float" office:value="1" calcext:value-type="float">
            <text:p>1</text:p>
          </table:table-cell>
          <table:table-cell office:value-type="float" office:value="-0.06515" calcext:value-type="float">
            <text:p>-0,0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06515" calcext:value-type="float">
            <text:p>-0,07</text:p>
          </table:table-cell>
          <table:table-cell office:value-type="float" office:value="3.744779" calcext:value-type="float">
            <text:p>3,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-20-150-150-15-2.dssp</text:p>
          </table:table-cell>
          <table:table-cell office:value-type="float" office:value="1" calcext:value-type="float">
            <text:p>1</text:p>
          </table:table-cell>
          <table:table-cell office:value-type="float" office:value="-0.076322" calcext:value-type="float">
            <text:p>-0,0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076322" calcext:value-type="float">
            <text:p>-0,08</text:p>
          </table:table-cell>
          <table:table-cell office:value-type="float" office:value="3.839484" calcext:value-type="float">
            <text:p>3,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-20-150-150-20-1.dssp</text:p>
          </table:table-cell>
          <table:table-cell office:value-type="float" office:value="1" calcext:value-type="float">
            <text:p>1</text:p>
          </table:table-cell>
          <table:table-cell office:value-type="float" office:value="-0.209364" calcext:value-type="float">
            <text:p>-0,2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209364" calcext:value-type="float">
            <text:p>-0,21</text:p>
          </table:table-cell>
          <table:table-cell office:value-type="float" office:value="5.769166" calcext:value-type="float">
            <text:p>5,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-20-150-150-20-2.dssp</text:p>
          </table:table-cell>
          <table:table-cell office:value-type="float" office:value="1" calcext:value-type="float">
            <text:p>1</text:p>
          </table:table-cell>
          <table:table-cell office:value-type="float" office:value="-0.177698" calcext:value-type="float">
            <text:p>-0,1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177698" calcext:value-type="float">
            <text:p>-0,18</text:p>
          </table:table-cell>
          <table:table-cell office:value-type="float" office:value="6.178681" calcext:value-type="float">
            <text:p>6,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-20-150-150-25-1.dssp</text:p>
          </table:table-cell>
          <table:table-cell office:value-type="float" office:value="1" calcext:value-type="float">
            <text:p>1</text:p>
          </table:table-cell>
          <table:table-cell office:value-type="float" office:value="-0.333697" calcext:value-type="float">
            <text:p>-0,3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333697" calcext:value-type="float">
            <text:p>-0,33</text:p>
          </table:table-cell>
          <table:table-cell office:value-type="float" office:value="10.581204" calcext:value-type="float">
            <text:p>10,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-20-150-150-25-2.dssp</text:p>
          </table:table-cell>
          <table:table-cell office:value-type="float" office:value="1" calcext:value-type="float">
            <text:p>1</text:p>
          </table:table-cell>
          <table:table-cell office:value-type="float" office:value="-0.256713" calcext:value-type="float">
            <text:p>-0,2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256713" calcext:value-type="float">
            <text:p>-0,26</text:p>
          </table:table-cell>
          <table:table-cell office:value-type="float" office:value="4.910376" calcext:value-type="float">
            <text:p>4,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-20-150-150-5-1.dssp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16454" calcext:value-type="float">
            <text:p>0,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-20-150-150-5-2.dssp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31031" calcext:value-type="float">
            <text:p>0,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-20-200-200-10-1.dssp</text:p>
          </table:table-cell>
          <table:table-cell office:value-type="float" office:value="1" calcext:value-type="float">
            <text:p>1</text:p>
          </table:table-cell>
          <table:table-cell office:value-type="float" office:value="0.21141" calcext:value-type="float">
            <text:p>0,2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.21141" calcext:value-type="float">
            <text:p>0,21</text:p>
          </table:table-cell>
          <table:table-cell office:value-type="float" office:value="2.302958" calcext:value-type="float">
            <text:p>2,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-20-200-200-10-2.dssp</text:p>
          </table:table-cell>
          <table:table-cell office:value-type="float" office:value="1" calcext:value-type="float">
            <text:p>1</text:p>
          </table:table-cell>
          <table:table-cell office:value-type="float" office:value="0.083486" calcext:value-type="float">
            <text:p>0,0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.083486" calcext:value-type="float">
            <text:p>0,08</text:p>
          </table:table-cell>
          <table:table-cell office:value-type="float" office:value="3.48599" calcext:value-type="float">
            <text:p>3,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-20-200-200-15-1.dssp</text:p>
          </table:table-cell>
          <table:table-cell office:value-type="float" office:value="1" calcext:value-type="float">
            <text:p>1</text:p>
          </table:table-cell>
          <table:table-cell office:value-type="float" office:value="-0.014199" calcext:value-type="float">
            <text:p>-0,0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014199" calcext:value-type="float">
            <text:p>-0,01</text:p>
          </table:table-cell>
          <table:table-cell office:value-type="float" office:value="7.219077" calcext:value-type="float">
            <text:p>7,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-20-200-200-15-2.dssp</text:p>
          </table:table-cell>
          <table:table-cell office:value-type="float" office:value="1" calcext:value-type="float">
            <text:p>1</text:p>
          </table:table-cell>
          <table:table-cell office:value-type="float" office:value="-0.016057" calcext:value-type="float">
            <text:p>-0,0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016057" calcext:value-type="float">
            <text:p>-0,02</text:p>
          </table:table-cell>
          <table:table-cell office:value-type="float" office:value="6.314769" calcext:value-type="float">
            <text:p>6,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-20-200-200-20-1.dssp</text:p>
          </table:table-cell>
          <table:table-cell office:value-type="float" office:value="1" calcext:value-type="float">
            <text:p>1</text:p>
          </table:table-cell>
          <table:table-cell office:value-type="float" office:value="-0.129817" calcext:value-type="float">
            <text:p>-0,1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129817" calcext:value-type="float">
            <text:p>-0,13</text:p>
          </table:table-cell>
          <table:table-cell office:value-type="float" office:value="9.881216" calcext:value-type="float">
            <text:p>9,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-20-200-200-20-2.dssp</text:p>
          </table:table-cell>
          <table:table-cell office:value-type="float" office:value="1" calcext:value-type="float">
            <text:p>1</text:p>
          </table:table-cell>
          <table:table-cell office:value-type="float" office:value="-0.114114" calcext:value-type="float">
            <text:p>-0,1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114114" calcext:value-type="float">
            <text:p>-0,11</text:p>
          </table:table-cell>
          <table:table-cell office:value-type="float" office:value="8.128279" calcext:value-type="float">
            <text:p>8,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-20-200-200-25-1.dssp</text:p>
          </table:table-cell>
          <table:table-cell office:value-type="float" office:value="1" calcext:value-type="float">
            <text:p>1</text:p>
          </table:table-cell>
          <table:table-cell office:value-type="float" office:value="-0.220752" calcext:value-type="float">
            <text:p>-0,2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220752" calcext:value-type="float">
            <text:p>-0,22</text:p>
          </table:table-cell>
          <table:table-cell office:value-type="float" office:value="10.757607" calcext:value-type="float">
            <text:p>10,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-20-200-200-25-2.dssp</text:p>
          </table:table-cell>
          <table:table-cell office:value-type="float" office:value="1" calcext:value-type="float">
            <text:p>1</text:p>
          </table:table-cell>
          <table:table-cell office:value-type="float" office:value="-0.175538" calcext:value-type="float">
            <text:p>-0,1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175538" calcext:value-type="float">
            <text:p>-0,18</text:p>
          </table:table-cell>
          <table:table-cell office:value-type="float" office:value="9.758824" calcext:value-type="float">
            <text:p>9,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-20-200-200-5-1.dssp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31808" calcext:value-type="float">
            <text:p>0,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-20-200-200-5-2.dssp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4482" calcext:value-type="float">
            <text:p>0,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-20-250-250-10-1.dssp</text:p>
          </table:table-cell>
          <table:table-cell office:value-type="float" office:value="1" calcext:value-type="float">
            <text:p>1</text:p>
          </table:table-cell>
          <table:table-cell office:value-type="float" office:value="0.236621" calcext:value-type="float">
            <text:p>0,2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.236621" calcext:value-type="float">
            <text:p>0,24</text:p>
          </table:table-cell>
          <table:table-cell office:value-type="float" office:value="2.813429" calcext:value-type="float">
            <text:p>2,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-20-250-250-10-2.dssp</text:p>
          </table:table-cell>
          <table:table-cell office:value-type="float" office:value="1" calcext:value-type="float">
            <text:p>1</text:p>
          </table:table-cell>
          <table:table-cell office:value-type="float" office:value="0.109244" calcext:value-type="float">
            <text:p>0,1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.109244" calcext:value-type="float">
            <text:p>0,11</text:p>
          </table:table-cell>
          <table:table-cell office:value-type="float" office:value="5.111747" calcext:value-type="float">
            <text:p>5,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-20-250-250-15-1.dssp</text:p>
          </table:table-cell>
          <table:table-cell office:value-type="float" office:value="1" calcext:value-type="float">
            <text:p>1</text:p>
          </table:table-cell>
          <table:table-cell office:value-type="float" office:value="0.037665" calcext:value-type="float">
            <text:p>0,0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.037665" calcext:value-type="float">
            <text:p>0,04</text:p>
          </table:table-cell>
          <table:table-cell office:value-type="float" office:value="8.520475" calcext:value-type="float">
            <text:p>8,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-20-250-250-15-2.dssp</text:p>
          </table:table-cell>
          <table:table-cell office:value-type="float" office:value="1" calcext:value-type="float">
            <text:p>1</text:p>
          </table:table-cell>
          <table:table-cell office:value-type="float" office:value="0.007588" calcext:value-type="float">
            <text:p>0,0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.007588" calcext:value-type="float">
            <text:p>0,01</text:p>
          </table:table-cell>
          <table:table-cell office:value-type="float" office:value="4.837569" calcext:value-type="float">
            <text:p>4,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-20-250-250-20-1.dssp</text:p>
          </table:table-cell>
          <table:table-cell office:value-type="float" office:value="1" calcext:value-type="float">
            <text:p>1</text:p>
          </table:table-cell>
          <table:table-cell office:value-type="float" office:value="-0.088963" calcext:value-type="float">
            <text:p>-0,0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088963" calcext:value-type="float">
            <text:p>-0,09</text:p>
          </table:table-cell>
          <table:table-cell office:value-type="float" office:value="15.736596" calcext:value-type="float">
            <text:p>15,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-20-250-250-20-2.dssp</text:p>
          </table:table-cell>
          <table:table-cell office:value-type="float" office:value="1" calcext:value-type="float">
            <text:p>1</text:p>
          </table:table-cell>
          <table:table-cell office:value-type="float" office:value="-0.052691" calcext:value-type="float">
            <text:p>-0,0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052691" calcext:value-type="float">
            <text:p>-0,05</text:p>
          </table:table-cell>
          <table:table-cell office:value-type="float" office:value="17.453915" calcext:value-type="float">
            <text:p>17,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-20-250-250-25-1.dssp</text:p>
          </table:table-cell>
          <table:table-cell office:value-type="float" office:value="1" calcext:value-type="float">
            <text:p>1</text:p>
          </table:table-cell>
          <table:table-cell office:value-type="float" office:value="-0.157865" calcext:value-type="float">
            <text:p>-0,1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157865" calcext:value-type="float">
            <text:p>-0,16</text:p>
          </table:table-cell>
          <table:table-cell office:value-type="float" office:value="1800.51701" calcext:value-type="float">
            <text:p>1800,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-20-250-250-25-2.dssp</text:p>
          </table:table-cell>
          <table:table-cell office:value-type="float" office:value="1" calcext:value-type="float">
            <text:p>1</text:p>
          </table:table-cell>
          <table:table-cell office:value-type="float" office:value="-0.10759" calcext:value-type="float">
            <text:p>-0,1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10759" calcext:value-type="float">
            <text:p>-0,11</text:p>
          </table:table-cell>
          <table:table-cell office:value-type="float" office:value="14.943009" calcext:value-type="float">
            <text:p>14,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-20-250-250-5-1.dssp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4885" calcext:value-type="float">
            <text:p>0,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-20-250-250-5-2.dssp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4598" calcext:value-type="float">
            <text:p>0,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-20-50-50-1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214" calcext:value-type="float">
            <text:p>0,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BCPA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rand-20-50-50-1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020617" calcext:value-type="float">
            <text:p>0,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-20-50-50-15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279535" calcext:value-type="float">
            <text:p>0,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-20-50-50-15-2.dssp</text:p>
          </table:table-cell>
          <table:table-cell office:value-type="float" office:value="1" calcext:value-type="float">
            <text:p>1</text:p>
          </table:table-cell>
          <table:table-cell office:value-type="float" office:value="-0.473673" calcext:value-type="float">
            <text:p>-0,4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473673" calcext:value-type="float">
            <text:p>-0,47</text:p>
          </table:table-cell>
          <table:table-cell office:value-type="float" office:value="0.073844" calcext:value-type="float">
            <text:p>0,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-20-50-50-2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9783" calcext:value-type="float">
            <text:p>0,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-20-50-50-20-2.dssp</text:p>
          </table:table-cell>
          <table:table-cell office:value-type="float" office:value="1" calcext:value-type="float">
            <text:p>1</text:p>
          </table:table-cell>
          <table:table-cell office:value-type="float" office:value="-0.725299" calcext:value-type="float">
            <text:p>-0,7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725299" calcext:value-type="float">
            <text:p>-0,73</text:p>
          </table:table-cell>
          <table:table-cell office:value-type="float" office:value="0.205746" calcext:value-type="float">
            <text:p>0,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-20-50-50-25-1.dssp</text:p>
          </table:table-cell>
          <table:table-cell office:value-type="float" office:value="1" calcext:value-type="float">
            <text:p>1</text:p>
          </table:table-cell>
          <table:table-cell office:value-type="float" office:value="-1.137945" calcext:value-type="float">
            <text:p>-1,1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137945" calcext:value-type="float">
            <text:p>-1,14</text:p>
          </table:table-cell>
          <table:table-cell office:value-type="float" office:value="0.344945" calcext:value-type="float">
            <text:p>0,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-20-50-50-25-2.dssp</text:p>
          </table:table-cell>
          <table:table-cell office:value-type="float" office:value="1" calcext:value-type="float">
            <text:p>1</text:p>
          </table:table-cell>
          <table:table-cell office:value-type="float" office:value="-1.011277" calcext:value-type="float">
            <text:p>-1,0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011277" calcext:value-type="float">
            <text:p>-1,01</text:p>
          </table:table-cell>
          <table:table-cell office:value-type="float" office:value="0.372163" calcext:value-type="float">
            <text:p>0,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-20-50-50-5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0073" calcext:value-type="float">
            <text:p>0,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-20-50-50-5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016314" calcext:value-type="float">
            <text:p>0,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CP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-4-100-100-10-1.dss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1" calcext:value-type="float">
            <text:p>1</text:p>
          </table:table-cell>
          <table:table-cell office:value-type="float" office:value="0.492722" calcext:value-type="float">
            <text:p>0,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CP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-4-100-100-10-2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0.315244" calcext:value-type="float">
            <text:p>0,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CP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nd-4-100-100-15-1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7.773223" calcext:value-type="float">
            <text:p>7,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CP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-4-100-100-15-2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0.890442" calcext:value-type="float">
            <text:p>0,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CPA</text:p>
          </table:table-cell>
          <table:table-cell office:value-type="float" office:value="1E+020" calcext:value-type="float">
            <text:p>1,00E+20</text:p>
          </table:table-cell>
          <table:table-cell office:value-type="string" calcext:value-type="string">
            <text:p>rand-4-100-100-20-1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0.270841" calcext:value-type="float">
            <text:p>0,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CPA</text:p>
          </table:table-cell>
          <table:table-cell office:value-type="float" office:value="1E+020" calcext:value-type="float">
            <text:p>1,00E+20</text:p>
          </table:table-cell>
          <table:table-cell office:value-type="string" calcext:value-type="string">
            <text:p>rand-4-100-100-20-2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0.221987" calcext:value-type="float">
            <text:p>0,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CP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nd-4-100-100-25-1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515.153698" calcext:value-type="float">
            <text:p>515,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CP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-4-100-100-25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9.299646" calcext:value-type="float">
            <text:p>9,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C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nd-4-100-100-5-1.dss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1" calcext:value-type="float">
            <text:p>1</text:p>
          </table:table-cell>
          <table:table-cell office:value-type="float" office:value="0.0443" calcext:value-type="float">
            <text:p>0,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C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nd-4-100-100-5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0.050811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CP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nd-4-150-150-10-1.dss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1" calcext:value-type="float">
            <text:p>1</text:p>
          </table:table-cell>
          <table:table-cell office:value-type="float" office:value="0.768805" calcext:value-type="float">
            <text:p>0,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CP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-4-150-150-10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0.333149" calcext:value-type="float">
            <text:p>0,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CP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nd-4-150-150-15-1.dssp</text:p>
          </table:table-cell>
          <table:table-cell office:value-type="float" office:value="1" calcext:value-type="float">
            <text:p>1</text:p>
          </table:table-cell>
          <table:table-cell office:value-type="float" office:value="0.189804" calcext:value-type="float">
            <text:p>0,1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.189804" calcext:value-type="float">
            <text:p>0,19</text:p>
          </table:table-cell>
          <table:table-cell office:value-type="float" office:value="5.099704" calcext:value-type="float">
            <text:p>5,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CP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-4-150-150-15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0.977477" calcext:value-type="float">
            <text:p>0,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BCPA</text:p>
          </table:table-cell>
          <table:table-cell office:value-type="float" office:value="1E+020" calcext:value-type="float">
            <text:p>1,00E+20</text:p>
          </table:table-cell>
          <table:table-cell office:value-type="string" calcext:value-type="string">
            <text:p>rand-4-150-150-20-1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0.186845" calcext:value-type="float">
            <text:p>0,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BCPA</text:p>
          </table:table-cell>
          <table:table-cell office:value-type="float" office:value="1E+020" calcext:value-type="float">
            <text:p>1,00E+20</text:p>
          </table:table-cell>
          <table:table-cell office:value-type="string" calcext:value-type="string">
            <text:p>rand-4-150-150-20-2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0.275693" calcext:value-type="float">
            <text:p>0,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CP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nd-4-150-150-25-1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535.743194" calcext:value-type="float">
            <text:p>535,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CP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nd-4-150-150-25-2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73.240626" calcext:value-type="float">
            <text:p>73,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C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nd-4-150-150-5-1.dss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1" calcext:value-type="float">
            <text:p>1</text:p>
          </table:table-cell>
          <table:table-cell office:value-type="float" office:value="0.066859" calcext:value-type="float">
            <text:p>0,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C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nd-4-150-150-5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0.063838" calcext:value-type="float">
            <text:p>0,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CP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nd-4-200-200-10-1.dss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1" calcext:value-type="float">
            <text:p>1</text:p>
          </table:table-cell>
          <table:table-cell office:value-type="float" office:value="0.793886" calcext:value-type="float">
            <text:p>0,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CP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-4-200-200-10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0.440189" calcext:value-type="float">
            <text:p>0,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CP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nd-4-200-200-15-1.dssp</text:p>
          </table:table-cell>
          <table:table-cell office:value-type="float" office:value="1" calcext:value-type="float">
            <text:p>1</text:p>
          </table:table-cell>
          <table:table-cell office:value-type="float" office:value="0.222489" calcext:value-type="float">
            <text:p>0,2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.222489" calcext:value-type="float">
            <text:p>0,22</text:p>
          </table:table-cell>
          <table:table-cell office:value-type="float" office:value="39.570219" calcext:value-type="float">
            <text:p>39,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CP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nd-4-200-200-15-2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4.525861" calcext:value-type="float">
            <text:p>4,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BCPA</text:p>
          </table:table-cell>
          <table:table-cell office:value-type="float" office:value="1E+020" calcext:value-type="float">
            <text:p>1,00E+20</text:p>
          </table:table-cell>
          <table:table-cell office:value-type="string" calcext:value-type="string">
            <text:p>rand-4-200-200-20-1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0.260376" calcext:value-type="float">
            <text:p>0,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BCPA</text:p>
          </table:table-cell>
          <table:table-cell office:value-type="float" office:value="1E+020" calcext:value-type="float">
            <text:p>1,00E+20</text:p>
          </table:table-cell>
          <table:table-cell office:value-type="string" calcext:value-type="string">
            <text:p>rand-4-200-200-20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0.382596" calcext:value-type="float">
            <text:p>0,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CP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nd-4-200-200-25-1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1801.420776" calcext:value-type="float">
            <text:p>1801,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CP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nd-4-200-200-25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42.167677" calcext:value-type="float">
            <text:p>42,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CP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-4-200-200-5-1.dss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1" calcext:value-type="float">
            <text:p>1</text:p>
          </table:table-cell>
          <table:table-cell office:value-type="float" office:value="0.09720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C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nd-4-200-200-5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0.072398" calcext:value-type="float">
            <text:p>0,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CP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nd-4-250-250-10-1.dss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1" calcext:value-type="float">
            <text:p>1</text:p>
          </table:table-cell>
          <table:table-cell office:value-type="float" office:value="0.772411" calcext:value-type="float">
            <text:p>0,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CP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-4-250-250-10-2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0.503051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CP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nd-4-250-250-15-1.dssp</text:p>
          </table:table-cell>
          <table:table-cell office:value-type="float" office:value="1" calcext:value-type="float">
            <text:p>1</text:p>
          </table:table-cell>
          <table:table-cell office:value-type="float" office:value="0.222493" calcext:value-type="float">
            <text:p>0,2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.222493" calcext:value-type="float">
            <text:p>0,22</text:p>
          </table:table-cell>
          <table:table-cell office:value-type="float" office:value="32.977834" calcext:value-type="float">
            <text:p>32,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CP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nd-4-250-250-15-2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4.501683" calcext:value-type="float">
            <text:p>4,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BCPA</text:p>
          </table:table-cell>
          <table:table-cell office:value-type="float" office:value="1E+020" calcext:value-type="float">
            <text:p>1,00E+20</text:p>
          </table:table-cell>
          <table:table-cell office:value-type="string" calcext:value-type="string">
            <text:p>rand-4-250-250-20-1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0.320321" calcext:value-type="float">
            <text:p>0,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BCPA</text:p>
          </table:table-cell>
          <table:table-cell office:value-type="float" office:value="1E+020" calcext:value-type="float">
            <text:p>1,00E+20</text:p>
          </table:table-cell>
          <table:table-cell office:value-type="string" calcext:value-type="string">
            <text:p>rand-4-250-250-20-2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0.292069" calcext:value-type="float">
            <text:p>0,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CP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nd-4-250-250-25-1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1802.345447" calcext:value-type="float">
            <text:p>1802,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CP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nd-4-250-250-25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38.044363" calcext:value-type="float">
            <text:p>38,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CP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-4-250-250-5-1.dss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1" calcext:value-type="float">
            <text:p>1</text:p>
          </table:table-cell>
          <table:table-cell office:value-type="float" office:value="0.114554" calcext:value-type="float">
            <text:p>0,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C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nd-4-250-250-5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0.097142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C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nd-4-50-50-10-1.dss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1" calcext:value-type="float">
            <text:p>1</text:p>
          </table:table-cell>
          <table:table-cell office:value-type="float" office:value="0.175683" calcext:value-type="float">
            <text:p>0,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C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nd-4-50-50-10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0.116568" calcext:value-type="float">
            <text:p>0,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BC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nd-4-50-50-15-1.dssp</text:p>
          </table:table-cell>
          <table:table-cell office:value-type="float" office:value="1" calcext:value-type="float">
            <text:p>1</text:p>
          </table:table-cell>
          <table:table-cell office:value-type="float" office:value="-0.071384" calcext:value-type="float">
            <text:p>-0,0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071384" calcext:value-type="float">
            <text:p>-0,07</text:p>
          </table:table-cell>
          <table:table-cell office:value-type="float" office:value="0.404497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C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nd-4-50-50-15-2.dssp</text:p>
          </table:table-cell>
          <table:table-cell office:value-type="float" office:value="1" calcext:value-type="float">
            <text:p>1</text:p>
          </table:table-cell>
          <table:table-cell office:value-type="float" office:value="-0.073217" calcext:value-type="float">
            <text:p>-0,0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073217" calcext:value-type="float">
            <text:p>-0,07</text:p>
          </table:table-cell>
          <table:table-cell office:value-type="float" office:value="0.232458" calcext:value-type="float">
            <text:p>0,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C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nd-4-50-50-20-1.dssp</text:p>
          </table:table-cell>
          <table:table-cell office:value-type="float" office:value="1" calcext:value-type="float">
            <text:p>1</text:p>
          </table:table-cell>
          <table:table-cell office:value-type="float" office:value="-0.172857" calcext:value-type="float">
            <text:p>-0,1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172857" calcext:value-type="float">
            <text:p>-0,17</text:p>
          </table:table-cell>
          <table:table-cell office:value-type="float" office:value="1.319225" calcext:value-type="float">
            <text:p>1,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C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nd-4-50-50-20-2.dssp</text:p>
          </table:table-cell>
          <table:table-cell office:value-type="float" office:value="1" calcext:value-type="float">
            <text:p>1</text:p>
          </table:table-cell>
          <table:table-cell office:value-type="float" office:value="-0.13925" calcext:value-type="float">
            <text:p>-0,1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13925" calcext:value-type="float">
            <text:p>-0,14</text:p>
          </table:table-cell>
          <table:table-cell office:value-type="float" office:value="0.440367" calcext:value-type="float">
            <text:p>0,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BC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nd-4-50-50-25-1.dssp</text:p>
          </table:table-cell>
          <table:table-cell office:value-type="float" office:value="1" calcext:value-type="float">
            <text:p>1</text:p>
          </table:table-cell>
          <table:table-cell office:value-type="float" office:value="-0.507492" calcext:value-type="float">
            <text:p>-0,5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507492" calcext:value-type="float">
            <text:p>-0,51</text:p>
          </table:table-cell>
          <table:table-cell office:value-type="float" office:value="1.262192" calcext:value-type="float">
            <text:p>1,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BC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nd-4-50-50-25-2.dssp</text:p>
          </table:table-cell>
          <table:table-cell office:value-type="float" office:value="1" calcext:value-type="float">
            <text:p>1</text:p>
          </table:table-cell>
          <table:table-cell office:value-type="float" office:value="-0.464686" calcext:value-type="float">
            <text:p>-0,4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464686" calcext:value-type="float">
            <text:p>-0,46</text:p>
          </table:table-cell>
          <table:table-cell office:value-type="float" office:value="0.763961" calcext:value-type="float">
            <text:p>0,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C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nd-4-50-50-5-1.dss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1" calcext:value-type="float">
            <text:p>1</text:p>
          </table:table-cell>
          <table:table-cell office:value-type="float" office:value="0.031647" calcext:value-type="float">
            <text:p>0,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C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nd-4-50-50-5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0.034906" calcext:value-type="float">
            <text:p>0,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</table:table>
      <table:table table:name="Result" table:style-name="ta1">
        <table:table-column table:style-name="co32" table:default-cell-style-name="Default"/>
        <table:table-column table:style-name="co28" table:number-columns-repeated="7" table:default-cell-style-name="Default"/>
        <table:table-column table:style-name="co28" table:default-cell-style-name="ce3"/>
        <table:table-column table:style-name="co28" table:default-cell-style-name="Default"/>
        <table:table-column table:style-name="co28" table:default-cell-style-name="ce3"/>
        <table:table-column table:style-name="co28" table:default-cell-style-name="Default"/>
        <table:table-column table:style-name="co28" table:default-cell-style-name="ce4"/>
        <table:table-column table:style-name="co28" table:number-columns-repeated="2" table:default-cell-style-name="Default"/>
        <table:table-column table:style-name="co33" table:default-cell-style-name="Default"/>
        <table:table-column table:style-name="co28" table:number-columns-repeated="9" table:default-cell-style-name="Default"/>
        <table:table-row table:style-name="ro1">
          <table:table-cell table:formula="of:=[Global.C1]" office:value-type="string" office:string-value="filename" calcext:value-type="string">
            <text:p>filename</text:p>
          </table:table-cell>
          <table:table-cell table:formula="of:=[Global.D1]" office:value-type="string" office:string-value="nodes" calcext:value-type="string">
            <text:p>nodes</text:p>
          </table:table-cell>
          <table:table-cell table:formula="of:=[Global.E1]" office:value-type="string" office:string-value="lb" calcext:value-type="string">
            <text:p>lb</text:p>
          </table:table-cell>
          <table:table-cell table:formula="of:=[Global.F1]" office:value-type="string" office:string-value="ub" calcext:value-type="string">
            <text:p>ub</text:p>
          </table:table-cell>
          <table:table-cell table:formula="of:=[Global.G1]" office:value-type="string" office:string-value="root" calcext:value-type="string">
            <text:p>root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VNS</text:p>
          </table:table-cell>
          <table:table-cell/>
          <table:table-cell table:style-name="Default" office:value-type="string" calcext:value-type="string">
            <text:p>DIST Root</text:p>
          </table:table-cell>
          <table:table-cell office:value-type="string" calcext:value-type="string">
            <text:p>DIST RA</text:p>
          </table:table-cell>
          <table:table-cell table:style-name="Default" office:value-type="string" calcext:value-type="string">
            <text:p>DIST VNS</text:p>
          </table:table-cell>
          <table:table-cell/>
          <table:table-cell table:style-name="Default" office:value-type="string" calcext:value-type="string">
            <text:p>Melhor</text:p>
          </table:table-cell>
          <table:table-cell/>
          <table:table-cell office:value-type="string" calcext:value-type="string">
            <text:p>Tipo</text:p>
          </table:table-cell>
          <table:table-cell office:value-type="string" calcext:value-type="string">
            <text:p>Venceu # vezes</text:p>
          </table:table-cell>
          <table:table-cell table:number-columns-repeated="9"/>
        </table:table-row>
        <table:table-row table:style-name="ro1">
          <table:table-cell table:formula="of:=[Global.C2]" office:value-type="string" office:string-value="rand-20-100-100-10-1.dssp" calcext:value-type="string">
            <text:p>rand-20-100-100-10-1.dssp</text:p>
          </table:table-cell>
          <table:table-cell table:formula="of:=[Global.D2]" office:value-type="float" office:value="1" calcext:value-type="float">
            <text:p>1</text:p>
          </table:table-cell>
          <table:table-cell table:formula="of:=[Global.E2]" office:value-type="float" office:value="1" calcext:value-type="float">
            <text:p>1</text:p>
          </table:table-cell>
          <table:table-cell table:formula="of:=[Global.F2]" office:value-type="float" office:value="1" calcext:value-type="float">
            <text:p>1</text:p>
          </table:table-cell>
          <table:table-cell table:formula="of:=[Global.G2]" office:value-type="float" office:value="1" calcext:value-type="float">
            <text:p>1</text:p>
          </table:table-cell>
          <table:table-cell table:formula="of:=[RA.K2]" office:value-type="float" office:value="1" calcext:value-type="float">
            <text:p>1</text:p>
          </table:table-cell>
          <table:table-cell table:formula="of:=[VNS.H2]" office:value-type="float" office:value="1" calcext:value-type="float">
            <text:p>1</text:p>
          </table:table-cell>
          <table:table-cell/>
          <table:table-cell table:formula="of:=IF([.C2]&lt;0; IF([.C2]&lt;0; [.F2]-[.C2]; [.F2]+[.C2]); IF([.C2]&lt;0; [.F2]-[.C2]; [.F2]+[.C2]))" office:value-type="float" office:value="2" calcext:value-type="float">
            <text:p>2</text:p>
          </table:table-cell>
          <table:table-cell table:formula="of:=IF([.F2]&lt;0; IF([.C2]&lt;0; [.F2]-[.C2]; [.F2]+[.C2]); IF([.C2]&lt;0; [.F2]-[.C2]; [.F2]+[.C2]))" office:value-type="float" office:value="2" calcext:value-type="float">
            <text:p>2</text:p>
          </table:table-cell>
          <table:table-cell table:formula="of:=[.G2]-[.D2]" office:value-type="float" office:value="0" calcext:value-type="float">
            <text:p>0</text:p>
          </table:table-cell>
          <table:table-cell table:formula="of:=IF([.K2]=0;1;0)" office:value-type="float" office:value="1" calcext:value-type="float">
            <text:p>1</text:p>
          </table:table-cell>
          <table:table-cell table:formula="of:=IF([.J2]=[.K2]; &quot;IGUAL&quot;; IF([.J2]&lt;[.K2]; &quot;RA&quot;; &quot;VNS&quot;))" office:value-type="string" office:string-value="VNS" calcext:value-type="string">
            <text:p>V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gual</text:p>
          </table:table-cell>
          <table:table-cell table:formula="of:=COUNTIFS([.M2:.M101];&quot;=IGUAL&quot;)" office:value-type="float" office:value="12" calcext:value-type="float">
            <text:p>12</text:p>
          </table:table-cell>
          <table:table-cell table:style-name="ce7" table:formula="of:=[.P2]/100" office:value-type="percentage" office:value="0.12" calcext:value-type="percentage">
            <text:p>12,00%</text:p>
          </table:table-cell>
          <table:table-cell table:formula="of:=SUM([.J2:.J101])/100" office:value-type="float" office:value="5.92" calcext:value-type="float">
            <text:p>5,92</text:p>
          </table:table-cell>
          <table:table-cell table:formula="of:=([.J2]-[.R2])*([.J2]-[.R2])" office:value-type="float" office:value="15.3664" calcext:value-type="float">
            <text:p>15,37</text:p>
          </table:table-cell>
          <table:table-cell table:formula="of:=SUM([.K2:.K101])/100" office:value-type="float" office:value="0.83" calcext:value-type="float">
            <text:p>0,83</text:p>
          </table:table-cell>
          <table:table-cell table:formula="of:=([.K2]-[.T2])*([.K2]-[.T2])" office:value-type="float" office:value="0.6889" calcext:value-type="float">
            <text:p>0,69</text:p>
          </table:table-cell>
          <table:table-cell table:number-columns-repeated="4"/>
        </table:table-row>
        <table:table-row table:style-name="ro1">
          <table:table-cell table:formula="of:=[Global.C3]" office:value-type="string" office:string-value="rand-20-100-100-10-2.dssp" calcext:value-type="string">
            <text:p>rand-20-100-100-10-2.dssp</text:p>
          </table:table-cell>
          <table:table-cell table:formula="of:=[Global.D3]" office:value-type="float" office:value="1" calcext:value-type="float">
            <text:p>1</text:p>
          </table:table-cell>
          <table:table-cell table:formula="of:=[Global.E3]" office:value-type="float" office:value="0" calcext:value-type="float">
            <text:p>0</text:p>
          </table:table-cell>
          <table:table-cell table:formula="of:=[Global.F3]" office:value-type="float" office:value="0" calcext:value-type="float">
            <text:p>0</text:p>
          </table:table-cell>
          <table:table-cell table:formula="of:=[Global.G3]" office:value-type="float" office:value="0" calcext:value-type="float">
            <text:p>0</text:p>
          </table:table-cell>
          <table:table-cell table:formula="of:=[RA.K3]" office:value-type="float" office:value="0" calcext:value-type="float">
            <text:p>0</text:p>
          </table:table-cell>
          <table:table-cell table:formula="of:=[VNS.H3]" office:value-type="float" office:value="0" calcext:value-type="float">
            <text:p>0</text:p>
          </table:table-cell>
          <table:table-cell/>
          <table:table-cell table:formula="of:=IF([.C3]&lt;0; IF([.C3]&lt;0; [.F3]-[.C3]; [.F3]+[.C3]); IF([.C3]&lt;0; [.F3]-[.C3]; [.F3]+[.C3]))" office:value-type="float" office:value="0" calcext:value-type="float">
            <text:p>0</text:p>
          </table:table-cell>
          <table:table-cell table:formula="of:=IF([.F3]&lt;0; IF([.C3]&lt;0; [.F3]-[.C3]; [.F3]+[.C3]); IF([.C3]&lt;0; [.F3]-[.C3]; [.F3]+[.C3]))" office:value-type="float" office:value="0" calcext:value-type="float">
            <text:p>0</text:p>
          </table:table-cell>
          <table:table-cell table:formula="of:=[.G3]-[.D3]" office:value-type="float" office:value="0" calcext:value-type="float">
            <text:p>0</text:p>
          </table:table-cell>
          <table:table-cell table:formula="of:=IF([.K3]=0;1;0)" office:value-type="float" office:value="1" calcext:value-type="float">
            <text:p>1</text:p>
          </table:table-cell>
          <table:table-cell table:formula="of:=IF([.J3]=[.K3]; &quot;IGUAL&quot;; IF([.J3]&lt;[.K3]; &quot;RA&quot;; &quot;VNS&quot;))" office:value-type="string" office:string-value="IGUAL" calcext:value-type="string">
            <text:p>IGU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formula="of:=COUNTIFS([.M2:.M101];&quot;=VNS&quot;)" office:value-type="float" office:value="88" calcext:value-type="float">
            <text:p>88</text:p>
          </table:table-cell>
          <table:table-cell table:style-name="ce7" table:formula="of:=[.P3]/100" office:value-type="percentage" office:value="0.88" calcext:value-type="percentage">
            <text:p>88,00%</text:p>
          </table:table-cell>
          <table:table-cell table:formula="of:=[.R2]" office:value-type="float" office:value="5.92" calcext:value-type="float">
            <text:p>5,92</text:p>
          </table:table-cell>
          <table:table-cell table:formula="of:=([.J3]-[.R3])*([.J3]-[.R3])" office:value-type="float" office:value="35.0464" calcext:value-type="float">
            <text:p>35,05</text:p>
          </table:table-cell>
          <table:table-cell table:formula="of:=[.T2]" office:value-type="float" office:value="0.83" calcext:value-type="float">
            <text:p>0,83</text:p>
          </table:table-cell>
          <table:table-cell table:formula="of:=([.K3]-[.T3])*([.K3]-[.T3])" office:value-type="float" office:value="0.6889" calcext:value-type="float">
            <text:p>0,69</text:p>
          </table:table-cell>
          <table:table-cell table:number-columns-repeated="4"/>
        </table:table-row>
        <table:table-row table:style-name="ro1">
          <table:table-cell table:formula="of:=[Global.C4]" office:value-type="string" office:string-value="rand-20-100-100-15-1.dssp" calcext:value-type="string">
            <text:p>rand-20-100-100-15-1.dssp</text:p>
          </table:table-cell>
          <table:table-cell table:formula="of:=[Global.D4]" office:value-type="float" office:value="51" calcext:value-type="float">
            <text:p>51</text:p>
          </table:table-cell>
          <table:table-cell table:formula="of:=[Global.E4]" office:value-type="float" office:value="1" calcext:value-type="float">
            <text:p>1</text:p>
          </table:table-cell>
          <table:table-cell table:formula="of:=[Global.F4]" office:value-type="float" office:value="1" calcext:value-type="float">
            <text:p>1</text:p>
          </table:table-cell>
          <table:table-cell table:formula="of:=[Global.G4]" office:value-type="float" office:value="-0.19898" calcext:value-type="float">
            <text:p>-0,2</text:p>
          </table:table-cell>
          <table:table-cell table:formula="of:=[RA.K4]" office:value-type="float" office:value="2" calcext:value-type="float">
            <text:p>2</text:p>
          </table:table-cell>
          <table:table-cell table:formula="of:=[VNS.H4]" office:value-type="float" office:value="1" calcext:value-type="float">
            <text:p>1</text:p>
          </table:table-cell>
          <table:table-cell/>
          <table:table-cell table:formula="of:=IF([.C4]&lt;0; IF([.C4]&lt;0; [.F4]-[.C4]; [.F4]+[.C4]); IF([.C4]&lt;0; [.F4]-[.C4]; [.F4]+[.C4]))" office:value-type="float" office:value="3" calcext:value-type="float">
            <text:p>3</text:p>
          </table:table-cell>
          <table:table-cell table:formula="of:=IF([.F4]&lt;0; IF([.C4]&lt;0; [.F4]-[.C4]; [.F4]+[.C4]); IF([.C4]&lt;0; [.F4]-[.C4]; [.F4]+[.C4]))" office:value-type="float" office:value="3" calcext:value-type="float">
            <text:p>3</text:p>
          </table:table-cell>
          <table:table-cell table:formula="of:=[.G4]-[.D4]" office:value-type="float" office:value="0" calcext:value-type="float">
            <text:p>0</text:p>
          </table:table-cell>
          <table:table-cell table:formula="of:=IF([.K4]=0;1;0)" office:value-type="float" office:value="1" calcext:value-type="float">
            <text:p>1</text:p>
          </table:table-cell>
          <table:table-cell table:formula="of:=IF([.J4]=[.K4]; &quot;IGUAL&quot;; IF([.J4]&lt;[.K4]; &quot;RA&quot;; &quot;VNS&quot;))" office:value-type="string" office:string-value="VNS" calcext:value-type="string">
            <text:p>V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</text:p>
          </table:table-cell>
          <table:table-cell table:formula="of:=COUNTIFS([.M2:.M101];&quot;=RA&quot;)" office:value-type="float" office:value="0" calcext:value-type="float">
            <text:p>0</text:p>
          </table:table-cell>
          <table:table-cell/>
          <table:table-cell table:formula="of:=[.R3]" office:value-type="float" office:value="5.92" calcext:value-type="float">
            <text:p>5,92</text:p>
          </table:table-cell>
          <table:table-cell table:formula="of:=([.J4]-[.R4])*([.J4]-[.R4])" office:value-type="float" office:value="8.5264" calcext:value-type="float">
            <text:p>8,53</text:p>
          </table:table-cell>
          <table:table-cell table:formula="of:=[.T3]" office:value-type="float" office:value="0.83" calcext:value-type="float">
            <text:p>0,83</text:p>
          </table:table-cell>
          <table:table-cell table:formula="of:=([.K4]-[.T4])*([.K4]-[.T4])" office:value-type="float" office:value="0.6889" calcext:value-type="float">
            <text:p>0,69</text:p>
          </table:table-cell>
          <table:table-cell table:number-columns-repeated="4"/>
        </table:table-row>
        <table:table-row table:style-name="ro1">
          <table:table-cell table:formula="of:=[Global.C5]" office:value-type="string" office:string-value="rand-20-100-100-15-2.dssp" calcext:value-type="string">
            <text:p>rand-20-100-100-15-2.dssp</text:p>
          </table:table-cell>
          <table:table-cell table:formula="of:=[Global.D5]" office:value-type="float" office:value="13" calcext:value-type="float">
            <text:p>13</text:p>
          </table:table-cell>
          <table:table-cell table:formula="of:=[Global.E5]" office:value-type="float" office:value="1" calcext:value-type="float">
            <text:p>1</text:p>
          </table:table-cell>
          <table:table-cell table:formula="of:=[Global.F5]" office:value-type="float" office:value="1" calcext:value-type="float">
            <text:p>1</text:p>
          </table:table-cell>
          <table:table-cell table:formula="of:=[Global.G5]" office:value-type="float" office:value="-0.170316" calcext:value-type="float">
            <text:p>-0,17</text:p>
          </table:table-cell>
          <table:table-cell table:formula="of:=[RA.K5]" office:value-type="float" office:value="2" calcext:value-type="float">
            <text:p>2</text:p>
          </table:table-cell>
          <table:table-cell table:formula="of:=[VNS.H5]" office:value-type="float" office:value="1" calcext:value-type="float">
            <text:p>1</text:p>
          </table:table-cell>
          <table:table-cell/>
          <table:table-cell table:formula="of:=IF([.C5]&lt;0; IF([.C5]&lt;0; [.F5]-[.C5]; [.F5]+[.C5]); IF([.C5]&lt;0; [.F5]-[.C5]; [.F5]+[.C5]))" office:value-type="float" office:value="3" calcext:value-type="float">
            <text:p>3</text:p>
          </table:table-cell>
          <table:table-cell table:formula="of:=IF([.F5]&lt;0; IF([.C5]&lt;0; [.F5]-[.C5]; [.F5]+[.C5]); IF([.C5]&lt;0; [.F5]-[.C5]; [.F5]+[.C5]))" office:value-type="float" office:value="3" calcext:value-type="float">
            <text:p>3</text:p>
          </table:table-cell>
          <table:table-cell table:formula="of:=[.G5]-[.D5]" office:value-type="float" office:value="0" calcext:value-type="float">
            <text:p>0</text:p>
          </table:table-cell>
          <table:table-cell table:formula="of:=IF([.K5]=0;1;0)" office:value-type="float" office:value="1" calcext:value-type="float">
            <text:p>1</text:p>
          </table:table-cell>
          <table:table-cell table:formula="of:=IF([.J5]=[.K5]; &quot;IGUAL&quot;; IF([.J5]&lt;[.K5]; &quot;RA&quot;; &quot;VNS&quot;))" office:value-type="string" office:string-value="VNS" calcext:value-type="string">
            <text:p>VNS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R4]" office:value-type="float" office:value="5.92" calcext:value-type="float">
            <text:p>5,92</text:p>
          </table:table-cell>
          <table:table-cell table:formula="of:=([.J5]-[.R5])*([.J5]-[.R5])" office:value-type="float" office:value="8.5264" calcext:value-type="float">
            <text:p>8,53</text:p>
          </table:table-cell>
          <table:table-cell table:formula="of:=[.T4]" office:value-type="float" office:value="0.83" calcext:value-type="float">
            <text:p>0,83</text:p>
          </table:table-cell>
          <table:table-cell table:formula="of:=([.K5]-[.T5])*([.K5]-[.T5])" office:value-type="float" office:value="0.6889" calcext:value-type="float">
            <text:p>0,69</text:p>
          </table:table-cell>
          <table:table-cell table:number-columns-repeated="4"/>
        </table:table-row>
        <table:table-row table:style-name="ro1">
          <table:table-cell table:formula="of:=[Global.C6]" office:value-type="string" office:string-value="rand-20-100-100-20-1.dssp" calcext:value-type="string">
            <text:p>rand-20-100-100-20-1.dssp</text:p>
          </table:table-cell>
          <table:table-cell table:formula="of:=[Global.D6]" office:value-type="float" office:value="3224" calcext:value-type="float">
            <text:p>3224</text:p>
          </table:table-cell>
          <table:table-cell table:formula="of:=[Global.E6]" office:value-type="float" office:value="1" calcext:value-type="float">
            <text:p>1</text:p>
          </table:table-cell>
          <table:table-cell table:formula="of:=[Global.F6]" office:value-type="float" office:value="1" calcext:value-type="float">
            <text:p>1</text:p>
          </table:table-cell>
          <table:table-cell table:formula="of:=[Global.G6]" office:value-type="float" office:value="-0.402788" calcext:value-type="float">
            <text:p>-0,4</text:p>
          </table:table-cell>
          <table:table-cell table:formula="of:=[RA.K6]" office:value-type="float" office:value="2" calcext:value-type="float">
            <text:p>2</text:p>
          </table:table-cell>
          <table:table-cell table:formula="of:=[VNS.H6]" office:value-type="float" office:value="1" calcext:value-type="float">
            <text:p>1</text:p>
          </table:table-cell>
          <table:table-cell/>
          <table:table-cell table:formula="of:=IF([.C6]&lt;0; IF([.C6]&lt;0; [.F6]-[.C6]; [.F6]+[.C6]); IF([.C6]&lt;0; [.F6]-[.C6]; [.F6]+[.C6]))" office:value-type="float" office:value="3" calcext:value-type="float">
            <text:p>3</text:p>
          </table:table-cell>
          <table:table-cell table:formula="of:=IF([.F6]&lt;0; IF([.C6]&lt;0; [.F6]-[.C6]; [.F6]+[.C6]); IF([.C6]&lt;0; [.F6]-[.C6]; [.F6]+[.C6]))" office:value-type="float" office:value="3" calcext:value-type="float">
            <text:p>3</text:p>
          </table:table-cell>
          <table:table-cell table:formula="of:=[.G6]-[.D6]" office:value-type="float" office:value="0" calcext:value-type="float">
            <text:p>0</text:p>
          </table:table-cell>
          <table:table-cell table:formula="of:=IF([.K6]=0;1;0)" office:value-type="float" office:value="1" calcext:value-type="float">
            <text:p>1</text:p>
          </table:table-cell>
          <table:table-cell table:formula="of:=IF([.J6]=[.K6]; &quot;IGUAL&quot;; IF([.J6]&lt;[.K6]; &quot;RA&quot;; &quot;VNS&quot;))" office:value-type="string" office:string-value="VNS" calcext:value-type="string">
            <text:p>VNS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R5]" office:value-type="float" office:value="5.92" calcext:value-type="float">
            <text:p>5,92</text:p>
          </table:table-cell>
          <table:table-cell table:formula="of:=([.J6]-[.R6])*([.J6]-[.R6])" office:value-type="float" office:value="8.5264" calcext:value-type="float">
            <text:p>8,53</text:p>
          </table:table-cell>
          <table:table-cell table:formula="of:=[.T5]" office:value-type="float" office:value="0.83" calcext:value-type="float">
            <text:p>0,83</text:p>
          </table:table-cell>
          <table:table-cell table:formula="of:=([.K6]-[.T6])*([.K6]-[.T6])" office:value-type="float" office:value="0.6889" calcext:value-type="float">
            <text:p>0,69</text:p>
          </table:table-cell>
          <table:table-cell table:number-columns-repeated="4"/>
        </table:table-row>
        <table:table-row table:style-name="ro1">
          <table:table-cell table:formula="of:=[Global.C7]" office:value-type="string" office:string-value="rand-20-100-100-20-2.dssp" calcext:value-type="string">
            <text:p>rand-20-100-100-20-2.dssp</text:p>
          </table:table-cell>
          <table:table-cell table:formula="of:=[Global.D7]" office:value-type="float" office:value="4436" calcext:value-type="float">
            <text:p>4436</text:p>
          </table:table-cell>
          <table:table-cell table:formula="of:=[Global.E7]" office:value-type="float" office:value="1" calcext:value-type="float">
            <text:p>1</text:p>
          </table:table-cell>
          <table:table-cell table:formula="of:=[Global.F7]" office:value-type="float" office:value="1" calcext:value-type="float">
            <text:p>1</text:p>
          </table:table-cell>
          <table:table-cell table:formula="of:=[Global.G7]" office:value-type="float" office:value="-0.313219" calcext:value-type="float">
            <text:p>-0,31</text:p>
          </table:table-cell>
          <table:table-cell table:formula="of:=[RA.K7]" office:value-type="float" office:value="1" calcext:value-type="float">
            <text:p>1</text:p>
          </table:table-cell>
          <table:table-cell table:formula="of:=[VNS.H7]" office:value-type="float" office:value="1" calcext:value-type="float">
            <text:p>1</text:p>
          </table:table-cell>
          <table:table-cell/>
          <table:table-cell table:formula="of:=IF([.C7]&lt;0; IF([.C7]&lt;0; [.F7]-[.C7]; [.F7]+[.C7]); IF([.C7]&lt;0; [.F7]-[.C7]; [.F7]+[.C7]))" office:value-type="float" office:value="2" calcext:value-type="float">
            <text:p>2</text:p>
          </table:table-cell>
          <table:table-cell table:formula="of:=IF([.F7]&lt;0; IF([.C7]&lt;0; [.F7]-[.C7]; [.F7]+[.C7]); IF([.C7]&lt;0; [.F7]-[.C7]; [.F7]+[.C7]))" office:value-type="float" office:value="2" calcext:value-type="float">
            <text:p>2</text:p>
          </table:table-cell>
          <table:table-cell table:formula="of:=[.G7]-[.D7]" office:value-type="float" office:value="0" calcext:value-type="float">
            <text:p>0</text:p>
          </table:table-cell>
          <table:table-cell table:formula="of:=IF([.K7]=0;1;0)" office:value-type="float" office:value="1" calcext:value-type="float">
            <text:p>1</text:p>
          </table:table-cell>
          <table:table-cell table:formula="of:=IF([.J7]=[.K7]; &quot;IGUAL&quot;; IF([.J7]&lt;[.K7]; &quot;RA&quot;; &quot;VNS&quot;))" office:value-type="string" office:string-value="VNS" calcext:value-type="string">
            <text:p>V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_BARRA</text:p>
          </table:table-cell>
          <table:table-cell table:formula="of:=AVERAGE([.I2:.I76])" office:value-type="float" office:value="4.98666666666667" calcext:value-type="float">
            <text:p>4,99</text:p>
          </table:table-cell>
          <table:table-cell/>
          <table:table-cell table:formula="of:=[.R6]" office:value-type="float" office:value="5.92" calcext:value-type="float">
            <text:p>5,92</text:p>
          </table:table-cell>
          <table:table-cell table:formula="of:=([.J7]-[.R7])*([.J7]-[.R7])" office:value-type="float" office:value="15.3664" calcext:value-type="float">
            <text:p>15,37</text:p>
          </table:table-cell>
          <table:table-cell table:formula="of:=[.T6]" office:value-type="float" office:value="0.83" calcext:value-type="float">
            <text:p>0,83</text:p>
          </table:table-cell>
          <table:table-cell table:formula="of:=([.K7]-[.T7])*([.K7]-[.T7])" office:value-type="float" office:value="0.6889" calcext:value-type="float">
            <text:p>0,69</text:p>
          </table:table-cell>
          <table:table-cell table:number-columns-repeated="4"/>
        </table:table-row>
        <table:table-row table:style-name="ro1">
          <table:table-cell table:formula="of:=[Global.C8]" office:value-type="string" office:string-value="rand-20-100-100-25-1.dssp" calcext:value-type="string">
            <text:p>rand-20-100-100-25-1.dssp</text:p>
          </table:table-cell>
          <table:table-cell table:formula="of:=[Global.D8]" office:value-type="float" office:value="123354" calcext:value-type="float">
            <text:p>123354</text:p>
          </table:table-cell>
          <table:table-cell table:formula="of:=[Global.E8]" office:value-type="float" office:value="0" calcext:value-type="float">
            <text:p>0</text:p>
          </table:table-cell>
          <table:table-cell table:formula="of:=[Global.F8]" office:value-type="float" office:value="1" calcext:value-type="float">
            <text:p>1</text:p>
          </table:table-cell>
          <table:table-cell table:formula="of:=[Global.G8]" office:value-type="float" office:value="-0.533065" calcext:value-type="float">
            <text:p>-0,53</text:p>
          </table:table-cell>
          <table:table-cell table:formula="of:=[RA.K8]" office:value-type="float" office:value="1" calcext:value-type="float">
            <text:p>1</text:p>
          </table:table-cell>
          <table:table-cell table:formula="of:=[VNS.H8]" office:value-type="float" office:value="1" calcext:value-type="float">
            <text:p>1</text:p>
          </table:table-cell>
          <table:table-cell/>
          <table:table-cell table:formula="of:=IF([.C8]&lt;0; IF([.C8]&lt;0; [.F8]-[.C8]; [.F8]+[.C8]); IF([.C8]&lt;0; [.F8]-[.C8]; [.F8]+[.C8]))" office:value-type="float" office:value="1" calcext:value-type="float">
            <text:p>1</text:p>
          </table:table-cell>
          <table:table-cell table:formula="of:=IF([.F8]&lt;0; IF([.C8]&lt;0; [.F8]-[.C8]; [.F8]+[.C8]); IF([.C8]&lt;0; [.F8]-[.C8]; [.F8]+[.C8]))" office:value-type="float" office:value="1" calcext:value-type="float">
            <text:p>1</text:p>
          </table:table-cell>
          <table:table-cell table:formula="of:=[.G8]-[.D8]" office:value-type="float" office:value="0" calcext:value-type="float">
            <text:p>0</text:p>
          </table:table-cell>
          <table:table-cell table:formula="of:=IF([.K8]=0;1;0)" office:value-type="float" office:value="1" calcext:value-type="float">
            <text:p>1</text:p>
          </table:table-cell>
          <table:table-cell table:formula="of:=IF([.J8]=[.K8]; &quot;IGUAL&quot;; IF([.J8]&lt;[.K8]; &quot;RA&quot;; &quot;VNS&quot;))" office:value-type="string" office:string-value="VNS" calcext:value-type="string">
            <text:p>V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A_BARRA</text:p>
          </table:table-cell>
          <table:table-cell table:style-name="ce5" table:formula="of:=AVERAGE([.J2:.J101])" office:value-type="float" office:value="5.92" calcext:value-type="float">
            <text:p>5,92</text:p>
          </table:table-cell>
          <table:table-cell/>
          <table:table-cell table:formula="of:=[.R7]" office:value-type="float" office:value="5.92" calcext:value-type="float">
            <text:p>5,92</text:p>
          </table:table-cell>
          <table:table-cell table:formula="of:=([.J8]-[.R8])*([.J8]-[.R8])" office:value-type="float" office:value="24.2064" calcext:value-type="float">
            <text:p>24,21</text:p>
          </table:table-cell>
          <table:table-cell table:formula="of:=[.T7]" office:value-type="float" office:value="0.83" calcext:value-type="float">
            <text:p>0,83</text:p>
          </table:table-cell>
          <table:table-cell table:formula="of:=([.K8]-[.T8])*([.K8]-[.T8])" office:value-type="float" office:value="0.6889" calcext:value-type="float">
            <text:p>0,69</text:p>
          </table:table-cell>
          <table:table-cell/>
          <table:table-cell office:value-type="string" calcext:value-type="string">
            <text:p>desvpad RA</text:p>
          </table:table-cell>
          <table:table-cell table:formula="of:=STDEV([.J2:.J76])" office:value-type="float" office:value="4.32307864941282" calcext:value-type="float">
            <text:p>4,32</text:p>
          </table:table-cell>
          <table:table-cell table:style-name="ce5" table:formula="of:=SQRT(DEVSQ([.J2:.J101])/100)" office:value-type="float" office:value="4.41289020937526" calcext:value-type="float">
            <text:p>4,41</text:p>
          </table:table-cell>
        </table:table-row>
        <table:table-row table:style-name="ro1">
          <table:table-cell table:formula="of:=[Global.C9]" office:value-type="string" office:string-value="rand-20-100-100-25-2.dssp" calcext:value-type="string">
            <text:p>rand-20-100-100-25-2.dssp</text:p>
          </table:table-cell>
          <table:table-cell table:formula="of:=[Global.D9]" office:value-type="float" office:value="999" calcext:value-type="float">
            <text:p>999</text:p>
          </table:table-cell>
          <table:table-cell table:formula="of:=[Global.E9]" office:value-type="float" office:value="1" calcext:value-type="float">
            <text:p>1</text:p>
          </table:table-cell>
          <table:table-cell table:formula="of:=[Global.F9]" office:value-type="float" office:value="1" calcext:value-type="float">
            <text:p>1</text:p>
          </table:table-cell>
          <table:table-cell table:formula="of:=[Global.G9]" office:value-type="float" office:value="-0.470083" calcext:value-type="float">
            <text:p>-0,47</text:p>
          </table:table-cell>
          <table:table-cell table:formula="of:=[RA.K9]" office:value-type="float" office:value="1" calcext:value-type="float">
            <text:p>1</text:p>
          </table:table-cell>
          <table:table-cell table:formula="of:=[VNS.H9]" office:value-type="float" office:value="1" calcext:value-type="float">
            <text:p>1</text:p>
          </table:table-cell>
          <table:table-cell/>
          <table:table-cell table:formula="of:=IF([.C9]&lt;0; IF([.C9]&lt;0; [.F9]-[.C9]; [.F9]+[.C9]); IF([.C9]&lt;0; [.F9]-[.C9]; [.F9]+[.C9]))" office:value-type="float" office:value="2" calcext:value-type="float">
            <text:p>2</text:p>
          </table:table-cell>
          <table:table-cell table:formula="of:=IF([.F9]&lt;0; IF([.C9]&lt;0; [.F9]-[.C9]; [.F9]+[.C9]); IF([.C9]&lt;0; [.F9]-[.C9]; [.F9]+[.C9]))" office:value-type="float" office:value="2" calcext:value-type="float">
            <text:p>2</text:p>
          </table:table-cell>
          <table:table-cell table:formula="of:=[.G9]-[.D9]" office:value-type="float" office:value="0" calcext:value-type="float">
            <text:p>0</text:p>
          </table:table-cell>
          <table:table-cell table:formula="of:=IF([.K9]=0;1;0)" office:value-type="float" office:value="1" calcext:value-type="float">
            <text:p>1</text:p>
          </table:table-cell>
          <table:table-cell table:formula="of:=IF([.J9]=[.K9]; &quot;IGUAL&quot;; IF([.J9]&lt;[.K9]; &quot;RA&quot;; &quot;VNS&quot;))" office:value-type="string" office:string-value="VNS" calcext:value-type="string">
            <text:p>V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NS_BARRA</text:p>
          </table:table-cell>
          <table:table-cell table:style-name="ce5" table:formula="of:=AVERAGE([.K2:.K101])" office:value-type="float" office:value="0.83" calcext:value-type="float">
            <text:p>0,83</text:p>
          </table:table-cell>
          <table:table-cell/>
          <table:table-cell table:formula="of:=[.R8]" office:value-type="float" office:value="5.92" calcext:value-type="float">
            <text:p>5,92</text:p>
          </table:table-cell>
          <table:table-cell table:formula="of:=([.J9]-[.R9])*([.J9]-[.R9])" office:value-type="float" office:value="15.3664" calcext:value-type="float">
            <text:p>15,37</text:p>
          </table:table-cell>
          <table:table-cell table:formula="of:=[.T8]" office:value-type="float" office:value="0.83" calcext:value-type="float">
            <text:p>0,83</text:p>
          </table:table-cell>
          <table:table-cell table:formula="of:=([.K9]-[.T9])*([.K9]-[.T9])" office:value-type="float" office:value="0.6889" calcext:value-type="float">
            <text:p>0,69</text:p>
          </table:table-cell>
          <table:table-cell/>
          <table:table-cell office:value-type="string" calcext:value-type="string">
            <text:p>desvpad VNS</text:p>
          </table:table-cell>
          <table:table-cell table:formula="of:=STDEV([.K2:.K76])" office:value-type="float" office:value="0.862011057390254" calcext:value-type="float">
            <text:p>0,86</text:p>
          </table:table-cell>
          <table:table-cell table:style-name="ce5" table:formula="of:=SQRT(DEVSQ([.K2:.K101])/100)" office:value-type="float" office:value="0.959739548002477" calcext:value-type="float">
            <text:p>0,96</text:p>
          </table:table-cell>
        </table:table-row>
        <table:table-row table:style-name="ro1">
          <table:table-cell table:formula="of:=[Global.C10]" office:value-type="string" office:string-value="rand-20-100-100-5-1.dssp" calcext:value-type="string">
            <text:p>rand-20-100-100-5-1.dssp</text:p>
          </table:table-cell>
          <table:table-cell table:formula="of:=[Global.D10]" office:value-type="float" office:value="1" calcext:value-type="float">
            <text:p>1</text:p>
          </table:table-cell>
          <table:table-cell table:formula="of:=[Global.E10]" office:value-type="float" office:value="1" calcext:value-type="float">
            <text:p>1</text:p>
          </table:table-cell>
          <table:table-cell table:formula="of:=[Global.F10]" office:value-type="float" office:value="1" calcext:value-type="float">
            <text:p>1</text:p>
          </table:table-cell>
          <table:table-cell table:formula="of:=[Global.G10]" office:value-type="float" office:value="1" calcext:value-type="float">
            <text:p>1</text:p>
          </table:table-cell>
          <table:table-cell table:formula="of:=[RA.K10]" office:value-type="float" office:value="1" calcext:value-type="float">
            <text:p>1</text:p>
          </table:table-cell>
          <table:table-cell table:formula="of:=[VNS.H10]" office:value-type="float" office:value="1" calcext:value-type="float">
            <text:p>1</text:p>
          </table:table-cell>
          <table:table-cell/>
          <table:table-cell table:formula="of:=IF([.C10]&lt;0; IF([.C10]&lt;0; [.F10]-[.C10]; [.F10]+[.C10]); IF([.C10]&lt;0; [.F10]-[.C10]; [.F10]+[.C10]))" office:value-type="float" office:value="2" calcext:value-type="float">
            <text:p>2</text:p>
          </table:table-cell>
          <table:table-cell table:formula="of:=IF([.F10]&lt;0; IF([.C10]&lt;0; [.F10]-[.C10]; [.F10]+[.C10]); IF([.C10]&lt;0; [.F10]-[.C10]; [.F10]+[.C10]))" office:value-type="float" office:value="2" calcext:value-type="float">
            <text:p>2</text:p>
          </table:table-cell>
          <table:table-cell table:formula="of:=[.G10]-[.D10]" office:value-type="float" office:value="0" calcext:value-type="float">
            <text:p>0</text:p>
          </table:table-cell>
          <table:table-cell table:formula="of:=IF([.K10]=0;1;0)" office:value-type="float" office:value="1" calcext:value-type="float">
            <text:p>1</text:p>
          </table:table-cell>
          <table:table-cell table:formula="of:=IF([.J10]=[.K10]; &quot;IGUAL&quot;; IF([.J10]&lt;[.K10]; &quot;RA&quot;; &quot;VNS&quot;))" office:value-type="string" office:string-value="VNS" calcext:value-type="string">
            <text:p>VNS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R9]" office:value-type="float" office:value="5.92" calcext:value-type="float">
            <text:p>5,92</text:p>
          </table:table-cell>
          <table:table-cell table:formula="of:=([.J10]-[.R10])*([.J10]-[.R10])" office:value-type="float" office:value="15.3664" calcext:value-type="float">
            <text:p>15,37</text:p>
          </table:table-cell>
          <table:table-cell table:formula="of:=[.T9]" office:value-type="float" office:value="0.83" calcext:value-type="float">
            <text:p>0,83</text:p>
          </table:table-cell>
          <table:table-cell table:formula="of:=([.K10]-[.T10])*([.K10]-[.T10])" office:value-type="float" office:value="0.6889" calcext:value-type="float">
            <text:p>0,69</text:p>
          </table:table-cell>
          <table:table-cell table:number-columns-repeated="4"/>
        </table:table-row>
        <table:table-row table:style-name="ro1">
          <table:table-cell table:formula="of:=[Global.C11]" office:value-type="string" office:string-value="rand-20-100-100-5-2.dssp" calcext:value-type="string">
            <text:p>rand-20-100-100-5-2.dssp</text:p>
          </table:table-cell>
          <table:table-cell table:formula="of:=[Global.D11]" office:value-type="float" office:value="1" calcext:value-type="float">
            <text:p>1</text:p>
          </table:table-cell>
          <table:table-cell table:formula="of:=[Global.E11]" office:value-type="float" office:value="0" calcext:value-type="float">
            <text:p>0</text:p>
          </table:table-cell>
          <table:table-cell table:formula="of:=[Global.F11]" office:value-type="float" office:value="0" calcext:value-type="float">
            <text:p>0</text:p>
          </table:table-cell>
          <table:table-cell table:formula="of:=[Global.G11]" office:value-type="float" office:value="0" calcext:value-type="float">
            <text:p>0</text:p>
          </table:table-cell>
          <table:table-cell table:formula="of:=[RA.K11]" office:value-type="float" office:value="0" calcext:value-type="float">
            <text:p>0</text:p>
          </table:table-cell>
          <table:table-cell table:formula="of:=[VNS.H11]" office:value-type="float" office:value="0" calcext:value-type="float">
            <text:p>0</text:p>
          </table:table-cell>
          <table:table-cell/>
          <table:table-cell table:formula="of:=IF([.C11]&lt;0; IF([.C11]&lt;0; [.F11]-[.C11]; [.F11]+[.C11]); IF([.C11]&lt;0; [.F11]-[.C11]; [.F11]+[.C11]))" office:value-type="float" office:value="0" calcext:value-type="float">
            <text:p>0</text:p>
          </table:table-cell>
          <table:table-cell table:formula="of:=IF([.F11]&lt;0; IF([.C11]&lt;0; [.F11]-[.C11]; [.F11]+[.C11]); IF([.C11]&lt;0; [.F11]-[.C11]; [.F11]+[.C11]))" office:value-type="float" office:value="0" calcext:value-type="float">
            <text:p>0</text:p>
          </table:table-cell>
          <table:table-cell table:formula="of:=[.G11]-[.D11]" office:value-type="float" office:value="0" calcext:value-type="float">
            <text:p>0</text:p>
          </table:table-cell>
          <table:table-cell table:formula="of:=IF([.K11]=0;1;0)" office:value-type="float" office:value="1" calcext:value-type="float">
            <text:p>1</text:p>
          </table:table-cell>
          <table:table-cell table:formula="of:=IF([.J11]=[.K11]; &quot;IGUAL&quot;; IF([.J11]&lt;[.K11]; &quot;RA&quot;; &quot;VNS&quot;))" office:value-type="string" office:string-value="IGUAL" calcext:value-type="string">
            <text:p>IGUAL</text:p>
          </table:table-cell>
          <table:table-cell office:value-type="float" office:value="10" calcext:value-type="float">
            <text:p>10</text:p>
          </table:table-cell>
          <table:table-cell table:formula="of:=[.P2]+[.P3]" office:value-type="float" office:value="100" calcext:value-type="float">
            <text:p>100</text:p>
          </table:table-cell>
          <table:table-cell table:formula="of:=[.P3]/[.O11]" office:value-type="float" office:value="0.88" calcext:value-type="float">
            <text:p>0,88</text:p>
          </table:table-cell>
          <table:table-cell/>
          <table:table-cell table:formula="of:=[.R10]" office:value-type="float" office:value="5.92" calcext:value-type="float">
            <text:p>5,92</text:p>
          </table:table-cell>
          <table:table-cell table:formula="of:=([.J11]-[.R11])*([.J11]-[.R11])" office:value-type="float" office:value="35.0464" calcext:value-type="float">
            <text:p>35,05</text:p>
          </table:table-cell>
          <table:table-cell table:formula="of:=[.T10]" office:value-type="float" office:value="0.83" calcext:value-type="float">
            <text:p>0,83</text:p>
          </table:table-cell>
          <table:table-cell table:formula="of:=([.K11]-[.T11])*([.K11]-[.T11])" office:value-type="float" office:value="0.6889" calcext:value-type="float">
            <text:p>0,69</text:p>
          </table:table-cell>
          <table:table-cell table:number-columns-repeated="4"/>
        </table:table-row>
        <table:table-row table:style-name="ro1">
          <table:table-cell table:formula="of:=[Global.C12]" office:value-type="string" office:string-value="rand-20-150-150-10-1.dssp" calcext:value-type="string">
            <text:p>rand-20-150-150-10-1.dssp</text:p>
          </table:table-cell>
          <table:table-cell table:formula="of:=[Global.D12]" office:value-type="float" office:value="6" calcext:value-type="float">
            <text:p>6</text:p>
          </table:table-cell>
          <table:table-cell table:formula="of:=[Global.E12]" office:value-type="float" office:value="1" calcext:value-type="float">
            <text:p>1</text:p>
          </table:table-cell>
          <table:table-cell table:formula="of:=[Global.F12]" office:value-type="float" office:value="1" calcext:value-type="float">
            <text:p>1</text:p>
          </table:table-cell>
          <table:table-cell table:formula="of:=[Global.G12]" office:value-type="float" office:value="0.103121" calcext:value-type="float">
            <text:p>0,1</text:p>
          </table:table-cell>
          <table:table-cell table:formula="of:=[RA.K12]" office:value-type="float" office:value="4" calcext:value-type="float">
            <text:p>4</text:p>
          </table:table-cell>
          <table:table-cell table:formula="of:=[VNS.H12]" office:value-type="float" office:value="1" calcext:value-type="float">
            <text:p>1</text:p>
          </table:table-cell>
          <table:table-cell/>
          <table:table-cell table:formula="of:=IF([.C12]&lt;0; IF([.C12]&lt;0; [.F12]-[.C12]; [.F12]+[.C12]); IF([.C12]&lt;0; [.F12]-[.C12]; [.F12]+[.C12]))" office:value-type="float" office:value="5" calcext:value-type="float">
            <text:p>5</text:p>
          </table:table-cell>
          <table:table-cell table:formula="of:=IF([.F12]&lt;0; IF([.C12]&lt;0; [.F12]-[.C12]; [.F12]+[.C12]); IF([.C12]&lt;0; [.F12]-[.C12]; [.F12]+[.C12]))" office:value-type="float" office:value="5" calcext:value-type="float">
            <text:p>5</text:p>
          </table:table-cell>
          <table:table-cell table:formula="of:=[.G12]-[.D12]" office:value-type="float" office:value="0" calcext:value-type="float">
            <text:p>0</text:p>
          </table:table-cell>
          <table:table-cell table:formula="of:=IF([.K12]=0;1;0)" office:value-type="float" office:value="1" calcext:value-type="float">
            <text:p>1</text:p>
          </table:table-cell>
          <table:table-cell table:formula="of:=IF([.J12]=[.K12]; &quot;IGUAL&quot;; IF([.J12]&lt;[.K12]; &quot;RA&quot;; &quot;VNS&quot;))" office:value-type="string" office:string-value="VNS" calcext:value-type="string">
            <text:p>VNS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P2]/[.O11]" office:value-type="float" office:value="0.12" calcext:value-type="float">
            <text:p>0,12</text:p>
          </table:table-cell>
          <table:table-cell/>
          <table:table-cell table:formula="of:=[.R11]" office:value-type="float" office:value="5.92" calcext:value-type="float">
            <text:p>5,92</text:p>
          </table:table-cell>
          <table:table-cell table:formula="of:=([.J12]-[.R12])*([.J12]-[.R12])" office:value-type="float" office:value="0.8464" calcext:value-type="float">
            <text:p>0,85</text:p>
          </table:table-cell>
          <table:table-cell table:formula="of:=[.T11]" office:value-type="float" office:value="0.83" calcext:value-type="float">
            <text:p>0,83</text:p>
          </table:table-cell>
          <table:table-cell table:formula="of:=([.K12]-[.T12])*([.K12]-[.T12])" office:value-type="float" office:value="0.6889" calcext:value-type="float">
            <text:p>0,69</text:p>
          </table:table-cell>
          <table:table-cell table:number-columns-repeated="4"/>
        </table:table-row>
        <table:table-row table:style-name="ro1">
          <table:table-cell table:formula="of:=[Global.C13]" office:value-type="string" office:string-value="rand-20-150-150-10-2.dssp" calcext:value-type="string">
            <text:p>rand-20-150-150-10-2.dssp</text:p>
          </table:table-cell>
          <table:table-cell table:formula="of:=[Global.D13]" office:value-type="float" office:value="2" calcext:value-type="float">
            <text:p>2</text:p>
          </table:table-cell>
          <table:table-cell table:formula="of:=[Global.E13]" office:value-type="float" office:value="1" calcext:value-type="float">
            <text:p>1</text:p>
          </table:table-cell>
          <table:table-cell table:formula="of:=[Global.F13]" office:value-type="float" office:value="1" calcext:value-type="float">
            <text:p>1</text:p>
          </table:table-cell>
          <table:table-cell table:formula="of:=[Global.G13]" office:value-type="float" office:value="0.090873" calcext:value-type="float">
            <text:p>0,09</text:p>
          </table:table-cell>
          <table:table-cell table:formula="of:=[RA.K13]" office:value-type="float" office:value="2" calcext:value-type="float">
            <text:p>2</text:p>
          </table:table-cell>
          <table:table-cell table:formula="of:=[VNS.H13]" office:value-type="float" office:value="1" calcext:value-type="float">
            <text:p>1</text:p>
          </table:table-cell>
          <table:table-cell/>
          <table:table-cell table:formula="of:=IF([.C13]&lt;0; IF([.C13]&lt;0; [.F13]-[.C13]; [.F13]+[.C13]); IF([.C13]&lt;0; [.F13]-[.C13]; [.F13]+[.C13]))" office:value-type="float" office:value="3" calcext:value-type="float">
            <text:p>3</text:p>
          </table:table-cell>
          <table:table-cell table:formula="of:=IF([.F13]&lt;0; IF([.C13]&lt;0; [.F13]-[.C13]; [.F13]+[.C13]); IF([.C13]&lt;0; [.F13]-[.C13]; [.F13]+[.C13]))" office:value-type="float" office:value="3" calcext:value-type="float">
            <text:p>3</text:p>
          </table:table-cell>
          <table:table-cell table:formula="of:=[.G13]-[.D13]" office:value-type="float" office:value="0" calcext:value-type="float">
            <text:p>0</text:p>
          </table:table-cell>
          <table:table-cell table:formula="of:=IF([.K13]=0;1;0)" office:value-type="float" office:value="1" calcext:value-type="float">
            <text:p>1</text:p>
          </table:table-cell>
          <table:table-cell table:formula="of:=IF([.J13]=[.K13]; &quot;IGUAL&quot;; IF([.J13]&lt;[.K13]; &quot;RA&quot;; &quot;VNS&quot;))" office:value-type="string" office:string-value="VNS" calcext:value-type="string">
            <text:p>VNS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[.R12]" office:value-type="float" office:value="5.92" calcext:value-type="float">
            <text:p>5,92</text:p>
          </table:table-cell>
          <table:table-cell table:formula="of:=([.J13]-[.R13])*([.J13]-[.R13])" office:value-type="float" office:value="8.5264" calcext:value-type="float">
            <text:p>8,53</text:p>
          </table:table-cell>
          <table:table-cell table:formula="of:=[.T12]" office:value-type="float" office:value="0.83" calcext:value-type="float">
            <text:p>0,83</text:p>
          </table:table-cell>
          <table:table-cell table:formula="of:=([.K13]-[.T13])*([.K13]-[.T13])" office:value-type="float" office:value="0.6889" calcext:value-type="float">
            <text:p>0,69</text:p>
          </table:table-cell>
          <table:table-cell table:number-columns-repeated="4"/>
        </table:table-row>
        <table:table-row table:style-name="ro1">
          <table:table-cell table:formula="of:=[Global.C14]" office:value-type="string" office:string-value="rand-20-150-150-15-1.dssp" calcext:value-type="string">
            <text:p>rand-20-150-150-15-1.dssp</text:p>
          </table:table-cell>
          <table:table-cell table:formula="of:=[Global.D14]" office:value-type="float" office:value="9" calcext:value-type="float">
            <text:p>9</text:p>
          </table:table-cell>
          <table:table-cell table:formula="of:=[Global.E14]" office:value-type="float" office:value="1" calcext:value-type="float">
            <text:p>1</text:p>
          </table:table-cell>
          <table:table-cell table:formula="of:=[Global.F14]" office:value-type="float" office:value="1" calcext:value-type="float">
            <text:p>1</text:p>
          </table:table-cell>
          <table:table-cell table:formula="of:=[Global.G14]" office:value-type="float" office:value="-0.06515" calcext:value-type="float">
            <text:p>-0,07</text:p>
          </table:table-cell>
          <table:table-cell table:formula="of:=[RA.K14]" office:value-type="float" office:value="2" calcext:value-type="float">
            <text:p>2</text:p>
          </table:table-cell>
          <table:table-cell table:formula="of:=[VNS.H14]" office:value-type="float" office:value="2" calcext:value-type="float">
            <text:p>2</text:p>
          </table:table-cell>
          <table:table-cell/>
          <table:table-cell table:formula="of:=IF([.C14]&lt;0; IF([.C14]&lt;0; [.F14]-[.C14]; [.F14]+[.C14]); IF([.C14]&lt;0; [.F14]-[.C14]; [.F14]+[.C14]))" office:value-type="float" office:value="3" calcext:value-type="float">
            <text:p>3</text:p>
          </table:table-cell>
          <table:table-cell table:formula="of:=IF([.F14]&lt;0; IF([.C14]&lt;0; [.F14]-[.C14]; [.F14]+[.C14]); IF([.C14]&lt;0; [.F14]-[.C14]; [.F14]+[.C14]))" office:value-type="float" office:value="3" calcext:value-type="float">
            <text:p>3</text:p>
          </table:table-cell>
          <table:table-cell table:formula="of:=[.G14]-[.D14]" office:value-type="float" office:value="1" calcext:value-type="float">
            <text:p>1</text:p>
          </table:table-cell>
          <table:table-cell table:formula="of:=IF([.K14]=0;1;0)" office:value-type="float" office:value="0" calcext:value-type="float">
            <text:p>0</text:p>
          </table:table-cell>
          <table:table-cell table:formula="of:=IF([.J14]=[.K14]; &quot;IGUAL&quot;; IF([.J14]&lt;[.K14]; &quot;RA&quot;; &quot;VNS&quot;))" office:value-type="string" office:string-value="VNS" calcext:value-type="string">
            <text:p>VNS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[.R13]" office:value-type="float" office:value="5.92" calcext:value-type="float">
            <text:p>5,92</text:p>
          </table:table-cell>
          <table:table-cell table:formula="of:=([.J14]-[.R14])*([.J14]-[.R14])" office:value-type="float" office:value="8.5264" calcext:value-type="float">
            <text:p>8,53</text:p>
          </table:table-cell>
          <table:table-cell table:formula="of:=[.T13]" office:value-type="float" office:value="0.83" calcext:value-type="float">
            <text:p>0,83</text:p>
          </table:table-cell>
          <table:table-cell table:formula="of:=([.K14]-[.T14])*([.K14]-[.T14])" office:value-type="float" office:value="0.0289" calcext:value-type="float">
            <text:p>0,03</text:p>
          </table:table-cell>
          <table:table-cell table:number-columns-repeated="4"/>
        </table:table-row>
        <table:table-row table:style-name="ro1">
          <table:table-cell table:formula="of:=[Global.C15]" office:value-type="string" office:string-value="rand-20-150-150-15-2.dssp" calcext:value-type="string">
            <text:p>rand-20-150-150-15-2.dssp</text:p>
          </table:table-cell>
          <table:table-cell table:formula="of:=[Global.D15]" office:value-type="float" office:value="8" calcext:value-type="float">
            <text:p>8</text:p>
          </table:table-cell>
          <table:table-cell table:formula="of:=[Global.E15]" office:value-type="float" office:value="1" calcext:value-type="float">
            <text:p>1</text:p>
          </table:table-cell>
          <table:table-cell table:formula="of:=[Global.F15]" office:value-type="float" office:value="1" calcext:value-type="float">
            <text:p>1</text:p>
          </table:table-cell>
          <table:table-cell table:formula="of:=[Global.G15]" office:value-type="float" office:value="-0.076322" calcext:value-type="float">
            <text:p>-0,08</text:p>
          </table:table-cell>
          <table:table-cell table:formula="of:=[RA.K15]" office:value-type="float" office:value="2" calcext:value-type="float">
            <text:p>2</text:p>
          </table:table-cell>
          <table:table-cell table:formula="of:=[VNS.H15]" office:value-type="float" office:value="1" calcext:value-type="float">
            <text:p>1</text:p>
          </table:table-cell>
          <table:table-cell/>
          <table:table-cell table:formula="of:=IF([.C15]&lt;0; IF([.C15]&lt;0; [.F15]-[.C15]; [.F15]+[.C15]); IF([.C15]&lt;0; [.F15]-[.C15]; [.F15]+[.C15]))" office:value-type="float" office:value="3" calcext:value-type="float">
            <text:p>3</text:p>
          </table:table-cell>
          <table:table-cell table:formula="of:=IF([.F15]&lt;0; IF([.C15]&lt;0; [.F15]-[.C15]; [.F15]+[.C15]); IF([.C15]&lt;0; [.F15]-[.C15]; [.F15]+[.C15]))" office:value-type="float" office:value="3" calcext:value-type="float">
            <text:p>3</text:p>
          </table:table-cell>
          <table:table-cell table:formula="of:=[.G15]-[.D15]" office:value-type="float" office:value="0" calcext:value-type="float">
            <text:p>0</text:p>
          </table:table-cell>
          <table:table-cell table:formula="of:=IF([.K15]=0;1;0)" office:value-type="float" office:value="1" calcext:value-type="float">
            <text:p>1</text:p>
          </table:table-cell>
          <table:table-cell table:formula="of:=IF([.J15]=[.K15]; &quot;IGUAL&quot;; IF([.J15]&lt;[.K15]; &quot;RA&quot;; &quot;VNS&quot;))" office:value-type="string" office:string-value="VNS" calcext:value-type="string">
            <text:p>VNS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[.R14]" office:value-type="float" office:value="5.92" calcext:value-type="float">
            <text:p>5,92</text:p>
          </table:table-cell>
          <table:table-cell table:formula="of:=([.J15]-[.R15])*([.J15]-[.R15])" office:value-type="float" office:value="8.5264" calcext:value-type="float">
            <text:p>8,53</text:p>
          </table:table-cell>
          <table:table-cell table:formula="of:=[.T14]" office:value-type="float" office:value="0.83" calcext:value-type="float">
            <text:p>0,83</text:p>
          </table:table-cell>
          <table:table-cell table:formula="of:=([.K15]-[.T15])*([.K15]-[.T15])" office:value-type="float" office:value="0.6889" calcext:value-type="float">
            <text:p>0,69</text:p>
          </table:table-cell>
          <table:table-cell table:number-columns-repeated="4"/>
        </table:table-row>
        <table:table-row table:style-name="ro1">
          <table:table-cell table:formula="of:=[Global.C16]" office:value-type="string" office:string-value="rand-20-150-150-20-1.dssp" calcext:value-type="string">
            <text:p>rand-20-150-150-20-1.dssp</text:p>
          </table:table-cell>
          <table:table-cell table:formula="of:=[Global.D16]" office:value-type="float" office:value="173" calcext:value-type="float">
            <text:p>173</text:p>
          </table:table-cell>
          <table:table-cell table:formula="of:=[Global.E16]" office:value-type="float" office:value="1" calcext:value-type="float">
            <text:p>1</text:p>
          </table:table-cell>
          <table:table-cell table:formula="of:=[Global.F16]" office:value-type="float" office:value="1" calcext:value-type="float">
            <text:p>1</text:p>
          </table:table-cell>
          <table:table-cell table:formula="of:=[Global.G16]" office:value-type="float" office:value="-0.209364" calcext:value-type="float">
            <text:p>-0,21</text:p>
          </table:table-cell>
          <table:table-cell table:formula="of:=[RA.K16]" office:value-type="float" office:value="2" calcext:value-type="float">
            <text:p>2</text:p>
          </table:table-cell>
          <table:table-cell table:formula="of:=[VNS.H16]" office:value-type="float" office:value="2" calcext:value-type="float">
            <text:p>2</text:p>
          </table:table-cell>
          <table:table-cell/>
          <table:table-cell table:formula="of:=IF([.C16]&lt;0; IF([.C16]&lt;0; [.F16]-[.C16]; [.F16]+[.C16]); IF([.C16]&lt;0; [.F16]-[.C16]; [.F16]+[.C16]))" office:value-type="float" office:value="3" calcext:value-type="float">
            <text:p>3</text:p>
          </table:table-cell>
          <table:table-cell table:formula="of:=IF([.F16]&lt;0; IF([.C16]&lt;0; [.F16]-[.C16]; [.F16]+[.C16]); IF([.C16]&lt;0; [.F16]-[.C16]; [.F16]+[.C16]))" office:value-type="float" office:value="3" calcext:value-type="float">
            <text:p>3</text:p>
          </table:table-cell>
          <table:table-cell table:formula="of:=[.G16]-[.D16]" office:value-type="float" office:value="1" calcext:value-type="float">
            <text:p>1</text:p>
          </table:table-cell>
          <table:table-cell table:formula="of:=IF([.K16]=0;1;0)" office:value-type="float" office:value="0" calcext:value-type="float">
            <text:p>0</text:p>
          </table:table-cell>
          <table:table-cell table:formula="of:=IF([.J16]=[.K16]; &quot;IGUAL&quot;; IF([.J16]&lt;[.K16]; &quot;RA&quot;; &quot;VNS&quot;))" office:value-type="string" office:string-value="VNS" calcext:value-type="string">
            <text:p>VNS</text:p>
          </table:table-cell>
          <table:table-cell office:value-type="float" office:value="15" calcext:value-type="float">
            <text:p>15</text:p>
          </table:table-cell>
          <table:table-cell/>
          <table:table-cell table:formula="of:=SUM([.S2:.S101])" office:value-type="float" office:value="1947.36" calcext:value-type="float">
            <text:p>1947,36</text:p>
          </table:table-cell>
          <table:table-cell table:formula="of:=SUM([.U2:.U101])" office:value-type="float" office:value="92.11" calcext:value-type="float">
            <text:p>92,11</text:p>
          </table:table-cell>
          <table:table-cell table:formula="of:=[.R15]" office:value-type="float" office:value="5.92" calcext:value-type="float">
            <text:p>5,92</text:p>
          </table:table-cell>
          <table:table-cell table:formula="of:=([.J16]-[.R16])*([.J16]-[.R16])" office:value-type="float" office:value="8.5264" calcext:value-type="float">
            <text:p>8,53</text:p>
          </table:table-cell>
          <table:table-cell table:formula="of:=[.T15]" office:value-type="float" office:value="0.83" calcext:value-type="float">
            <text:p>0,83</text:p>
          </table:table-cell>
          <table:table-cell table:formula="of:=([.K16]-[.T16])*([.K16]-[.T16])" office:value-type="float" office:value="0.0289" calcext:value-type="float">
            <text:p>0,03</text:p>
          </table:table-cell>
          <table:table-cell table:number-columns-repeated="4"/>
        </table:table-row>
        <table:table-row table:style-name="ro1">
          <table:table-cell table:formula="of:=[Global.C17]" office:value-type="string" office:string-value="rand-20-150-150-20-2.dssp" calcext:value-type="string">
            <text:p>rand-20-150-150-20-2.dssp</text:p>
          </table:table-cell>
          <table:table-cell table:formula="of:=[Global.D17]" office:value-type="float" office:value="344" calcext:value-type="float">
            <text:p>344</text:p>
          </table:table-cell>
          <table:table-cell table:formula="of:=[Global.E17]" office:value-type="float" office:value="1" calcext:value-type="float">
            <text:p>1</text:p>
          </table:table-cell>
          <table:table-cell table:formula="of:=[Global.F17]" office:value-type="float" office:value="1" calcext:value-type="float">
            <text:p>1</text:p>
          </table:table-cell>
          <table:table-cell table:formula="of:=[Global.G17]" office:value-type="float" office:value="-0.177698" calcext:value-type="float">
            <text:p>-0,18</text:p>
          </table:table-cell>
          <table:table-cell table:formula="of:=[RA.K17]" office:value-type="float" office:value="2" calcext:value-type="float">
            <text:p>2</text:p>
          </table:table-cell>
          <table:table-cell table:formula="of:=[VNS.H17]" office:value-type="float" office:value="1" calcext:value-type="float">
            <text:p>1</text:p>
          </table:table-cell>
          <table:table-cell/>
          <table:table-cell table:formula="of:=IF([.C17]&lt;0; IF([.C17]&lt;0; [.F17]-[.C17]; [.F17]+[.C17]); IF([.C17]&lt;0; [.F17]-[.C17]; [.F17]+[.C17]))" office:value-type="float" office:value="3" calcext:value-type="float">
            <text:p>3</text:p>
          </table:table-cell>
          <table:table-cell table:formula="of:=IF([.F17]&lt;0; IF([.C17]&lt;0; [.F17]-[.C17]; [.F17]+[.C17]); IF([.C17]&lt;0; [.F17]-[.C17]; [.F17]+[.C17]))" office:value-type="float" office:value="3" calcext:value-type="float">
            <text:p>3</text:p>
          </table:table-cell>
          <table:table-cell table:formula="of:=[.G17]-[.D17]" office:value-type="float" office:value="0" calcext:value-type="float">
            <text:p>0</text:p>
          </table:table-cell>
          <table:table-cell table:formula="of:=IF([.K17]=0;1;0)" office:value-type="float" office:value="1" calcext:value-type="float">
            <text:p>1</text:p>
          </table:table-cell>
          <table:table-cell table:formula="of:=IF([.J17]=[.K17]; &quot;IGUAL&quot;; IF([.J17]&lt;[.K17]; &quot;RA&quot;; &quot;VNS&quot;))" office:value-type="string" office:string-value="VNS" calcext:value-type="string">
            <text:p>VNS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P16]/100" office:value-type="float" office:value="19.4736" calcext:value-type="float">
            <text:p>19,47</text:p>
          </table:table-cell>
          <table:table-cell table:formula="of:=[.Q16]/100" office:value-type="float" office:value="0.9211" calcext:value-type="float">
            <text:p>0,92</text:p>
          </table:table-cell>
          <table:table-cell table:formula="of:=[.R16]" office:value-type="float" office:value="5.92" calcext:value-type="float">
            <text:p>5,92</text:p>
          </table:table-cell>
          <table:table-cell table:formula="of:=([.J17]-[.R17])*([.J17]-[.R17])" office:value-type="float" office:value="8.5264" calcext:value-type="float">
            <text:p>8,53</text:p>
          </table:table-cell>
          <table:table-cell table:formula="of:=[.T16]" office:value-type="float" office:value="0.83" calcext:value-type="float">
            <text:p>0,83</text:p>
          </table:table-cell>
          <table:table-cell table:formula="of:=([.K17]-[.T17])*([.K17]-[.T17])" office:value-type="float" office:value="0.6889" calcext:value-type="float">
            <text:p>0,69</text:p>
          </table:table-cell>
          <table:table-cell table:number-columns-repeated="4"/>
        </table:table-row>
        <table:table-row table:style-name="ro1">
          <table:table-cell table:formula="of:=[Global.C18]" office:value-type="string" office:string-value="rand-20-150-150-25-1.dssp" calcext:value-type="string">
            <text:p>rand-20-150-150-25-1.dssp</text:p>
          </table:table-cell>
          <table:table-cell table:formula="of:=[Global.D18]" office:value-type="float" office:value="6548" calcext:value-type="float">
            <text:p>6548</text:p>
          </table:table-cell>
          <table:table-cell table:formula="of:=[Global.E18]" office:value-type="float" office:value="1" calcext:value-type="float">
            <text:p>1</text:p>
          </table:table-cell>
          <table:table-cell table:formula="of:=[Global.F18]" office:value-type="float" office:value="1" calcext:value-type="float">
            <text:p>1</text:p>
          </table:table-cell>
          <table:table-cell table:formula="of:=[Global.G18]" office:value-type="float" office:value="-0.333697" calcext:value-type="float">
            <text:p>-0,33</text:p>
          </table:table-cell>
          <table:table-cell table:formula="of:=[RA.K18]" office:value-type="float" office:value="2" calcext:value-type="float">
            <text:p>2</text:p>
          </table:table-cell>
          <table:table-cell table:formula="of:=[VNS.H18]" office:value-type="float" office:value="2" calcext:value-type="float">
            <text:p>2</text:p>
          </table:table-cell>
          <table:table-cell/>
          <table:table-cell table:formula="of:=IF([.C18]&lt;0; IF([.C18]&lt;0; [.F18]-[.C18]; [.F18]+[.C18]); IF([.C18]&lt;0; [.F18]-[.C18]; [.F18]+[.C18]))" office:value-type="float" office:value="3" calcext:value-type="float">
            <text:p>3</text:p>
          </table:table-cell>
          <table:table-cell table:formula="of:=IF([.F18]&lt;0; IF([.C18]&lt;0; [.F18]-[.C18]; [.F18]+[.C18]); IF([.C18]&lt;0; [.F18]-[.C18]; [.F18]+[.C18]))" office:value-type="float" office:value="3" calcext:value-type="float">
            <text:p>3</text:p>
          </table:table-cell>
          <table:table-cell table:formula="of:=[.G18]-[.D18]" office:value-type="float" office:value="1" calcext:value-type="float">
            <text:p>1</text:p>
          </table:table-cell>
          <table:table-cell table:formula="of:=IF([.K18]=0;1;0)" office:value-type="float" office:value="0" calcext:value-type="float">
            <text:p>0</text:p>
          </table:table-cell>
          <table:table-cell table:formula="of:=IF([.J18]=[.K18]; &quot;IGUAL&quot;; IF([.J18]&lt;[.K18]; &quot;RA&quot;; &quot;VNS&quot;))" office:value-type="string" office:string-value="VNS" calcext:value-type="string">
            <text:p>VNS</text:p>
          </table:table-cell>
          <table:table-cell office:value-type="float" office:value="17" calcext:value-type="float">
            <text:p>17</text:p>
          </table:table-cell>
          <table:table-cell table:style-name="ce5" table:formula="of:=COUNTIFS([.K2:.K100];&quot;=0&quot;)" office:value-type="float" office:value="45" calcext:value-type="float">
            <text:p>45</text:p>
          </table:table-cell>
          <table:table-cell table:style-name="ce6" table:formula="of:=SQRT([.P17])" office:value-type="float" office:value="4.41289020937526" calcext:value-type="float">
            <text:p>4,4129</text:p>
          </table:table-cell>
          <table:table-cell table:style-name="ce6" table:formula="of:=SQRT([.Q17])" office:value-type="float" office:value="0.959739548002477" calcext:value-type="float">
            <text:p>0,9597</text:p>
          </table:table-cell>
          <table:table-cell table:formula="of:=[.R17]" office:value-type="float" office:value="5.92" calcext:value-type="float">
            <text:p>5,92</text:p>
          </table:table-cell>
          <table:table-cell table:formula="of:=([.J18]-[.R18])*([.J18]-[.R18])" office:value-type="float" office:value="8.5264" calcext:value-type="float">
            <text:p>8,53</text:p>
          </table:table-cell>
          <table:table-cell table:formula="of:=[.T17]" office:value-type="float" office:value="0.83" calcext:value-type="float">
            <text:p>0,83</text:p>
          </table:table-cell>
          <table:table-cell table:formula="of:=([.K18]-[.T18])*([.K18]-[.T18])" office:value-type="float" office:value="0.0289" calcext:value-type="float">
            <text:p>0,03</text:p>
          </table:table-cell>
          <table:table-cell table:number-columns-repeated="4"/>
        </table:table-row>
        <table:table-row table:style-name="ro1">
          <table:table-cell table:formula="of:=[Global.C19]" office:value-type="string" office:string-value="rand-20-150-150-25-2.dssp" calcext:value-type="string">
            <text:p>rand-20-150-150-25-2.dssp</text:p>
          </table:table-cell>
          <table:table-cell table:formula="of:=[Global.D19]" office:value-type="float" office:value="927" calcext:value-type="float">
            <text:p>927</text:p>
          </table:table-cell>
          <table:table-cell table:formula="of:=[Global.E19]" office:value-type="float" office:value="1" calcext:value-type="float">
            <text:p>1</text:p>
          </table:table-cell>
          <table:table-cell table:formula="of:=[Global.F19]" office:value-type="float" office:value="1" calcext:value-type="float">
            <text:p>1</text:p>
          </table:table-cell>
          <table:table-cell table:formula="of:=[Global.G19]" office:value-type="float" office:value="-0.256713" calcext:value-type="float">
            <text:p>-0,26</text:p>
          </table:table-cell>
          <table:table-cell table:formula="of:=[RA.K19]" office:value-type="float" office:value="1" calcext:value-type="float">
            <text:p>1</text:p>
          </table:table-cell>
          <table:table-cell table:formula="of:=[VNS.H19]" office:value-type="float" office:value="1" calcext:value-type="float">
            <text:p>1</text:p>
          </table:table-cell>
          <table:table-cell/>
          <table:table-cell table:formula="of:=IF([.C19]&lt;0; IF([.C19]&lt;0; [.F19]-[.C19]; [.F19]+[.C19]); IF([.C19]&lt;0; [.F19]-[.C19]; [.F19]+[.C19]))" office:value-type="float" office:value="2" calcext:value-type="float">
            <text:p>2</text:p>
          </table:table-cell>
          <table:table-cell table:formula="of:=IF([.F19]&lt;0; IF([.C19]&lt;0; [.F19]-[.C19]; [.F19]+[.C19]); IF([.C19]&lt;0; [.F19]-[.C19]; [.F19]+[.C19]))" office:value-type="float" office:value="2" calcext:value-type="float">
            <text:p>2</text:p>
          </table:table-cell>
          <table:table-cell table:formula="of:=[.G19]-[.D19]" office:value-type="float" office:value="0" calcext:value-type="float">
            <text:p>0</text:p>
          </table:table-cell>
          <table:table-cell table:formula="of:=IF([.K19]=0;1;0)" office:value-type="float" office:value="1" calcext:value-type="float">
            <text:p>1</text:p>
          </table:table-cell>
          <table:table-cell table:formula="of:=IF([.J19]=[.K19]; &quot;IGUAL&quot;; IF([.J19]&lt;[.K19]; &quot;RA&quot;; &quot;VNS&quot;))" office:value-type="string" office:string-value="VNS" calcext:value-type="string">
            <text:p>VNS</text:p>
          </table:table-cell>
          <table:table-cell office:value-type="float" office:value="18" calcext:value-type="float">
            <text:p>18</text:p>
          </table:table-cell>
          <table:table-cell table:style-name="ce5" table:formula="of:=COUNTIFS([.J2:.J101];&quot;=0&quot;)" office:value-type="float" office:value="9" calcext:value-type="float">
            <text:p>9</text:p>
          </table:table-cell>
          <table:table-cell table:number-columns-repeated="2"/>
          <table:table-cell table:formula="of:=[.R18]" office:value-type="float" office:value="5.92" calcext:value-type="float">
            <text:p>5,92</text:p>
          </table:table-cell>
          <table:table-cell table:formula="of:=([.J19]-[.R19])*([.J19]-[.R19])" office:value-type="float" office:value="15.3664" calcext:value-type="float">
            <text:p>15,37</text:p>
          </table:table-cell>
          <table:table-cell table:formula="of:=[.T18]" office:value-type="float" office:value="0.83" calcext:value-type="float">
            <text:p>0,83</text:p>
          </table:table-cell>
          <table:table-cell table:formula="of:=([.K19]-[.T19])*([.K19]-[.T19])" office:value-type="float" office:value="0.6889" calcext:value-type="float">
            <text:p>0,69</text:p>
          </table:table-cell>
          <table:table-cell table:number-columns-repeated="4"/>
        </table:table-row>
        <table:table-row table:style-name="ro1">
          <table:table-cell table:formula="of:=[Global.C20]" office:value-type="string" office:string-value="rand-20-150-150-5-1.dssp" calcext:value-type="string">
            <text:p>rand-20-150-150-5-1.dssp</text:p>
          </table:table-cell>
          <table:table-cell table:formula="of:=[Global.D20]" office:value-type="float" office:value="1" calcext:value-type="float">
            <text:p>1</text:p>
          </table:table-cell>
          <table:table-cell table:formula="of:=[Global.E20]" office:value-type="float" office:value="1" calcext:value-type="float">
            <text:p>1</text:p>
          </table:table-cell>
          <table:table-cell table:formula="of:=[Global.F20]" office:value-type="float" office:value="1" calcext:value-type="float">
            <text:p>1</text:p>
          </table:table-cell>
          <table:table-cell table:formula="of:=[Global.G20]" office:value-type="float" office:value="1" calcext:value-type="float">
            <text:p>1</text:p>
          </table:table-cell>
          <table:table-cell table:formula="of:=[RA.K20]" office:value-type="float" office:value="1" calcext:value-type="float">
            <text:p>1</text:p>
          </table:table-cell>
          <table:table-cell table:formula="of:=[VNS.H20]" office:value-type="float" office:value="1" calcext:value-type="float">
            <text:p>1</text:p>
          </table:table-cell>
          <table:table-cell/>
          <table:table-cell table:formula="of:=IF([.C20]&lt;0; IF([.C20]&lt;0; [.F20]-[.C20]; [.F20]+[.C20]); IF([.C20]&lt;0; [.F20]-[.C20]; [.F20]+[.C20]))" office:value-type="float" office:value="2" calcext:value-type="float">
            <text:p>2</text:p>
          </table:table-cell>
          <table:table-cell table:formula="of:=IF([.F20]&lt;0; IF([.C20]&lt;0; [.F20]-[.C20]; [.F20]+[.C20]); IF([.C20]&lt;0; [.F20]-[.C20]; [.F20]+[.C20]))" office:value-type="float" office:value="2" calcext:value-type="float">
            <text:p>2</text:p>
          </table:table-cell>
          <table:table-cell table:formula="of:=[.G20]-[.D20]" office:value-type="float" office:value="0" calcext:value-type="float">
            <text:p>0</text:p>
          </table:table-cell>
          <table:table-cell table:formula="of:=IF([.K20]=0;1;0)" office:value-type="float" office:value="1" calcext:value-type="float">
            <text:p>1</text:p>
          </table:table-cell>
          <table:table-cell table:formula="of:=IF([.J20]=[.K20]; &quot;IGUAL&quot;; IF([.J20]&lt;[.K20]; &quot;RA&quot;; &quot;VNS&quot;))" office:value-type="string" office:string-value="VNS" calcext:value-type="string">
            <text:p>VNS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table:formula="of:=[.R19]" office:value-type="float" office:value="5.92" calcext:value-type="float">
            <text:p>5,92</text:p>
          </table:table-cell>
          <table:table-cell table:formula="of:=([.J20]-[.R20])*([.J20]-[.R20])" office:value-type="float" office:value="15.3664" calcext:value-type="float">
            <text:p>15,37</text:p>
          </table:table-cell>
          <table:table-cell table:formula="of:=[.T19]" office:value-type="float" office:value="0.83" calcext:value-type="float">
            <text:p>0,83</text:p>
          </table:table-cell>
          <table:table-cell table:formula="of:=([.K20]-[.T20])*([.K20]-[.T20])" office:value-type="float" office:value="0.6889" calcext:value-type="float">
            <text:p>0,69</text:p>
          </table:table-cell>
          <table:table-cell table:number-columns-repeated="4"/>
        </table:table-row>
        <table:table-row table:style-name="ro1">
          <table:table-cell table:formula="of:=[Global.C21]" office:value-type="string" office:string-value="rand-20-150-150-5-2.dssp" calcext:value-type="string">
            <text:p>rand-20-150-150-5-2.dssp</text:p>
          </table:table-cell>
          <table:table-cell table:formula="of:=[Global.D21]" office:value-type="float" office:value="1" calcext:value-type="float">
            <text:p>1</text:p>
          </table:table-cell>
          <table:table-cell table:formula="of:=[Global.E21]" office:value-type="float" office:value="1" calcext:value-type="float">
            <text:p>1</text:p>
          </table:table-cell>
          <table:table-cell table:formula="of:=[Global.F21]" office:value-type="float" office:value="1" calcext:value-type="float">
            <text:p>1</text:p>
          </table:table-cell>
          <table:table-cell table:formula="of:=[Global.G21]" office:value-type="float" office:value="1" calcext:value-type="float">
            <text:p>1</text:p>
          </table:table-cell>
          <table:table-cell table:formula="of:=[RA.K21]" office:value-type="float" office:value="1" calcext:value-type="float">
            <text:p>1</text:p>
          </table:table-cell>
          <table:table-cell table:formula="of:=[VNS.H21]" office:value-type="float" office:value="1" calcext:value-type="float">
            <text:p>1</text:p>
          </table:table-cell>
          <table:table-cell/>
          <table:table-cell table:formula="of:=IF([.C21]&lt;0; IF([.C21]&lt;0; [.F21]-[.C21]; [.F21]+[.C21]); IF([.C21]&lt;0; [.F21]-[.C21]; [.F21]+[.C21]))" office:value-type="float" office:value="2" calcext:value-type="float">
            <text:p>2</text:p>
          </table:table-cell>
          <table:table-cell table:formula="of:=IF([.F21]&lt;0; IF([.C21]&lt;0; [.F21]-[.C21]; [.F21]+[.C21]); IF([.C21]&lt;0; [.F21]-[.C21]; [.F21]+[.C21]))" office:value-type="float" office:value="2" calcext:value-type="float">
            <text:p>2</text:p>
          </table:table-cell>
          <table:table-cell table:formula="of:=[.G21]-[.D21]" office:value-type="float" office:value="0" calcext:value-type="float">
            <text:p>0</text:p>
          </table:table-cell>
          <table:table-cell table:formula="of:=IF([.K21]=0;1;0)" office:value-type="float" office:value="1" calcext:value-type="float">
            <text:p>1</text:p>
          </table:table-cell>
          <table:table-cell table:formula="of:=IF([.J21]=[.K21]; &quot;IGUAL&quot;; IF([.J21]&lt;[.K21]; &quot;RA&quot;; &quot;VNS&quot;))" office:value-type="string" office:string-value="VNS" calcext:value-type="string">
            <text:p>VNS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[.R20]" office:value-type="float" office:value="5.92" calcext:value-type="float">
            <text:p>5,92</text:p>
          </table:table-cell>
          <table:table-cell table:formula="of:=([.J21]-[.R21])*([.J21]-[.R21])" office:value-type="float" office:value="15.3664" calcext:value-type="float">
            <text:p>15,37</text:p>
          </table:table-cell>
          <table:table-cell table:formula="of:=[.T20]" office:value-type="float" office:value="0.83" calcext:value-type="float">
            <text:p>0,83</text:p>
          </table:table-cell>
          <table:table-cell table:formula="of:=([.K21]-[.T21])*([.K21]-[.T21])" office:value-type="float" office:value="0.6889" calcext:value-type="float">
            <text:p>0,69</text:p>
          </table:table-cell>
          <table:table-cell table:number-columns-repeated="4"/>
        </table:table-row>
        <table:table-row table:style-name="ro1">
          <table:table-cell table:formula="of:=[Global.C22]" office:value-type="string" office:string-value="rand-20-200-200-10-1.dssp" calcext:value-type="string">
            <text:p>rand-20-200-200-10-1.dssp</text:p>
          </table:table-cell>
          <table:table-cell table:formula="of:=[Global.D22]" office:value-type="float" office:value="2" calcext:value-type="float">
            <text:p>2</text:p>
          </table:table-cell>
          <table:table-cell table:formula="of:=[Global.E22]" office:value-type="float" office:value="1" calcext:value-type="float">
            <text:p>1</text:p>
          </table:table-cell>
          <table:table-cell table:formula="of:=[Global.F22]" office:value-type="float" office:value="1" calcext:value-type="float">
            <text:p>1</text:p>
          </table:table-cell>
          <table:table-cell table:formula="of:=[Global.G22]" office:value-type="float" office:value="0.21141" calcext:value-type="float">
            <text:p>0,21</text:p>
          </table:table-cell>
          <table:table-cell table:formula="of:=[RA.K22]" office:value-type="float" office:value="4" calcext:value-type="float">
            <text:p>4</text:p>
          </table:table-cell>
          <table:table-cell table:formula="of:=[VNS.H22]" office:value-type="float" office:value="2" calcext:value-type="float">
            <text:p>2</text:p>
          </table:table-cell>
          <table:table-cell/>
          <table:table-cell table:formula="of:=IF([.C22]&lt;0; IF([.C22]&lt;0; [.F22]-[.C22]; [.F22]+[.C22]); IF([.C22]&lt;0; [.F22]-[.C22]; [.F22]+[.C22]))" office:value-type="float" office:value="5" calcext:value-type="float">
            <text:p>5</text:p>
          </table:table-cell>
          <table:table-cell table:formula="of:=IF([.F22]&lt;0; IF([.C22]&lt;0; [.F22]-[.C22]; [.F22]+[.C22]); IF([.C22]&lt;0; [.F22]-[.C22]; [.F22]+[.C22]))" office:value-type="float" office:value="5" calcext:value-type="float">
            <text:p>5</text:p>
          </table:table-cell>
          <table:table-cell table:formula="of:=[.G22]-[.D22]" office:value-type="float" office:value="1" calcext:value-type="float">
            <text:p>1</text:p>
          </table:table-cell>
          <table:table-cell table:formula="of:=IF([.K22]=0;1;0)" office:value-type="float" office:value="0" calcext:value-type="float">
            <text:p>0</text:p>
          </table:table-cell>
          <table:table-cell table:formula="of:=IF([.J22]=[.K22]; &quot;IGUAL&quot;; IF([.J22]&lt;[.K22]; &quot;RA&quot;; &quot;VNS&quot;))" office:value-type="string" office:string-value="VNS" calcext:value-type="string">
            <text:p>VNS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table:formula="of:=[.R21]" office:value-type="float" office:value="5.92" calcext:value-type="float">
            <text:p>5,92</text:p>
          </table:table-cell>
          <table:table-cell table:formula="of:=([.J22]-[.R22])*([.J22]-[.R22])" office:value-type="float" office:value="0.8464" calcext:value-type="float">
            <text:p>0,85</text:p>
          </table:table-cell>
          <table:table-cell table:formula="of:=[.T21]" office:value-type="float" office:value="0.83" calcext:value-type="float">
            <text:p>0,83</text:p>
          </table:table-cell>
          <table:table-cell table:formula="of:=([.K22]-[.T22])*([.K22]-[.T22])" office:value-type="float" office:value="0.0289" calcext:value-type="float">
            <text:p>0,03</text:p>
          </table:table-cell>
          <table:table-cell table:number-columns-repeated="4"/>
        </table:table-row>
        <table:table-row table:style-name="ro1">
          <table:table-cell table:formula="of:=[Global.C23]" office:value-type="string" office:string-value="rand-20-200-200-10-2.dssp" calcext:value-type="string">
            <text:p>rand-20-200-200-10-2.dssp</text:p>
          </table:table-cell>
          <table:table-cell table:formula="of:=[Global.D23]" office:value-type="float" office:value="3" calcext:value-type="float">
            <text:p>3</text:p>
          </table:table-cell>
          <table:table-cell table:formula="of:=[Global.E23]" office:value-type="float" office:value="1" calcext:value-type="float">
            <text:p>1</text:p>
          </table:table-cell>
          <table:table-cell table:formula="of:=[Global.F23]" office:value-type="float" office:value="1" calcext:value-type="float">
            <text:p>1</text:p>
          </table:table-cell>
          <table:table-cell table:formula="of:=[Global.G23]" office:value-type="float" office:value="0.083486" calcext:value-type="float">
            <text:p>0,08</text:p>
          </table:table-cell>
          <table:table-cell table:formula="of:=[RA.K23]" office:value-type="float" office:value="3" calcext:value-type="float">
            <text:p>3</text:p>
          </table:table-cell>
          <table:table-cell table:formula="of:=[VNS.H23]" office:value-type="float" office:value="1" calcext:value-type="float">
            <text:p>1</text:p>
          </table:table-cell>
          <table:table-cell/>
          <table:table-cell table:formula="of:=IF([.C23]&lt;0; IF([.C23]&lt;0; [.F23]-[.C23]; [.F23]+[.C23]); IF([.C23]&lt;0; [.F23]-[.C23]; [.F23]+[.C23]))" office:value-type="float" office:value="4" calcext:value-type="float">
            <text:p>4</text:p>
          </table:table-cell>
          <table:table-cell table:formula="of:=IF([.F23]&lt;0; IF([.C23]&lt;0; [.F23]-[.C23]; [.F23]+[.C23]); IF([.C23]&lt;0; [.F23]-[.C23]; [.F23]+[.C23]))" office:value-type="float" office:value="4" calcext:value-type="float">
            <text:p>4</text:p>
          </table:table-cell>
          <table:table-cell table:formula="of:=[.G23]-[.D23]" office:value-type="float" office:value="0" calcext:value-type="float">
            <text:p>0</text:p>
          </table:table-cell>
          <table:table-cell table:formula="of:=IF([.K23]=0;1;0)" office:value-type="float" office:value="1" calcext:value-type="float">
            <text:p>1</text:p>
          </table:table-cell>
          <table:table-cell table:formula="of:=IF([.J23]=[.K23]; &quot;IGUAL&quot;; IF([.J23]&lt;[.K23]; &quot;RA&quot;; &quot;VNS&quot;))" office:value-type="string" office:string-value="VNS" calcext:value-type="string">
            <text:p>VNS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formula="of:=[.R22]" office:value-type="float" office:value="5.92" calcext:value-type="float">
            <text:p>5,92</text:p>
          </table:table-cell>
          <table:table-cell table:formula="of:=([.J23]-[.R23])*([.J23]-[.R23])" office:value-type="float" office:value="3.6864" calcext:value-type="float">
            <text:p>3,69</text:p>
          </table:table-cell>
          <table:table-cell table:formula="of:=[.T22]" office:value-type="float" office:value="0.83" calcext:value-type="float">
            <text:p>0,83</text:p>
          </table:table-cell>
          <table:table-cell table:formula="of:=([.K23]-[.T23])*([.K23]-[.T23])" office:value-type="float" office:value="0.6889" calcext:value-type="float">
            <text:p>0,69</text:p>
          </table:table-cell>
          <table:table-cell table:number-columns-repeated="4"/>
        </table:table-row>
        <table:table-row table:style-name="ro1">
          <table:table-cell table:formula="of:=[Global.C24]" office:value-type="string" office:string-value="rand-20-200-200-15-1.dssp" calcext:value-type="string">
            <text:p>rand-20-200-200-15-1.dssp</text:p>
          </table:table-cell>
          <table:table-cell table:formula="of:=[Global.D24]" office:value-type="float" office:value="47" calcext:value-type="float">
            <text:p>47</text:p>
          </table:table-cell>
          <table:table-cell table:formula="of:=[Global.E24]" office:value-type="float" office:value="1" calcext:value-type="float">
            <text:p>1</text:p>
          </table:table-cell>
          <table:table-cell table:formula="of:=[Global.F24]" office:value-type="float" office:value="1" calcext:value-type="float">
            <text:p>1</text:p>
          </table:table-cell>
          <table:table-cell table:formula="of:=[Global.G24]" office:value-type="float" office:value="-0.014199" calcext:value-type="float">
            <text:p>-0,01</text:p>
          </table:table-cell>
          <table:table-cell table:formula="of:=[RA.K24]" office:value-type="float" office:value="3" calcext:value-type="float">
            <text:p>3</text:p>
          </table:table-cell>
          <table:table-cell table:formula="of:=[VNS.H24]" office:value-type="float" office:value="2" calcext:value-type="float">
            <text:p>2</text:p>
          </table:table-cell>
          <table:table-cell/>
          <table:table-cell table:formula="of:=IF([.C24]&lt;0; IF([.C24]&lt;0; [.F24]-[.C24]; [.F24]+[.C24]); IF([.C24]&lt;0; [.F24]-[.C24]; [.F24]+[.C24]))" office:value-type="float" office:value="4" calcext:value-type="float">
            <text:p>4</text:p>
          </table:table-cell>
          <table:table-cell table:formula="of:=IF([.F24]&lt;0; IF([.C24]&lt;0; [.F24]-[.C24]; [.F24]+[.C24]); IF([.C24]&lt;0; [.F24]-[.C24]; [.F24]+[.C24]))" office:value-type="float" office:value="4" calcext:value-type="float">
            <text:p>4</text:p>
          </table:table-cell>
          <table:table-cell table:formula="of:=[.G24]-[.D24]" office:value-type="float" office:value="1" calcext:value-type="float">
            <text:p>1</text:p>
          </table:table-cell>
          <table:table-cell table:formula="of:=IF([.K24]=0;1;0)" office:value-type="float" office:value="0" calcext:value-type="float">
            <text:p>0</text:p>
          </table:table-cell>
          <table:table-cell table:formula="of:=IF([.J24]=[.K24]; &quot;IGUAL&quot;; IF([.J24]&lt;[.K24]; &quot;RA&quot;; &quot;VNS&quot;))" office:value-type="string" office:string-value="VNS" calcext:value-type="string">
            <text:p>VNS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table:formula="of:=[.R23]" office:value-type="float" office:value="5.92" calcext:value-type="float">
            <text:p>5,92</text:p>
          </table:table-cell>
          <table:table-cell table:formula="of:=([.J24]-[.R24])*([.J24]-[.R24])" office:value-type="float" office:value="3.6864" calcext:value-type="float">
            <text:p>3,69</text:p>
          </table:table-cell>
          <table:table-cell table:formula="of:=[.T23]" office:value-type="float" office:value="0.83" calcext:value-type="float">
            <text:p>0,83</text:p>
          </table:table-cell>
          <table:table-cell table:formula="of:=([.K24]-[.T24])*([.K24]-[.T24])" office:value-type="float" office:value="0.0289" calcext:value-type="float">
            <text:p>0,03</text:p>
          </table:table-cell>
          <table:table-cell table:number-columns-repeated="4"/>
        </table:table-row>
        <table:table-row table:style-name="ro1">
          <table:table-cell table:formula="of:=[Global.C25]" office:value-type="string" office:string-value="rand-20-200-200-15-2.dssp" calcext:value-type="string">
            <text:p>rand-20-200-200-15-2.dssp</text:p>
          </table:table-cell>
          <table:table-cell table:formula="of:=[Global.D25]" office:value-type="float" office:value="6" calcext:value-type="float">
            <text:p>6</text:p>
          </table:table-cell>
          <table:table-cell table:formula="of:=[Global.E25]" office:value-type="float" office:value="1" calcext:value-type="float">
            <text:p>1</text:p>
          </table:table-cell>
          <table:table-cell table:formula="of:=[Global.F25]" office:value-type="float" office:value="1" calcext:value-type="float">
            <text:p>1</text:p>
          </table:table-cell>
          <table:table-cell table:formula="of:=[Global.G25]" office:value-type="float" office:value="-0.016057" calcext:value-type="float">
            <text:p>-0,02</text:p>
          </table:table-cell>
          <table:table-cell table:formula="of:=[RA.K25]" office:value-type="float" office:value="2" calcext:value-type="float">
            <text:p>2</text:p>
          </table:table-cell>
          <table:table-cell table:formula="of:=[VNS.H25]" office:value-type="float" office:value="2" calcext:value-type="float">
            <text:p>2</text:p>
          </table:table-cell>
          <table:table-cell/>
          <table:table-cell table:formula="of:=IF([.C25]&lt;0; IF([.C25]&lt;0; [.F25]-[.C25]; [.F25]+[.C25]); IF([.C25]&lt;0; [.F25]-[.C25]; [.F25]+[.C25]))" office:value-type="float" office:value="3" calcext:value-type="float">
            <text:p>3</text:p>
          </table:table-cell>
          <table:table-cell table:formula="of:=IF([.F25]&lt;0; IF([.C25]&lt;0; [.F25]-[.C25]; [.F25]+[.C25]); IF([.C25]&lt;0; [.F25]-[.C25]; [.F25]+[.C25]))" office:value-type="float" office:value="3" calcext:value-type="float">
            <text:p>3</text:p>
          </table:table-cell>
          <table:table-cell table:formula="of:=[.G25]-[.D25]" office:value-type="float" office:value="1" calcext:value-type="float">
            <text:p>1</text:p>
          </table:table-cell>
          <table:table-cell table:formula="of:=IF([.K25]=0;1;0)" office:value-type="float" office:value="0" calcext:value-type="float">
            <text:p>0</text:p>
          </table:table-cell>
          <table:table-cell table:formula="of:=IF([.J25]=[.K25]; &quot;IGUAL&quot;; IF([.J25]&lt;[.K25]; &quot;RA&quot;; &quot;VNS&quot;))" office:value-type="string" office:string-value="VNS" calcext:value-type="string">
            <text:p>VNS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table:formula="of:=[.R24]" office:value-type="float" office:value="5.92" calcext:value-type="float">
            <text:p>5,92</text:p>
          </table:table-cell>
          <table:table-cell table:formula="of:=([.J25]-[.R25])*([.J25]-[.R25])" office:value-type="float" office:value="8.5264" calcext:value-type="float">
            <text:p>8,53</text:p>
          </table:table-cell>
          <table:table-cell table:formula="of:=[.T24]" office:value-type="float" office:value="0.83" calcext:value-type="float">
            <text:p>0,83</text:p>
          </table:table-cell>
          <table:table-cell table:formula="of:=([.K25]-[.T25])*([.K25]-[.T25])" office:value-type="float" office:value="0.0289" calcext:value-type="float">
            <text:p>0,03</text:p>
          </table:table-cell>
          <table:table-cell table:number-columns-repeated="4"/>
        </table:table-row>
        <table:table-row table:style-name="ro1">
          <table:table-cell table:formula="of:=[Global.C26]" office:value-type="string" office:string-value="rand-20-200-200-20-1.dssp" calcext:value-type="string">
            <text:p>rand-20-200-200-20-1.dssp</text:p>
          </table:table-cell>
          <table:table-cell table:formula="of:=[Global.D26]" office:value-type="float" office:value="148" calcext:value-type="float">
            <text:p>148</text:p>
          </table:table-cell>
          <table:table-cell table:formula="of:=[Global.E26]" office:value-type="float" office:value="1" calcext:value-type="float">
            <text:p>1</text:p>
          </table:table-cell>
          <table:table-cell table:formula="of:=[Global.F26]" office:value-type="float" office:value="1" calcext:value-type="float">
            <text:p>1</text:p>
          </table:table-cell>
          <table:table-cell table:formula="of:=[Global.G26]" office:value-type="float" office:value="-0.129817" calcext:value-type="float">
            <text:p>-0,13</text:p>
          </table:table-cell>
          <table:table-cell table:formula="of:=[RA.K26]" office:value-type="float" office:value="3" calcext:value-type="float">
            <text:p>3</text:p>
          </table:table-cell>
          <table:table-cell table:formula="of:=[VNS.H26]" office:value-type="float" office:value="2" calcext:value-type="float">
            <text:p>2</text:p>
          </table:table-cell>
          <table:table-cell/>
          <table:table-cell table:formula="of:=IF([.C26]&lt;0; IF([.C26]&lt;0; [.F26]-[.C26]; [.F26]+[.C26]); IF([.C26]&lt;0; [.F26]-[.C26]; [.F26]+[.C26]))" office:value-type="float" office:value="4" calcext:value-type="float">
            <text:p>4</text:p>
          </table:table-cell>
          <table:table-cell table:formula="of:=IF([.F26]&lt;0; IF([.C26]&lt;0; [.F26]-[.C26]; [.F26]+[.C26]); IF([.C26]&lt;0; [.F26]-[.C26]; [.F26]+[.C26]))" office:value-type="float" office:value="4" calcext:value-type="float">
            <text:p>4</text:p>
          </table:table-cell>
          <table:table-cell table:formula="of:=[.G26]-[.D26]" office:value-type="float" office:value="1" calcext:value-type="float">
            <text:p>1</text:p>
          </table:table-cell>
          <table:table-cell table:formula="of:=IF([.K26]=0;1;0)" office:value-type="float" office:value="0" calcext:value-type="float">
            <text:p>0</text:p>
          </table:table-cell>
          <table:table-cell table:formula="of:=IF([.J26]=[.K26]; &quot;IGUAL&quot;; IF([.J26]&lt;[.K26]; &quot;RA&quot;; &quot;VNS&quot;))" office:value-type="string" office:string-value="VNS" calcext:value-type="string">
            <text:p>VNS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[.R25]" office:value-type="float" office:value="5.92" calcext:value-type="float">
            <text:p>5,92</text:p>
          </table:table-cell>
          <table:table-cell table:formula="of:=([.J26]-[.R26])*([.J26]-[.R26])" office:value-type="float" office:value="3.6864" calcext:value-type="float">
            <text:p>3,69</text:p>
          </table:table-cell>
          <table:table-cell table:formula="of:=[.T25]" office:value-type="float" office:value="0.83" calcext:value-type="float">
            <text:p>0,83</text:p>
          </table:table-cell>
          <table:table-cell table:formula="of:=([.K26]-[.T26])*([.K26]-[.T26])" office:value-type="float" office:value="0.0289" calcext:value-type="float">
            <text:p>0,03</text:p>
          </table:table-cell>
          <table:table-cell table:number-columns-repeated="4"/>
        </table:table-row>
        <table:table-row table:style-name="ro1">
          <table:table-cell table:formula="of:=[Global.C27]" office:value-type="string" office:string-value="rand-20-200-200-20-2.dssp" calcext:value-type="string">
            <text:p>rand-20-200-200-20-2.dssp</text:p>
          </table:table-cell>
          <table:table-cell table:formula="of:=[Global.D27]" office:value-type="float" office:value="120" calcext:value-type="float">
            <text:p>120</text:p>
          </table:table-cell>
          <table:table-cell table:formula="of:=[Global.E27]" office:value-type="float" office:value="1" calcext:value-type="float">
            <text:p>1</text:p>
          </table:table-cell>
          <table:table-cell table:formula="of:=[Global.F27]" office:value-type="float" office:value="1" calcext:value-type="float">
            <text:p>1</text:p>
          </table:table-cell>
          <table:table-cell table:formula="of:=[Global.G27]" office:value-type="float" office:value="-0.114114" calcext:value-type="float">
            <text:p>-0,11</text:p>
          </table:table-cell>
          <table:table-cell table:formula="of:=[RA.K27]" office:value-type="float" office:value="1" calcext:value-type="float">
            <text:p>1</text:p>
          </table:table-cell>
          <table:table-cell table:formula="of:=[VNS.H27]" office:value-type="float" office:value="1" calcext:value-type="float">
            <text:p>1</text:p>
          </table:table-cell>
          <table:table-cell/>
          <table:table-cell table:formula="of:=IF([.C27]&lt;0; IF([.C27]&lt;0; [.F27]-[.C27]; [.F27]+[.C27]); IF([.C27]&lt;0; [.F27]-[.C27]; [.F27]+[.C27]))" office:value-type="float" office:value="2" calcext:value-type="float">
            <text:p>2</text:p>
          </table:table-cell>
          <table:table-cell table:formula="of:=IF([.F27]&lt;0; IF([.C27]&lt;0; [.F27]-[.C27]; [.F27]+[.C27]); IF([.C27]&lt;0; [.F27]-[.C27]; [.F27]+[.C27]))" office:value-type="float" office:value="2" calcext:value-type="float">
            <text:p>2</text:p>
          </table:table-cell>
          <table:table-cell table:formula="of:=[.G27]-[.D27]" office:value-type="float" office:value="0" calcext:value-type="float">
            <text:p>0</text:p>
          </table:table-cell>
          <table:table-cell table:formula="of:=IF([.K27]=0;1;0)" office:value-type="float" office:value="1" calcext:value-type="float">
            <text:p>1</text:p>
          </table:table-cell>
          <table:table-cell table:formula="of:=IF([.J27]=[.K27]; &quot;IGUAL&quot;; IF([.J27]&lt;[.K27]; &quot;RA&quot;; &quot;VNS&quot;))" office:value-type="string" office:string-value="VNS" calcext:value-type="string">
            <text:p>VNS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table:formula="of:=[.R26]" office:value-type="float" office:value="5.92" calcext:value-type="float">
            <text:p>5,92</text:p>
          </table:table-cell>
          <table:table-cell table:formula="of:=([.J27]-[.R27])*([.J27]-[.R27])" office:value-type="float" office:value="15.3664" calcext:value-type="float">
            <text:p>15,37</text:p>
          </table:table-cell>
          <table:table-cell table:formula="of:=[.T26]" office:value-type="float" office:value="0.83" calcext:value-type="float">
            <text:p>0,83</text:p>
          </table:table-cell>
          <table:table-cell table:formula="of:=([.K27]-[.T27])*([.K27]-[.T27])" office:value-type="float" office:value="0.6889" calcext:value-type="float">
            <text:p>0,69</text:p>
          </table:table-cell>
          <table:table-cell table:number-columns-repeated="4"/>
        </table:table-row>
        <table:table-row table:style-name="ro1">
          <table:table-cell table:formula="of:=[Global.C28]" office:value-type="string" office:string-value="rand-20-200-200-25-1.dssp" calcext:value-type="string">
            <text:p>rand-20-200-200-25-1.dssp</text:p>
          </table:table-cell>
          <table:table-cell table:formula="of:=[Global.D28]" office:value-type="float" office:value="1739" calcext:value-type="float">
            <text:p>1739</text:p>
          </table:table-cell>
          <table:table-cell table:formula="of:=[Global.E28]" office:value-type="float" office:value="1" calcext:value-type="float">
            <text:p>1</text:p>
          </table:table-cell>
          <table:table-cell table:formula="of:=[Global.F28]" office:value-type="float" office:value="1" calcext:value-type="float">
            <text:p>1</text:p>
          </table:table-cell>
          <table:table-cell table:formula="of:=[Global.G28]" office:value-type="float" office:value="-0.220752" calcext:value-type="float">
            <text:p>-0,22</text:p>
          </table:table-cell>
          <table:table-cell table:formula="of:=[RA.K28]" office:value-type="float" office:value="2" calcext:value-type="float">
            <text:p>2</text:p>
          </table:table-cell>
          <table:table-cell table:formula="of:=[VNS.H28]" office:value-type="float" office:value="2" calcext:value-type="float">
            <text:p>2</text:p>
          </table:table-cell>
          <table:table-cell/>
          <table:table-cell table:formula="of:=IF([.C28]&lt;0; IF([.C28]&lt;0; [.F28]-[.C28]; [.F28]+[.C28]); IF([.C28]&lt;0; [.F28]-[.C28]; [.F28]+[.C28]))" office:value-type="float" office:value="3" calcext:value-type="float">
            <text:p>3</text:p>
          </table:table-cell>
          <table:table-cell table:formula="of:=IF([.F28]&lt;0; IF([.C28]&lt;0; [.F28]-[.C28]; [.F28]+[.C28]); IF([.C28]&lt;0; [.F28]-[.C28]; [.F28]+[.C28]))" office:value-type="float" office:value="3" calcext:value-type="float">
            <text:p>3</text:p>
          </table:table-cell>
          <table:table-cell table:formula="of:=[.G28]-[.D28]" office:value-type="float" office:value="1" calcext:value-type="float">
            <text:p>1</text:p>
          </table:table-cell>
          <table:table-cell table:formula="of:=IF([.K28]=0;1;0)" office:value-type="float" office:value="0" calcext:value-type="float">
            <text:p>0</text:p>
          </table:table-cell>
          <table:table-cell table:formula="of:=IF([.J28]=[.K28]; &quot;IGUAL&quot;; IF([.J28]&lt;[.K28]; &quot;RA&quot;; &quot;VNS&quot;))" office:value-type="string" office:string-value="VNS" calcext:value-type="string">
            <text:p>VNS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table:formula="of:=[.R27]" office:value-type="float" office:value="5.92" calcext:value-type="float">
            <text:p>5,92</text:p>
          </table:table-cell>
          <table:table-cell table:formula="of:=([.J28]-[.R28])*([.J28]-[.R28])" office:value-type="float" office:value="8.5264" calcext:value-type="float">
            <text:p>8,53</text:p>
          </table:table-cell>
          <table:table-cell table:formula="of:=[.T27]" office:value-type="float" office:value="0.83" calcext:value-type="float">
            <text:p>0,83</text:p>
          </table:table-cell>
          <table:table-cell table:formula="of:=([.K28]-[.T28])*([.K28]-[.T28])" office:value-type="float" office:value="0.0289" calcext:value-type="float">
            <text:p>0,03</text:p>
          </table:table-cell>
          <table:table-cell table:number-columns-repeated="4"/>
        </table:table-row>
        <table:table-row table:style-name="ro1">
          <table:table-cell table:formula="of:=[Global.C29]" office:value-type="string" office:string-value="rand-20-200-200-25-2.dssp" calcext:value-type="string">
            <text:p>rand-20-200-200-25-2.dssp</text:p>
          </table:table-cell>
          <table:table-cell table:formula="of:=[Global.D29]" office:value-type="float" office:value="2214" calcext:value-type="float">
            <text:p>2214</text:p>
          </table:table-cell>
          <table:table-cell table:formula="of:=[Global.E29]" office:value-type="float" office:value="1" calcext:value-type="float">
            <text:p>1</text:p>
          </table:table-cell>
          <table:table-cell table:formula="of:=[Global.F29]" office:value-type="float" office:value="1" calcext:value-type="float">
            <text:p>1</text:p>
          </table:table-cell>
          <table:table-cell table:formula="of:=[Global.G29]" office:value-type="float" office:value="-0.175538" calcext:value-type="float">
            <text:p>-0,18</text:p>
          </table:table-cell>
          <table:table-cell table:formula="of:=[RA.K29]" office:value-type="float" office:value="2" calcext:value-type="float">
            <text:p>2</text:p>
          </table:table-cell>
          <table:table-cell table:formula="of:=[VNS.H29]" office:value-type="float" office:value="1" calcext:value-type="float">
            <text:p>1</text:p>
          </table:table-cell>
          <table:table-cell/>
          <table:table-cell table:formula="of:=IF([.C29]&lt;0; IF([.C29]&lt;0; [.F29]-[.C29]; [.F29]+[.C29]); IF([.C29]&lt;0; [.F29]-[.C29]; [.F29]+[.C29]))" office:value-type="float" office:value="3" calcext:value-type="float">
            <text:p>3</text:p>
          </table:table-cell>
          <table:table-cell table:formula="of:=IF([.F29]&lt;0; IF([.C29]&lt;0; [.F29]-[.C29]; [.F29]+[.C29]); IF([.C29]&lt;0; [.F29]-[.C29]; [.F29]+[.C29]))" office:value-type="float" office:value="3" calcext:value-type="float">
            <text:p>3</text:p>
          </table:table-cell>
          <table:table-cell table:formula="of:=[.G29]-[.D29]" office:value-type="float" office:value="0" calcext:value-type="float">
            <text:p>0</text:p>
          </table:table-cell>
          <table:table-cell table:formula="of:=IF([.K29]=0;1;0)" office:value-type="float" office:value="1" calcext:value-type="float">
            <text:p>1</text:p>
          </table:table-cell>
          <table:table-cell table:formula="of:=IF([.J29]=[.K29]; &quot;IGUAL&quot;; IF([.J29]&lt;[.K29]; &quot;RA&quot;; &quot;VNS&quot;))" office:value-type="string" office:string-value="VNS" calcext:value-type="string">
            <text:p>VNS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table:formula="of:=[.R28]" office:value-type="float" office:value="5.92" calcext:value-type="float">
            <text:p>5,92</text:p>
          </table:table-cell>
          <table:table-cell table:formula="of:=([.J29]-[.R29])*([.J29]-[.R29])" office:value-type="float" office:value="8.5264" calcext:value-type="float">
            <text:p>8,53</text:p>
          </table:table-cell>
          <table:table-cell table:formula="of:=[.T28]" office:value-type="float" office:value="0.83" calcext:value-type="float">
            <text:p>0,83</text:p>
          </table:table-cell>
          <table:table-cell table:formula="of:=([.K29]-[.T29])*([.K29]-[.T29])" office:value-type="float" office:value="0.6889" calcext:value-type="float">
            <text:p>0,69</text:p>
          </table:table-cell>
          <table:table-cell table:number-columns-repeated="4"/>
        </table:table-row>
        <table:table-row table:style-name="ro1">
          <table:table-cell table:formula="of:=[Global.C30]" office:value-type="string" office:string-value="rand-20-200-200-5-1.dssp" calcext:value-type="string">
            <text:p>rand-20-200-200-5-1.dssp</text:p>
          </table:table-cell>
          <table:table-cell table:formula="of:=[Global.D30]" office:value-type="float" office:value="1" calcext:value-type="float">
            <text:p>1</text:p>
          </table:table-cell>
          <table:table-cell table:formula="of:=[Global.E30]" office:value-type="float" office:value="1" calcext:value-type="float">
            <text:p>1</text:p>
          </table:table-cell>
          <table:table-cell table:formula="of:=[Global.F30]" office:value-type="float" office:value="1" calcext:value-type="float">
            <text:p>1</text:p>
          </table:table-cell>
          <table:table-cell table:formula="of:=[Global.G30]" office:value-type="float" office:value="1" calcext:value-type="float">
            <text:p>1</text:p>
          </table:table-cell>
          <table:table-cell table:formula="of:=[RA.K30]" office:value-type="float" office:value="1" calcext:value-type="float">
            <text:p>1</text:p>
          </table:table-cell>
          <table:table-cell table:formula="of:=[VNS.H30]" office:value-type="float" office:value="1" calcext:value-type="float">
            <text:p>1</text:p>
          </table:table-cell>
          <table:table-cell/>
          <table:table-cell table:formula="of:=IF([.C30]&lt;0; IF([.C30]&lt;0; [.F30]-[.C30]; [.F30]+[.C30]); IF([.C30]&lt;0; [.F30]-[.C30]; [.F30]+[.C30]))" office:value-type="float" office:value="2" calcext:value-type="float">
            <text:p>2</text:p>
          </table:table-cell>
          <table:table-cell table:formula="of:=IF([.F30]&lt;0; IF([.C30]&lt;0; [.F30]-[.C30]; [.F30]+[.C30]); IF([.C30]&lt;0; [.F30]-[.C30]; [.F30]+[.C30]))" office:value-type="float" office:value="2" calcext:value-type="float">
            <text:p>2</text:p>
          </table:table-cell>
          <table:table-cell table:formula="of:=[.G30]-[.D30]" office:value-type="float" office:value="0" calcext:value-type="float">
            <text:p>0</text:p>
          </table:table-cell>
          <table:table-cell table:formula="of:=IF([.K30]=0;1;0)" office:value-type="float" office:value="1" calcext:value-type="float">
            <text:p>1</text:p>
          </table:table-cell>
          <table:table-cell table:formula="of:=IF([.J30]=[.K30]; &quot;IGUAL&quot;; IF([.J30]&lt;[.K30]; &quot;RA&quot;; &quot;VNS&quot;))" office:value-type="string" office:string-value="VNS" calcext:value-type="string">
            <text:p>VNS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table:formula="of:=[.R29]" office:value-type="float" office:value="5.92" calcext:value-type="float">
            <text:p>5,92</text:p>
          </table:table-cell>
          <table:table-cell table:formula="of:=([.J30]-[.R30])*([.J30]-[.R30])" office:value-type="float" office:value="15.3664" calcext:value-type="float">
            <text:p>15,37</text:p>
          </table:table-cell>
          <table:table-cell table:formula="of:=[.T29]" office:value-type="float" office:value="0.83" calcext:value-type="float">
            <text:p>0,83</text:p>
          </table:table-cell>
          <table:table-cell table:formula="of:=([.K30]-[.T30])*([.K30]-[.T30])" office:value-type="float" office:value="0.6889" calcext:value-type="float">
            <text:p>0,69</text:p>
          </table:table-cell>
          <table:table-cell table:number-columns-repeated="4"/>
        </table:table-row>
        <table:table-row table:style-name="ro1">
          <table:table-cell table:formula="of:=[Global.C31]" office:value-type="string" office:string-value="rand-20-200-200-5-2.dssp" calcext:value-type="string">
            <text:p>rand-20-200-200-5-2.dssp</text:p>
          </table:table-cell>
          <table:table-cell table:formula="of:=[Global.D31]" office:value-type="float" office:value="1" calcext:value-type="float">
            <text:p>1</text:p>
          </table:table-cell>
          <table:table-cell table:formula="of:=[Global.E31]" office:value-type="float" office:value="1" calcext:value-type="float">
            <text:p>1</text:p>
          </table:table-cell>
          <table:table-cell table:formula="of:=[Global.F31]" office:value-type="float" office:value="1" calcext:value-type="float">
            <text:p>1</text:p>
          </table:table-cell>
          <table:table-cell table:formula="of:=[Global.G31]" office:value-type="float" office:value="1" calcext:value-type="float">
            <text:p>1</text:p>
          </table:table-cell>
          <table:table-cell table:formula="of:=[RA.K31]" office:value-type="float" office:value="1" calcext:value-type="float">
            <text:p>1</text:p>
          </table:table-cell>
          <table:table-cell table:formula="of:=[VNS.H31]" office:value-type="float" office:value="1" calcext:value-type="float">
            <text:p>1</text:p>
          </table:table-cell>
          <table:table-cell/>
          <table:table-cell table:formula="of:=IF([.C31]&lt;0; IF([.C31]&lt;0; [.F31]-[.C31]; [.F31]+[.C31]); IF([.C31]&lt;0; [.F31]-[.C31]; [.F31]+[.C31]))" office:value-type="float" office:value="2" calcext:value-type="float">
            <text:p>2</text:p>
          </table:table-cell>
          <table:table-cell table:formula="of:=IF([.F31]&lt;0; IF([.C31]&lt;0; [.F31]-[.C31]; [.F31]+[.C31]); IF([.C31]&lt;0; [.F31]-[.C31]; [.F31]+[.C31]))" office:value-type="float" office:value="2" calcext:value-type="float">
            <text:p>2</text:p>
          </table:table-cell>
          <table:table-cell table:formula="of:=[.G31]-[.D31]" office:value-type="float" office:value="0" calcext:value-type="float">
            <text:p>0</text:p>
          </table:table-cell>
          <table:table-cell table:formula="of:=IF([.K31]=0;1;0)" office:value-type="float" office:value="1" calcext:value-type="float">
            <text:p>1</text:p>
          </table:table-cell>
          <table:table-cell table:formula="of:=IF([.J31]=[.K31]; &quot;IGUAL&quot;; IF([.J31]&lt;[.K31]; &quot;RA&quot;; &quot;VNS&quot;))" office:value-type="string" office:string-value="VNS" calcext:value-type="string">
            <text:p>VNS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formula="of:=[.R30]" office:value-type="float" office:value="5.92" calcext:value-type="float">
            <text:p>5,92</text:p>
          </table:table-cell>
          <table:table-cell table:formula="of:=([.J31]-[.R31])*([.J31]-[.R31])" office:value-type="float" office:value="15.3664" calcext:value-type="float">
            <text:p>15,37</text:p>
          </table:table-cell>
          <table:table-cell table:formula="of:=[.T30]" office:value-type="float" office:value="0.83" calcext:value-type="float">
            <text:p>0,83</text:p>
          </table:table-cell>
          <table:table-cell table:formula="of:=([.K31]-[.T31])*([.K31]-[.T31])" office:value-type="float" office:value="0.6889" calcext:value-type="float">
            <text:p>0,69</text:p>
          </table:table-cell>
          <table:table-cell table:number-columns-repeated="4"/>
        </table:table-row>
        <table:table-row table:style-name="ro1">
          <table:table-cell table:formula="of:=[Global.C32]" office:value-type="string" office:string-value="rand-20-250-250-10-1.dssp" calcext:value-type="string">
            <text:p>rand-20-250-250-10-1.dssp</text:p>
          </table:table-cell>
          <table:table-cell table:formula="of:=[Global.D32]" office:value-type="float" office:value="2" calcext:value-type="float">
            <text:p>2</text:p>
          </table:table-cell>
          <table:table-cell table:formula="of:=[Global.E32]" office:value-type="float" office:value="1" calcext:value-type="float">
            <text:p>1</text:p>
          </table:table-cell>
          <table:table-cell table:formula="of:=[Global.F32]" office:value-type="float" office:value="1" calcext:value-type="float">
            <text:p>1</text:p>
          </table:table-cell>
          <table:table-cell table:formula="of:=[Global.G32]" office:value-type="float" office:value="0.236621" calcext:value-type="float">
            <text:p>0,24</text:p>
          </table:table-cell>
          <table:table-cell table:formula="of:=[RA.K32]" office:value-type="float" office:value="5" calcext:value-type="float">
            <text:p>5</text:p>
          </table:table-cell>
          <table:table-cell table:formula="of:=[VNS.H32]" office:value-type="float" office:value="2" calcext:value-type="float">
            <text:p>2</text:p>
          </table:table-cell>
          <table:table-cell/>
          <table:table-cell table:formula="of:=IF([.C32]&lt;0; IF([.C32]&lt;0; [.F32]-[.C32]; [.F32]+[.C32]); IF([.C32]&lt;0; [.F32]-[.C32]; [.F32]+[.C32]))" office:value-type="float" office:value="6" calcext:value-type="float">
            <text:p>6</text:p>
          </table:table-cell>
          <table:table-cell table:formula="of:=IF([.F32]&lt;0; IF([.C32]&lt;0; [.F32]-[.C32]; [.F32]+[.C32]); IF([.C32]&lt;0; [.F32]-[.C32]; [.F32]+[.C32]))" office:value-type="float" office:value="6" calcext:value-type="float">
            <text:p>6</text:p>
          </table:table-cell>
          <table:table-cell table:formula="of:=[.G32]-[.D32]" office:value-type="float" office:value="1" calcext:value-type="float">
            <text:p>1</text:p>
          </table:table-cell>
          <table:table-cell table:formula="of:=IF([.K32]=0;1;0)" office:value-type="float" office:value="0" calcext:value-type="float">
            <text:p>0</text:p>
          </table:table-cell>
          <table:table-cell table:formula="of:=IF([.J32]=[.K32]; &quot;IGUAL&quot;; IF([.J32]&lt;[.K32]; &quot;RA&quot;; &quot;VNS&quot;))" office:value-type="string" office:string-value="VNS" calcext:value-type="string">
            <text:p>VNS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table:formula="of:=[.R31]" office:value-type="float" office:value="5.92" calcext:value-type="float">
            <text:p>5,92</text:p>
          </table:table-cell>
          <table:table-cell table:formula="of:=([.J32]-[.R32])*([.J32]-[.R32])" office:value-type="float" office:value="0.00640000000000001" calcext:value-type="float">
            <text:p>0,01</text:p>
          </table:table-cell>
          <table:table-cell table:formula="of:=[.T31]" office:value-type="float" office:value="0.83" calcext:value-type="float">
            <text:p>0,83</text:p>
          </table:table-cell>
          <table:table-cell table:formula="of:=([.K32]-[.T32])*([.K32]-[.T32])" office:value-type="float" office:value="0.0289" calcext:value-type="float">
            <text:p>0,03</text:p>
          </table:table-cell>
          <table:table-cell table:number-columns-repeated="4"/>
        </table:table-row>
        <table:table-row table:style-name="ro1">
          <table:table-cell table:formula="of:=[Global.C33]" office:value-type="string" office:string-value="rand-20-250-250-10-2.dssp" calcext:value-type="string">
            <text:p>rand-20-250-250-10-2.dssp</text:p>
          </table:table-cell>
          <table:table-cell table:formula="of:=[Global.D33]" office:value-type="float" office:value="6" calcext:value-type="float">
            <text:p>6</text:p>
          </table:table-cell>
          <table:table-cell table:formula="of:=[Global.E33]" office:value-type="float" office:value="1" calcext:value-type="float">
            <text:p>1</text:p>
          </table:table-cell>
          <table:table-cell table:formula="of:=[Global.F33]" office:value-type="float" office:value="1" calcext:value-type="float">
            <text:p>1</text:p>
          </table:table-cell>
          <table:table-cell table:formula="of:=[Global.G33]" office:value-type="float" office:value="0.109244" calcext:value-type="float">
            <text:p>0,11</text:p>
          </table:table-cell>
          <table:table-cell table:formula="of:=[RA.K33]" office:value-type="float" office:value="5" calcext:value-type="float">
            <text:p>5</text:p>
          </table:table-cell>
          <table:table-cell table:formula="of:=[VNS.H33]" office:value-type="float" office:value="1" calcext:value-type="float">
            <text:p>1</text:p>
          </table:table-cell>
          <table:table-cell/>
          <table:table-cell table:formula="of:=IF([.C33]&lt;0; IF([.C33]&lt;0; [.F33]-[.C33]; [.F33]+[.C33]); IF([.C33]&lt;0; [.F33]-[.C33]; [.F33]+[.C33]))" office:value-type="float" office:value="6" calcext:value-type="float">
            <text:p>6</text:p>
          </table:table-cell>
          <table:table-cell table:formula="of:=IF([.F33]&lt;0; IF([.C33]&lt;0; [.F33]-[.C33]; [.F33]+[.C33]); IF([.C33]&lt;0; [.F33]-[.C33]; [.F33]+[.C33]))" office:value-type="float" office:value="6" calcext:value-type="float">
            <text:p>6</text:p>
          </table:table-cell>
          <table:table-cell table:formula="of:=[.G33]-[.D33]" office:value-type="float" office:value="0" calcext:value-type="float">
            <text:p>0</text:p>
          </table:table-cell>
          <table:table-cell table:formula="of:=IF([.K33]=0;1;0)" office:value-type="float" office:value="1" calcext:value-type="float">
            <text:p>1</text:p>
          </table:table-cell>
          <table:table-cell table:formula="of:=IF([.J33]=[.K33]; &quot;IGUAL&quot;; IF([.J33]&lt;[.K33]; &quot;RA&quot;; &quot;VNS&quot;))" office:value-type="string" office:string-value="VNS" calcext:value-type="string">
            <text:p>VNS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table:formula="of:=[.R32]" office:value-type="float" office:value="5.92" calcext:value-type="float">
            <text:p>5,92</text:p>
          </table:table-cell>
          <table:table-cell table:formula="of:=([.J33]-[.R33])*([.J33]-[.R33])" office:value-type="float" office:value="0.00640000000000001" calcext:value-type="float">
            <text:p>0,01</text:p>
          </table:table-cell>
          <table:table-cell table:formula="of:=[.T32]" office:value-type="float" office:value="0.83" calcext:value-type="float">
            <text:p>0,83</text:p>
          </table:table-cell>
          <table:table-cell table:formula="of:=([.K33]-[.T33])*([.K33]-[.T33])" office:value-type="float" office:value="0.6889" calcext:value-type="float">
            <text:p>0,69</text:p>
          </table:table-cell>
          <table:table-cell table:number-columns-repeated="4"/>
        </table:table-row>
        <table:table-row table:style-name="ro1">
          <table:table-cell table:formula="of:=[Global.C34]" office:value-type="string" office:string-value="rand-20-250-250-15-1.dssp" calcext:value-type="string">
            <text:p>rand-20-250-250-15-1.dssp</text:p>
          </table:table-cell>
          <table:table-cell table:formula="of:=[Global.D34]" office:value-type="float" office:value="59" calcext:value-type="float">
            <text:p>59</text:p>
          </table:table-cell>
          <table:table-cell table:formula="of:=[Global.E34]" office:value-type="float" office:value="1" calcext:value-type="float">
            <text:p>1</text:p>
          </table:table-cell>
          <table:table-cell table:formula="of:=[Global.F34]" office:value-type="float" office:value="1" calcext:value-type="float">
            <text:p>1</text:p>
          </table:table-cell>
          <table:table-cell table:formula="of:=[Global.G34]" office:value-type="float" office:value="0.037665" calcext:value-type="float">
            <text:p>0,04</text:p>
          </table:table-cell>
          <table:table-cell table:formula="of:=[RA.K34]" office:value-type="float" office:value="3" calcext:value-type="float">
            <text:p>3</text:p>
          </table:table-cell>
          <table:table-cell table:formula="of:=[VNS.H34]" office:value-type="float" office:value="2" calcext:value-type="float">
            <text:p>2</text:p>
          </table:table-cell>
          <table:table-cell/>
          <table:table-cell table:formula="of:=IF([.C34]&lt;0; IF([.C34]&lt;0; [.F34]-[.C34]; [.F34]+[.C34]); IF([.C34]&lt;0; [.F34]-[.C34]; [.F34]+[.C34]))" office:value-type="float" office:value="4" calcext:value-type="float">
            <text:p>4</text:p>
          </table:table-cell>
          <table:table-cell table:formula="of:=IF([.F34]&lt;0; IF([.C34]&lt;0; [.F34]-[.C34]; [.F34]+[.C34]); IF([.C34]&lt;0; [.F34]-[.C34]; [.F34]+[.C34]))" office:value-type="float" office:value="4" calcext:value-type="float">
            <text:p>4</text:p>
          </table:table-cell>
          <table:table-cell table:formula="of:=[.G34]-[.D34]" office:value-type="float" office:value="1" calcext:value-type="float">
            <text:p>1</text:p>
          </table:table-cell>
          <table:table-cell table:formula="of:=IF([.K34]=0;1;0)" office:value-type="float" office:value="0" calcext:value-type="float">
            <text:p>0</text:p>
          </table:table-cell>
          <table:table-cell table:formula="of:=IF([.J34]=[.K34]; &quot;IGUAL&quot;; IF([.J34]&lt;[.K34]; &quot;RA&quot;; &quot;VNS&quot;))" office:value-type="string" office:string-value="VNS" calcext:value-type="string">
            <text:p>VNS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table:formula="of:=[.R33]" office:value-type="float" office:value="5.92" calcext:value-type="float">
            <text:p>5,92</text:p>
          </table:table-cell>
          <table:table-cell table:formula="of:=([.J34]-[.R34])*([.J34]-[.R34])" office:value-type="float" office:value="3.6864" calcext:value-type="float">
            <text:p>3,69</text:p>
          </table:table-cell>
          <table:table-cell table:formula="of:=[.T33]" office:value-type="float" office:value="0.83" calcext:value-type="float">
            <text:p>0,83</text:p>
          </table:table-cell>
          <table:table-cell table:formula="of:=([.K34]-[.T34])*([.K34]-[.T34])" office:value-type="float" office:value="0.0289" calcext:value-type="float">
            <text:p>0,03</text:p>
          </table:table-cell>
          <table:table-cell table:number-columns-repeated="4"/>
        </table:table-row>
        <table:table-row table:style-name="ro1">
          <table:table-cell table:formula="of:=[Global.C35]" office:value-type="string" office:string-value="rand-20-250-250-15-2.dssp" calcext:value-type="string">
            <text:p>rand-20-250-250-15-2.dssp</text:p>
          </table:table-cell>
          <table:table-cell table:formula="of:=[Global.D35]" office:value-type="float" office:value="2" calcext:value-type="float">
            <text:p>2</text:p>
          </table:table-cell>
          <table:table-cell table:formula="of:=[Global.E35]" office:value-type="float" office:value="1" calcext:value-type="float">
            <text:p>1</text:p>
          </table:table-cell>
          <table:table-cell table:formula="of:=[Global.F35]" office:value-type="float" office:value="1" calcext:value-type="float">
            <text:p>1</text:p>
          </table:table-cell>
          <table:table-cell table:formula="of:=[Global.G35]" office:value-type="float" office:value="0.007588" calcext:value-type="float">
            <text:p>0,01</text:p>
          </table:table-cell>
          <table:table-cell table:formula="of:=[RA.K35]" office:value-type="float" office:value="1" calcext:value-type="float">
            <text:p>1</text:p>
          </table:table-cell>
          <table:table-cell table:formula="of:=[VNS.H35]" office:value-type="float" office:value="1" calcext:value-type="float">
            <text:p>1</text:p>
          </table:table-cell>
          <table:table-cell/>
          <table:table-cell table:formula="of:=IF([.C35]&lt;0; IF([.C35]&lt;0; [.F35]-[.C35]; [.F35]+[.C35]); IF([.C35]&lt;0; [.F35]-[.C35]; [.F35]+[.C35]))" office:value-type="float" office:value="2" calcext:value-type="float">
            <text:p>2</text:p>
          </table:table-cell>
          <table:table-cell table:formula="of:=IF([.F35]&lt;0; IF([.C35]&lt;0; [.F35]-[.C35]; [.F35]+[.C35]); IF([.C35]&lt;0; [.F35]-[.C35]; [.F35]+[.C35]))" office:value-type="float" office:value="2" calcext:value-type="float">
            <text:p>2</text:p>
          </table:table-cell>
          <table:table-cell table:formula="of:=[.G35]-[.D35]" office:value-type="float" office:value="0" calcext:value-type="float">
            <text:p>0</text:p>
          </table:table-cell>
          <table:table-cell table:formula="of:=IF([.K35]=0;1;0)" office:value-type="float" office:value="1" calcext:value-type="float">
            <text:p>1</text:p>
          </table:table-cell>
          <table:table-cell table:formula="of:=IF([.J35]=[.K35]; &quot;IGUAL&quot;; IF([.J35]&lt;[.K35]; &quot;RA&quot;; &quot;VNS&quot;))" office:value-type="string" office:string-value="VNS" calcext:value-type="string">
            <text:p>VNS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table:formula="of:=[.R34]" office:value-type="float" office:value="5.92" calcext:value-type="float">
            <text:p>5,92</text:p>
          </table:table-cell>
          <table:table-cell table:formula="of:=([.J35]-[.R35])*([.J35]-[.R35])" office:value-type="float" office:value="15.3664" calcext:value-type="float">
            <text:p>15,37</text:p>
          </table:table-cell>
          <table:table-cell table:formula="of:=[.T34]" office:value-type="float" office:value="0.83" calcext:value-type="float">
            <text:p>0,83</text:p>
          </table:table-cell>
          <table:table-cell table:formula="of:=([.K35]-[.T35])*([.K35]-[.T35])" office:value-type="float" office:value="0.6889" calcext:value-type="float">
            <text:p>0,69</text:p>
          </table:table-cell>
          <table:table-cell table:number-columns-repeated="4"/>
        </table:table-row>
        <table:table-row table:style-name="ro1">
          <table:table-cell table:formula="of:=[Global.C36]" office:value-type="string" office:string-value="rand-20-250-250-20-1.dssp" calcext:value-type="string">
            <text:p>rand-20-250-250-20-1.dssp</text:p>
          </table:table-cell>
          <table:table-cell table:formula="of:=[Global.D36]" office:value-type="float" office:value="160" calcext:value-type="float">
            <text:p>160</text:p>
          </table:table-cell>
          <table:table-cell table:formula="of:=[Global.E36]" office:value-type="float" office:value="1" calcext:value-type="float">
            <text:p>1</text:p>
          </table:table-cell>
          <table:table-cell table:formula="of:=[Global.F36]" office:value-type="float" office:value="1" calcext:value-type="float">
            <text:p>1</text:p>
          </table:table-cell>
          <table:table-cell table:formula="of:=[Global.G36]" office:value-type="float" office:value="-0.088963" calcext:value-type="float">
            <text:p>-0,09</text:p>
          </table:table-cell>
          <table:table-cell table:formula="of:=[RA.K36]" office:value-type="float" office:value="2" calcext:value-type="float">
            <text:p>2</text:p>
          </table:table-cell>
          <table:table-cell table:formula="of:=[VNS.H36]" office:value-type="float" office:value="2" calcext:value-type="float">
            <text:p>2</text:p>
          </table:table-cell>
          <table:table-cell/>
          <table:table-cell table:formula="of:=IF([.C36]&lt;0; IF([.C36]&lt;0; [.F36]-[.C36]; [.F36]+[.C36]); IF([.C36]&lt;0; [.F36]-[.C36]; [.F36]+[.C36]))" office:value-type="float" office:value="3" calcext:value-type="float">
            <text:p>3</text:p>
          </table:table-cell>
          <table:table-cell table:formula="of:=IF([.F36]&lt;0; IF([.C36]&lt;0; [.F36]-[.C36]; [.F36]+[.C36]); IF([.C36]&lt;0; [.F36]-[.C36]; [.F36]+[.C36]))" office:value-type="float" office:value="3" calcext:value-type="float">
            <text:p>3</text:p>
          </table:table-cell>
          <table:table-cell table:formula="of:=[.G36]-[.D36]" office:value-type="float" office:value="1" calcext:value-type="float">
            <text:p>1</text:p>
          </table:table-cell>
          <table:table-cell table:formula="of:=IF([.K36]=0;1;0)" office:value-type="float" office:value="0" calcext:value-type="float">
            <text:p>0</text:p>
          </table:table-cell>
          <table:table-cell table:formula="of:=IF([.J36]=[.K36]; &quot;IGUAL&quot;; IF([.J36]&lt;[.K36]; &quot;RA&quot;; &quot;VNS&quot;))" office:value-type="string" office:string-value="VNS" calcext:value-type="string">
            <text:p>VNS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formula="of:=[.R35]" office:value-type="float" office:value="5.92" calcext:value-type="float">
            <text:p>5,92</text:p>
          </table:table-cell>
          <table:table-cell table:formula="of:=([.J36]-[.R36])*([.J36]-[.R36])" office:value-type="float" office:value="8.5264" calcext:value-type="float">
            <text:p>8,53</text:p>
          </table:table-cell>
          <table:table-cell table:formula="of:=[.T35]" office:value-type="float" office:value="0.83" calcext:value-type="float">
            <text:p>0,83</text:p>
          </table:table-cell>
          <table:table-cell table:formula="of:=([.K36]-[.T36])*([.K36]-[.T36])" office:value-type="float" office:value="0.0289" calcext:value-type="float">
            <text:p>0,03</text:p>
          </table:table-cell>
          <table:table-cell table:number-columns-repeated="4"/>
        </table:table-row>
        <table:table-row table:style-name="ro1">
          <table:table-cell table:formula="of:=[Global.C37]" office:value-type="string" office:string-value="rand-20-250-250-20-2.dssp" calcext:value-type="string">
            <text:p>rand-20-250-250-20-2.dssp</text:p>
          </table:table-cell>
          <table:table-cell table:formula="of:=[Global.D37]" office:value-type="float" office:value="129" calcext:value-type="float">
            <text:p>129</text:p>
          </table:table-cell>
          <table:table-cell table:formula="of:=[Global.E37]" office:value-type="float" office:value="1" calcext:value-type="float">
            <text:p>1</text:p>
          </table:table-cell>
          <table:table-cell table:formula="of:=[Global.F37]" office:value-type="float" office:value="1" calcext:value-type="float">
            <text:p>1</text:p>
          </table:table-cell>
          <table:table-cell table:formula="of:=[Global.G37]" office:value-type="float" office:value="-0.052691" calcext:value-type="float">
            <text:p>-0,05</text:p>
          </table:table-cell>
          <table:table-cell table:formula="of:=[RA.K37]" office:value-type="float" office:value="2" calcext:value-type="float">
            <text:p>2</text:p>
          </table:table-cell>
          <table:table-cell table:formula="of:=[VNS.H37]" office:value-type="float" office:value="1" calcext:value-type="float">
            <text:p>1</text:p>
          </table:table-cell>
          <table:table-cell/>
          <table:table-cell table:formula="of:=IF([.C37]&lt;0; IF([.C37]&lt;0; [.F37]-[.C37]; [.F37]+[.C37]); IF([.C37]&lt;0; [.F37]-[.C37]; [.F37]+[.C37]))" office:value-type="float" office:value="3" calcext:value-type="float">
            <text:p>3</text:p>
          </table:table-cell>
          <table:table-cell table:formula="of:=IF([.F37]&lt;0; IF([.C37]&lt;0; [.F37]-[.C37]; [.F37]+[.C37]); IF([.C37]&lt;0; [.F37]-[.C37]; [.F37]+[.C37]))" office:value-type="float" office:value="3" calcext:value-type="float">
            <text:p>3</text:p>
          </table:table-cell>
          <table:table-cell table:formula="of:=[.G37]-[.D37]" office:value-type="float" office:value="0" calcext:value-type="float">
            <text:p>0</text:p>
          </table:table-cell>
          <table:table-cell table:formula="of:=IF([.K37]=0;1;0)" office:value-type="float" office:value="1" calcext:value-type="float">
            <text:p>1</text:p>
          </table:table-cell>
          <table:table-cell table:formula="of:=IF([.J37]=[.K37]; &quot;IGUAL&quot;; IF([.J37]&lt;[.K37]; &quot;RA&quot;; &quot;VNS&quot;))" office:value-type="string" office:string-value="VNS" calcext:value-type="string">
            <text:p>VNS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table:formula="of:=[.R36]" office:value-type="float" office:value="5.92" calcext:value-type="float">
            <text:p>5,92</text:p>
          </table:table-cell>
          <table:table-cell table:formula="of:=([.J37]-[.R37])*([.J37]-[.R37])" office:value-type="float" office:value="8.5264" calcext:value-type="float">
            <text:p>8,53</text:p>
          </table:table-cell>
          <table:table-cell table:formula="of:=[.T36]" office:value-type="float" office:value="0.83" calcext:value-type="float">
            <text:p>0,83</text:p>
          </table:table-cell>
          <table:table-cell table:formula="of:=([.K37]-[.T37])*([.K37]-[.T37])" office:value-type="float" office:value="0.6889" calcext:value-type="float">
            <text:p>0,69</text:p>
          </table:table-cell>
          <table:table-cell table:number-columns-repeated="4"/>
        </table:table-row>
        <table:table-row table:style-name="ro1">
          <table:table-cell table:formula="of:=[Global.C38]" office:value-type="string" office:string-value="rand-20-250-250-25-1.dssp" calcext:value-type="string">
            <text:p>rand-20-250-250-25-1.dssp</text:p>
          </table:table-cell>
          <table:table-cell table:formula="of:=[Global.D38]" office:value-type="float" office:value="3780" calcext:value-type="float">
            <text:p>3780</text:p>
          </table:table-cell>
          <table:table-cell table:formula="of:=[Global.E38]" office:value-type="float" office:value="1" calcext:value-type="float">
            <text:p>1</text:p>
          </table:table-cell>
          <table:table-cell table:formula="of:=[Global.F38]" office:value-type="float" office:value="1" calcext:value-type="float">
            <text:p>1</text:p>
          </table:table-cell>
          <table:table-cell table:formula="of:=[Global.G38]" office:value-type="float" office:value="-0.157865" calcext:value-type="float">
            <text:p>-0,16</text:p>
          </table:table-cell>
          <table:table-cell table:formula="of:=[RA.K38]" office:value-type="float" office:value="2" calcext:value-type="float">
            <text:p>2</text:p>
          </table:table-cell>
          <table:table-cell table:formula="of:=[VNS.H38]" office:value-type="float" office:value="2" calcext:value-type="float">
            <text:p>2</text:p>
          </table:table-cell>
          <table:table-cell/>
          <table:table-cell table:formula="of:=IF([.C38]&lt;0; IF([.C38]&lt;0; [.F38]-[.C38]; [.F38]+[.C38]); IF([.C38]&lt;0; [.F38]-[.C38]; [.F38]+[.C38]))" office:value-type="float" office:value="3" calcext:value-type="float">
            <text:p>3</text:p>
          </table:table-cell>
          <table:table-cell table:formula="of:=IF([.F38]&lt;0; IF([.C38]&lt;0; [.F38]-[.C38]; [.F38]+[.C38]); IF([.C38]&lt;0; [.F38]-[.C38]; [.F38]+[.C38]))" office:value-type="float" office:value="3" calcext:value-type="float">
            <text:p>3</text:p>
          </table:table-cell>
          <table:table-cell table:formula="of:=[.G38]-[.D38]" office:value-type="float" office:value="1" calcext:value-type="float">
            <text:p>1</text:p>
          </table:table-cell>
          <table:table-cell table:formula="of:=IF([.K38]=0;1;0)" office:value-type="float" office:value="0" calcext:value-type="float">
            <text:p>0</text:p>
          </table:table-cell>
          <table:table-cell table:formula="of:=IF([.J38]=[.K38]; &quot;IGUAL&quot;; IF([.J38]&lt;[.K38]; &quot;RA&quot;; &quot;VNS&quot;))" office:value-type="string" office:string-value="VNS" calcext:value-type="string">
            <text:p>VNS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table:formula="of:=[.R37]" office:value-type="float" office:value="5.92" calcext:value-type="float">
            <text:p>5,92</text:p>
          </table:table-cell>
          <table:table-cell table:formula="of:=([.J38]-[.R38])*([.J38]-[.R38])" office:value-type="float" office:value="8.5264" calcext:value-type="float">
            <text:p>8,53</text:p>
          </table:table-cell>
          <table:table-cell table:formula="of:=[.T37]" office:value-type="float" office:value="0.83" calcext:value-type="float">
            <text:p>0,83</text:p>
          </table:table-cell>
          <table:table-cell table:formula="of:=([.K38]-[.T38])*([.K38]-[.T38])" office:value-type="float" office:value="0.0289" calcext:value-type="float">
            <text:p>0,03</text:p>
          </table:table-cell>
          <table:table-cell table:number-columns-repeated="4"/>
        </table:table-row>
        <table:table-row table:style-name="ro1">
          <table:table-cell table:formula="of:=[Global.C39]" office:value-type="string" office:string-value="rand-20-250-250-25-2.dssp" calcext:value-type="string">
            <text:p>rand-20-250-250-25-2.dssp</text:p>
          </table:table-cell>
          <table:table-cell table:formula="of:=[Global.D39]" office:value-type="float" office:value="1587" calcext:value-type="float">
            <text:p>1587</text:p>
          </table:table-cell>
          <table:table-cell table:formula="of:=[Global.E39]" office:value-type="float" office:value="1" calcext:value-type="float">
            <text:p>1</text:p>
          </table:table-cell>
          <table:table-cell table:formula="of:=[Global.F39]" office:value-type="float" office:value="1" calcext:value-type="float">
            <text:p>1</text:p>
          </table:table-cell>
          <table:table-cell table:formula="of:=[Global.G39]" office:value-type="float" office:value="-0.10759" calcext:value-type="float">
            <text:p>-0,11</text:p>
          </table:table-cell>
          <table:table-cell table:formula="of:=[RA.K39]" office:value-type="float" office:value="2" calcext:value-type="float">
            <text:p>2</text:p>
          </table:table-cell>
          <table:table-cell table:formula="of:=[VNS.H39]" office:value-type="float" office:value="2" calcext:value-type="float">
            <text:p>2</text:p>
          </table:table-cell>
          <table:table-cell/>
          <table:table-cell table:formula="of:=IF([.C39]&lt;0; IF([.C39]&lt;0; [.F39]-[.C39]; [.F39]+[.C39]); IF([.C39]&lt;0; [.F39]-[.C39]; [.F39]+[.C39]))" office:value-type="float" office:value="3" calcext:value-type="float">
            <text:p>3</text:p>
          </table:table-cell>
          <table:table-cell table:formula="of:=IF([.F39]&lt;0; IF([.C39]&lt;0; [.F39]-[.C39]; [.F39]+[.C39]); IF([.C39]&lt;0; [.F39]-[.C39]; [.F39]+[.C39]))" office:value-type="float" office:value="3" calcext:value-type="float">
            <text:p>3</text:p>
          </table:table-cell>
          <table:table-cell table:formula="of:=[.G39]-[.D39]" office:value-type="float" office:value="1" calcext:value-type="float">
            <text:p>1</text:p>
          </table:table-cell>
          <table:table-cell table:formula="of:=IF([.K39]=0;1;0)" office:value-type="float" office:value="0" calcext:value-type="float">
            <text:p>0</text:p>
          </table:table-cell>
          <table:table-cell table:formula="of:=IF([.J39]=[.K39]; &quot;IGUAL&quot;; IF([.J39]&lt;[.K39]; &quot;RA&quot;; &quot;VNS&quot;))" office:value-type="string" office:string-value="VNS" calcext:value-type="string">
            <text:p>VNS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table:formula="of:=[.R38]" office:value-type="float" office:value="5.92" calcext:value-type="float">
            <text:p>5,92</text:p>
          </table:table-cell>
          <table:table-cell table:formula="of:=([.J39]-[.R39])*([.J39]-[.R39])" office:value-type="float" office:value="8.5264" calcext:value-type="float">
            <text:p>8,53</text:p>
          </table:table-cell>
          <table:table-cell table:formula="of:=[.T38]" office:value-type="float" office:value="0.83" calcext:value-type="float">
            <text:p>0,83</text:p>
          </table:table-cell>
          <table:table-cell table:formula="of:=([.K39]-[.T39])*([.K39]-[.T39])" office:value-type="float" office:value="0.0289" calcext:value-type="float">
            <text:p>0,03</text:p>
          </table:table-cell>
          <table:table-cell table:number-columns-repeated="4"/>
        </table:table-row>
        <table:table-row table:style-name="ro1">
          <table:table-cell table:formula="of:=[Global.C40]" office:value-type="string" office:string-value="rand-20-250-250-5-1.dssp" calcext:value-type="string">
            <text:p>rand-20-250-250-5-1.dssp</text:p>
          </table:table-cell>
          <table:table-cell table:formula="of:=[Global.D40]" office:value-type="float" office:value="1" calcext:value-type="float">
            <text:p>1</text:p>
          </table:table-cell>
          <table:table-cell table:formula="of:=[Global.E40]" office:value-type="float" office:value="1" calcext:value-type="float">
            <text:p>1</text:p>
          </table:table-cell>
          <table:table-cell table:formula="of:=[Global.F40]" office:value-type="float" office:value="1" calcext:value-type="float">
            <text:p>1</text:p>
          </table:table-cell>
          <table:table-cell table:formula="of:=[Global.G40]" office:value-type="float" office:value="1" calcext:value-type="float">
            <text:p>1</text:p>
          </table:table-cell>
          <table:table-cell table:formula="of:=[RA.K40]" office:value-type="float" office:value="1" calcext:value-type="float">
            <text:p>1</text:p>
          </table:table-cell>
          <table:table-cell table:formula="of:=[VNS.H40]" office:value-type="float" office:value="1" calcext:value-type="float">
            <text:p>1</text:p>
          </table:table-cell>
          <table:table-cell/>
          <table:table-cell table:formula="of:=IF([.C40]&lt;0; IF([.C40]&lt;0; [.F40]-[.C40]; [.F40]+[.C40]); IF([.C40]&lt;0; [.F40]-[.C40]; [.F40]+[.C40]))" office:value-type="float" office:value="2" calcext:value-type="float">
            <text:p>2</text:p>
          </table:table-cell>
          <table:table-cell table:formula="of:=IF([.F40]&lt;0; IF([.C40]&lt;0; [.F40]-[.C40]; [.F40]+[.C40]); IF([.C40]&lt;0; [.F40]-[.C40]; [.F40]+[.C40]))" office:value-type="float" office:value="2" calcext:value-type="float">
            <text:p>2</text:p>
          </table:table-cell>
          <table:table-cell table:formula="of:=[.G40]-[.D40]" office:value-type="float" office:value="0" calcext:value-type="float">
            <text:p>0</text:p>
          </table:table-cell>
          <table:table-cell table:formula="of:=IF([.K40]=0;1;0)" office:value-type="float" office:value="1" calcext:value-type="float">
            <text:p>1</text:p>
          </table:table-cell>
          <table:table-cell table:formula="of:=IF([.J40]=[.K40]; &quot;IGUAL&quot;; IF([.J40]&lt;[.K40]; &quot;RA&quot;; &quot;VNS&quot;))" office:value-type="string" office:string-value="VNS" calcext:value-type="string">
            <text:p>VNS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table:formula="of:=[.R39]" office:value-type="float" office:value="5.92" calcext:value-type="float">
            <text:p>5,92</text:p>
          </table:table-cell>
          <table:table-cell table:formula="of:=([.J40]-[.R40])*([.J40]-[.R40])" office:value-type="float" office:value="15.3664" calcext:value-type="float">
            <text:p>15,37</text:p>
          </table:table-cell>
          <table:table-cell table:formula="of:=[.T39]" office:value-type="float" office:value="0.83" calcext:value-type="float">
            <text:p>0,83</text:p>
          </table:table-cell>
          <table:table-cell table:formula="of:=([.K40]-[.T40])*([.K40]-[.T40])" office:value-type="float" office:value="0.6889" calcext:value-type="float">
            <text:p>0,69</text:p>
          </table:table-cell>
          <table:table-cell table:number-columns-repeated="4"/>
        </table:table-row>
        <table:table-row table:style-name="ro1">
          <table:table-cell table:formula="of:=[Global.C41]" office:value-type="string" office:string-value="rand-20-250-250-5-2.dssp" calcext:value-type="string">
            <text:p>rand-20-250-250-5-2.dssp</text:p>
          </table:table-cell>
          <table:table-cell table:formula="of:=[Global.D41]" office:value-type="float" office:value="1" calcext:value-type="float">
            <text:p>1</text:p>
          </table:table-cell>
          <table:table-cell table:formula="of:=[Global.E41]" office:value-type="float" office:value="1" calcext:value-type="float">
            <text:p>1</text:p>
          </table:table-cell>
          <table:table-cell table:formula="of:=[Global.F41]" office:value-type="float" office:value="1" calcext:value-type="float">
            <text:p>1</text:p>
          </table:table-cell>
          <table:table-cell table:formula="of:=[Global.G41]" office:value-type="float" office:value="1" calcext:value-type="float">
            <text:p>1</text:p>
          </table:table-cell>
          <table:table-cell table:formula="of:=[RA.K41]" office:value-type="float" office:value="1" calcext:value-type="float">
            <text:p>1</text:p>
          </table:table-cell>
          <table:table-cell table:formula="of:=[VNS.H41]" office:value-type="float" office:value="1" calcext:value-type="float">
            <text:p>1</text:p>
          </table:table-cell>
          <table:table-cell/>
          <table:table-cell table:formula="of:=IF([.C41]&lt;0; IF([.C41]&lt;0; [.F41]-[.C41]; [.F41]+[.C41]); IF([.C41]&lt;0; [.F41]-[.C41]; [.F41]+[.C41]))" office:value-type="float" office:value="2" calcext:value-type="float">
            <text:p>2</text:p>
          </table:table-cell>
          <table:table-cell table:formula="of:=IF([.F41]&lt;0; IF([.C41]&lt;0; [.F41]-[.C41]; [.F41]+[.C41]); IF([.C41]&lt;0; [.F41]-[.C41]; [.F41]+[.C41]))" office:value-type="float" office:value="2" calcext:value-type="float">
            <text:p>2</text:p>
          </table:table-cell>
          <table:table-cell table:formula="of:=[.G41]-[.D41]" office:value-type="float" office:value="0" calcext:value-type="float">
            <text:p>0</text:p>
          </table:table-cell>
          <table:table-cell table:formula="of:=IF([.K41]=0;1;0)" office:value-type="float" office:value="1" calcext:value-type="float">
            <text:p>1</text:p>
          </table:table-cell>
          <table:table-cell table:formula="of:=IF([.J41]=[.K41]; &quot;IGUAL&quot;; IF([.J41]&lt;[.K41]; &quot;RA&quot;; &quot;VNS&quot;))" office:value-type="string" office:string-value="VNS" calcext:value-type="string">
            <text:p>VNS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[.R40]" office:value-type="float" office:value="5.92" calcext:value-type="float">
            <text:p>5,92</text:p>
          </table:table-cell>
          <table:table-cell table:formula="of:=([.J41]-[.R41])*([.J41]-[.R41])" office:value-type="float" office:value="15.3664" calcext:value-type="float">
            <text:p>15,37</text:p>
          </table:table-cell>
          <table:table-cell table:formula="of:=[.T40]" office:value-type="float" office:value="0.83" calcext:value-type="float">
            <text:p>0,83</text:p>
          </table:table-cell>
          <table:table-cell table:formula="of:=([.K41]-[.T41])*([.K41]-[.T41])" office:value-type="float" office:value="0.6889" calcext:value-type="float">
            <text:p>0,69</text:p>
          </table:table-cell>
          <table:table-cell table:number-columns-repeated="4"/>
        </table:table-row>
        <table:table-row table:style-name="ro1">
          <table:table-cell table:formula="of:=[Global.C42]" office:value-type="string" office:string-value="rand-20-50-50-10-1.dssp" calcext:value-type="string">
            <text:p>rand-20-50-50-10-1.dssp</text:p>
          </table:table-cell>
          <table:table-cell table:formula="of:=[Global.D42]" office:value-type="float" office:value="1" calcext:value-type="float">
            <text:p>1</text:p>
          </table:table-cell>
          <table:table-cell table:formula="of:=[Global.E42]" office:value-type="float" office:value="0" calcext:value-type="float">
            <text:p>0</text:p>
          </table:table-cell>
          <table:table-cell table:formula="of:=[Global.F42]" office:value-type="float" office:value="0" calcext:value-type="float">
            <text:p>0</text:p>
          </table:table-cell>
          <table:table-cell table:formula="of:=[Global.G42]" office:value-type="float" office:value="0" calcext:value-type="float">
            <text:p>0</text:p>
          </table:table-cell>
          <table:table-cell table:formula="of:=[RA.K42]" office:value-type="float" office:value="0" calcext:value-type="float">
            <text:p>0</text:p>
          </table:table-cell>
          <table:table-cell table:formula="of:=[VNS.H42]" office:value-type="float" office:value="0" calcext:value-type="float">
            <text:p>0</text:p>
          </table:table-cell>
          <table:table-cell/>
          <table:table-cell table:formula="of:=IF([.C42]&lt;0; IF([.C42]&lt;0; [.F42]-[.C42]; [.F42]+[.C42]); IF([.C42]&lt;0; [.F42]-[.C42]; [.F42]+[.C42]))" office:value-type="float" office:value="0" calcext:value-type="float">
            <text:p>0</text:p>
          </table:table-cell>
          <table:table-cell table:formula="of:=IF([.F42]&lt;0; IF([.C42]&lt;0; [.F42]-[.C42]; [.F42]+[.C42]); IF([.C42]&lt;0; [.F42]-[.C42]; [.F42]+[.C42]))" office:value-type="float" office:value="0" calcext:value-type="float">
            <text:p>0</text:p>
          </table:table-cell>
          <table:table-cell table:formula="of:=[.G42]-[.D42]" office:value-type="float" office:value="0" calcext:value-type="float">
            <text:p>0</text:p>
          </table:table-cell>
          <table:table-cell table:formula="of:=IF([.K42]=0;1;0)" office:value-type="float" office:value="1" calcext:value-type="float">
            <text:p>1</text:p>
          </table:table-cell>
          <table:table-cell table:formula="of:=IF([.J42]=[.K42]; &quot;IGUAL&quot;; IF([.J42]&lt;[.K42]; &quot;RA&quot;; &quot;VNS&quot;))" office:value-type="string" office:string-value="IGUAL" calcext:value-type="string">
            <text:p>IGUAL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table:formula="of:=[.R41]" office:value-type="float" office:value="5.92" calcext:value-type="float">
            <text:p>5,92</text:p>
          </table:table-cell>
          <table:table-cell table:formula="of:=([.J42]-[.R42])*([.J42]-[.R42])" office:value-type="float" office:value="35.0464" calcext:value-type="float">
            <text:p>35,05</text:p>
          </table:table-cell>
          <table:table-cell table:formula="of:=[.T41]" office:value-type="float" office:value="0.83" calcext:value-type="float">
            <text:p>0,83</text:p>
          </table:table-cell>
          <table:table-cell table:formula="of:=([.K42]-[.T42])*([.K42]-[.T42])" office:value-type="float" office:value="0.6889" calcext:value-type="float">
            <text:p>0,69</text:p>
          </table:table-cell>
          <table:table-cell table:number-columns-repeated="4"/>
        </table:table-row>
        <table:table-row table:style-name="ro1">
          <table:table-cell table:formula="of:=[Global.C43]" office:value-type="string" office:string-value="rand-20-50-50-10-2.dssp" calcext:value-type="string">
            <text:p>rand-20-50-50-10-2.dssp</text:p>
          </table:table-cell>
          <table:table-cell table:formula="of:=[Global.D43]" office:value-type="float" office:value="1" calcext:value-type="float">
            <text:p>1</text:p>
          </table:table-cell>
          <table:table-cell table:formula="of:=[Global.E43]" office:value-type="float" office:value="-0" calcext:value-type="float">
            <text:p>0</text:p>
          </table:table-cell>
          <table:table-cell table:formula="of:=[Global.F43]" office:value-type="float" office:value="-0" calcext:value-type="float">
            <text:p>0</text:p>
          </table:table-cell>
          <table:table-cell table:formula="of:=[Global.G43]" office:value-type="float" office:value="-0" calcext:value-type="float">
            <text:p>0</text:p>
          </table:table-cell>
          <table:table-cell table:formula="of:=[RA.K43]" office:value-type="float" office:value="0" calcext:value-type="float">
            <text:p>0</text:p>
          </table:table-cell>
          <table:table-cell table:formula="of:=[VNS.H43]" office:value-type="float" office:value="0" calcext:value-type="float">
            <text:p>0</text:p>
          </table:table-cell>
          <table:table-cell/>
          <table:table-cell table:formula="of:=IF([.C43]&lt;0; IF([.C43]&lt;0; [.F43]-[.C43]; [.F43]+[.C43]); IF([.C43]&lt;0; [.F43]-[.C43]; [.F43]+[.C43]))" office:value-type="float" office:value="0" calcext:value-type="float">
            <text:p>0</text:p>
          </table:table-cell>
          <table:table-cell table:formula="of:=IF([.F43]&lt;0; IF([.C43]&lt;0; [.F43]-[.C43]; [.F43]+[.C43]); IF([.C43]&lt;0; [.F43]-[.C43]; [.F43]+[.C43]))" office:value-type="float" office:value="0" calcext:value-type="float">
            <text:p>0</text:p>
          </table:table-cell>
          <table:table-cell table:formula="of:=[.G43]-[.D43]" office:value-type="float" office:value="0" calcext:value-type="float">
            <text:p>0</text:p>
          </table:table-cell>
          <table:table-cell table:formula="of:=IF([.K43]=0;1;0)" office:value-type="float" office:value="1" calcext:value-type="float">
            <text:p>1</text:p>
          </table:table-cell>
          <table:table-cell table:formula="of:=IF([.J43]=[.K43]; &quot;IGUAL&quot;; IF([.J43]&lt;[.K43]; &quot;RA&quot;; &quot;VNS&quot;))" office:value-type="string" office:string-value="IGUAL" calcext:value-type="string">
            <text:p>IGUAL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table:formula="of:=[.R42]" office:value-type="float" office:value="5.92" calcext:value-type="float">
            <text:p>5,92</text:p>
          </table:table-cell>
          <table:table-cell table:formula="of:=([.J43]-[.R43])*([.J43]-[.R43])" office:value-type="float" office:value="35.0464" calcext:value-type="float">
            <text:p>35,05</text:p>
          </table:table-cell>
          <table:table-cell table:formula="of:=[.T42]" office:value-type="float" office:value="0.83" calcext:value-type="float">
            <text:p>0,83</text:p>
          </table:table-cell>
          <table:table-cell table:formula="of:=([.K43]-[.T43])*([.K43]-[.T43])" office:value-type="float" office:value="0.6889" calcext:value-type="float">
            <text:p>0,69</text:p>
          </table:table-cell>
          <table:table-cell table:number-columns-repeated="4"/>
        </table:table-row>
        <table:table-row table:style-name="ro1">
          <table:table-cell table:formula="of:=[Global.C44]" office:value-type="string" office:string-value="rand-20-50-50-15-1.dssp" calcext:value-type="string">
            <text:p>rand-20-50-50-15-1.dssp</text:p>
          </table:table-cell>
          <table:table-cell table:formula="of:=[Global.D44]" office:value-type="float" office:value="1" calcext:value-type="float">
            <text:p>1</text:p>
          </table:table-cell>
          <table:table-cell table:formula="of:=[Global.E44]" office:value-type="float" office:value="-0" calcext:value-type="float">
            <text:p>0</text:p>
          </table:table-cell>
          <table:table-cell table:formula="of:=[Global.F44]" office:value-type="float" office:value="-0" calcext:value-type="float">
            <text:p>0</text:p>
          </table:table-cell>
          <table:table-cell table:formula="of:=[Global.G44]" office:value-type="float" office:value="-0" calcext:value-type="float">
            <text:p>0</text:p>
          </table:table-cell>
          <table:table-cell table:formula="of:=[RA.K44]" office:value-type="float" office:value="0" calcext:value-type="float">
            <text:p>0</text:p>
          </table:table-cell>
          <table:table-cell table:formula="of:=[VNS.H44]" office:value-type="float" office:value="0" calcext:value-type="float">
            <text:p>0</text:p>
          </table:table-cell>
          <table:table-cell/>
          <table:table-cell table:formula="of:=IF([.C44]&lt;0; IF([.C44]&lt;0; [.F44]-[.C44]; [.F44]+[.C44]); IF([.C44]&lt;0; [.F44]-[.C44]; [.F44]+[.C44]))" office:value-type="float" office:value="0" calcext:value-type="float">
            <text:p>0</text:p>
          </table:table-cell>
          <table:table-cell table:formula="of:=IF([.F44]&lt;0; IF([.C44]&lt;0; [.F44]-[.C44]; [.F44]+[.C44]); IF([.C44]&lt;0; [.F44]-[.C44]; [.F44]+[.C44]))" office:value-type="float" office:value="0" calcext:value-type="float">
            <text:p>0</text:p>
          </table:table-cell>
          <table:table-cell table:formula="of:=[.G44]-[.D44]" office:value-type="float" office:value="0" calcext:value-type="float">
            <text:p>0</text:p>
          </table:table-cell>
          <table:table-cell table:formula="of:=IF([.K44]=0;1;0)" office:value-type="float" office:value="1" calcext:value-type="float">
            <text:p>1</text:p>
          </table:table-cell>
          <table:table-cell table:formula="of:=IF([.J44]=[.K44]; &quot;IGUAL&quot;; IF([.J44]&lt;[.K44]; &quot;RA&quot;; &quot;VNS&quot;))" office:value-type="string" office:string-value="IGUAL" calcext:value-type="string">
            <text:p>IGUAL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table:formula="of:=[.R43]" office:value-type="float" office:value="5.92" calcext:value-type="float">
            <text:p>5,92</text:p>
          </table:table-cell>
          <table:table-cell table:formula="of:=([.J44]-[.R44])*([.J44]-[.R44])" office:value-type="float" office:value="35.0464" calcext:value-type="float">
            <text:p>35,05</text:p>
          </table:table-cell>
          <table:table-cell table:formula="of:=[.T43]" office:value-type="float" office:value="0.83" calcext:value-type="float">
            <text:p>0,83</text:p>
          </table:table-cell>
          <table:table-cell table:formula="of:=([.K44]-[.T44])*([.K44]-[.T44])" office:value-type="float" office:value="0.6889" calcext:value-type="float">
            <text:p>0,69</text:p>
          </table:table-cell>
          <table:table-cell table:number-columns-repeated="4"/>
        </table:table-row>
        <table:table-row table:style-name="ro1">
          <table:table-cell table:formula="of:=[Global.C45]" office:value-type="string" office:string-value="rand-20-50-50-15-2.dssp" calcext:value-type="string">
            <text:p>rand-20-50-50-15-2.dssp</text:p>
          </table:table-cell>
          <table:table-cell table:formula="of:=[Global.D45]" office:value-type="float" office:value="2" calcext:value-type="float">
            <text:p>2</text:p>
          </table:table-cell>
          <table:table-cell table:formula="of:=[Global.E45]" office:value-type="float" office:value="0" calcext:value-type="float">
            <text:p>0</text:p>
          </table:table-cell>
          <table:table-cell table:formula="of:=[Global.F45]" office:value-type="float" office:value="0" calcext:value-type="float">
            <text:p>0</text:p>
          </table:table-cell>
          <table:table-cell table:formula="of:=[Global.G45]" office:value-type="float" office:value="-0.473673" calcext:value-type="float">
            <text:p>-0,47</text:p>
          </table:table-cell>
          <table:table-cell table:formula="of:=[RA.K45]" office:value-type="float" office:value="0" calcext:value-type="float">
            <text:p>0</text:p>
          </table:table-cell>
          <table:table-cell table:formula="of:=[VNS.H45]" office:value-type="float" office:value="0" calcext:value-type="float">
            <text:p>0</text:p>
          </table:table-cell>
          <table:table-cell/>
          <table:table-cell table:formula="of:=IF([.C45]&lt;0; IF([.C45]&lt;0; [.F45]-[.C45]; [.F45]+[.C45]); IF([.C45]&lt;0; [.F45]-[.C45]; [.F45]+[.C45]))" office:value-type="float" office:value="0" calcext:value-type="float">
            <text:p>0</text:p>
          </table:table-cell>
          <table:table-cell table:formula="of:=IF([.F45]&lt;0; IF([.C45]&lt;0; [.F45]-[.C45]; [.F45]+[.C45]); IF([.C45]&lt;0; [.F45]-[.C45]; [.F45]+[.C45]))" office:value-type="float" office:value="0" calcext:value-type="float">
            <text:p>0</text:p>
          </table:table-cell>
          <table:table-cell table:formula="of:=[.G45]-[.D45]" office:value-type="float" office:value="0" calcext:value-type="float">
            <text:p>0</text:p>
          </table:table-cell>
          <table:table-cell table:formula="of:=IF([.K45]=0;1;0)" office:value-type="float" office:value="1" calcext:value-type="float">
            <text:p>1</text:p>
          </table:table-cell>
          <table:table-cell table:formula="of:=IF([.J45]=[.K45]; &quot;IGUAL&quot;; IF([.J45]&lt;[.K45]; &quot;RA&quot;; &quot;VNS&quot;))" office:value-type="string" office:string-value="IGUAL" calcext:value-type="string">
            <text:p>IGUAL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table:formula="of:=[.R44]" office:value-type="float" office:value="5.92" calcext:value-type="float">
            <text:p>5,92</text:p>
          </table:table-cell>
          <table:table-cell table:formula="of:=([.J45]-[.R45])*([.J45]-[.R45])" office:value-type="float" office:value="35.0464" calcext:value-type="float">
            <text:p>35,05</text:p>
          </table:table-cell>
          <table:table-cell table:formula="of:=[.T44]" office:value-type="float" office:value="0.83" calcext:value-type="float">
            <text:p>0,83</text:p>
          </table:table-cell>
          <table:table-cell table:formula="of:=([.K45]-[.T45])*([.K45]-[.T45])" office:value-type="float" office:value="0.6889" calcext:value-type="float">
            <text:p>0,69</text:p>
          </table:table-cell>
          <table:table-cell table:number-columns-repeated="4"/>
        </table:table-row>
        <table:table-row table:style-name="ro1">
          <table:table-cell table:formula="of:=[Global.C46]" office:value-type="string" office:string-value="rand-20-50-50-20-1.dssp" calcext:value-type="string">
            <text:p>rand-20-50-50-20-1.dssp</text:p>
          </table:table-cell>
          <table:table-cell table:formula="of:=[Global.D46]" office:value-type="float" office:value="1" calcext:value-type="float">
            <text:p>1</text:p>
          </table:table-cell>
          <table:table-cell table:formula="of:=[Global.E46]" office:value-type="float" office:value="0" calcext:value-type="float">
            <text:p>0</text:p>
          </table:table-cell>
          <table:table-cell table:formula="of:=[Global.F46]" office:value-type="float" office:value="0" calcext:value-type="float">
            <text:p>0</text:p>
          </table:table-cell>
          <table:table-cell table:formula="of:=[Global.G46]" office:value-type="float" office:value="0" calcext:value-type="float">
            <text:p>0</text:p>
          </table:table-cell>
          <table:table-cell table:formula="of:=[RA.K46]" office:value-type="float" office:value="0" calcext:value-type="float">
            <text:p>0</text:p>
          </table:table-cell>
          <table:table-cell table:formula="of:=[VNS.H46]" office:value-type="float" office:value="0" calcext:value-type="float">
            <text:p>0</text:p>
          </table:table-cell>
          <table:table-cell/>
          <table:table-cell table:formula="of:=IF([.C46]&lt;0; IF([.C46]&lt;0; [.F46]-[.C46]; [.F46]+[.C46]); IF([.C46]&lt;0; [.F46]-[.C46]; [.F46]+[.C46]))" office:value-type="float" office:value="0" calcext:value-type="float">
            <text:p>0</text:p>
          </table:table-cell>
          <table:table-cell table:formula="of:=IF([.F46]&lt;0; IF([.C46]&lt;0; [.F46]-[.C46]; [.F46]+[.C46]); IF([.C46]&lt;0; [.F46]-[.C46]; [.F46]+[.C46]))" office:value-type="float" office:value="0" calcext:value-type="float">
            <text:p>0</text:p>
          </table:table-cell>
          <table:table-cell table:formula="of:=[.G46]-[.D46]" office:value-type="float" office:value="0" calcext:value-type="float">
            <text:p>0</text:p>
          </table:table-cell>
          <table:table-cell table:formula="of:=IF([.K46]=0;1;0)" office:value-type="float" office:value="1" calcext:value-type="float">
            <text:p>1</text:p>
          </table:table-cell>
          <table:table-cell table:formula="of:=IF([.J46]=[.K46]; &quot;IGUAL&quot;; IF([.J46]&lt;[.K46]; &quot;RA&quot;; &quot;VNS&quot;))" office:value-type="string" office:string-value="IGUAL" calcext:value-type="string">
            <text:p>IGUAL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[.R45]" office:value-type="float" office:value="5.92" calcext:value-type="float">
            <text:p>5,92</text:p>
          </table:table-cell>
          <table:table-cell table:formula="of:=([.J46]-[.R46])*([.J46]-[.R46])" office:value-type="float" office:value="35.0464" calcext:value-type="float">
            <text:p>35,05</text:p>
          </table:table-cell>
          <table:table-cell table:formula="of:=[.T45]" office:value-type="float" office:value="0.83" calcext:value-type="float">
            <text:p>0,83</text:p>
          </table:table-cell>
          <table:table-cell table:formula="of:=([.K46]-[.T46])*([.K46]-[.T46])" office:value-type="float" office:value="0.6889" calcext:value-type="float">
            <text:p>0,69</text:p>
          </table:table-cell>
          <table:table-cell table:number-columns-repeated="4"/>
        </table:table-row>
        <table:table-row table:style-name="ro1">
          <table:table-cell table:formula="of:=[Global.C47]" office:value-type="string" office:string-value="rand-20-50-50-20-2.dssp" calcext:value-type="string">
            <text:p>rand-20-50-50-20-2.dssp</text:p>
          </table:table-cell>
          <table:table-cell table:formula="of:=[Global.D47]" office:value-type="float" office:value="3" calcext:value-type="float">
            <text:p>3</text:p>
          </table:table-cell>
          <table:table-cell table:formula="of:=[Global.E47]" office:value-type="float" office:value="0" calcext:value-type="float">
            <text:p>0</text:p>
          </table:table-cell>
          <table:table-cell table:formula="of:=[Global.F47]" office:value-type="float" office:value="0" calcext:value-type="float">
            <text:p>0</text:p>
          </table:table-cell>
          <table:table-cell table:formula="of:=[Global.G47]" office:value-type="float" office:value="-0.725299" calcext:value-type="float">
            <text:p>-0,73</text:p>
          </table:table-cell>
          <table:table-cell table:formula="of:=[RA.K47]" office:value-type="float" office:value="1" calcext:value-type="float">
            <text:p>1</text:p>
          </table:table-cell>
          <table:table-cell table:formula="of:=[VNS.H47]" office:value-type="float" office:value="1" calcext:value-type="float">
            <text:p>1</text:p>
          </table:table-cell>
          <table:table-cell/>
          <table:table-cell table:formula="of:=IF([.C47]&lt;0; IF([.C47]&lt;0; [.F47]-[.C47]; [.F47]+[.C47]); IF([.C47]&lt;0; [.F47]-[.C47]; [.F47]+[.C47]))" office:value-type="float" office:value="1" calcext:value-type="float">
            <text:p>1</text:p>
          </table:table-cell>
          <table:table-cell table:formula="of:=IF([.F47]&lt;0; IF([.C47]&lt;0; [.F47]-[.C47]; [.F47]+[.C47]); IF([.C47]&lt;0; [.F47]-[.C47]; [.F47]+[.C47]))" office:value-type="float" office:value="1" calcext:value-type="float">
            <text:p>1</text:p>
          </table:table-cell>
          <table:table-cell table:formula="of:=[.G47]-[.D47]" office:value-type="float" office:value="1" calcext:value-type="float">
            <text:p>1</text:p>
          </table:table-cell>
          <table:table-cell table:formula="of:=IF([.K47]=0;1;0)" office:value-type="float" office:value="0" calcext:value-type="float">
            <text:p>0</text:p>
          </table:table-cell>
          <table:table-cell table:formula="of:=IF([.J47]=[.K47]; &quot;IGUAL&quot;; IF([.J47]&lt;[.K47]; &quot;RA&quot;; &quot;VNS&quot;))" office:value-type="string" office:string-value="IGUAL" calcext:value-type="string">
            <text:p>IGUAL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table:formula="of:=[.R46]" office:value-type="float" office:value="5.92" calcext:value-type="float">
            <text:p>5,92</text:p>
          </table:table-cell>
          <table:table-cell table:formula="of:=([.J47]-[.R47])*([.J47]-[.R47])" office:value-type="float" office:value="24.2064" calcext:value-type="float">
            <text:p>24,21</text:p>
          </table:table-cell>
          <table:table-cell table:formula="of:=[.T46]" office:value-type="float" office:value="0.83" calcext:value-type="float">
            <text:p>0,83</text:p>
          </table:table-cell>
          <table:table-cell table:formula="of:=([.K47]-[.T47])*([.K47]-[.T47])" office:value-type="float" office:value="0.0289" calcext:value-type="float">
            <text:p>0,03</text:p>
          </table:table-cell>
          <table:table-cell table:number-columns-repeated="4"/>
        </table:table-row>
        <table:table-row table:style-name="ro1">
          <table:table-cell table:formula="of:=[Global.C48]" office:value-type="string" office:string-value="rand-20-50-50-25-1.dssp" calcext:value-type="string">
            <text:p>rand-20-50-50-25-1.dssp</text:p>
          </table:table-cell>
          <table:table-cell table:formula="of:=[Global.D48]" office:value-type="float" office:value="3" calcext:value-type="float">
            <text:p>3</text:p>
          </table:table-cell>
          <table:table-cell table:formula="of:=[Global.E48]" office:value-type="float" office:value="0" calcext:value-type="float">
            <text:p>0</text:p>
          </table:table-cell>
          <table:table-cell table:formula="of:=[Global.F48]" office:value-type="float" office:value="0" calcext:value-type="float">
            <text:p>0</text:p>
          </table:table-cell>
          <table:table-cell table:formula="of:=[Global.G48]" office:value-type="float" office:value="-1.137945" calcext:value-type="float">
            <text:p>-1,14</text:p>
          </table:table-cell>
          <table:table-cell table:formula="of:=[RA.K48]" office:value-type="float" office:value="1" calcext:value-type="float">
            <text:p>1</text:p>
          </table:table-cell>
          <table:table-cell table:formula="of:=[VNS.H48]" office:value-type="float" office:value="1" calcext:value-type="float">
            <text:p>1</text:p>
          </table:table-cell>
          <table:table-cell/>
          <table:table-cell table:formula="of:=IF([.C48]&lt;0; IF([.C48]&lt;0; [.F48]-[.C48]; [.F48]+[.C48]); IF([.C48]&lt;0; [.F48]-[.C48]; [.F48]+[.C48]))" office:value-type="float" office:value="1" calcext:value-type="float">
            <text:p>1</text:p>
          </table:table-cell>
          <table:table-cell table:formula="of:=IF([.F48]&lt;0; IF([.C48]&lt;0; [.F48]-[.C48]; [.F48]+[.C48]); IF([.C48]&lt;0; [.F48]-[.C48]; [.F48]+[.C48]))" office:value-type="float" office:value="1" calcext:value-type="float">
            <text:p>1</text:p>
          </table:table-cell>
          <table:table-cell table:formula="of:=[.G48]-[.D48]" office:value-type="float" office:value="1" calcext:value-type="float">
            <text:p>1</text:p>
          </table:table-cell>
          <table:table-cell table:formula="of:=IF([.K48]=0;1;0)" office:value-type="float" office:value="0" calcext:value-type="float">
            <text:p>0</text:p>
          </table:table-cell>
          <table:table-cell table:formula="of:=IF([.J48]=[.K48]; &quot;IGUAL&quot;; IF([.J48]&lt;[.K48]; &quot;RA&quot;; &quot;VNS&quot;))" office:value-type="string" office:string-value="IGUAL" calcext:value-type="string">
            <text:p>IGUAL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table:formula="of:=[.R47]" office:value-type="float" office:value="5.92" calcext:value-type="float">
            <text:p>5,92</text:p>
          </table:table-cell>
          <table:table-cell table:formula="of:=([.J48]-[.R48])*([.J48]-[.R48])" office:value-type="float" office:value="24.2064" calcext:value-type="float">
            <text:p>24,21</text:p>
          </table:table-cell>
          <table:table-cell table:formula="of:=[.T47]" office:value-type="float" office:value="0.83" calcext:value-type="float">
            <text:p>0,83</text:p>
          </table:table-cell>
          <table:table-cell table:formula="of:=([.K48]-[.T48])*([.K48]-[.T48])" office:value-type="float" office:value="0.0289" calcext:value-type="float">
            <text:p>0,03</text:p>
          </table:table-cell>
          <table:table-cell table:number-columns-repeated="4"/>
        </table:table-row>
        <table:table-row table:style-name="ro1">
          <table:table-cell table:formula="of:=[Global.C49]" office:value-type="string" office:string-value="rand-20-50-50-25-2.dssp" calcext:value-type="string">
            <text:p>rand-20-50-50-25-2.dssp</text:p>
          </table:table-cell>
          <table:table-cell table:formula="of:=[Global.D49]" office:value-type="float" office:value="4" calcext:value-type="float">
            <text:p>4</text:p>
          </table:table-cell>
          <table:table-cell table:formula="of:=[Global.E49]" office:value-type="float" office:value="0" calcext:value-type="float">
            <text:p>0</text:p>
          </table:table-cell>
          <table:table-cell table:formula="of:=[Global.F49]" office:value-type="float" office:value="0" calcext:value-type="float">
            <text:p>0</text:p>
          </table:table-cell>
          <table:table-cell table:formula="of:=[Global.G49]" office:value-type="float" office:value="-1.011277" calcext:value-type="float">
            <text:p>-1,01</text:p>
          </table:table-cell>
          <table:table-cell table:formula="of:=[RA.K49]" office:value-type="float" office:value="1" calcext:value-type="float">
            <text:p>1</text:p>
          </table:table-cell>
          <table:table-cell table:formula="of:=[VNS.H49]" office:value-type="float" office:value="1" calcext:value-type="float">
            <text:p>1</text:p>
          </table:table-cell>
          <table:table-cell/>
          <table:table-cell table:formula="of:=IF([.C49]&lt;0; IF([.C49]&lt;0; [.F49]-[.C49]; [.F49]+[.C49]); IF([.C49]&lt;0; [.F49]-[.C49]; [.F49]+[.C49]))" office:value-type="float" office:value="1" calcext:value-type="float">
            <text:p>1</text:p>
          </table:table-cell>
          <table:table-cell table:formula="of:=IF([.F49]&lt;0; IF([.C49]&lt;0; [.F49]-[.C49]; [.F49]+[.C49]); IF([.C49]&lt;0; [.F49]-[.C49]; [.F49]+[.C49]))" office:value-type="float" office:value="1" calcext:value-type="float">
            <text:p>1</text:p>
          </table:table-cell>
          <table:table-cell table:formula="of:=[.G49]-[.D49]" office:value-type="float" office:value="1" calcext:value-type="float">
            <text:p>1</text:p>
          </table:table-cell>
          <table:table-cell table:formula="of:=IF([.K49]=0;1;0)" office:value-type="float" office:value="0" calcext:value-type="float">
            <text:p>0</text:p>
          </table:table-cell>
          <table:table-cell table:formula="of:=IF([.J49]=[.K49]; &quot;IGUAL&quot;; IF([.J49]&lt;[.K49]; &quot;RA&quot;; &quot;VNS&quot;))" office:value-type="string" office:string-value="IGUAL" calcext:value-type="string">
            <text:p>IGUAL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table:formula="of:=[.R48]" office:value-type="float" office:value="5.92" calcext:value-type="float">
            <text:p>5,92</text:p>
          </table:table-cell>
          <table:table-cell table:formula="of:=([.J49]-[.R49])*([.J49]-[.R49])" office:value-type="float" office:value="24.2064" calcext:value-type="float">
            <text:p>24,21</text:p>
          </table:table-cell>
          <table:table-cell table:formula="of:=[.T48]" office:value-type="float" office:value="0.83" calcext:value-type="float">
            <text:p>0,83</text:p>
          </table:table-cell>
          <table:table-cell table:formula="of:=([.K49]-[.T49])*([.K49]-[.T49])" office:value-type="float" office:value="0.0289" calcext:value-type="float">
            <text:p>0,03</text:p>
          </table:table-cell>
          <table:table-cell table:number-columns-repeated="4"/>
        </table:table-row>
        <table:table-row table:style-name="ro1">
          <table:table-cell table:formula="of:=[Global.C50]" office:value-type="string" office:string-value="rand-20-50-50-5-1.dssp" calcext:value-type="string">
            <text:p>rand-20-50-50-5-1.dssp</text:p>
          </table:table-cell>
          <table:table-cell table:formula="of:=[Global.D50]" office:value-type="float" office:value="1" calcext:value-type="float">
            <text:p>1</text:p>
          </table:table-cell>
          <table:table-cell table:formula="of:=[Global.E50]" office:value-type="float" office:value="0" calcext:value-type="float">
            <text:p>0</text:p>
          </table:table-cell>
          <table:table-cell table:formula="of:=[Global.F50]" office:value-type="float" office:value="0" calcext:value-type="float">
            <text:p>0</text:p>
          </table:table-cell>
          <table:table-cell table:formula="of:=[Global.G50]" office:value-type="float" office:value="0" calcext:value-type="float">
            <text:p>0</text:p>
          </table:table-cell>
          <table:table-cell table:formula="of:=[RA.K50]" office:value-type="float" office:value="0" calcext:value-type="float">
            <text:p>0</text:p>
          </table:table-cell>
          <table:table-cell table:formula="of:=[VNS.H50]" office:value-type="float" office:value="0" calcext:value-type="float">
            <text:p>0</text:p>
          </table:table-cell>
          <table:table-cell/>
          <table:table-cell table:formula="of:=IF([.C50]&lt;0; IF([.C50]&lt;0; [.F50]-[.C50]; [.F50]+[.C50]); IF([.C50]&lt;0; [.F50]-[.C50]; [.F50]+[.C50]))" office:value-type="float" office:value="0" calcext:value-type="float">
            <text:p>0</text:p>
          </table:table-cell>
          <table:table-cell table:formula="of:=IF([.F50]&lt;0; IF([.C50]&lt;0; [.F50]-[.C50]; [.F50]+[.C50]); IF([.C50]&lt;0; [.F50]-[.C50]; [.F50]+[.C50]))" office:value-type="float" office:value="0" calcext:value-type="float">
            <text:p>0</text:p>
          </table:table-cell>
          <table:table-cell table:formula="of:=[.G50]-[.D50]" office:value-type="float" office:value="0" calcext:value-type="float">
            <text:p>0</text:p>
          </table:table-cell>
          <table:table-cell table:formula="of:=IF([.K50]=0;1;0)" office:value-type="float" office:value="1" calcext:value-type="float">
            <text:p>1</text:p>
          </table:table-cell>
          <table:table-cell table:formula="of:=IF([.J50]=[.K50]; &quot;IGUAL&quot;; IF([.J50]&lt;[.K50]; &quot;RA&quot;; &quot;VNS&quot;))" office:value-type="string" office:string-value="IGUAL" calcext:value-type="string">
            <text:p>IGUAL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table:formula="of:=[.R49]" office:value-type="float" office:value="5.92" calcext:value-type="float">
            <text:p>5,92</text:p>
          </table:table-cell>
          <table:table-cell table:formula="of:=([.J50]-[.R50])*([.J50]-[.R50])" office:value-type="float" office:value="35.0464" calcext:value-type="float">
            <text:p>35,05</text:p>
          </table:table-cell>
          <table:table-cell table:formula="of:=[.T49]" office:value-type="float" office:value="0.83" calcext:value-type="float">
            <text:p>0,83</text:p>
          </table:table-cell>
          <table:table-cell table:formula="of:=([.K50]-[.T50])*([.K50]-[.T50])" office:value-type="float" office:value="0.6889" calcext:value-type="float">
            <text:p>0,69</text:p>
          </table:table-cell>
          <table:table-cell table:number-columns-repeated="4"/>
        </table:table-row>
        <table:table-row table:style-name="ro1">
          <table:table-cell table:formula="of:=[Global.C51]" office:value-type="string" office:string-value="rand-20-50-50-5-2.dssp" calcext:value-type="string">
            <text:p>rand-20-50-50-5-2.dssp</text:p>
          </table:table-cell>
          <table:table-cell table:formula="of:=[Global.D51]" office:value-type="float" office:value="1" calcext:value-type="float">
            <text:p>1</text:p>
          </table:table-cell>
          <table:table-cell table:formula="of:=[Global.E51]" office:value-type="float" office:value="-0" calcext:value-type="float">
            <text:p>0</text:p>
          </table:table-cell>
          <table:table-cell table:formula="of:=[Global.F51]" office:value-type="float" office:value="-0" calcext:value-type="float">
            <text:p>0</text:p>
          </table:table-cell>
          <table:table-cell table:formula="of:=[Global.G51]" office:value-type="float" office:value="-0" calcext:value-type="float">
            <text:p>0</text:p>
          </table:table-cell>
          <table:table-cell table:formula="of:=[RA.K51]" office:value-type="float" office:value="0" calcext:value-type="float">
            <text:p>0</text:p>
          </table:table-cell>
          <table:table-cell table:formula="of:=[VNS.H51]" office:value-type="float" office:value="0" calcext:value-type="float">
            <text:p>0</text:p>
          </table:table-cell>
          <table:table-cell/>
          <table:table-cell table:formula="of:=IF([.C51]&lt;0; IF([.C51]&lt;0; [.F51]-[.C51]; [.F51]+[.C51]); IF([.C51]&lt;0; [.F51]-[.C51]; [.F51]+[.C51]))" office:value-type="float" office:value="0" calcext:value-type="float">
            <text:p>0</text:p>
          </table:table-cell>
          <table:table-cell table:formula="of:=IF([.F51]&lt;0; IF([.C51]&lt;0; [.F51]-[.C51]; [.F51]+[.C51]); IF([.C51]&lt;0; [.F51]-[.C51]; [.F51]+[.C51]))" office:value-type="float" office:value="0" calcext:value-type="float">
            <text:p>0</text:p>
          </table:table-cell>
          <table:table-cell table:formula="of:=[.G51]-[.D51]" office:value-type="float" office:value="0" calcext:value-type="float">
            <text:p>0</text:p>
          </table:table-cell>
          <table:table-cell table:formula="of:=IF([.K51]=0;1;0)" office:value-type="float" office:value="1" calcext:value-type="float">
            <text:p>1</text:p>
          </table:table-cell>
          <table:table-cell table:formula="of:=IF([.J51]=[.K51]; &quot;IGUAL&quot;; IF([.J51]&lt;[.K51]; &quot;RA&quot;; &quot;VNS&quot;))" office:value-type="string" office:string-value="IGUAL" calcext:value-type="string">
            <text:p>IGUAL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[.R50]" office:value-type="float" office:value="5.92" calcext:value-type="float">
            <text:p>5,92</text:p>
          </table:table-cell>
          <table:table-cell table:formula="of:=([.J51]-[.R51])*([.J51]-[.R51])" office:value-type="float" office:value="35.0464" calcext:value-type="float">
            <text:p>35,05</text:p>
          </table:table-cell>
          <table:table-cell table:formula="of:=[.T50]" office:value-type="float" office:value="0.83" calcext:value-type="float">
            <text:p>0,83</text:p>
          </table:table-cell>
          <table:table-cell table:formula="of:=([.K51]-[.T51])*([.K51]-[.T51])" office:value-type="float" office:value="0.6889" calcext:value-type="float">
            <text:p>0,69</text:p>
          </table:table-cell>
          <table:table-cell table:number-columns-repeated="4"/>
        </table:table-row>
        <table:table-row table:style-name="ro1">
          <table:table-cell table:formula="of:=[Global.C52]" office:value-type="string" office:string-value="rand-4-100-100-10-1.dssp" calcext:value-type="string">
            <text:p>rand-4-100-100-10-1.dssp</text:p>
          </table:table-cell>
          <table:table-cell table:formula="of:=[Global.D52]" office:value-type="float" office:value="806" calcext:value-type="float">
            <text:p>806</text:p>
          </table:table-cell>
          <table:table-cell table:formula="of:=[Global.E52]" office:value-type="float" office:value="3" calcext:value-type="float">
            <text:p>3</text:p>
          </table:table-cell>
          <table:table-cell table:formula="of:=[Global.F52]" office:value-type="float" office:value="3" calcext:value-type="float">
            <text:p>3</text:p>
          </table:table-cell>
          <table:table-cell table:formula="of:=[Global.G52]" office:value-type="float" office:value="1" calcext:value-type="float">
            <text:p>1</text:p>
          </table:table-cell>
          <table:table-cell table:formula="of:=[RA.K52]" office:value-type="float" office:value="6" calcext:value-type="float">
            <text:p>6</text:p>
          </table:table-cell>
          <table:table-cell table:formula="of:=[VNS.H52]" office:value-type="float" office:value="4" calcext:value-type="float">
            <text:p>4</text:p>
          </table:table-cell>
          <table:table-cell/>
          <table:table-cell table:formula="of:=IF([.C52]&lt;0; IF([.C52]&lt;0; [.F52]-[.C52]; [.F52]+[.C52]); IF([.C52]&lt;0; [.F52]-[.C52]; [.F52]+[.C52]))" office:value-type="float" office:value="9" calcext:value-type="float">
            <text:p>9</text:p>
          </table:table-cell>
          <table:table-cell table:formula="of:=IF([.F52]&lt;0; IF([.C52]&lt;0; [.F52]-[.C52]; [.F52]+[.C52]); IF([.C52]&lt;0; [.F52]-[.C52]; [.F52]+[.C52]))" office:value-type="float" office:value="9" calcext:value-type="float">
            <text:p>9</text:p>
          </table:table-cell>
          <table:table-cell table:formula="of:=[.G52]-[.D52]" office:value-type="float" office:value="1" calcext:value-type="float">
            <text:p>1</text:p>
          </table:table-cell>
          <table:table-cell table:formula="of:=IF([.K52]=0;1;0)" office:value-type="float" office:value="0" calcext:value-type="float">
            <text:p>0</text:p>
          </table:table-cell>
          <table:table-cell table:formula="of:=IF([.J52]=[.K52]; &quot;IGUAL&quot;; IF([.J52]&lt;[.K52]; &quot;RA&quot;; &quot;VNS&quot;))" office:value-type="string" office:string-value="VNS" calcext:value-type="string">
            <text:p>VNS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table:formula="of:=[.R51]" office:value-type="float" office:value="5.92" calcext:value-type="float">
            <text:p>5,92</text:p>
          </table:table-cell>
          <table:table-cell table:formula="of:=([.J52]-[.R52])*([.J52]-[.R52])" office:value-type="float" office:value="9.4864" calcext:value-type="float">
            <text:p>9,49</text:p>
          </table:table-cell>
          <table:table-cell table:formula="of:=[.T51]" office:value-type="float" office:value="0.83" calcext:value-type="float">
            <text:p>0,83</text:p>
          </table:table-cell>
          <table:table-cell table:formula="of:=([.K52]-[.T52])*([.K52]-[.T52])" office:value-type="float" office:value="0.0289" calcext:value-type="float">
            <text:p>0,03</text:p>
          </table:table-cell>
          <table:table-cell table:number-columns-repeated="4"/>
        </table:table-row>
        <table:table-row table:style-name="ro1">
          <table:table-cell table:formula="of:=[Global.C53]" office:value-type="string" office:string-value="rand-4-100-100-10-2.dssp" calcext:value-type="string">
            <text:p>rand-4-100-100-10-2.dssp</text:p>
          </table:table-cell>
          <table:table-cell table:formula="of:=[Global.D53]" office:value-type="float" office:value="349" calcext:value-type="float">
            <text:p>349</text:p>
          </table:table-cell>
          <table:table-cell table:formula="of:=[Global.E53]" office:value-type="float" office:value="3" calcext:value-type="float">
            <text:p>3</text:p>
          </table:table-cell>
          <table:table-cell table:formula="of:=[Global.F53]" office:value-type="float" office:value="3" calcext:value-type="float">
            <text:p>3</text:p>
          </table:table-cell>
          <table:table-cell table:formula="of:=[Global.G53]" office:value-type="float" office:value="-0" calcext:value-type="float">
            <text:p>0</text:p>
          </table:table-cell>
          <table:table-cell table:formula="of:=[RA.K53]" office:value-type="float" office:value="4" calcext:value-type="float">
            <text:p>4</text:p>
          </table:table-cell>
          <table:table-cell table:formula="of:=[VNS.H53]" office:value-type="float" office:value="3" calcext:value-type="float">
            <text:p>3</text:p>
          </table:table-cell>
          <table:table-cell/>
          <table:table-cell table:formula="of:=IF([.C53]&lt;0; IF([.C53]&lt;0; [.F53]-[.C53]; [.F53]+[.C53]); IF([.C53]&lt;0; [.F53]-[.C53]; [.F53]+[.C53]))" office:value-type="float" office:value="7" calcext:value-type="float">
            <text:p>7</text:p>
          </table:table-cell>
          <table:table-cell table:formula="of:=IF([.F53]&lt;0; IF([.C53]&lt;0; [.F53]-[.C53]; [.F53]+[.C53]); IF([.C53]&lt;0; [.F53]-[.C53]; [.F53]+[.C53]))" office:value-type="float" office:value="7" calcext:value-type="float">
            <text:p>7</text:p>
          </table:table-cell>
          <table:table-cell table:formula="of:=[.G53]-[.D53]" office:value-type="float" office:value="0" calcext:value-type="float">
            <text:p>0</text:p>
          </table:table-cell>
          <table:table-cell table:formula="of:=IF([.K53]=0;1;0)" office:value-type="float" office:value="1" calcext:value-type="float">
            <text:p>1</text:p>
          </table:table-cell>
          <table:table-cell table:formula="of:=IF([.J53]=[.K53]; &quot;IGUAL&quot;; IF([.J53]&lt;[.K53]; &quot;RA&quot;; &quot;VNS&quot;))" office:value-type="string" office:string-value="VNS" calcext:value-type="string">
            <text:p>VNS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table:formula="of:=[.R52]" office:value-type="float" office:value="5.92" calcext:value-type="float">
            <text:p>5,92</text:p>
          </table:table-cell>
          <table:table-cell table:formula="of:=([.J53]-[.R53])*([.J53]-[.R53])" office:value-type="float" office:value="1.1664" calcext:value-type="float">
            <text:p>1,17</text:p>
          </table:table-cell>
          <table:table-cell table:formula="of:=[.T52]" office:value-type="float" office:value="0.83" calcext:value-type="float">
            <text:p>0,83</text:p>
          </table:table-cell>
          <table:table-cell table:formula="of:=([.K53]-[.T53])*([.K53]-[.T53])" office:value-type="float" office:value="0.6889" calcext:value-type="float">
            <text:p>0,69</text:p>
          </table:table-cell>
          <table:table-cell table:number-columns-repeated="4"/>
        </table:table-row>
        <table:table-row table:style-name="ro1">
          <table:table-cell table:formula="of:=[Global.C54]" office:value-type="string" office:string-value="rand-4-100-100-15-1.dssp" calcext:value-type="string">
            <text:p>rand-4-100-100-15-1.dssp</text:p>
          </table:table-cell>
          <table:table-cell table:formula="of:=[Global.D54]" office:value-type="float" office:value="13609" calcext:value-type="float">
            <text:p>13609</text:p>
          </table:table-cell>
          <table:table-cell table:formula="of:=[Global.E54]" office:value-type="float" office:value="4" calcext:value-type="float">
            <text:p>4</text:p>
          </table:table-cell>
          <table:table-cell table:formula="of:=[Global.F54]" office:value-type="float" office:value="4" calcext:value-type="float">
            <text:p>4</text:p>
          </table:table-cell>
          <table:table-cell table:formula="of:=[Global.G54]" office:value-type="float" office:value="0" calcext:value-type="float">
            <text:p>0</text:p>
          </table:table-cell>
          <table:table-cell table:formula="of:=[RA.K54]" office:value-type="float" office:value="7" calcext:value-type="float">
            <text:p>7</text:p>
          </table:table-cell>
          <table:table-cell table:formula="of:=[VNS.H54]" office:value-type="float" office:value="5" calcext:value-type="float">
            <text:p>5</text:p>
          </table:table-cell>
          <table:table-cell/>
          <table:table-cell table:formula="of:=IF([.C54]&lt;0; IF([.C54]&lt;0; [.F54]-[.C54]; [.F54]+[.C54]); IF([.C54]&lt;0; [.F54]-[.C54]; [.F54]+[.C54]))" office:value-type="float" office:value="11" calcext:value-type="float">
            <text:p>11</text:p>
          </table:table-cell>
          <table:table-cell table:formula="of:=IF([.F54]&lt;0; IF([.C54]&lt;0; [.F54]-[.C54]; [.F54]+[.C54]); IF([.C54]&lt;0; [.F54]-[.C54]; [.F54]+[.C54]))" office:value-type="float" office:value="11" calcext:value-type="float">
            <text:p>11</text:p>
          </table:table-cell>
          <table:table-cell table:formula="of:=[.G54]-[.D54]" office:value-type="float" office:value="1" calcext:value-type="float">
            <text:p>1</text:p>
          </table:table-cell>
          <table:table-cell table:formula="of:=IF([.K54]=0;1;0)" office:value-type="float" office:value="0" calcext:value-type="float">
            <text:p>0</text:p>
          </table:table-cell>
          <table:table-cell table:formula="of:=IF([.J54]=[.K54]; &quot;IGUAL&quot;; IF([.J54]&lt;[.K54]; &quot;RA&quot;; &quot;VNS&quot;))" office:value-type="string" office:string-value="VNS" calcext:value-type="string">
            <text:p>VNS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table:formula="of:=[.R53]" office:value-type="float" office:value="5.92" calcext:value-type="float">
            <text:p>5,92</text:p>
          </table:table-cell>
          <table:table-cell table:formula="of:=([.J54]-[.R54])*([.J54]-[.R54])" office:value-type="float" office:value="25.8064" calcext:value-type="float">
            <text:p>25,81</text:p>
          </table:table-cell>
          <table:table-cell table:formula="of:=[.T53]" office:value-type="float" office:value="0.83" calcext:value-type="float">
            <text:p>0,83</text:p>
          </table:table-cell>
          <table:table-cell table:formula="of:=([.K54]-[.T54])*([.K54]-[.T54])" office:value-type="float" office:value="0.0289" calcext:value-type="float">
            <text:p>0,03</text:p>
          </table:table-cell>
          <table:table-cell table:number-columns-repeated="4"/>
        </table:table-row>
        <table:table-row table:style-name="ro1">
          <table:table-cell table:formula="of:=[Global.C55]" office:value-type="string" office:string-value="rand-4-100-100-15-2.dssp" calcext:value-type="string">
            <text:p>rand-4-100-100-15-2.dssp</text:p>
          </table:table-cell>
          <table:table-cell table:formula="of:=[Global.D55]" office:value-type="float" office:value="752" calcext:value-type="float">
            <text:p>752</text:p>
          </table:table-cell>
          <table:table-cell table:formula="of:=[Global.E55]" office:value-type="float" office:value="3" calcext:value-type="float">
            <text:p>3</text:p>
          </table:table-cell>
          <table:table-cell table:formula="of:=[Global.F55]" office:value-type="float" office:value="3" calcext:value-type="float">
            <text:p>3</text:p>
          </table:table-cell>
          <table:table-cell table:formula="of:=[Global.G55]" office:value-type="float" office:value="-0" calcext:value-type="float">
            <text:p>0</text:p>
          </table:table-cell>
          <table:table-cell table:formula="of:=[RA.K55]" office:value-type="float" office:value="7" calcext:value-type="float">
            <text:p>7</text:p>
          </table:table-cell>
          <table:table-cell table:formula="of:=[VNS.H55]" office:value-type="float" office:value="4" calcext:value-type="float">
            <text:p>4</text:p>
          </table:table-cell>
          <table:table-cell/>
          <table:table-cell table:formula="of:=IF([.C55]&lt;0; IF([.C55]&lt;0; [.F55]-[.C55]; [.F55]+[.C55]); IF([.C55]&lt;0; [.F55]-[.C55]; [.F55]+[.C55]))" office:value-type="float" office:value="10" calcext:value-type="float">
            <text:p>10</text:p>
          </table:table-cell>
          <table:table-cell table:formula="of:=IF([.F55]&lt;0; IF([.C55]&lt;0; [.F55]-[.C55]; [.F55]+[.C55]); IF([.C55]&lt;0; [.F55]-[.C55]; [.F55]+[.C55]))" office:value-type="float" office:value="10" calcext:value-type="float">
            <text:p>10</text:p>
          </table:table-cell>
          <table:table-cell table:formula="of:=[.G55]-[.D55]" office:value-type="float" office:value="1" calcext:value-type="float">
            <text:p>1</text:p>
          </table:table-cell>
          <table:table-cell table:formula="of:=IF([.K55]=0;1;0)" office:value-type="float" office:value="0" calcext:value-type="float">
            <text:p>0</text:p>
          </table:table-cell>
          <table:table-cell table:formula="of:=IF([.J55]=[.K55]; &quot;IGUAL&quot;; IF([.J55]&lt;[.K55]; &quot;RA&quot;; &quot;VNS&quot;))" office:value-type="string" office:string-value="VNS" calcext:value-type="string">
            <text:p>VNS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table:formula="of:=[.R54]" office:value-type="float" office:value="5.92" calcext:value-type="float">
            <text:p>5,92</text:p>
          </table:table-cell>
          <table:table-cell table:formula="of:=([.J55]-[.R55])*([.J55]-[.R55])" office:value-type="float" office:value="16.6464" calcext:value-type="float">
            <text:p>16,65</text:p>
          </table:table-cell>
          <table:table-cell table:formula="of:=[.T54]" office:value-type="float" office:value="0.83" calcext:value-type="float">
            <text:p>0,83</text:p>
          </table:table-cell>
          <table:table-cell table:formula="of:=([.K55]-[.T55])*([.K55]-[.T55])" office:value-type="float" office:value="0.0289" calcext:value-type="float">
            <text:p>0,03</text:p>
          </table:table-cell>
          <table:table-cell table:number-columns-repeated="4"/>
        </table:table-row>
        <table:table-row table:style-name="ro1">
          <table:table-cell table:formula="of:=[Global.C56]" office:value-type="string" office:string-value="rand-4-100-100-20-1.dssp" calcext:value-type="string">
            <text:p>rand-4-100-100-20-1.dssp</text:p>
          </table:table-cell>
          <table:table-cell table:formula="of:=[Global.D56]" office:value-type="float" office:value="87604" calcext:value-type="float">
            <text:p>87604</text:p>
          </table:table-cell>
          <table:table-cell table:formula="of:=[Global.E56]" office:value-type="float" office:value="4" calcext:value-type="float">
            <text:p>4</text:p>
          </table:table-cell>
          <table:table-cell table:formula="of:=[Global.F56]" office:value-type="float" office:value="4" calcext:value-type="float">
            <text:p>4</text:p>
          </table:table-cell>
          <table:table-cell table:formula="of:=[Global.G56]" office:value-type="float" office:value="-0" calcext:value-type="float">
            <text:p>0</text:p>
          </table:table-cell>
          <table:table-cell table:formula="of:=[RA.K56]" office:value-type="float" office:value="8" calcext:value-type="float">
            <text:p>8</text:p>
          </table:table-cell>
          <table:table-cell table:formula="of:=[VNS.H56]" office:value-type="float" office:value="6" calcext:value-type="float">
            <text:p>6</text:p>
          </table:table-cell>
          <table:table-cell/>
          <table:table-cell table:formula="of:=IF([.C56]&lt;0; IF([.C56]&lt;0; [.F56]-[.C56]; [.F56]+[.C56]); IF([.C56]&lt;0; [.F56]-[.C56]; [.F56]+[.C56]))" office:value-type="float" office:value="12" calcext:value-type="float">
            <text:p>12</text:p>
          </table:table-cell>
          <table:table-cell table:formula="of:=IF([.F56]&lt;0; IF([.C56]&lt;0; [.F56]-[.C56]; [.F56]+[.C56]); IF([.C56]&lt;0; [.F56]-[.C56]; [.F56]+[.C56]))" office:value-type="float" office:value="12" calcext:value-type="float">
            <text:p>12</text:p>
          </table:table-cell>
          <table:table-cell table:formula="of:=[.G56]-[.D56]" office:value-type="float" office:value="2" calcext:value-type="float">
            <text:p>2</text:p>
          </table:table-cell>
          <table:table-cell table:formula="of:=IF([.K56]=0;1;0)" office:value-type="float" office:value="0" calcext:value-type="float">
            <text:p>0</text:p>
          </table:table-cell>
          <table:table-cell table:formula="of:=IF([.J56]=[.K56]; &quot;IGUAL&quot;; IF([.J56]&lt;[.K56]; &quot;RA&quot;; &quot;VNS&quot;))" office:value-type="string" office:string-value="VNS" calcext:value-type="string">
            <text:p>VNS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formula="of:=[.R55]" office:value-type="float" office:value="5.92" calcext:value-type="float">
            <text:p>5,92</text:p>
          </table:table-cell>
          <table:table-cell table:formula="of:=([.J56]-[.R56])*([.J56]-[.R56])" office:value-type="float" office:value="36.9664" calcext:value-type="float">
            <text:p>36,97</text:p>
          </table:table-cell>
          <table:table-cell table:formula="of:=[.T55]" office:value-type="float" office:value="0.83" calcext:value-type="float">
            <text:p>0,83</text:p>
          </table:table-cell>
          <table:table-cell table:formula="of:=([.K56]-[.T56])*([.K56]-[.T56])" office:value-type="float" office:value="1.3689" calcext:value-type="float">
            <text:p>1,37</text:p>
          </table:table-cell>
          <table:table-cell table:number-columns-repeated="4"/>
        </table:table-row>
        <table:table-row table:style-name="ro1">
          <table:table-cell table:formula="of:=[Global.C57]" office:value-type="string" office:string-value="rand-4-100-100-20-2.dssp" calcext:value-type="string">
            <text:p>rand-4-100-100-20-2.dssp</text:p>
          </table:table-cell>
          <table:table-cell table:formula="of:=[Global.D57]" office:value-type="float" office:value="1178" calcext:value-type="float">
            <text:p>1178</text:p>
          </table:table-cell>
          <table:table-cell table:formula="of:=[Global.E57]" office:value-type="float" office:value="3" calcext:value-type="float">
            <text:p>3</text:p>
          </table:table-cell>
          <table:table-cell table:formula="of:=[Global.F57]" office:value-type="float" office:value="3" calcext:value-type="float">
            <text:p>3</text:p>
          </table:table-cell>
          <table:table-cell table:formula="of:=[Global.G57]" office:value-type="float" office:value="-0" calcext:value-type="float">
            <text:p>0</text:p>
          </table:table-cell>
          <table:table-cell table:formula="of:=[RA.K57]" office:value-type="float" office:value="6" calcext:value-type="float">
            <text:p>6</text:p>
          </table:table-cell>
          <table:table-cell table:formula="of:=[VNS.H57]" office:value-type="float" office:value="5" calcext:value-type="float">
            <text:p>5</text:p>
          </table:table-cell>
          <table:table-cell/>
          <table:table-cell table:formula="of:=IF([.C57]&lt;0; IF([.C57]&lt;0; [.F57]-[.C57]; [.F57]+[.C57]); IF([.C57]&lt;0; [.F57]-[.C57]; [.F57]+[.C57]))" office:value-type="float" office:value="9" calcext:value-type="float">
            <text:p>9</text:p>
          </table:table-cell>
          <table:table-cell table:formula="of:=IF([.F57]&lt;0; IF([.C57]&lt;0; [.F57]-[.C57]; [.F57]+[.C57]); IF([.C57]&lt;0; [.F57]-[.C57]; [.F57]+[.C57]))" office:value-type="float" office:value="9" calcext:value-type="float">
            <text:p>9</text:p>
          </table:table-cell>
          <table:table-cell table:formula="of:=[.G57]-[.D57]" office:value-type="float" office:value="2" calcext:value-type="float">
            <text:p>2</text:p>
          </table:table-cell>
          <table:table-cell table:formula="of:=IF([.K57]=0;1;0)" office:value-type="float" office:value="0" calcext:value-type="float">
            <text:p>0</text:p>
          </table:table-cell>
          <table:table-cell table:formula="of:=IF([.J57]=[.K57]; &quot;IGUAL&quot;; IF([.J57]&lt;[.K57]; &quot;RA&quot;; &quot;VNS&quot;))" office:value-type="string" office:string-value="VNS" calcext:value-type="string">
            <text:p>VNS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table:formula="of:=[.R56]" office:value-type="float" office:value="5.92" calcext:value-type="float">
            <text:p>5,92</text:p>
          </table:table-cell>
          <table:table-cell table:formula="of:=([.J57]-[.R57])*([.J57]-[.R57])" office:value-type="float" office:value="9.4864" calcext:value-type="float">
            <text:p>9,49</text:p>
          </table:table-cell>
          <table:table-cell table:formula="of:=[.T56]" office:value-type="float" office:value="0.83" calcext:value-type="float">
            <text:p>0,83</text:p>
          </table:table-cell>
          <table:table-cell table:formula="of:=([.K57]-[.T57])*([.K57]-[.T57])" office:value-type="float" office:value="1.3689" calcext:value-type="float">
            <text:p>1,37</text:p>
          </table:table-cell>
          <table:table-cell table:number-columns-repeated="4"/>
        </table:table-row>
        <table:table-row table:style-name="ro1">
          <table:table-cell table:formula="of:=[Global.C58]" office:value-type="string" office:string-value="rand-4-100-100-25-1.dssp" calcext:value-type="string">
            <text:p>rand-4-100-100-25-1.dssp</text:p>
          </table:table-cell>
          <table:table-cell table:formula="of:=[Global.D58]" office:value-type="float" office:value="445820" calcext:value-type="float">
            <text:p>445820</text:p>
          </table:table-cell>
          <table:table-cell table:formula="of:=[Global.E58]" office:value-type="float" office:value="4" calcext:value-type="float">
            <text:p>4</text:p>
          </table:table-cell>
          <table:table-cell table:formula="of:=[Global.F58]" office:value-type="float" office:value="4" calcext:value-type="float">
            <text:p>4</text:p>
          </table:table-cell>
          <table:table-cell table:formula="of:=[Global.G58]" office:value-type="float" office:value="-0" calcext:value-type="float">
            <text:p>0</text:p>
          </table:table-cell>
          <table:table-cell table:formula="of:=[RA.K58]" office:value-type="float" office:value="9" calcext:value-type="float">
            <text:p>9</text:p>
          </table:table-cell>
          <table:table-cell table:formula="of:=[VNS.H58]" office:value-type="float" office:value="7" calcext:value-type="float">
            <text:p>7</text:p>
          </table:table-cell>
          <table:table-cell/>
          <table:table-cell table:formula="of:=IF([.C58]&lt;0; IF([.C58]&lt;0; [.F58]-[.C58]; [.F58]+[.C58]); IF([.C58]&lt;0; [.F58]-[.C58]; [.F58]+[.C58]))" office:value-type="float" office:value="13" calcext:value-type="float">
            <text:p>13</text:p>
          </table:table-cell>
          <table:table-cell table:formula="of:=IF([.F58]&lt;0; IF([.C58]&lt;0; [.F58]-[.C58]; [.F58]+[.C58]); IF([.C58]&lt;0; [.F58]-[.C58]; [.F58]+[.C58]))" office:value-type="float" office:value="13" calcext:value-type="float">
            <text:p>13</text:p>
          </table:table-cell>
          <table:table-cell table:formula="of:=[.G58]-[.D58]" office:value-type="float" office:value="3" calcext:value-type="float">
            <text:p>3</text:p>
          </table:table-cell>
          <table:table-cell table:formula="of:=IF([.K58]=0;1;0)" office:value-type="float" office:value="0" calcext:value-type="float">
            <text:p>0</text:p>
          </table:table-cell>
          <table:table-cell table:formula="of:=IF([.J58]=[.K58]; &quot;IGUAL&quot;; IF([.J58]&lt;[.K58]; &quot;RA&quot;; &quot;VNS&quot;))" office:value-type="string" office:string-value="VNS" calcext:value-type="string">
            <text:p>VNS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table:formula="of:=[.R57]" office:value-type="float" office:value="5.92" calcext:value-type="float">
            <text:p>5,92</text:p>
          </table:table-cell>
          <table:table-cell table:formula="of:=([.J58]-[.R58])*([.J58]-[.R58])" office:value-type="float" office:value="50.1264" calcext:value-type="float">
            <text:p>50,13</text:p>
          </table:table-cell>
          <table:table-cell table:formula="of:=[.T57]" office:value-type="float" office:value="0.83" calcext:value-type="float">
            <text:p>0,83</text:p>
          </table:table-cell>
          <table:table-cell table:formula="of:=([.K58]-[.T58])*([.K58]-[.T58])" office:value-type="float" office:value="4.7089" calcext:value-type="float">
            <text:p>4,71</text:p>
          </table:table-cell>
          <table:table-cell table:number-columns-repeated="4"/>
        </table:table-row>
        <table:table-row table:style-name="ro1">
          <table:table-cell table:formula="of:=[Global.C59]" office:value-type="string" office:string-value="rand-4-100-100-25-2.dssp" calcext:value-type="string">
            <text:p>rand-4-100-100-25-2.dssp</text:p>
          </table:table-cell>
          <table:table-cell table:formula="of:=[Global.D59]" office:value-type="float" office:value="11203" calcext:value-type="float">
            <text:p>11203</text:p>
          </table:table-cell>
          <table:table-cell table:formula="of:=[Global.E59]" office:value-type="float" office:value="3" calcext:value-type="float">
            <text:p>3</text:p>
          </table:table-cell>
          <table:table-cell table:formula="of:=[Global.F59]" office:value-type="float" office:value="3" calcext:value-type="float">
            <text:p>3</text:p>
          </table:table-cell>
          <table:table-cell table:formula="of:=[Global.G59]" office:value-type="float" office:value="0" calcext:value-type="float">
            <text:p>0</text:p>
          </table:table-cell>
          <table:table-cell table:formula="of:=[RA.K59]" office:value-type="float" office:value="8" calcext:value-type="float">
            <text:p>8</text:p>
          </table:table-cell>
          <table:table-cell table:formula="of:=[VNS.H59]" office:value-type="float" office:value="6" calcext:value-type="float">
            <text:p>6</text:p>
          </table:table-cell>
          <table:table-cell/>
          <table:table-cell table:formula="of:=IF([.C59]&lt;0; IF([.C59]&lt;0; [.F59]-[.C59]; [.F59]+[.C59]); IF([.C59]&lt;0; [.F59]-[.C59]; [.F59]+[.C59]))" office:value-type="float" office:value="11" calcext:value-type="float">
            <text:p>11</text:p>
          </table:table-cell>
          <table:table-cell table:formula="of:=IF([.F59]&lt;0; IF([.C59]&lt;0; [.F59]-[.C59]; [.F59]+[.C59]); IF([.C59]&lt;0; [.F59]-[.C59]; [.F59]+[.C59]))" office:value-type="float" office:value="11" calcext:value-type="float">
            <text:p>11</text:p>
          </table:table-cell>
          <table:table-cell table:formula="of:=[.G59]-[.D59]" office:value-type="float" office:value="3" calcext:value-type="float">
            <text:p>3</text:p>
          </table:table-cell>
          <table:table-cell table:formula="of:=IF([.K59]=0;1;0)" office:value-type="float" office:value="0" calcext:value-type="float">
            <text:p>0</text:p>
          </table:table-cell>
          <table:table-cell table:formula="of:=IF([.J59]=[.K59]; &quot;IGUAL&quot;; IF([.J59]&lt;[.K59]; &quot;RA&quot;; &quot;VNS&quot;))" office:value-type="string" office:string-value="VNS" calcext:value-type="string">
            <text:p>VNS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table:formula="of:=[.R58]" office:value-type="float" office:value="5.92" calcext:value-type="float">
            <text:p>5,92</text:p>
          </table:table-cell>
          <table:table-cell table:formula="of:=([.J59]-[.R59])*([.J59]-[.R59])" office:value-type="float" office:value="25.8064" calcext:value-type="float">
            <text:p>25,81</text:p>
          </table:table-cell>
          <table:table-cell table:formula="of:=[.T58]" office:value-type="float" office:value="0.83" calcext:value-type="float">
            <text:p>0,83</text:p>
          </table:table-cell>
          <table:table-cell table:formula="of:=([.K59]-[.T59])*([.K59]-[.T59])" office:value-type="float" office:value="4.7089" calcext:value-type="float">
            <text:p>4,71</text:p>
          </table:table-cell>
          <table:table-cell table:number-columns-repeated="4"/>
        </table:table-row>
        <table:table-row table:style-name="ro1">
          <table:table-cell table:formula="of:=[Global.C60]" office:value-type="string" office:string-value="rand-4-100-100-5-1.dssp" calcext:value-type="string">
            <text:p>rand-4-100-100-5-1.dssp</text:p>
          </table:table-cell>
          <table:table-cell table:formula="of:=[Global.D60]" office:value-type="float" office:value="5" calcext:value-type="float">
            <text:p>5</text:p>
          </table:table-cell>
          <table:table-cell table:formula="of:=[Global.E60]" office:value-type="float" office:value="2" calcext:value-type="float">
            <text:p>2</text:p>
          </table:table-cell>
          <table:table-cell table:formula="of:=[Global.F60]" office:value-type="float" office:value="2" calcext:value-type="float">
            <text:p>2</text:p>
          </table:table-cell>
          <table:table-cell table:formula="of:=[Global.G60]" office:value-type="float" office:value="1" calcext:value-type="float">
            <text:p>1</text:p>
          </table:table-cell>
          <table:table-cell table:formula="of:=[RA.K60]" office:value-type="float" office:value="4" calcext:value-type="float">
            <text:p>4</text:p>
          </table:table-cell>
          <table:table-cell table:formula="of:=[VNS.H60]" office:value-type="float" office:value="3" calcext:value-type="float">
            <text:p>3</text:p>
          </table:table-cell>
          <table:table-cell/>
          <table:table-cell table:formula="of:=IF([.C60]&lt;0; IF([.C60]&lt;0; [.F60]-[.C60]; [.F60]+[.C60]); IF([.C60]&lt;0; [.F60]-[.C60]; [.F60]+[.C60]))" office:value-type="float" office:value="6" calcext:value-type="float">
            <text:p>6</text:p>
          </table:table-cell>
          <table:table-cell table:formula="of:=IF([.F60]&lt;0; IF([.C60]&lt;0; [.F60]-[.C60]; [.F60]+[.C60]); IF([.C60]&lt;0; [.F60]-[.C60]; [.F60]+[.C60]))" office:value-type="float" office:value="6" calcext:value-type="float">
            <text:p>6</text:p>
          </table:table-cell>
          <table:table-cell table:formula="of:=[.G60]-[.D60]" office:value-type="float" office:value="1" calcext:value-type="float">
            <text:p>1</text:p>
          </table:table-cell>
          <table:table-cell table:formula="of:=IF([.K60]=0;1;0)" office:value-type="float" office:value="0" calcext:value-type="float">
            <text:p>0</text:p>
          </table:table-cell>
          <table:table-cell table:formula="of:=IF([.J60]=[.K60]; &quot;IGUAL&quot;; IF([.J60]&lt;[.K60]; &quot;RA&quot;; &quot;VNS&quot;))" office:value-type="string" office:string-value="VNS" calcext:value-type="string">
            <text:p>VNS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table:formula="of:=[.R59]" office:value-type="float" office:value="5.92" calcext:value-type="float">
            <text:p>5,92</text:p>
          </table:table-cell>
          <table:table-cell table:formula="of:=([.J60]-[.R60])*([.J60]-[.R60])" office:value-type="float" office:value="0.00640000000000001" calcext:value-type="float">
            <text:p>0,01</text:p>
          </table:table-cell>
          <table:table-cell table:formula="of:=[.T59]" office:value-type="float" office:value="0.83" calcext:value-type="float">
            <text:p>0,83</text:p>
          </table:table-cell>
          <table:table-cell table:formula="of:=([.K60]-[.T60])*([.K60]-[.T60])" office:value-type="float" office:value="0.0289" calcext:value-type="float">
            <text:p>0,03</text:p>
          </table:table-cell>
          <table:table-cell table:number-columns-repeated="4"/>
        </table:table-row>
        <table:table-row table:style-name="ro1">
          <table:table-cell table:formula="of:=[Global.C61]" office:value-type="string" office:string-value="rand-4-100-100-5-2.dssp" calcext:value-type="string">
            <text:p>rand-4-100-100-5-2.dssp</text:p>
          </table:table-cell>
          <table:table-cell table:formula="of:=[Global.D61]" office:value-type="float" office:value="8" calcext:value-type="float">
            <text:p>8</text:p>
          </table:table-cell>
          <table:table-cell table:formula="of:=[Global.E61]" office:value-type="float" office:value="2" calcext:value-type="float">
            <text:p>2</text:p>
          </table:table-cell>
          <table:table-cell table:formula="of:=[Global.F61]" office:value-type="float" office:value="2" calcext:value-type="float">
            <text:p>2</text:p>
          </table:table-cell>
          <table:table-cell table:formula="of:=[Global.G61]" office:value-type="float" office:value="0" calcext:value-type="float">
            <text:p>0</text:p>
          </table:table-cell>
          <table:table-cell table:formula="of:=[RA.K61]" office:value-type="float" office:value="4" calcext:value-type="float">
            <text:p>4</text:p>
          </table:table-cell>
          <table:table-cell table:formula="of:=[VNS.H61]" office:value-type="float" office:value="2" calcext:value-type="float">
            <text:p>2</text:p>
          </table:table-cell>
          <table:table-cell/>
          <table:table-cell table:formula="of:=IF([.C61]&lt;0; IF([.C61]&lt;0; [.F61]-[.C61]; [.F61]+[.C61]); IF([.C61]&lt;0; [.F61]-[.C61]; [.F61]+[.C61]))" office:value-type="float" office:value="6" calcext:value-type="float">
            <text:p>6</text:p>
          </table:table-cell>
          <table:table-cell table:formula="of:=IF([.F61]&lt;0; IF([.C61]&lt;0; [.F61]-[.C61]; [.F61]+[.C61]); IF([.C61]&lt;0; [.F61]-[.C61]; [.F61]+[.C61]))" office:value-type="float" office:value="6" calcext:value-type="float">
            <text:p>6</text:p>
          </table:table-cell>
          <table:table-cell table:formula="of:=[.G61]-[.D61]" office:value-type="float" office:value="0" calcext:value-type="float">
            <text:p>0</text:p>
          </table:table-cell>
          <table:table-cell table:formula="of:=IF([.K61]=0;1;0)" office:value-type="float" office:value="1" calcext:value-type="float">
            <text:p>1</text:p>
          </table:table-cell>
          <table:table-cell table:formula="of:=IF([.J61]=[.K61]; &quot;IGUAL&quot;; IF([.J61]&lt;[.K61]; &quot;RA&quot;; &quot;VNS&quot;))" office:value-type="string" office:string-value="VNS" calcext:value-type="string">
            <text:p>VNS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formula="of:=[.R60]" office:value-type="float" office:value="5.92" calcext:value-type="float">
            <text:p>5,92</text:p>
          </table:table-cell>
          <table:table-cell table:formula="of:=([.J61]-[.R61])*([.J61]-[.R61])" office:value-type="float" office:value="0.00640000000000001" calcext:value-type="float">
            <text:p>0,01</text:p>
          </table:table-cell>
          <table:table-cell table:formula="of:=[.T60]" office:value-type="float" office:value="0.83" calcext:value-type="float">
            <text:p>0,83</text:p>
          </table:table-cell>
          <table:table-cell table:formula="of:=([.K61]-[.T61])*([.K61]-[.T61])" office:value-type="float" office:value="0.6889" calcext:value-type="float">
            <text:p>0,69</text:p>
          </table:table-cell>
          <table:table-cell table:number-columns-repeated="4"/>
        </table:table-row>
        <table:table-row table:style-name="ro1">
          <table:table-cell table:formula="of:=[Global.C62]" office:value-type="string" office:string-value="rand-4-150-150-10-1.dssp" calcext:value-type="string">
            <text:p>rand-4-150-150-10-1.dssp</text:p>
          </table:table-cell>
          <table:table-cell table:formula="of:=[Global.D62]" office:value-type="float" office:value="949" calcext:value-type="float">
            <text:p>949</text:p>
          </table:table-cell>
          <table:table-cell table:formula="of:=[Global.E62]" office:value-type="float" office:value="4" calcext:value-type="float">
            <text:p>4</text:p>
          </table:table-cell>
          <table:table-cell table:formula="of:=[Global.F62]" office:value-type="float" office:value="4" calcext:value-type="float">
            <text:p>4</text:p>
          </table:table-cell>
          <table:table-cell table:formula="of:=[Global.G62]" office:value-type="float" office:value="1" calcext:value-type="float">
            <text:p>1</text:p>
          </table:table-cell>
          <table:table-cell table:formula="of:=[RA.K62]" office:value-type="float" office:value="5" calcext:value-type="float">
            <text:p>5</text:p>
          </table:table-cell>
          <table:table-cell table:formula="of:=[VNS.H62]" office:value-type="float" office:value="4" calcext:value-type="float">
            <text:p>4</text:p>
          </table:table-cell>
          <table:table-cell/>
          <table:table-cell table:formula="of:=IF([.C62]&lt;0; IF([.C62]&lt;0; [.F62]-[.C62]; [.F62]+[.C62]); IF([.C62]&lt;0; [.F62]-[.C62]; [.F62]+[.C62]))" office:value-type="float" office:value="9" calcext:value-type="float">
            <text:p>9</text:p>
          </table:table-cell>
          <table:table-cell table:formula="of:=IF([.F62]&lt;0; IF([.C62]&lt;0; [.F62]-[.C62]; [.F62]+[.C62]); IF([.C62]&lt;0; [.F62]-[.C62]; [.F62]+[.C62]))" office:value-type="float" office:value="9" calcext:value-type="float">
            <text:p>9</text:p>
          </table:table-cell>
          <table:table-cell table:formula="of:=[.G62]-[.D62]" office:value-type="float" office:value="0" calcext:value-type="float">
            <text:p>0</text:p>
          </table:table-cell>
          <table:table-cell table:formula="of:=IF([.K62]=0;1;0)" office:value-type="float" office:value="1" calcext:value-type="float">
            <text:p>1</text:p>
          </table:table-cell>
          <table:table-cell table:formula="of:=IF([.J62]=[.K62]; &quot;IGUAL&quot;; IF([.J62]&lt;[.K62]; &quot;RA&quot;; &quot;VNS&quot;))" office:value-type="string" office:string-value="VNS" calcext:value-type="string">
            <text:p>VNS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table:formula="of:=[.R61]" office:value-type="float" office:value="5.92" calcext:value-type="float">
            <text:p>5,92</text:p>
          </table:table-cell>
          <table:table-cell table:formula="of:=([.J62]-[.R62])*([.J62]-[.R62])" office:value-type="float" office:value="9.4864" calcext:value-type="float">
            <text:p>9,49</text:p>
          </table:table-cell>
          <table:table-cell table:formula="of:=[.T61]" office:value-type="float" office:value="0.83" calcext:value-type="float">
            <text:p>0,83</text:p>
          </table:table-cell>
          <table:table-cell table:formula="of:=([.K62]-[.T62])*([.K62]-[.T62])" office:value-type="float" office:value="0.6889" calcext:value-type="float">
            <text:p>0,69</text:p>
          </table:table-cell>
          <table:table-cell table:number-columns-repeated="4"/>
        </table:table-row>
        <table:table-row table:style-name="ro1">
          <table:table-cell table:formula="of:=[Global.C63]" office:value-type="string" office:string-value="rand-4-150-150-10-2.dssp" calcext:value-type="string">
            <text:p>rand-4-150-150-10-2.dssp</text:p>
          </table:table-cell>
          <table:table-cell table:formula="of:=[Global.D63]" office:value-type="float" office:value="81" calcext:value-type="float">
            <text:p>81</text:p>
          </table:table-cell>
          <table:table-cell table:formula="of:=[Global.E63]" office:value-type="float" office:value="3" calcext:value-type="float">
            <text:p>3</text:p>
          </table:table-cell>
          <table:table-cell table:formula="of:=[Global.F63]" office:value-type="float" office:value="3" calcext:value-type="float">
            <text:p>3</text:p>
          </table:table-cell>
          <table:table-cell table:formula="of:=[Global.G63]" office:value-type="float" office:value="0" calcext:value-type="float">
            <text:p>0</text:p>
          </table:table-cell>
          <table:table-cell table:formula="of:=[RA.K63]" office:value-type="float" office:value="5" calcext:value-type="float">
            <text:p>5</text:p>
          </table:table-cell>
          <table:table-cell table:formula="of:=[VNS.H63]" office:value-type="float" office:value="3" calcext:value-type="float">
            <text:p>3</text:p>
          </table:table-cell>
          <table:table-cell/>
          <table:table-cell table:formula="of:=IF([.C63]&lt;0; IF([.C63]&lt;0; [.F63]-[.C63]; [.F63]+[.C63]); IF([.C63]&lt;0; [.F63]-[.C63]; [.F63]+[.C63]))" office:value-type="float" office:value="8" calcext:value-type="float">
            <text:p>8</text:p>
          </table:table-cell>
          <table:table-cell table:formula="of:=IF([.F63]&lt;0; IF([.C63]&lt;0; [.F63]-[.C63]; [.F63]+[.C63]); IF([.C63]&lt;0; [.F63]-[.C63]; [.F63]+[.C63]))" office:value-type="float" office:value="8" calcext:value-type="float">
            <text:p>8</text:p>
          </table:table-cell>
          <table:table-cell table:formula="of:=[.G63]-[.D63]" office:value-type="float" office:value="0" calcext:value-type="float">
            <text:p>0</text:p>
          </table:table-cell>
          <table:table-cell table:formula="of:=IF([.K63]=0;1;0)" office:value-type="float" office:value="1" calcext:value-type="float">
            <text:p>1</text:p>
          </table:table-cell>
          <table:table-cell table:formula="of:=IF([.J63]=[.K63]; &quot;IGUAL&quot;; IF([.J63]&lt;[.K63]; &quot;RA&quot;; &quot;VNS&quot;))" office:value-type="string" office:string-value="VNS" calcext:value-type="string">
            <text:p>VNS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table:formula="of:=[.R62]" office:value-type="float" office:value="5.92" calcext:value-type="float">
            <text:p>5,92</text:p>
          </table:table-cell>
          <table:table-cell table:formula="of:=([.J63]-[.R63])*([.J63]-[.R63])" office:value-type="float" office:value="4.3264" calcext:value-type="float">
            <text:p>4,33</text:p>
          </table:table-cell>
          <table:table-cell table:formula="of:=[.T62]" office:value-type="float" office:value="0.83" calcext:value-type="float">
            <text:p>0,83</text:p>
          </table:table-cell>
          <table:table-cell table:formula="of:=([.K63]-[.T63])*([.K63]-[.T63])" office:value-type="float" office:value="0.6889" calcext:value-type="float">
            <text:p>0,69</text:p>
          </table:table-cell>
          <table:table-cell table:number-columns-repeated="4"/>
        </table:table-row>
        <table:table-row table:style-name="ro1">
          <table:table-cell table:formula="of:=[Global.C64]" office:value-type="string" office:string-value="rand-4-150-150-15-1.dssp" calcext:value-type="string">
            <text:p>rand-4-150-150-15-1.dssp</text:p>
          </table:table-cell>
          <table:table-cell table:formula="of:=[Global.D64]" office:value-type="float" office:value="4974" calcext:value-type="float">
            <text:p>4974</text:p>
          </table:table-cell>
          <table:table-cell table:formula="of:=[Global.E64]" office:value-type="float" office:value="4" calcext:value-type="float">
            <text:p>4</text:p>
          </table:table-cell>
          <table:table-cell table:formula="of:=[Global.F64]" office:value-type="float" office:value="4" calcext:value-type="float">
            <text:p>4</text:p>
          </table:table-cell>
          <table:table-cell table:formula="of:=[Global.G64]" office:value-type="float" office:value="0.189804" calcext:value-type="float">
            <text:p>0,19</text:p>
          </table:table-cell>
          <table:table-cell table:formula="of:=[RA.K64]" office:value-type="float" office:value="8" calcext:value-type="float">
            <text:p>8</text:p>
          </table:table-cell>
          <table:table-cell table:formula="of:=[VNS.H64]" office:value-type="float" office:value="5" calcext:value-type="float">
            <text:p>5</text:p>
          </table:table-cell>
          <table:table-cell/>
          <table:table-cell table:formula="of:=IF([.C64]&lt;0; IF([.C64]&lt;0; [.F64]-[.C64]; [.F64]+[.C64]); IF([.C64]&lt;0; [.F64]-[.C64]; [.F64]+[.C64]))" office:value-type="float" office:value="12" calcext:value-type="float">
            <text:p>12</text:p>
          </table:table-cell>
          <table:table-cell table:formula="of:=IF([.F64]&lt;0; IF([.C64]&lt;0; [.F64]-[.C64]; [.F64]+[.C64]); IF([.C64]&lt;0; [.F64]-[.C64]; [.F64]+[.C64]))" office:value-type="float" office:value="12" calcext:value-type="float">
            <text:p>12</text:p>
          </table:table-cell>
          <table:table-cell table:formula="of:=[.G64]-[.D64]" office:value-type="float" office:value="1" calcext:value-type="float">
            <text:p>1</text:p>
          </table:table-cell>
          <table:table-cell table:formula="of:=IF([.K64]=0;1;0)" office:value-type="float" office:value="0" calcext:value-type="float">
            <text:p>0</text:p>
          </table:table-cell>
          <table:table-cell table:formula="of:=IF([.J64]=[.K64]; &quot;IGUAL&quot;; IF([.J64]&lt;[.K64]; &quot;RA&quot;; &quot;VNS&quot;))" office:value-type="string" office:string-value="VNS" calcext:value-type="string">
            <text:p>VNS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table:formula="of:=[.R63]" office:value-type="float" office:value="5.92" calcext:value-type="float">
            <text:p>5,92</text:p>
          </table:table-cell>
          <table:table-cell table:formula="of:=([.J64]-[.R64])*([.J64]-[.R64])" office:value-type="float" office:value="36.9664" calcext:value-type="float">
            <text:p>36,97</text:p>
          </table:table-cell>
          <table:table-cell table:formula="of:=[.T63]" office:value-type="float" office:value="0.83" calcext:value-type="float">
            <text:p>0,83</text:p>
          </table:table-cell>
          <table:table-cell table:formula="of:=([.K64]-[.T64])*([.K64]-[.T64])" office:value-type="float" office:value="0.0289" calcext:value-type="float">
            <text:p>0,03</text:p>
          </table:table-cell>
          <table:table-cell table:number-columns-repeated="4"/>
        </table:table-row>
        <table:table-row table:style-name="ro1">
          <table:table-cell table:formula="of:=[Global.C65]" office:value-type="string" office:string-value="rand-4-150-150-15-2.dssp" calcext:value-type="string">
            <text:p>rand-4-150-150-15-2.dssp</text:p>
          </table:table-cell>
          <table:table-cell table:formula="of:=[Global.D65]" office:value-type="float" office:value="407" calcext:value-type="float">
            <text:p>407</text:p>
          </table:table-cell>
          <table:table-cell table:formula="of:=[Global.E65]" office:value-type="float" office:value="3" calcext:value-type="float">
            <text:p>3</text:p>
          </table:table-cell>
          <table:table-cell table:formula="of:=[Global.F65]" office:value-type="float" office:value="3" calcext:value-type="float">
            <text:p>3</text:p>
          </table:table-cell>
          <table:table-cell table:formula="of:=[Global.G65]" office:value-type="float" office:value="0" calcext:value-type="float">
            <text:p>0</text:p>
          </table:table-cell>
          <table:table-cell table:formula="of:=[RA.K65]" office:value-type="float" office:value="9" calcext:value-type="float">
            <text:p>9</text:p>
          </table:table-cell>
          <table:table-cell table:formula="of:=[VNS.H65]" office:value-type="float" office:value="4" calcext:value-type="float">
            <text:p>4</text:p>
          </table:table-cell>
          <table:table-cell/>
          <table:table-cell table:formula="of:=IF([.C65]&lt;0; IF([.C65]&lt;0; [.F65]-[.C65]; [.F65]+[.C65]); IF([.C65]&lt;0; [.F65]-[.C65]; [.F65]+[.C65]))" office:value-type="float" office:value="12" calcext:value-type="float">
            <text:p>12</text:p>
          </table:table-cell>
          <table:table-cell table:formula="of:=IF([.F65]&lt;0; IF([.C65]&lt;0; [.F65]-[.C65]; [.F65]+[.C65]); IF([.C65]&lt;0; [.F65]-[.C65]; [.F65]+[.C65]))" office:value-type="float" office:value="12" calcext:value-type="float">
            <text:p>12</text:p>
          </table:table-cell>
          <table:table-cell table:formula="of:=[.G65]-[.D65]" office:value-type="float" office:value="1" calcext:value-type="float">
            <text:p>1</text:p>
          </table:table-cell>
          <table:table-cell table:formula="of:=IF([.K65]=0;1;0)" office:value-type="float" office:value="0" calcext:value-type="float">
            <text:p>0</text:p>
          </table:table-cell>
          <table:table-cell table:formula="of:=IF([.J65]=[.K65]; &quot;IGUAL&quot;; IF([.J65]&lt;[.K65]; &quot;RA&quot;; &quot;VNS&quot;))" office:value-type="string" office:string-value="VNS" calcext:value-type="string">
            <text:p>VNS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table:formula="of:=[.R64]" office:value-type="float" office:value="5.92" calcext:value-type="float">
            <text:p>5,92</text:p>
          </table:table-cell>
          <table:table-cell table:formula="of:=([.J65]-[.R65])*([.J65]-[.R65])" office:value-type="float" office:value="36.9664" calcext:value-type="float">
            <text:p>36,97</text:p>
          </table:table-cell>
          <table:table-cell table:formula="of:=[.T64]" office:value-type="float" office:value="0.83" calcext:value-type="float">
            <text:p>0,83</text:p>
          </table:table-cell>
          <table:table-cell table:formula="of:=([.K65]-[.T65])*([.K65]-[.T65])" office:value-type="float" office:value="0.0289" calcext:value-type="float">
            <text:p>0,03</text:p>
          </table:table-cell>
          <table:table-cell table:number-columns-repeated="4"/>
        </table:table-row>
        <table:table-row table:style-name="ro1">
          <table:table-cell table:formula="of:=[Global.C66]" office:value-type="string" office:string-value="rand-4-150-150-20-1.dssp" calcext:value-type="string">
            <text:p>rand-4-150-150-20-1.dssp</text:p>
          </table:table-cell>
          <table:table-cell table:formula="of:=[Global.D66]" office:value-type="float" office:value="210490" calcext:value-type="float">
            <text:p>210490</text:p>
          </table:table-cell>
          <table:table-cell table:formula="of:=[Global.E66]" office:value-type="float" office:value="4" calcext:value-type="float">
            <text:p>4</text:p>
          </table:table-cell>
          <table:table-cell table:formula="of:=[Global.F66]" office:value-type="float" office:value="4" calcext:value-type="float">
            <text:p>4</text:p>
          </table:table-cell>
          <table:table-cell table:formula="of:=[Global.G66]" office:value-type="float" office:value="0" calcext:value-type="float">
            <text:p>0</text:p>
          </table:table-cell>
          <table:table-cell table:formula="of:=[RA.K66]" office:value-type="float" office:value="8" calcext:value-type="float">
            <text:p>8</text:p>
          </table:table-cell>
          <table:table-cell table:formula="of:=[VNS.H66]" office:value-type="float" office:value="7" calcext:value-type="float">
            <text:p>7</text:p>
          </table:table-cell>
          <table:table-cell/>
          <table:table-cell table:formula="of:=IF([.C66]&lt;0; IF([.C66]&lt;0; [.F66]-[.C66]; [.F66]+[.C66]); IF([.C66]&lt;0; [.F66]-[.C66]; [.F66]+[.C66]))" office:value-type="float" office:value="12" calcext:value-type="float">
            <text:p>12</text:p>
          </table:table-cell>
          <table:table-cell table:formula="of:=IF([.F66]&lt;0; IF([.C66]&lt;0; [.F66]-[.C66]; [.F66]+[.C66]); IF([.C66]&lt;0; [.F66]-[.C66]; [.F66]+[.C66]))" office:value-type="float" office:value="12" calcext:value-type="float">
            <text:p>12</text:p>
          </table:table-cell>
          <table:table-cell table:formula="of:=[.G66]-[.D66]" office:value-type="float" office:value="3" calcext:value-type="float">
            <text:p>3</text:p>
          </table:table-cell>
          <table:table-cell table:formula="of:=IF([.K66]=0;1;0)" office:value-type="float" office:value="0" calcext:value-type="float">
            <text:p>0</text:p>
          </table:table-cell>
          <table:table-cell table:formula="of:=IF([.J66]=[.K66]; &quot;IGUAL&quot;; IF([.J66]&lt;[.K66]; &quot;RA&quot;; &quot;VNS&quot;))" office:value-type="string" office:string-value="VNS" calcext:value-type="string">
            <text:p>VNS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table:formula="of:=[.R65]" office:value-type="float" office:value="5.92" calcext:value-type="float">
            <text:p>5,92</text:p>
          </table:table-cell>
          <table:table-cell table:formula="of:=([.J66]-[.R66])*([.J66]-[.R66])" office:value-type="float" office:value="36.9664" calcext:value-type="float">
            <text:p>36,97</text:p>
          </table:table-cell>
          <table:table-cell table:formula="of:=[.T65]" office:value-type="float" office:value="0.83" calcext:value-type="float">
            <text:p>0,83</text:p>
          </table:table-cell>
          <table:table-cell table:formula="of:=([.K66]-[.T66])*([.K66]-[.T66])" office:value-type="float" office:value="4.7089" calcext:value-type="float">
            <text:p>4,71</text:p>
          </table:table-cell>
          <table:table-cell table:number-columns-repeated="4"/>
        </table:table-row>
        <table:table-row table:style-name="ro1">
          <table:table-cell table:formula="of:=[Global.C67]" office:value-type="string" office:string-value="rand-4-150-150-20-2.dssp" calcext:value-type="string">
            <text:p>rand-4-150-150-20-2.dssp</text:p>
          </table:table-cell>
          <table:table-cell table:formula="of:=[Global.D67]" office:value-type="float" office:value="7324" calcext:value-type="float">
            <text:p>7324</text:p>
          </table:table-cell>
          <table:table-cell table:formula="of:=[Global.E67]" office:value-type="float" office:value="3" calcext:value-type="float">
            <text:p>3</text:p>
          </table:table-cell>
          <table:table-cell table:formula="of:=[Global.F67]" office:value-type="float" office:value="3" calcext:value-type="float">
            <text:p>3</text:p>
          </table:table-cell>
          <table:table-cell table:formula="of:=[Global.G67]" office:value-type="float" office:value="-0" calcext:value-type="float">
            <text:p>0</text:p>
          </table:table-cell>
          <table:table-cell table:formula="of:=[RA.K67]" office:value-type="float" office:value="9" calcext:value-type="float">
            <text:p>9</text:p>
          </table:table-cell>
          <table:table-cell table:formula="of:=[VNS.H67]" office:value-type="float" office:value="6" calcext:value-type="float">
            <text:p>6</text:p>
          </table:table-cell>
          <table:table-cell/>
          <table:table-cell table:formula="of:=IF([.C67]&lt;0; IF([.C67]&lt;0; [.F67]-[.C67]; [.F67]+[.C67]); IF([.C67]&lt;0; [.F67]-[.C67]; [.F67]+[.C67]))" office:value-type="float" office:value="12" calcext:value-type="float">
            <text:p>12</text:p>
          </table:table-cell>
          <table:table-cell table:formula="of:=IF([.F67]&lt;0; IF([.C67]&lt;0; [.F67]-[.C67]; [.F67]+[.C67]); IF([.C67]&lt;0; [.F67]-[.C67]; [.F67]+[.C67]))" office:value-type="float" office:value="12" calcext:value-type="float">
            <text:p>12</text:p>
          </table:table-cell>
          <table:table-cell table:formula="of:=[.G67]-[.D67]" office:value-type="float" office:value="3" calcext:value-type="float">
            <text:p>3</text:p>
          </table:table-cell>
          <table:table-cell table:formula="of:=IF([.K67]=0;1;0)" office:value-type="float" office:value="0" calcext:value-type="float">
            <text:p>0</text:p>
          </table:table-cell>
          <table:table-cell table:formula="of:=IF([.J67]=[.K67]; &quot;IGUAL&quot;; IF([.J67]&lt;[.K67]; &quot;RA&quot;; &quot;VNS&quot;))" office:value-type="string" office:string-value="VNS" calcext:value-type="string">
            <text:p>VNS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table:formula="of:=[.R66]" office:value-type="float" office:value="5.92" calcext:value-type="float">
            <text:p>5,92</text:p>
          </table:table-cell>
          <table:table-cell table:formula="of:=([.J67]-[.R67])*([.J67]-[.R67])" office:value-type="float" office:value="36.9664" calcext:value-type="float">
            <text:p>36,97</text:p>
          </table:table-cell>
          <table:table-cell table:formula="of:=[.T66]" office:value-type="float" office:value="0.83" calcext:value-type="float">
            <text:p>0,83</text:p>
          </table:table-cell>
          <table:table-cell table:formula="of:=([.K67]-[.T67])*([.K67]-[.T67])" office:value-type="float" office:value="4.7089" calcext:value-type="float">
            <text:p>4,71</text:p>
          </table:table-cell>
          <table:table-cell table:number-columns-repeated="4"/>
        </table:table-row>
        <table:table-row table:style-name="ro1">
          <table:table-cell table:formula="of:=[Global.C68]" office:value-type="string" office:string-value="rand-4-150-150-25-1.dssp" calcext:value-type="string">
            <text:p>rand-4-150-150-25-1.dssp</text:p>
          </table:table-cell>
          <table:table-cell table:formula="of:=[Global.D68]" office:value-type="float" office:value="493721" calcext:value-type="float">
            <text:p>493721</text:p>
          </table:table-cell>
          <table:table-cell table:formula="of:=[Global.E68]" office:value-type="float" office:value="4" calcext:value-type="float">
            <text:p>4</text:p>
          </table:table-cell>
          <table:table-cell table:formula="of:=[Global.F68]" office:value-type="float" office:value="4" calcext:value-type="float">
            <text:p>4</text:p>
          </table:table-cell>
          <table:table-cell table:formula="of:=[Global.G68]" office:value-type="float" office:value="0" calcext:value-type="float">
            <text:p>0</text:p>
          </table:table-cell>
          <table:table-cell table:formula="of:=[RA.K68]" office:value-type="float" office:value="12" calcext:value-type="float">
            <text:p>12</text:p>
          </table:table-cell>
          <table:table-cell table:formula="of:=[VNS.H68]" office:value-type="float" office:value="7" calcext:value-type="float">
            <text:p>7</text:p>
          </table:table-cell>
          <table:table-cell/>
          <table:table-cell table:formula="of:=IF([.C68]&lt;0; IF([.C68]&lt;0; [.F68]-[.C68]; [.F68]+[.C68]); IF([.C68]&lt;0; [.F68]-[.C68]; [.F68]+[.C68]))" office:value-type="float" office:value="16" calcext:value-type="float">
            <text:p>16</text:p>
          </table:table-cell>
          <table:table-cell table:formula="of:=IF([.F68]&lt;0; IF([.C68]&lt;0; [.F68]-[.C68]; [.F68]+[.C68]); IF([.C68]&lt;0; [.F68]-[.C68]; [.F68]+[.C68]))" office:value-type="float" office:value="16" calcext:value-type="float">
            <text:p>16</text:p>
          </table:table-cell>
          <table:table-cell table:formula="of:=[.G68]-[.D68]" office:value-type="float" office:value="3" calcext:value-type="float">
            <text:p>3</text:p>
          </table:table-cell>
          <table:table-cell table:formula="of:=IF([.K68]=0;1;0)" office:value-type="float" office:value="0" calcext:value-type="float">
            <text:p>0</text:p>
          </table:table-cell>
          <table:table-cell table:formula="of:=IF([.J68]=[.K68]; &quot;IGUAL&quot;; IF([.J68]&lt;[.K68]; &quot;RA&quot;; &quot;VNS&quot;))" office:value-type="string" office:string-value="VNS" calcext:value-type="string">
            <text:p>VNS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table:formula="of:=[.R67]" office:value-type="float" office:value="5.92" calcext:value-type="float">
            <text:p>5,92</text:p>
          </table:table-cell>
          <table:table-cell table:formula="of:=([.J68]-[.R68])*([.J68]-[.R68])" office:value-type="float" office:value="101.6064" calcext:value-type="float">
            <text:p>101,61</text:p>
          </table:table-cell>
          <table:table-cell table:formula="of:=[.T67]" office:value-type="float" office:value="0.83" calcext:value-type="float">
            <text:p>0,83</text:p>
          </table:table-cell>
          <table:table-cell table:formula="of:=([.K68]-[.T68])*([.K68]-[.T68])" office:value-type="float" office:value="4.7089" calcext:value-type="float">
            <text:p>4,71</text:p>
          </table:table-cell>
          <table:table-cell table:number-columns-repeated="4"/>
        </table:table-row>
        <table:table-row table:style-name="ro1">
          <table:table-cell table:formula="of:=[Global.C69]" office:value-type="string" office:string-value="rand-4-150-150-25-2.dssp" calcext:value-type="string">
            <text:p>rand-4-150-150-25-2.dssp</text:p>
          </table:table-cell>
          <table:table-cell table:formula="of:=[Global.D69]" office:value-type="float" office:value="76338" calcext:value-type="float">
            <text:p>76338</text:p>
          </table:table-cell>
          <table:table-cell table:formula="of:=[Global.E69]" office:value-type="float" office:value="4" calcext:value-type="float">
            <text:p>4</text:p>
          </table:table-cell>
          <table:table-cell table:formula="of:=[Global.F69]" office:value-type="float" office:value="4" calcext:value-type="float">
            <text:p>4</text:p>
          </table:table-cell>
          <table:table-cell table:formula="of:=[Global.G69]" office:value-type="float" office:value="-0" calcext:value-type="float">
            <text:p>0</text:p>
          </table:table-cell>
          <table:table-cell table:formula="of:=[RA.K69]" office:value-type="float" office:value="11" calcext:value-type="float">
            <text:p>11</text:p>
          </table:table-cell>
          <table:table-cell table:formula="of:=[VNS.H69]" office:value-type="float" office:value="6" calcext:value-type="float">
            <text:p>6</text:p>
          </table:table-cell>
          <table:table-cell/>
          <table:table-cell table:formula="of:=IF([.C69]&lt;0; IF([.C69]&lt;0; [.F69]-[.C69]; [.F69]+[.C69]); IF([.C69]&lt;0; [.F69]-[.C69]; [.F69]+[.C69]))" office:value-type="float" office:value="15" calcext:value-type="float">
            <text:p>15</text:p>
          </table:table-cell>
          <table:table-cell table:formula="of:=IF([.F69]&lt;0; IF([.C69]&lt;0; [.F69]-[.C69]; [.F69]+[.C69]); IF([.C69]&lt;0; [.F69]-[.C69]; [.F69]+[.C69]))" office:value-type="float" office:value="15" calcext:value-type="float">
            <text:p>15</text:p>
          </table:table-cell>
          <table:table-cell table:formula="of:=[.G69]-[.D69]" office:value-type="float" office:value="2" calcext:value-type="float">
            <text:p>2</text:p>
          </table:table-cell>
          <table:table-cell table:formula="of:=IF([.K69]=0;1;0)" office:value-type="float" office:value="0" calcext:value-type="float">
            <text:p>0</text:p>
          </table:table-cell>
          <table:table-cell table:formula="of:=IF([.J69]=[.K69]; &quot;IGUAL&quot;; IF([.J69]&lt;[.K69]; &quot;RA&quot;; &quot;VNS&quot;))" office:value-type="string" office:string-value="VNS" calcext:value-type="string">
            <text:p>VNS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table:formula="of:=[.R68]" office:value-type="float" office:value="5.92" calcext:value-type="float">
            <text:p>5,92</text:p>
          </table:table-cell>
          <table:table-cell table:formula="of:=([.J69]-[.R69])*([.J69]-[.R69])" office:value-type="float" office:value="82.4464" calcext:value-type="float">
            <text:p>82,45</text:p>
          </table:table-cell>
          <table:table-cell table:formula="of:=[.T68]" office:value-type="float" office:value="0.83" calcext:value-type="float">
            <text:p>0,83</text:p>
          </table:table-cell>
          <table:table-cell table:formula="of:=([.K69]-[.T69])*([.K69]-[.T69])" office:value-type="float" office:value="1.3689" calcext:value-type="float">
            <text:p>1,37</text:p>
          </table:table-cell>
          <table:table-cell table:number-columns-repeated="4"/>
        </table:table-row>
        <table:table-row table:style-name="ro1">
          <table:table-cell table:formula="of:=[Global.C70]" office:value-type="string" office:string-value="rand-4-150-150-5-1.dssp" calcext:value-type="string">
            <text:p>rand-4-150-150-5-1.dssp</text:p>
          </table:table-cell>
          <table:table-cell table:formula="of:=[Global.D70]" office:value-type="float" office:value="8" calcext:value-type="float">
            <text:p>8</text:p>
          </table:table-cell>
          <table:table-cell table:formula="of:=[Global.E70]" office:value-type="float" office:value="2" calcext:value-type="float">
            <text:p>2</text:p>
          </table:table-cell>
          <table:table-cell table:formula="of:=[Global.F70]" office:value-type="float" office:value="2" calcext:value-type="float">
            <text:p>2</text:p>
          </table:table-cell>
          <table:table-cell table:formula="of:=[Global.G70]" office:value-type="float" office:value="1" calcext:value-type="float">
            <text:p>1</text:p>
          </table:table-cell>
          <table:table-cell table:formula="of:=[RA.K70]" office:value-type="float" office:value="4" calcext:value-type="float">
            <text:p>4</text:p>
          </table:table-cell>
          <table:table-cell table:formula="of:=[VNS.H70]" office:value-type="float" office:value="3" calcext:value-type="float">
            <text:p>3</text:p>
          </table:table-cell>
          <table:table-cell/>
          <table:table-cell table:formula="of:=IF([.C70]&lt;0; IF([.C70]&lt;0; [.F70]-[.C70]; [.F70]+[.C70]); IF([.C70]&lt;0; [.F70]-[.C70]; [.F70]+[.C70]))" office:value-type="float" office:value="6" calcext:value-type="float">
            <text:p>6</text:p>
          </table:table-cell>
          <table:table-cell table:formula="of:=IF([.F70]&lt;0; IF([.C70]&lt;0; [.F70]-[.C70]; [.F70]+[.C70]); IF([.C70]&lt;0; [.F70]-[.C70]; [.F70]+[.C70]))" office:value-type="float" office:value="6" calcext:value-type="float">
            <text:p>6</text:p>
          </table:table-cell>
          <table:table-cell table:formula="of:=[.G70]-[.D70]" office:value-type="float" office:value="1" calcext:value-type="float">
            <text:p>1</text:p>
          </table:table-cell>
          <table:table-cell table:formula="of:=IF([.K70]=0;1;0)" office:value-type="float" office:value="0" calcext:value-type="float">
            <text:p>0</text:p>
          </table:table-cell>
          <table:table-cell table:formula="of:=IF([.J70]=[.K70]; &quot;IGUAL&quot;; IF([.J70]&lt;[.K70]; &quot;RA&quot;; &quot;VNS&quot;))" office:value-type="string" office:string-value="VNS" calcext:value-type="string">
            <text:p>VNS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table:formula="of:=[.R69]" office:value-type="float" office:value="5.92" calcext:value-type="float">
            <text:p>5,92</text:p>
          </table:table-cell>
          <table:table-cell table:formula="of:=([.J70]-[.R70])*([.J70]-[.R70])" office:value-type="float" office:value="0.00640000000000001" calcext:value-type="float">
            <text:p>0,01</text:p>
          </table:table-cell>
          <table:table-cell table:formula="of:=[.T69]" office:value-type="float" office:value="0.83" calcext:value-type="float">
            <text:p>0,83</text:p>
          </table:table-cell>
          <table:table-cell table:formula="of:=([.K70]-[.T70])*([.K70]-[.T70])" office:value-type="float" office:value="0.0289" calcext:value-type="float">
            <text:p>0,03</text:p>
          </table:table-cell>
          <table:table-cell table:number-columns-repeated="4"/>
        </table:table-row>
        <table:table-row table:style-name="ro1">
          <table:table-cell table:formula="of:=[Global.C71]" office:value-type="string" office:string-value="rand-4-150-150-5-2.dssp" calcext:value-type="string">
            <text:p>rand-4-150-150-5-2.dssp</text:p>
          </table:table-cell>
          <table:table-cell table:formula="of:=[Global.D71]" office:value-type="float" office:value="7" calcext:value-type="float">
            <text:p>7</text:p>
          </table:table-cell>
          <table:table-cell table:formula="of:=[Global.E71]" office:value-type="float" office:value="2" calcext:value-type="float">
            <text:p>2</text:p>
          </table:table-cell>
          <table:table-cell table:formula="of:=[Global.F71]" office:value-type="float" office:value="2" calcext:value-type="float">
            <text:p>2</text:p>
          </table:table-cell>
          <table:table-cell table:formula="of:=[Global.G71]" office:value-type="float" office:value="0" calcext:value-type="float">
            <text:p>0</text:p>
          </table:table-cell>
          <table:table-cell table:formula="of:=[RA.K71]" office:value-type="float" office:value="3" calcext:value-type="float">
            <text:p>3</text:p>
          </table:table-cell>
          <table:table-cell table:formula="of:=[VNS.H71]" office:value-type="float" office:value="2" calcext:value-type="float">
            <text:p>2</text:p>
          </table:table-cell>
          <table:table-cell/>
          <table:table-cell table:formula="of:=IF([.C71]&lt;0; IF([.C71]&lt;0; [.F71]-[.C71]; [.F71]+[.C71]); IF([.C71]&lt;0; [.F71]-[.C71]; [.F71]+[.C71]))" office:value-type="float" office:value="5" calcext:value-type="float">
            <text:p>5</text:p>
          </table:table-cell>
          <table:table-cell table:formula="of:=IF([.F71]&lt;0; IF([.C71]&lt;0; [.F71]-[.C71]; [.F71]+[.C71]); IF([.C71]&lt;0; [.F71]-[.C71]; [.F71]+[.C71]))" office:value-type="float" office:value="5" calcext:value-type="float">
            <text:p>5</text:p>
          </table:table-cell>
          <table:table-cell table:formula="of:=[.G71]-[.D71]" office:value-type="float" office:value="0" calcext:value-type="float">
            <text:p>0</text:p>
          </table:table-cell>
          <table:table-cell table:formula="of:=IF([.K71]=0;1;0)" office:value-type="float" office:value="1" calcext:value-type="float">
            <text:p>1</text:p>
          </table:table-cell>
          <table:table-cell table:formula="of:=IF([.J71]=[.K71]; &quot;IGUAL&quot;; IF([.J71]&lt;[.K71]; &quot;RA&quot;; &quot;VNS&quot;))" office:value-type="string" office:string-value="VNS" calcext:value-type="string">
            <text:p>VNS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formula="of:=[.R70]" office:value-type="float" office:value="5.92" calcext:value-type="float">
            <text:p>5,92</text:p>
          </table:table-cell>
          <table:table-cell table:formula="of:=([.J71]-[.R71])*([.J71]-[.R71])" office:value-type="float" office:value="0.8464" calcext:value-type="float">
            <text:p>0,85</text:p>
          </table:table-cell>
          <table:table-cell table:formula="of:=[.T70]" office:value-type="float" office:value="0.83" calcext:value-type="float">
            <text:p>0,83</text:p>
          </table:table-cell>
          <table:table-cell table:formula="of:=([.K71]-[.T71])*([.K71]-[.T71])" office:value-type="float" office:value="0.6889" calcext:value-type="float">
            <text:p>0,69</text:p>
          </table:table-cell>
          <table:table-cell table:number-columns-repeated="4"/>
        </table:table-row>
        <table:table-row table:style-name="ro1">
          <table:table-cell table:formula="of:=[Global.C72]" office:value-type="string" office:string-value="rand-4-200-200-10-1.dssp" calcext:value-type="string">
            <text:p>rand-4-200-200-10-1.dssp</text:p>
          </table:table-cell>
          <table:table-cell table:formula="of:=[Global.D72]" office:value-type="float" office:value="634" calcext:value-type="float">
            <text:p>634</text:p>
          </table:table-cell>
          <table:table-cell table:formula="of:=[Global.E72]" office:value-type="float" office:value="4" calcext:value-type="float">
            <text:p>4</text:p>
          </table:table-cell>
          <table:table-cell table:formula="of:=[Global.F72]" office:value-type="float" office:value="4" calcext:value-type="float">
            <text:p>4</text:p>
          </table:table-cell>
          <table:table-cell table:formula="of:=[Global.G72]" office:value-type="float" office:value="1" calcext:value-type="float">
            <text:p>1</text:p>
          </table:table-cell>
          <table:table-cell table:formula="of:=[RA.K72]" office:value-type="float" office:value="6" calcext:value-type="float">
            <text:p>6</text:p>
          </table:table-cell>
          <table:table-cell table:formula="of:=[VNS.H72]" office:value-type="float" office:value="4" calcext:value-type="float">
            <text:p>4</text:p>
          </table:table-cell>
          <table:table-cell/>
          <table:table-cell table:formula="of:=IF([.C72]&lt;0; IF([.C72]&lt;0; [.F72]-[.C72]; [.F72]+[.C72]); IF([.C72]&lt;0; [.F72]-[.C72]; [.F72]+[.C72]))" office:value-type="float" office:value="10" calcext:value-type="float">
            <text:p>10</text:p>
          </table:table-cell>
          <table:table-cell table:formula="of:=IF([.F72]&lt;0; IF([.C72]&lt;0; [.F72]-[.C72]; [.F72]+[.C72]); IF([.C72]&lt;0; [.F72]-[.C72]; [.F72]+[.C72]))" office:value-type="float" office:value="10" calcext:value-type="float">
            <text:p>10</text:p>
          </table:table-cell>
          <table:table-cell table:formula="of:=[.G72]-[.D72]" office:value-type="float" office:value="0" calcext:value-type="float">
            <text:p>0</text:p>
          </table:table-cell>
          <table:table-cell table:formula="of:=IF([.K72]=0;1;0)" office:value-type="float" office:value="1" calcext:value-type="float">
            <text:p>1</text:p>
          </table:table-cell>
          <table:table-cell table:formula="of:=IF([.J72]=[.K72]; &quot;IGUAL&quot;; IF([.J72]&lt;[.K72]; &quot;RA&quot;; &quot;VNS&quot;))" office:value-type="string" office:string-value="VNS" calcext:value-type="string">
            <text:p>VNS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table:formula="of:=[.R71]" office:value-type="float" office:value="5.92" calcext:value-type="float">
            <text:p>5,92</text:p>
          </table:table-cell>
          <table:table-cell table:formula="of:=([.J72]-[.R72])*([.J72]-[.R72])" office:value-type="float" office:value="16.6464" calcext:value-type="float">
            <text:p>16,65</text:p>
          </table:table-cell>
          <table:table-cell table:formula="of:=[.T71]" office:value-type="float" office:value="0.83" calcext:value-type="float">
            <text:p>0,83</text:p>
          </table:table-cell>
          <table:table-cell table:formula="of:=([.K72]-[.T72])*([.K72]-[.T72])" office:value-type="float" office:value="0.6889" calcext:value-type="float">
            <text:p>0,69</text:p>
          </table:table-cell>
          <table:table-cell table:number-columns-repeated="4"/>
        </table:table-row>
        <table:table-row table:style-name="ro1">
          <table:table-cell table:formula="of:=[Global.C73]" office:value-type="string" office:string-value="rand-4-200-200-10-2.dssp" calcext:value-type="string">
            <text:p>rand-4-200-200-10-2.dssp</text:p>
          </table:table-cell>
          <table:table-cell table:formula="of:=[Global.D73]" office:value-type="float" office:value="96" calcext:value-type="float">
            <text:p>96</text:p>
          </table:table-cell>
          <table:table-cell table:formula="of:=[Global.E73]" office:value-type="float" office:value="3" calcext:value-type="float">
            <text:p>3</text:p>
          </table:table-cell>
          <table:table-cell table:formula="of:=[Global.F73]" office:value-type="float" office:value="3" calcext:value-type="float">
            <text:p>3</text:p>
          </table:table-cell>
          <table:table-cell table:formula="of:=[Global.G73]" office:value-type="float" office:value="0" calcext:value-type="float">
            <text:p>0</text:p>
          </table:table-cell>
          <table:table-cell table:formula="of:=[RA.K73]" office:value-type="float" office:value="7" calcext:value-type="float">
            <text:p>7</text:p>
          </table:table-cell>
          <table:table-cell table:formula="of:=[VNS.H73]" office:value-type="float" office:value="4" calcext:value-type="float">
            <text:p>4</text:p>
          </table:table-cell>
          <table:table-cell/>
          <table:table-cell table:formula="of:=IF([.C73]&lt;0; IF([.C73]&lt;0; [.F73]-[.C73]; [.F73]+[.C73]); IF([.C73]&lt;0; [.F73]-[.C73]; [.F73]+[.C73]))" office:value-type="float" office:value="10" calcext:value-type="float">
            <text:p>10</text:p>
          </table:table-cell>
          <table:table-cell table:formula="of:=IF([.F73]&lt;0; IF([.C73]&lt;0; [.F73]-[.C73]; [.F73]+[.C73]); IF([.C73]&lt;0; [.F73]-[.C73]; [.F73]+[.C73]))" office:value-type="float" office:value="10" calcext:value-type="float">
            <text:p>10</text:p>
          </table:table-cell>
          <table:table-cell table:formula="of:=[.G73]-[.D73]" office:value-type="float" office:value="1" calcext:value-type="float">
            <text:p>1</text:p>
          </table:table-cell>
          <table:table-cell table:formula="of:=IF([.K73]=0;1;0)" office:value-type="float" office:value="0" calcext:value-type="float">
            <text:p>0</text:p>
          </table:table-cell>
          <table:table-cell table:formula="of:=IF([.J73]=[.K73]; &quot;IGUAL&quot;; IF([.J73]&lt;[.K73]; &quot;RA&quot;; &quot;VNS&quot;))" office:value-type="string" office:string-value="VNS" calcext:value-type="string">
            <text:p>VNS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table:formula="of:=[.R72]" office:value-type="float" office:value="5.92" calcext:value-type="float">
            <text:p>5,92</text:p>
          </table:table-cell>
          <table:table-cell table:formula="of:=([.J73]-[.R73])*([.J73]-[.R73])" office:value-type="float" office:value="16.6464" calcext:value-type="float">
            <text:p>16,65</text:p>
          </table:table-cell>
          <table:table-cell table:formula="of:=[.T72]" office:value-type="float" office:value="0.83" calcext:value-type="float">
            <text:p>0,83</text:p>
          </table:table-cell>
          <table:table-cell table:formula="of:=([.K73]-[.T73])*([.K73]-[.T73])" office:value-type="float" office:value="0.0289" calcext:value-type="float">
            <text:p>0,03</text:p>
          </table:table-cell>
          <table:table-cell table:number-columns-repeated="4"/>
        </table:table-row>
        <table:table-row table:style-name="ro1">
          <table:table-cell table:formula="of:=[Global.C74]" office:value-type="string" office:string-value="rand-4-200-200-15-1.dssp" calcext:value-type="string">
            <text:p>rand-4-200-200-15-1.dssp</text:p>
          </table:table-cell>
          <table:table-cell table:formula="of:=[Global.D74]" office:value-type="float" office:value="41895" calcext:value-type="float">
            <text:p>41895</text:p>
          </table:table-cell>
          <table:table-cell table:formula="of:=[Global.E74]" office:value-type="float" office:value="5" calcext:value-type="float">
            <text:p>5</text:p>
          </table:table-cell>
          <table:table-cell table:formula="of:=[Global.F74]" office:value-type="float" office:value="5" calcext:value-type="float">
            <text:p>5</text:p>
          </table:table-cell>
          <table:table-cell table:formula="of:=[Global.G74]" office:value-type="float" office:value="0.222489" calcext:value-type="float">
            <text:p>0,22</text:p>
          </table:table-cell>
          <table:table-cell table:formula="of:=[RA.K74]" office:value-type="float" office:value="7" calcext:value-type="float">
            <text:p>7</text:p>
          </table:table-cell>
          <table:table-cell table:formula="of:=[VNS.H74]" office:value-type="float" office:value="6" calcext:value-type="float">
            <text:p>6</text:p>
          </table:table-cell>
          <table:table-cell/>
          <table:table-cell table:formula="of:=IF([.C74]&lt;0; IF([.C74]&lt;0; [.F74]-[.C74]; [.F74]+[.C74]); IF([.C74]&lt;0; [.F74]-[.C74]; [.F74]+[.C74]))" office:value-type="float" office:value="12" calcext:value-type="float">
            <text:p>12</text:p>
          </table:table-cell>
          <table:table-cell table:formula="of:=IF([.F74]&lt;0; IF([.C74]&lt;0; [.F74]-[.C74]; [.F74]+[.C74]); IF([.C74]&lt;0; [.F74]-[.C74]; [.F74]+[.C74]))" office:value-type="float" office:value="12" calcext:value-type="float">
            <text:p>12</text:p>
          </table:table-cell>
          <table:table-cell table:formula="of:=[.G74]-[.D74]" office:value-type="float" office:value="1" calcext:value-type="float">
            <text:p>1</text:p>
          </table:table-cell>
          <table:table-cell table:formula="of:=IF([.K74]=0;1;0)" office:value-type="float" office:value="0" calcext:value-type="float">
            <text:p>0</text:p>
          </table:table-cell>
          <table:table-cell table:formula="of:=IF([.J74]=[.K74]; &quot;IGUAL&quot;; IF([.J74]&lt;[.K74]; &quot;RA&quot;; &quot;VNS&quot;))" office:value-type="string" office:string-value="VNS" calcext:value-type="string">
            <text:p>VNS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table:formula="of:=[.R73]" office:value-type="float" office:value="5.92" calcext:value-type="float">
            <text:p>5,92</text:p>
          </table:table-cell>
          <table:table-cell table:formula="of:=([.J74]-[.R74])*([.J74]-[.R74])" office:value-type="float" office:value="36.9664" calcext:value-type="float">
            <text:p>36,97</text:p>
          </table:table-cell>
          <table:table-cell table:formula="of:=[.T73]" office:value-type="float" office:value="0.83" calcext:value-type="float">
            <text:p>0,83</text:p>
          </table:table-cell>
          <table:table-cell table:formula="of:=([.K74]-[.T74])*([.K74]-[.T74])" office:value-type="float" office:value="0.0289" calcext:value-type="float">
            <text:p>0,03</text:p>
          </table:table-cell>
          <table:table-cell table:number-columns-repeated="4"/>
        </table:table-row>
        <table:table-row table:style-name="ro1">
          <table:table-cell table:formula="of:=[Global.C75]" office:value-type="string" office:string-value="rand-4-200-200-15-2.dssp" calcext:value-type="string">
            <text:p>rand-4-200-200-15-2.dssp</text:p>
          </table:table-cell>
          <table:table-cell table:formula="of:=[Global.D75]" office:value-type="float" office:value="4669" calcext:value-type="float">
            <text:p>4669</text:p>
          </table:table-cell>
          <table:table-cell table:formula="of:=[Global.E75]" office:value-type="float" office:value="4" calcext:value-type="float">
            <text:p>4</text:p>
          </table:table-cell>
          <table:table-cell table:formula="of:=[Global.F75]" office:value-type="float" office:value="4" calcext:value-type="float">
            <text:p>4</text:p>
          </table:table-cell>
          <table:table-cell table:formula="of:=[Global.G75]" office:value-type="float" office:value="-0" calcext:value-type="float">
            <text:p>0</text:p>
          </table:table-cell>
          <table:table-cell table:formula="of:=[RA.K75]" office:value-type="float" office:value="7" calcext:value-type="float">
            <text:p>7</text:p>
          </table:table-cell>
          <table:table-cell table:formula="of:=[VNS.H75]" office:value-type="float" office:value="5" calcext:value-type="float">
            <text:p>5</text:p>
          </table:table-cell>
          <table:table-cell/>
          <table:table-cell table:formula="of:=IF([.C75]&lt;0; IF([.C75]&lt;0; [.F75]-[.C75]; [.F75]+[.C75]); IF([.C75]&lt;0; [.F75]-[.C75]; [.F75]+[.C75]))" office:value-type="float" office:value="11" calcext:value-type="float">
            <text:p>11</text:p>
          </table:table-cell>
          <table:table-cell table:formula="of:=IF([.F75]&lt;0; IF([.C75]&lt;0; [.F75]-[.C75]; [.F75]+[.C75]); IF([.C75]&lt;0; [.F75]-[.C75]; [.F75]+[.C75]))" office:value-type="float" office:value="11" calcext:value-type="float">
            <text:p>11</text:p>
          </table:table-cell>
          <table:table-cell table:formula="of:=[.G75]-[.D75]" office:value-type="float" office:value="1" calcext:value-type="float">
            <text:p>1</text:p>
          </table:table-cell>
          <table:table-cell table:formula="of:=IF([.K75]=0;1;0)" office:value-type="float" office:value="0" calcext:value-type="float">
            <text:p>0</text:p>
          </table:table-cell>
          <table:table-cell table:formula="of:=IF([.J75]=[.K75]; &quot;IGUAL&quot;; IF([.J75]&lt;[.K75]; &quot;RA&quot;; &quot;VNS&quot;))" office:value-type="string" office:string-value="VNS" calcext:value-type="string">
            <text:p>VNS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table:formula="of:=[.R74]" office:value-type="float" office:value="5.92" calcext:value-type="float">
            <text:p>5,92</text:p>
          </table:table-cell>
          <table:table-cell table:formula="of:=([.J75]-[.R75])*([.J75]-[.R75])" office:value-type="float" office:value="25.8064" calcext:value-type="float">
            <text:p>25,81</text:p>
          </table:table-cell>
          <table:table-cell table:formula="of:=[.T74]" office:value-type="float" office:value="0.83" calcext:value-type="float">
            <text:p>0,83</text:p>
          </table:table-cell>
          <table:table-cell table:formula="of:=([.K75]-[.T75])*([.K75]-[.T75])" office:value-type="float" office:value="0.0289" calcext:value-type="float">
            <text:p>0,03</text:p>
          </table:table-cell>
          <table:table-cell table:number-columns-repeated="4"/>
        </table:table-row>
        <table:table-row table:style-name="ro1">
          <table:table-cell table:formula="of:=[Global.C76]" office:value-type="string" office:string-value="rand-4-200-200-20-1.dssp" calcext:value-type="string">
            <text:p>rand-4-200-200-20-1.dssp</text:p>
          </table:table-cell>
          <table:table-cell table:formula="of:=[Global.D76]" office:value-type="float" office:value="214723" calcext:value-type="float">
            <text:p>214723</text:p>
          </table:table-cell>
          <table:table-cell table:formula="of:=[Global.E76]" office:value-type="float" office:value="5" calcext:value-type="float">
            <text:p>5</text:p>
          </table:table-cell>
          <table:table-cell table:formula="of:=[Global.F76]" office:value-type="float" office:value="5" calcext:value-type="float">
            <text:p>5</text:p>
          </table:table-cell>
          <table:table-cell table:formula="of:=[Global.G76]" office:value-type="float" office:value="-0" calcext:value-type="float">
            <text:p>0</text:p>
          </table:table-cell>
          <table:table-cell table:formula="of:=[RA.K76]" office:value-type="float" office:value="9" calcext:value-type="float">
            <text:p>9</text:p>
          </table:table-cell>
          <table:table-cell table:formula="of:=[VNS.H76]" office:value-type="float" office:value="7" calcext:value-type="float">
            <text:p>7</text:p>
          </table:table-cell>
          <table:table-cell/>
          <table:table-cell table:formula="of:=IF([.C76]&lt;0; IF([.C76]&lt;0; [.F76]-[.C76]; [.F76]+[.C76]); IF([.C76]&lt;0; [.F76]-[.C76]; [.F76]+[.C76]))" office:value-type="float" office:value="14" calcext:value-type="float">
            <text:p>14</text:p>
          </table:table-cell>
          <table:table-cell table:formula="of:=IF([.F76]&lt;0; IF([.C76]&lt;0; [.F76]-[.C76]; [.F76]+[.C76]); IF([.C76]&lt;0; [.F76]-[.C76]; [.F76]+[.C76]))" office:value-type="float" office:value="14" calcext:value-type="float">
            <text:p>14</text:p>
          </table:table-cell>
          <table:table-cell table:formula="of:=[.G76]-[.D76]" office:value-type="float" office:value="2" calcext:value-type="float">
            <text:p>2</text:p>
          </table:table-cell>
          <table:table-cell table:formula="of:=IF([.K76]=0;1;0)" office:value-type="float" office:value="0" calcext:value-type="float">
            <text:p>0</text:p>
          </table:table-cell>
          <table:table-cell table:formula="of:=IF([.J76]=[.K76]; &quot;IGUAL&quot;; IF([.J76]&lt;[.K76]; &quot;RA&quot;; &quot;VNS&quot;))" office:value-type="string" office:string-value="VNS" calcext:value-type="string">
            <text:p>VNS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formula="of:=[.R75]" office:value-type="float" office:value="5.92" calcext:value-type="float">
            <text:p>5,92</text:p>
          </table:table-cell>
          <table:table-cell table:formula="of:=([.J76]-[.R76])*([.J76]-[.R76])" office:value-type="float" office:value="65.2864" calcext:value-type="float">
            <text:p>65,29</text:p>
          </table:table-cell>
          <table:table-cell table:formula="of:=[.T75]" office:value-type="float" office:value="0.83" calcext:value-type="float">
            <text:p>0,83</text:p>
          </table:table-cell>
          <table:table-cell table:formula="of:=([.K76]-[.T76])*([.K76]-[.T76])" office:value-type="float" office:value="1.3689" calcext:value-type="float">
            <text:p>1,37</text:p>
          </table:table-cell>
          <table:table-cell table:number-columns-repeated="4"/>
        </table:table-row>
        <table:table-row table:style-name="ro1">
          <table:table-cell table:formula="of:=[Global.C77]" office:value-type="string" office:string-value="rand-4-200-200-20-2.dssp" calcext:value-type="string">
            <text:p>rand-4-200-200-20-2.dssp</text:p>
          </table:table-cell>
          <table:table-cell table:formula="of:=[Global.D77]" office:value-type="float" office:value="11857" calcext:value-type="float">
            <text:p>11857</text:p>
          </table:table-cell>
          <table:table-cell table:formula="of:=[Global.E77]" office:value-type="float" office:value="4" calcext:value-type="float">
            <text:p>4</text:p>
          </table:table-cell>
          <table:table-cell table:formula="of:=[Global.F77]" office:value-type="float" office:value="4" calcext:value-type="float">
            <text:p>4</text:p>
          </table:table-cell>
          <table:table-cell table:formula="of:=[Global.G77]" office:value-type="float" office:value="0" calcext:value-type="float">
            <text:p>0</text:p>
          </table:table-cell>
          <table:table-cell table:formula="of:=[RA.K77]" office:value-type="float" office:value="7" calcext:value-type="float">
            <text:p>7</text:p>
          </table:table-cell>
          <table:table-cell table:formula="of:=[VNS.H77]" office:value-type="float" office:value="5" calcext:value-type="float">
            <text:p>5</text:p>
          </table:table-cell>
          <table:table-cell/>
          <table:table-cell table:formula="of:=IF([.C77]&lt;0; IF([.C77]&lt;0; [.F77]-[.C77]; [.F77]+[.C77]); IF([.C77]&lt;0; [.F77]-[.C77]; [.F77]+[.C77]))" office:value-type="float" office:value="11" calcext:value-type="float">
            <text:p>11</text:p>
          </table:table-cell>
          <table:table-cell table:formula="of:=IF([.F77]&lt;0; IF([.C77]&lt;0; [.F77]-[.C77]; [.F77]+[.C77]); IF([.C77]&lt;0; [.F77]-[.C77]; [.F77]+[.C77]))" office:value-type="float" office:value="11" calcext:value-type="float">
            <text:p>11</text:p>
          </table:table-cell>
          <table:table-cell table:formula="of:=[.G77]-[.D77]" office:value-type="float" office:value="1" calcext:value-type="float">
            <text:p>1</text:p>
          </table:table-cell>
          <table:table-cell table:formula="of:=IF([.K77]=0;1;0)" office:value-type="float" office:value="0" calcext:value-type="float">
            <text:p>0</text:p>
          </table:table-cell>
          <table:table-cell table:formula="of:=IF([.J77]=[.K77]; &quot;IGUAL&quot;; IF([.J77]&lt;[.K77]; &quot;RA&quot;; &quot;VNS&quot;))" office:value-type="string" office:string-value="VNS" calcext:value-type="string">
            <text:p>VNS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table:formula="of:=[.R76]" office:value-type="float" office:value="5.92" calcext:value-type="float">
            <text:p>5,92</text:p>
          </table:table-cell>
          <table:table-cell table:formula="of:=([.J77]-[.R77])*([.J77]-[.R77])" office:value-type="float" office:value="25.8064" calcext:value-type="float">
            <text:p>25,81</text:p>
          </table:table-cell>
          <table:table-cell table:formula="of:=[.T76]" office:value-type="float" office:value="0.83" calcext:value-type="float">
            <text:p>0,83</text:p>
          </table:table-cell>
          <table:table-cell table:formula="of:=([.K77]-[.T77])*([.K77]-[.T77])" office:value-type="float" office:value="0.0289" calcext:value-type="float">
            <text:p>0,03</text:p>
          </table:table-cell>
          <table:table-cell table:number-columns-repeated="4"/>
        </table:table-row>
        <table:table-row table:style-name="ro1">
          <table:table-cell table:formula="of:=[Global.C78]" office:value-type="string" office:string-value="rand-4-200-200-25-1.dssp" calcext:value-type="string">
            <text:p>rand-4-200-200-25-1.dssp</text:p>
          </table:table-cell>
          <table:table-cell table:formula="of:=[Global.D78]" office:value-type="float" office:value="771161" calcext:value-type="float">
            <text:p>771161</text:p>
          </table:table-cell>
          <table:table-cell table:formula="of:=[Global.E78]" office:value-type="float" office:value="4" calcext:value-type="float">
            <text:p>4</text:p>
          </table:table-cell>
          <table:table-cell table:formula="of:=[Global.F78]" office:value-type="float" office:value="5" calcext:value-type="float">
            <text:p>5</text:p>
          </table:table-cell>
          <table:table-cell table:formula="of:=[Global.G78]" office:value-type="float" office:value="0" calcext:value-type="float">
            <text:p>0</text:p>
          </table:table-cell>
          <table:table-cell table:formula="of:=[RA.K78]" office:value-type="float" office:value="8" calcext:value-type="float">
            <text:p>8</text:p>
          </table:table-cell>
          <table:table-cell table:formula="of:=[VNS.H78]" office:value-type="float" office:value="8" calcext:value-type="float">
            <text:p>8</text:p>
          </table:table-cell>
          <table:table-cell/>
          <table:table-cell table:formula="of:=IF([.C78]&lt;0; IF([.C78]&lt;0; [.F78]-[.C78]; [.F78]+[.C78]); IF([.C78]&lt;0; [.F78]-[.C78]; [.F78]+[.C78]))" office:value-type="float" office:value="12" calcext:value-type="float">
            <text:p>12</text:p>
          </table:table-cell>
          <table:table-cell table:formula="of:=IF([.F78]&lt;0; IF([.C78]&lt;0; [.F78]-[.C78]; [.F78]+[.C78]); IF([.C78]&lt;0; [.F78]-[.C78]; [.F78]+[.C78]))" office:value-type="float" office:value="12" calcext:value-type="float">
            <text:p>12</text:p>
          </table:table-cell>
          <table:table-cell table:formula="of:=[.G78]-[.D78]" office:value-type="float" office:value="3" calcext:value-type="float">
            <text:p>3</text:p>
          </table:table-cell>
          <table:table-cell table:formula="of:=IF([.K78]=0;1;0)" office:value-type="float" office:value="0" calcext:value-type="float">
            <text:p>0</text:p>
          </table:table-cell>
          <table:table-cell table:formula="of:=IF([.J78]=[.K78]; &quot;IGUAL&quot;; IF([.J78]&lt;[.K78]; &quot;RA&quot;; &quot;VNS&quot;))" office:value-type="string" office:string-value="VNS" calcext:value-type="string">
            <text:p>VNS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table:formula="of:=[.R77]" office:value-type="float" office:value="5.92" calcext:value-type="float">
            <text:p>5,92</text:p>
          </table:table-cell>
          <table:table-cell table:formula="of:=([.J78]-[.R78])*([.J78]-[.R78])" office:value-type="float" office:value="36.9664" calcext:value-type="float">
            <text:p>36,97</text:p>
          </table:table-cell>
          <table:table-cell table:formula="of:=[.T77]" office:value-type="float" office:value="0.83" calcext:value-type="float">
            <text:p>0,83</text:p>
          </table:table-cell>
          <table:table-cell table:formula="of:=([.K78]-[.T78])*([.K78]-[.T78])" office:value-type="float" office:value="4.7089" calcext:value-type="float">
            <text:p>4,71</text:p>
          </table:table-cell>
          <table:table-cell table:number-columns-repeated="4"/>
        </table:table-row>
        <table:table-row table:style-name="ro1">
          <table:table-cell table:formula="of:=[Global.C79]" office:value-type="string" office:string-value="rand-4-200-200-25-2.dssp" calcext:value-type="string">
            <text:p>rand-4-200-200-25-2.dssp</text:p>
          </table:table-cell>
          <table:table-cell table:formula="of:=[Global.D79]" office:value-type="float" office:value="26553" calcext:value-type="float">
            <text:p>26553</text:p>
          </table:table-cell>
          <table:table-cell table:formula="of:=[Global.E79]" office:value-type="float" office:value="4" calcext:value-type="float">
            <text:p>4</text:p>
          </table:table-cell>
          <table:table-cell table:formula="of:=[Global.F79]" office:value-type="float" office:value="4" calcext:value-type="float">
            <text:p>4</text:p>
          </table:table-cell>
          <table:table-cell table:formula="of:=[Global.G79]" office:value-type="float" office:value="0" calcext:value-type="float">
            <text:p>0</text:p>
          </table:table-cell>
          <table:table-cell table:formula="of:=[RA.K79]" office:value-type="float" office:value="9" calcext:value-type="float">
            <text:p>9</text:p>
          </table:table-cell>
          <table:table-cell table:formula="of:=[VNS.H79]" office:value-type="float" office:value="7" calcext:value-type="float">
            <text:p>7</text:p>
          </table:table-cell>
          <table:table-cell/>
          <table:table-cell table:formula="of:=IF([.C79]&lt;0; IF([.C79]&lt;0; [.F79]-[.C79]; [.F79]+[.C79]); IF([.C79]&lt;0; [.F79]-[.C79]; [.F79]+[.C79]))" office:value-type="float" office:value="13" calcext:value-type="float">
            <text:p>13</text:p>
          </table:table-cell>
          <table:table-cell table:formula="of:=IF([.F79]&lt;0; IF([.C79]&lt;0; [.F79]-[.C79]; [.F79]+[.C79]); IF([.C79]&lt;0; [.F79]-[.C79]; [.F79]+[.C79]))" office:value-type="float" office:value="13" calcext:value-type="float">
            <text:p>13</text:p>
          </table:table-cell>
          <table:table-cell table:formula="of:=[.G79]-[.D79]" office:value-type="float" office:value="3" calcext:value-type="float">
            <text:p>3</text:p>
          </table:table-cell>
          <table:table-cell table:formula="of:=IF([.K79]=0;1;0)" office:value-type="float" office:value="0" calcext:value-type="float">
            <text:p>0</text:p>
          </table:table-cell>
          <table:table-cell table:formula="of:=IF([.J79]=[.K79]; &quot;IGUAL&quot;; IF([.J79]&lt;[.K79]; &quot;RA&quot;; &quot;VNS&quot;))" office:value-type="string" office:string-value="VNS" calcext:value-type="string">
            <text:p>VNS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table:formula="of:=[.R78]" office:value-type="float" office:value="5.92" calcext:value-type="float">
            <text:p>5,92</text:p>
          </table:table-cell>
          <table:table-cell table:formula="of:=([.J79]-[.R79])*([.J79]-[.R79])" office:value-type="float" office:value="50.1264" calcext:value-type="float">
            <text:p>50,13</text:p>
          </table:table-cell>
          <table:table-cell table:formula="of:=[.T78]" office:value-type="float" office:value="0.83" calcext:value-type="float">
            <text:p>0,83</text:p>
          </table:table-cell>
          <table:table-cell table:formula="of:=([.K79]-[.T79])*([.K79]-[.T79])" office:value-type="float" office:value="4.7089" calcext:value-type="float">
            <text:p>4,71</text:p>
          </table:table-cell>
          <table:table-cell table:number-columns-repeated="4"/>
        </table:table-row>
        <table:table-row table:style-name="ro1">
          <table:table-cell table:formula="of:=[Global.C80]" office:value-type="string" office:string-value="rand-4-200-200-5-1.dssp" calcext:value-type="string">
            <text:p>rand-4-200-200-5-1.dssp</text:p>
          </table:table-cell>
          <table:table-cell table:formula="of:=[Global.D80]" office:value-type="float" office:value="13" calcext:value-type="float">
            <text:p>13</text:p>
          </table:table-cell>
          <table:table-cell table:formula="of:=[Global.E80]" office:value-type="float" office:value="3" calcext:value-type="float">
            <text:p>3</text:p>
          </table:table-cell>
          <table:table-cell table:formula="of:=[Global.F80]" office:value-type="float" office:value="3" calcext:value-type="float">
            <text:p>3</text:p>
          </table:table-cell>
          <table:table-cell table:formula="of:=[Global.G80]" office:value-type="float" office:value="1" calcext:value-type="float">
            <text:p>1</text:p>
          </table:table-cell>
          <table:table-cell table:formula="of:=[RA.K80]" office:value-type="float" office:value="4" calcext:value-type="float">
            <text:p>4</text:p>
          </table:table-cell>
          <table:table-cell table:formula="of:=[VNS.H80]" office:value-type="float" office:value="3" calcext:value-type="float">
            <text:p>3</text:p>
          </table:table-cell>
          <table:table-cell/>
          <table:table-cell table:formula="of:=IF([.C80]&lt;0; IF([.C80]&lt;0; [.F80]-[.C80]; [.F80]+[.C80]); IF([.C80]&lt;0; [.F80]-[.C80]; [.F80]+[.C80]))" office:value-type="float" office:value="7" calcext:value-type="float">
            <text:p>7</text:p>
          </table:table-cell>
          <table:table-cell table:formula="of:=IF([.F80]&lt;0; IF([.C80]&lt;0; [.F80]-[.C80]; [.F80]+[.C80]); IF([.C80]&lt;0; [.F80]-[.C80]; [.F80]+[.C80]))" office:value-type="float" office:value="7" calcext:value-type="float">
            <text:p>7</text:p>
          </table:table-cell>
          <table:table-cell table:formula="of:=[.G80]-[.D80]" office:value-type="float" office:value="0" calcext:value-type="float">
            <text:p>0</text:p>
          </table:table-cell>
          <table:table-cell table:formula="of:=IF([.K80]=0;1;0)" office:value-type="float" office:value="1" calcext:value-type="float">
            <text:p>1</text:p>
          </table:table-cell>
          <table:table-cell table:formula="of:=IF([.J80]=[.K80]; &quot;IGUAL&quot;; IF([.J80]&lt;[.K80]; &quot;RA&quot;; &quot;VNS&quot;))" office:value-type="string" office:string-value="VNS" calcext:value-type="string">
            <text:p>VNS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table:formula="of:=[.R79]" office:value-type="float" office:value="5.92" calcext:value-type="float">
            <text:p>5,92</text:p>
          </table:table-cell>
          <table:table-cell table:formula="of:=([.J80]-[.R80])*([.J80]-[.R80])" office:value-type="float" office:value="1.1664" calcext:value-type="float">
            <text:p>1,17</text:p>
          </table:table-cell>
          <table:table-cell table:formula="of:=[.T79]" office:value-type="float" office:value="0.83" calcext:value-type="float">
            <text:p>0,83</text:p>
          </table:table-cell>
          <table:table-cell table:formula="of:=([.K80]-[.T80])*([.K80]-[.T80])" office:value-type="float" office:value="0.6889" calcext:value-type="float">
            <text:p>0,69</text:p>
          </table:table-cell>
          <table:table-cell table:number-columns-repeated="4"/>
        </table:table-row>
        <table:table-row table:style-name="ro1">
          <table:table-cell table:formula="of:=[Global.C81]" office:value-type="string" office:string-value="rand-4-200-200-5-2.dssp" calcext:value-type="string">
            <text:p>rand-4-200-200-5-2.dssp</text:p>
          </table:table-cell>
          <table:table-cell table:formula="of:=[Global.D81]" office:value-type="float" office:value="7" calcext:value-type="float">
            <text:p>7</text:p>
          </table:table-cell>
          <table:table-cell table:formula="of:=[Global.E81]" office:value-type="float" office:value="2" calcext:value-type="float">
            <text:p>2</text:p>
          </table:table-cell>
          <table:table-cell table:formula="of:=[Global.F81]" office:value-type="float" office:value="2" calcext:value-type="float">
            <text:p>2</text:p>
          </table:table-cell>
          <table:table-cell table:formula="of:=[Global.G81]" office:value-type="float" office:value="0" calcext:value-type="float">
            <text:p>0</text:p>
          </table:table-cell>
          <table:table-cell table:formula="of:=[RA.K81]" office:value-type="float" office:value="3" calcext:value-type="float">
            <text:p>3</text:p>
          </table:table-cell>
          <table:table-cell table:formula="of:=[VNS.H81]" office:value-type="float" office:value="2" calcext:value-type="float">
            <text:p>2</text:p>
          </table:table-cell>
          <table:table-cell/>
          <table:table-cell table:formula="of:=IF([.C81]&lt;0; IF([.C81]&lt;0; [.F81]-[.C81]; [.F81]+[.C81]); IF([.C81]&lt;0; [.F81]-[.C81]; [.F81]+[.C81]))" office:value-type="float" office:value="5" calcext:value-type="float">
            <text:p>5</text:p>
          </table:table-cell>
          <table:table-cell table:formula="of:=IF([.F81]&lt;0; IF([.C81]&lt;0; [.F81]-[.C81]; [.F81]+[.C81]); IF([.C81]&lt;0; [.F81]-[.C81]; [.F81]+[.C81]))" office:value-type="float" office:value="5" calcext:value-type="float">
            <text:p>5</text:p>
          </table:table-cell>
          <table:table-cell table:formula="of:=[.G81]-[.D81]" office:value-type="float" office:value="0" calcext:value-type="float">
            <text:p>0</text:p>
          </table:table-cell>
          <table:table-cell table:formula="of:=IF([.K81]=0;1;0)" office:value-type="float" office:value="1" calcext:value-type="float">
            <text:p>1</text:p>
          </table:table-cell>
          <table:table-cell table:formula="of:=IF([.J81]=[.K81]; &quot;IGUAL&quot;; IF([.J81]&lt;[.K81]; &quot;RA&quot;; &quot;VNS&quot;))" office:value-type="string" office:string-value="VNS" calcext:value-type="string">
            <text:p>VNS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formula="of:=[.R80]" office:value-type="float" office:value="5.92" calcext:value-type="float">
            <text:p>5,92</text:p>
          </table:table-cell>
          <table:table-cell table:formula="of:=([.J81]-[.R81])*([.J81]-[.R81])" office:value-type="float" office:value="0.8464" calcext:value-type="float">
            <text:p>0,85</text:p>
          </table:table-cell>
          <table:table-cell table:formula="of:=[.T80]" office:value-type="float" office:value="0.83" calcext:value-type="float">
            <text:p>0,83</text:p>
          </table:table-cell>
          <table:table-cell table:formula="of:=([.K81]-[.T81])*([.K81]-[.T81])" office:value-type="float" office:value="0.6889" calcext:value-type="float">
            <text:p>0,69</text:p>
          </table:table-cell>
          <table:table-cell table:number-columns-repeated="4"/>
        </table:table-row>
        <table:table-row table:style-name="ro1">
          <table:table-cell table:formula="of:=[Global.C82]" office:value-type="string" office:string-value="rand-4-250-250-10-1.dssp" calcext:value-type="string">
            <text:p>rand-4-250-250-10-1.dssp</text:p>
          </table:table-cell>
          <table:table-cell table:formula="of:=[Global.D82]" office:value-type="float" office:value="379" calcext:value-type="float">
            <text:p>379</text:p>
          </table:table-cell>
          <table:table-cell table:formula="of:=[Global.E82]" office:value-type="float" office:value="4" calcext:value-type="float">
            <text:p>4</text:p>
          </table:table-cell>
          <table:table-cell table:formula="of:=[Global.F82]" office:value-type="float" office:value="4" calcext:value-type="float">
            <text:p>4</text:p>
          </table:table-cell>
          <table:table-cell table:formula="of:=[Global.G82]" office:value-type="float" office:value="1" calcext:value-type="float">
            <text:p>1</text:p>
          </table:table-cell>
          <table:table-cell table:formula="of:=[RA.K82]" office:value-type="float" office:value="6" calcext:value-type="float">
            <text:p>6</text:p>
          </table:table-cell>
          <table:table-cell table:formula="of:=[VNS.H82]" office:value-type="float" office:value="5" calcext:value-type="float">
            <text:p>5</text:p>
          </table:table-cell>
          <table:table-cell/>
          <table:table-cell table:formula="of:=IF([.C82]&lt;0; IF([.C82]&lt;0; [.F82]-[.C82]; [.F82]+[.C82]); IF([.C82]&lt;0; [.F82]-[.C82]; [.F82]+[.C82]))" office:value-type="float" office:value="10" calcext:value-type="float">
            <text:p>10</text:p>
          </table:table-cell>
          <table:table-cell table:formula="of:=IF([.F82]&lt;0; IF([.C82]&lt;0; [.F82]-[.C82]; [.F82]+[.C82]); IF([.C82]&lt;0; [.F82]-[.C82]; [.F82]+[.C82]))" office:value-type="float" office:value="10" calcext:value-type="float">
            <text:p>10</text:p>
          </table:table-cell>
          <table:table-cell table:formula="of:=[.G82]-[.D82]" office:value-type="float" office:value="1" calcext:value-type="float">
            <text:p>1</text:p>
          </table:table-cell>
          <table:table-cell table:formula="of:=IF([.K82]=0;1;0)" office:value-type="float" office:value="0" calcext:value-type="float">
            <text:p>0</text:p>
          </table:table-cell>
          <table:table-cell table:formula="of:=IF([.J82]=[.K82]; &quot;IGUAL&quot;; IF([.J82]&lt;[.K82]; &quot;RA&quot;; &quot;VNS&quot;))" office:value-type="string" office:string-value="VNS" calcext:value-type="string">
            <text:p>VNS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table:formula="of:=[.R81]" office:value-type="float" office:value="5.92" calcext:value-type="float">
            <text:p>5,92</text:p>
          </table:table-cell>
          <table:table-cell table:formula="of:=([.J82]-[.R82])*([.J82]-[.R82])" office:value-type="float" office:value="16.6464" calcext:value-type="float">
            <text:p>16,65</text:p>
          </table:table-cell>
          <table:table-cell table:formula="of:=[.T81]" office:value-type="float" office:value="0.83" calcext:value-type="float">
            <text:p>0,83</text:p>
          </table:table-cell>
          <table:table-cell table:formula="of:=([.K82]-[.T82])*([.K82]-[.T82])" office:value-type="float" office:value="0.0289" calcext:value-type="float">
            <text:p>0,03</text:p>
          </table:table-cell>
          <table:table-cell table:number-columns-repeated="4"/>
        </table:table-row>
        <table:table-row table:style-name="ro1">
          <table:table-cell table:formula="of:=[Global.C83]" office:value-type="string" office:string-value="rand-4-250-250-10-2.dssp" calcext:value-type="string">
            <text:p>rand-4-250-250-10-2.dssp</text:p>
          </table:table-cell>
          <table:table-cell table:formula="of:=[Global.D83]" office:value-type="float" office:value="63" calcext:value-type="float">
            <text:p>63</text:p>
          </table:table-cell>
          <table:table-cell table:formula="of:=[Global.E83]" office:value-type="float" office:value="3" calcext:value-type="float">
            <text:p>3</text:p>
          </table:table-cell>
          <table:table-cell table:formula="of:=[Global.F83]" office:value-type="float" office:value="3" calcext:value-type="float">
            <text:p>3</text:p>
          </table:table-cell>
          <table:table-cell table:formula="of:=[Global.G83]" office:value-type="float" office:value="-0" calcext:value-type="float">
            <text:p>0</text:p>
          </table:table-cell>
          <table:table-cell table:formula="of:=[RA.K83]" office:value-type="float" office:value="4" calcext:value-type="float">
            <text:p>4</text:p>
          </table:table-cell>
          <table:table-cell table:formula="of:=[VNS.H83]" office:value-type="float" office:value="4" calcext:value-type="float">
            <text:p>4</text:p>
          </table:table-cell>
          <table:table-cell/>
          <table:table-cell table:formula="of:=IF([.C83]&lt;0; IF([.C83]&lt;0; [.F83]-[.C83]; [.F83]+[.C83]); IF([.C83]&lt;0; [.F83]-[.C83]; [.F83]+[.C83]))" office:value-type="float" office:value="7" calcext:value-type="float">
            <text:p>7</text:p>
          </table:table-cell>
          <table:table-cell table:formula="of:=IF([.F83]&lt;0; IF([.C83]&lt;0; [.F83]-[.C83]; [.F83]+[.C83]); IF([.C83]&lt;0; [.F83]-[.C83]; [.F83]+[.C83]))" office:value-type="float" office:value="7" calcext:value-type="float">
            <text:p>7</text:p>
          </table:table-cell>
          <table:table-cell table:formula="of:=[.G83]-[.D83]" office:value-type="float" office:value="1" calcext:value-type="float">
            <text:p>1</text:p>
          </table:table-cell>
          <table:table-cell table:formula="of:=IF([.K83]=0;1;0)" office:value-type="float" office:value="0" calcext:value-type="float">
            <text:p>0</text:p>
          </table:table-cell>
          <table:table-cell table:formula="of:=IF([.J83]=[.K83]; &quot;IGUAL&quot;; IF([.J83]&lt;[.K83]; &quot;RA&quot;; &quot;VNS&quot;))" office:value-type="string" office:string-value="VNS" calcext:value-type="string">
            <text:p>VNS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table:formula="of:=[.R82]" office:value-type="float" office:value="5.92" calcext:value-type="float">
            <text:p>5,92</text:p>
          </table:table-cell>
          <table:table-cell table:formula="of:=([.J83]-[.R83])*([.J83]-[.R83])" office:value-type="float" office:value="1.1664" calcext:value-type="float">
            <text:p>1,17</text:p>
          </table:table-cell>
          <table:table-cell table:formula="of:=[.T82]" office:value-type="float" office:value="0.83" calcext:value-type="float">
            <text:p>0,83</text:p>
          </table:table-cell>
          <table:table-cell table:formula="of:=([.K83]-[.T83])*([.K83]-[.T83])" office:value-type="float" office:value="0.0289" calcext:value-type="float">
            <text:p>0,03</text:p>
          </table:table-cell>
          <table:table-cell table:number-columns-repeated="4"/>
        </table:table-row>
        <table:table-row table:style-name="ro1">
          <table:table-cell table:formula="of:=[Global.C84]" office:value-type="string" office:string-value="rand-4-250-250-15-1.dssp" calcext:value-type="string">
            <text:p>rand-4-250-250-15-1.dssp</text:p>
          </table:table-cell>
          <table:table-cell table:formula="of:=[Global.D84]" office:value-type="float" office:value="23736" calcext:value-type="float">
            <text:p>23736</text:p>
          </table:table-cell>
          <table:table-cell table:formula="of:=[Global.E84]" office:value-type="float" office:value="5" calcext:value-type="float">
            <text:p>5</text:p>
          </table:table-cell>
          <table:table-cell table:formula="of:=[Global.F84]" office:value-type="float" office:value="5" calcext:value-type="float">
            <text:p>5</text:p>
          </table:table-cell>
          <table:table-cell table:formula="of:=[Global.G84]" office:value-type="float" office:value="0.222493" calcext:value-type="float">
            <text:p>0,22</text:p>
          </table:table-cell>
          <table:table-cell table:formula="of:=[RA.K84]" office:value-type="float" office:value="8" calcext:value-type="float">
            <text:p>8</text:p>
          </table:table-cell>
          <table:table-cell table:formula="of:=[VNS.H84]" office:value-type="float" office:value="7" calcext:value-type="float">
            <text:p>7</text:p>
          </table:table-cell>
          <table:table-cell/>
          <table:table-cell table:formula="of:=IF([.C84]&lt;0; IF([.C84]&lt;0; [.F84]-[.C84]; [.F84]+[.C84]); IF([.C84]&lt;0; [.F84]-[.C84]; [.F84]+[.C84]))" office:value-type="float" office:value="13" calcext:value-type="float">
            <text:p>13</text:p>
          </table:table-cell>
          <table:table-cell table:formula="of:=IF([.F84]&lt;0; IF([.C84]&lt;0; [.F84]-[.C84]; [.F84]+[.C84]); IF([.C84]&lt;0; [.F84]-[.C84]; [.F84]+[.C84]))" office:value-type="float" office:value="13" calcext:value-type="float">
            <text:p>13</text:p>
          </table:table-cell>
          <table:table-cell table:formula="of:=[.G84]-[.D84]" office:value-type="float" office:value="2" calcext:value-type="float">
            <text:p>2</text:p>
          </table:table-cell>
          <table:table-cell table:formula="of:=IF([.K84]=0;1;0)" office:value-type="float" office:value="0" calcext:value-type="float">
            <text:p>0</text:p>
          </table:table-cell>
          <table:table-cell table:formula="of:=IF([.J84]=[.K84]; &quot;IGUAL&quot;; IF([.J84]&lt;[.K84]; &quot;RA&quot;; &quot;VNS&quot;))" office:value-type="string" office:string-value="VNS" calcext:value-type="string">
            <text:p>VNS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table:formula="of:=[.R83]" office:value-type="float" office:value="5.92" calcext:value-type="float">
            <text:p>5,92</text:p>
          </table:table-cell>
          <table:table-cell table:formula="of:=([.J84]-[.R84])*([.J84]-[.R84])" office:value-type="float" office:value="50.1264" calcext:value-type="float">
            <text:p>50,13</text:p>
          </table:table-cell>
          <table:table-cell table:formula="of:=[.T83]" office:value-type="float" office:value="0.83" calcext:value-type="float">
            <text:p>0,83</text:p>
          </table:table-cell>
          <table:table-cell table:formula="of:=([.K84]-[.T84])*([.K84]-[.T84])" office:value-type="float" office:value="1.3689" calcext:value-type="float">
            <text:p>1,37</text:p>
          </table:table-cell>
          <table:table-cell table:number-columns-repeated="4"/>
        </table:table-row>
        <table:table-row table:style-name="ro1">
          <table:table-cell table:formula="of:=[Global.C85]" office:value-type="string" office:string-value="rand-4-250-250-15-2.dssp" calcext:value-type="string">
            <text:p>rand-4-250-250-15-2.dssp</text:p>
          </table:table-cell>
          <table:table-cell table:formula="of:=[Global.D85]" office:value-type="float" office:value="3277" calcext:value-type="float">
            <text:p>3277</text:p>
          </table:table-cell>
          <table:table-cell table:formula="of:=[Global.E85]" office:value-type="float" office:value="4" calcext:value-type="float">
            <text:p>4</text:p>
          </table:table-cell>
          <table:table-cell table:formula="of:=[Global.F85]" office:value-type="float" office:value="4" calcext:value-type="float">
            <text:p>4</text:p>
          </table:table-cell>
          <table:table-cell table:formula="of:=[Global.G85]" office:value-type="float" office:value="-0" calcext:value-type="float">
            <text:p>0</text:p>
          </table:table-cell>
          <table:table-cell table:formula="of:=[RA.K85]" office:value-type="float" office:value="8" calcext:value-type="float">
            <text:p>8</text:p>
          </table:table-cell>
          <table:table-cell table:formula="of:=[VNS.H85]" office:value-type="float" office:value="5" calcext:value-type="float">
            <text:p>5</text:p>
          </table:table-cell>
          <table:table-cell/>
          <table:table-cell table:formula="of:=IF([.C85]&lt;0; IF([.C85]&lt;0; [.F85]-[.C85]; [.F85]+[.C85]); IF([.C85]&lt;0; [.F85]-[.C85]; [.F85]+[.C85]))" office:value-type="float" office:value="12" calcext:value-type="float">
            <text:p>12</text:p>
          </table:table-cell>
          <table:table-cell table:formula="of:=IF([.F85]&lt;0; IF([.C85]&lt;0; [.F85]-[.C85]; [.F85]+[.C85]); IF([.C85]&lt;0; [.F85]-[.C85]; [.F85]+[.C85]))" office:value-type="float" office:value="12" calcext:value-type="float">
            <text:p>12</text:p>
          </table:table-cell>
          <table:table-cell table:formula="of:=[.G85]-[.D85]" office:value-type="float" office:value="1" calcext:value-type="float">
            <text:p>1</text:p>
          </table:table-cell>
          <table:table-cell table:formula="of:=IF([.K85]=0;1;0)" office:value-type="float" office:value="0" calcext:value-type="float">
            <text:p>0</text:p>
          </table:table-cell>
          <table:table-cell table:formula="of:=IF([.J85]=[.K85]; &quot;IGUAL&quot;; IF([.J85]&lt;[.K85]; &quot;RA&quot;; &quot;VNS&quot;))" office:value-type="string" office:string-value="VNS" calcext:value-type="string">
            <text:p>VNS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table:formula="of:=[.R84]" office:value-type="float" office:value="5.92" calcext:value-type="float">
            <text:p>5,92</text:p>
          </table:table-cell>
          <table:table-cell table:formula="of:=([.J85]-[.R85])*([.J85]-[.R85])" office:value-type="float" office:value="36.9664" calcext:value-type="float">
            <text:p>36,97</text:p>
          </table:table-cell>
          <table:table-cell table:formula="of:=[.T84]" office:value-type="float" office:value="0.83" calcext:value-type="float">
            <text:p>0,83</text:p>
          </table:table-cell>
          <table:table-cell table:formula="of:=([.K85]-[.T85])*([.K85]-[.T85])" office:value-type="float" office:value="0.0289" calcext:value-type="float">
            <text:p>0,03</text:p>
          </table:table-cell>
          <table:table-cell table:number-columns-repeated="4"/>
        </table:table-row>
        <table:table-row table:style-name="ro1">
          <table:table-cell table:formula="of:=[Global.C86]" office:value-type="string" office:string-value="rand-4-250-250-20-1.dssp" calcext:value-type="string">
            <text:p>rand-4-250-250-20-1.dssp</text:p>
          </table:table-cell>
          <table:table-cell table:formula="of:=[Global.D86]" office:value-type="float" office:value="97488" calcext:value-type="float">
            <text:p>97488</text:p>
          </table:table-cell>
          <table:table-cell table:formula="of:=[Global.E86]" office:value-type="float" office:value="5" calcext:value-type="float">
            <text:p>5</text:p>
          </table:table-cell>
          <table:table-cell table:formula="of:=[Global.F86]" office:value-type="float" office:value="5" calcext:value-type="float">
            <text:p>5</text:p>
          </table:table-cell>
          <table:table-cell table:formula="of:=[Global.G86]" office:value-type="float" office:value="-0" calcext:value-type="float">
            <text:p>0</text:p>
          </table:table-cell>
          <table:table-cell table:formula="of:=[RA.K86]" office:value-type="float" office:value="10" calcext:value-type="float">
            <text:p>10</text:p>
          </table:table-cell>
          <table:table-cell table:formula="of:=[VNS.H86]" office:value-type="float" office:value="7" calcext:value-type="float">
            <text:p>7</text:p>
          </table:table-cell>
          <table:table-cell/>
          <table:table-cell table:formula="of:=IF([.C86]&lt;0; IF([.C86]&lt;0; [.F86]-[.C86]; [.F86]+[.C86]); IF([.C86]&lt;0; [.F86]-[.C86]; [.F86]+[.C86]))" office:value-type="float" office:value="15" calcext:value-type="float">
            <text:p>15</text:p>
          </table:table-cell>
          <table:table-cell table:formula="of:=IF([.F86]&lt;0; IF([.C86]&lt;0; [.F86]-[.C86]; [.F86]+[.C86]); IF([.C86]&lt;0; [.F86]-[.C86]; [.F86]+[.C86]))" office:value-type="float" office:value="15" calcext:value-type="float">
            <text:p>15</text:p>
          </table:table-cell>
          <table:table-cell table:formula="of:=[.G86]-[.D86]" office:value-type="float" office:value="2" calcext:value-type="float">
            <text:p>2</text:p>
          </table:table-cell>
          <table:table-cell table:formula="of:=IF([.K86]=0;1;0)" office:value-type="float" office:value="0" calcext:value-type="float">
            <text:p>0</text:p>
          </table:table-cell>
          <table:table-cell table:formula="of:=IF([.J86]=[.K86]; &quot;IGUAL&quot;; IF([.J86]&lt;[.K86]; &quot;RA&quot;; &quot;VNS&quot;))" office:value-type="string" office:string-value="VNS" calcext:value-type="string">
            <text:p>VNS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table:formula="of:=[.R85]" office:value-type="float" office:value="5.92" calcext:value-type="float">
            <text:p>5,92</text:p>
          </table:table-cell>
          <table:table-cell table:formula="of:=([.J86]-[.R86])*([.J86]-[.R86])" office:value-type="float" office:value="82.4464" calcext:value-type="float">
            <text:p>82,45</text:p>
          </table:table-cell>
          <table:table-cell table:formula="of:=[.T85]" office:value-type="float" office:value="0.83" calcext:value-type="float">
            <text:p>0,83</text:p>
          </table:table-cell>
          <table:table-cell table:formula="of:=([.K86]-[.T86])*([.K86]-[.T86])" office:value-type="float" office:value="1.3689" calcext:value-type="float">
            <text:p>1,37</text:p>
          </table:table-cell>
          <table:table-cell table:number-columns-repeated="4"/>
        </table:table-row>
        <table:table-row table:style-name="ro1">
          <table:table-cell table:formula="of:=[Global.C87]" office:value-type="string" office:string-value="rand-4-250-250-20-2.dssp" calcext:value-type="string">
            <text:p>rand-4-250-250-20-2.dssp</text:p>
          </table:table-cell>
          <table:table-cell table:formula="of:=[Global.D87]" office:value-type="float" office:value="28516" calcext:value-type="float">
            <text:p>28516</text:p>
          </table:table-cell>
          <table:table-cell table:formula="of:=[Global.E87]" office:value-type="float" office:value="4" calcext:value-type="float">
            <text:p>4</text:p>
          </table:table-cell>
          <table:table-cell table:formula="of:=[Global.F87]" office:value-type="float" office:value="4" calcext:value-type="float">
            <text:p>4</text:p>
          </table:table-cell>
          <table:table-cell table:formula="of:=[Global.G87]" office:value-type="float" office:value="-0" calcext:value-type="float">
            <text:p>0</text:p>
          </table:table-cell>
          <table:table-cell table:formula="of:=[RA.K87]" office:value-type="float" office:value="9" calcext:value-type="float">
            <text:p>9</text:p>
          </table:table-cell>
          <table:table-cell table:formula="of:=[VNS.H87]" office:value-type="float" office:value="7" calcext:value-type="float">
            <text:p>7</text:p>
          </table:table-cell>
          <table:table-cell/>
          <table:table-cell table:formula="of:=IF([.C87]&lt;0; IF([.C87]&lt;0; [.F87]-[.C87]; [.F87]+[.C87]); IF([.C87]&lt;0; [.F87]-[.C87]; [.F87]+[.C87]))" office:value-type="float" office:value="13" calcext:value-type="float">
            <text:p>13</text:p>
          </table:table-cell>
          <table:table-cell table:formula="of:=IF([.F87]&lt;0; IF([.C87]&lt;0; [.F87]-[.C87]; [.F87]+[.C87]); IF([.C87]&lt;0; [.F87]-[.C87]; [.F87]+[.C87]))" office:value-type="float" office:value="13" calcext:value-type="float">
            <text:p>13</text:p>
          </table:table-cell>
          <table:table-cell table:formula="of:=[.G87]-[.D87]" office:value-type="float" office:value="3" calcext:value-type="float">
            <text:p>3</text:p>
          </table:table-cell>
          <table:table-cell table:formula="of:=IF([.K87]=0;1;0)" office:value-type="float" office:value="0" calcext:value-type="float">
            <text:p>0</text:p>
          </table:table-cell>
          <table:table-cell table:formula="of:=IF([.J87]=[.K87]; &quot;IGUAL&quot;; IF([.J87]&lt;[.K87]; &quot;RA&quot;; &quot;VNS&quot;))" office:value-type="string" office:string-value="VNS" calcext:value-type="string">
            <text:p>VNS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table:formula="of:=[.R86]" office:value-type="float" office:value="5.92" calcext:value-type="float">
            <text:p>5,92</text:p>
          </table:table-cell>
          <table:table-cell table:formula="of:=([.J87]-[.R87])*([.J87]-[.R87])" office:value-type="float" office:value="50.1264" calcext:value-type="float">
            <text:p>50,13</text:p>
          </table:table-cell>
          <table:table-cell table:formula="of:=[.T86]" office:value-type="float" office:value="0.83" calcext:value-type="float">
            <text:p>0,83</text:p>
          </table:table-cell>
          <table:table-cell table:formula="of:=([.K87]-[.T87])*([.K87]-[.T87])" office:value-type="float" office:value="4.7089" calcext:value-type="float">
            <text:p>4,71</text:p>
          </table:table-cell>
          <table:table-cell table:number-columns-repeated="4"/>
        </table:table-row>
        <table:table-row table:style-name="ro1">
          <table:table-cell table:formula="of:=[Global.C88]" office:value-type="string" office:string-value="rand-4-250-250-25-1.dssp" calcext:value-type="string">
            <text:p>rand-4-250-250-25-1.dssp</text:p>
          </table:table-cell>
          <table:table-cell table:formula="of:=[Global.D88]" office:value-type="float" office:value="977329" calcext:value-type="float">
            <text:p>977329</text:p>
          </table:table-cell>
          <table:table-cell table:formula="of:=[Global.E88]" office:value-type="float" office:value="4" calcext:value-type="float">
            <text:p>4</text:p>
          </table:table-cell>
          <table:table-cell table:formula="of:=[Global.F88]" office:value-type="float" office:value="6" calcext:value-type="float">
            <text:p>6</text:p>
          </table:table-cell>
          <table:table-cell table:formula="of:=[Global.G88]" office:value-type="float" office:value="0" calcext:value-type="float">
            <text:p>0</text:p>
          </table:table-cell>
          <table:table-cell table:formula="of:=[RA.K88]" office:value-type="float" office:value="11" calcext:value-type="float">
            <text:p>11</text:p>
          </table:table-cell>
          <table:table-cell table:formula="of:=[VNS.H88]" office:value-type="float" office:value="8" calcext:value-type="float">
            <text:p>8</text:p>
          </table:table-cell>
          <table:table-cell/>
          <table:table-cell table:formula="of:=IF([.C88]&lt;0; IF([.C88]&lt;0; [.F88]-[.C88]; [.F88]+[.C88]); IF([.C88]&lt;0; [.F88]-[.C88]; [.F88]+[.C88]))" office:value-type="float" office:value="15" calcext:value-type="float">
            <text:p>15</text:p>
          </table:table-cell>
          <table:table-cell table:formula="of:=IF([.F88]&lt;0; IF([.C88]&lt;0; [.F88]-[.C88]; [.F88]+[.C88]); IF([.C88]&lt;0; [.F88]-[.C88]; [.F88]+[.C88]))" office:value-type="float" office:value="15" calcext:value-type="float">
            <text:p>15</text:p>
          </table:table-cell>
          <table:table-cell table:formula="of:=[.G88]-[.D88]" office:value-type="float" office:value="2" calcext:value-type="float">
            <text:p>2</text:p>
          </table:table-cell>
          <table:table-cell table:formula="of:=IF([.K88]=0;1;0)" office:value-type="float" office:value="0" calcext:value-type="float">
            <text:p>0</text:p>
          </table:table-cell>
          <table:table-cell table:formula="of:=IF([.J88]=[.K88]; &quot;IGUAL&quot;; IF([.J88]&lt;[.K88]; &quot;RA&quot;; &quot;VNS&quot;))" office:value-type="string" office:string-value="VNS" calcext:value-type="string">
            <text:p>VNS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table:formula="of:=[.R87]" office:value-type="float" office:value="5.92" calcext:value-type="float">
            <text:p>5,92</text:p>
          </table:table-cell>
          <table:table-cell table:formula="of:=([.J88]-[.R88])*([.J88]-[.R88])" office:value-type="float" office:value="82.4464" calcext:value-type="float">
            <text:p>82,45</text:p>
          </table:table-cell>
          <table:table-cell table:formula="of:=[.T87]" office:value-type="float" office:value="0.83" calcext:value-type="float">
            <text:p>0,83</text:p>
          </table:table-cell>
          <table:table-cell table:formula="of:=([.K88]-[.T88])*([.K88]-[.T88])" office:value-type="float" office:value="1.3689" calcext:value-type="float">
            <text:p>1,37</text:p>
          </table:table-cell>
          <table:table-cell table:number-columns-repeated="4"/>
        </table:table-row>
        <table:table-row table:style-name="ro1">
          <table:table-cell table:formula="of:=[Global.C89]" office:value-type="string" office:string-value="rand-4-250-250-25-2.dssp" calcext:value-type="string">
            <text:p>rand-4-250-250-25-2.dssp</text:p>
          </table:table-cell>
          <table:table-cell table:formula="of:=[Global.D89]" office:value-type="float" office:value="21446" calcext:value-type="float">
            <text:p>21446</text:p>
          </table:table-cell>
          <table:table-cell table:formula="of:=[Global.E89]" office:value-type="float" office:value="4" calcext:value-type="float">
            <text:p>4</text:p>
          </table:table-cell>
          <table:table-cell table:formula="of:=[Global.F89]" office:value-type="float" office:value="4" calcext:value-type="float">
            <text:p>4</text:p>
          </table:table-cell>
          <table:table-cell table:formula="of:=[Global.G89]" office:value-type="float" office:value="0" calcext:value-type="float">
            <text:p>0</text:p>
          </table:table-cell>
          <table:table-cell table:formula="of:=[RA.K89]" office:value-type="float" office:value="9" calcext:value-type="float">
            <text:p>9</text:p>
          </table:table-cell>
          <table:table-cell table:formula="of:=[VNS.H89]" office:value-type="float" office:value="7" calcext:value-type="float">
            <text:p>7</text:p>
          </table:table-cell>
          <table:table-cell/>
          <table:table-cell table:formula="of:=IF([.C89]&lt;0; IF([.C89]&lt;0; [.F89]-[.C89]; [.F89]+[.C89]); IF([.C89]&lt;0; [.F89]-[.C89]; [.F89]+[.C89]))" office:value-type="float" office:value="13" calcext:value-type="float">
            <text:p>13</text:p>
          </table:table-cell>
          <table:table-cell table:formula="of:=IF([.F89]&lt;0; IF([.C89]&lt;0; [.F89]-[.C89]; [.F89]+[.C89]); IF([.C89]&lt;0; [.F89]-[.C89]; [.F89]+[.C89]))" office:value-type="float" office:value="13" calcext:value-type="float">
            <text:p>13</text:p>
          </table:table-cell>
          <table:table-cell table:formula="of:=[.G89]-[.D89]" office:value-type="float" office:value="3" calcext:value-type="float">
            <text:p>3</text:p>
          </table:table-cell>
          <table:table-cell table:formula="of:=IF([.K89]=0;1;0)" office:value-type="float" office:value="0" calcext:value-type="float">
            <text:p>0</text:p>
          </table:table-cell>
          <table:table-cell table:formula="of:=IF([.J89]=[.K89]; &quot;IGUAL&quot;; IF([.J89]&lt;[.K89]; &quot;RA&quot;; &quot;VNS&quot;))" office:value-type="string" office:string-value="VNS" calcext:value-type="string">
            <text:p>VNS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table:formula="of:=[.R88]" office:value-type="float" office:value="5.92" calcext:value-type="float">
            <text:p>5,92</text:p>
          </table:table-cell>
          <table:table-cell table:formula="of:=([.J89]-[.R89])*([.J89]-[.R89])" office:value-type="float" office:value="50.1264" calcext:value-type="float">
            <text:p>50,13</text:p>
          </table:table-cell>
          <table:table-cell table:formula="of:=[.T88]" office:value-type="float" office:value="0.83" calcext:value-type="float">
            <text:p>0,83</text:p>
          </table:table-cell>
          <table:table-cell table:formula="of:=([.K89]-[.T89])*([.K89]-[.T89])" office:value-type="float" office:value="4.7089" calcext:value-type="float">
            <text:p>4,71</text:p>
          </table:table-cell>
          <table:table-cell table:number-columns-repeated="4"/>
        </table:table-row>
        <table:table-row table:style-name="ro1">
          <table:table-cell table:formula="of:=[Global.C90]" office:value-type="string" office:string-value="rand-4-250-250-5-1.dssp" calcext:value-type="string">
            <text:p>rand-4-250-250-5-1.dssp</text:p>
          </table:table-cell>
          <table:table-cell table:formula="of:=[Global.D90]" office:value-type="float" office:value="12" calcext:value-type="float">
            <text:p>12</text:p>
          </table:table-cell>
          <table:table-cell table:formula="of:=[Global.E90]" office:value-type="float" office:value="3" calcext:value-type="float">
            <text:p>3</text:p>
          </table:table-cell>
          <table:table-cell table:formula="of:=[Global.F90]" office:value-type="float" office:value="3" calcext:value-type="float">
            <text:p>3</text:p>
          </table:table-cell>
          <table:table-cell table:formula="of:=[Global.G90]" office:value-type="float" office:value="1" calcext:value-type="float">
            <text:p>1</text:p>
          </table:table-cell>
          <table:table-cell table:formula="of:=[RA.K90]" office:value-type="float" office:value="4" calcext:value-type="float">
            <text:p>4</text:p>
          </table:table-cell>
          <table:table-cell table:formula="of:=[VNS.H90]" office:value-type="float" office:value="3" calcext:value-type="float">
            <text:p>3</text:p>
          </table:table-cell>
          <table:table-cell/>
          <table:table-cell table:formula="of:=IF([.C90]&lt;0; IF([.C90]&lt;0; [.F90]-[.C90]; [.F90]+[.C90]); IF([.C90]&lt;0; [.F90]-[.C90]; [.F90]+[.C90]))" office:value-type="float" office:value="7" calcext:value-type="float">
            <text:p>7</text:p>
          </table:table-cell>
          <table:table-cell table:formula="of:=IF([.F90]&lt;0; IF([.C90]&lt;0; [.F90]-[.C90]; [.F90]+[.C90]); IF([.C90]&lt;0; [.F90]-[.C90]; [.F90]+[.C90]))" office:value-type="float" office:value="7" calcext:value-type="float">
            <text:p>7</text:p>
          </table:table-cell>
          <table:table-cell table:formula="of:=[.G90]-[.D90]" office:value-type="float" office:value="0" calcext:value-type="float">
            <text:p>0</text:p>
          </table:table-cell>
          <table:table-cell table:formula="of:=IF([.K90]=0;1;0)" office:value-type="float" office:value="1" calcext:value-type="float">
            <text:p>1</text:p>
          </table:table-cell>
          <table:table-cell table:formula="of:=IF([.J90]=[.K90]; &quot;IGUAL&quot;; IF([.J90]&lt;[.K90]; &quot;RA&quot;; &quot;VNS&quot;))" office:value-type="string" office:string-value="VNS" calcext:value-type="string">
            <text:p>VNS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table:formula="of:=[.R89]" office:value-type="float" office:value="5.92" calcext:value-type="float">
            <text:p>5,92</text:p>
          </table:table-cell>
          <table:table-cell table:formula="of:=([.J90]-[.R90])*([.J90]-[.R90])" office:value-type="float" office:value="1.1664" calcext:value-type="float">
            <text:p>1,17</text:p>
          </table:table-cell>
          <table:table-cell table:formula="of:=[.T89]" office:value-type="float" office:value="0.83" calcext:value-type="float">
            <text:p>0,83</text:p>
          </table:table-cell>
          <table:table-cell table:formula="of:=([.K90]-[.T90])*([.K90]-[.T90])" office:value-type="float" office:value="0.6889" calcext:value-type="float">
            <text:p>0,69</text:p>
          </table:table-cell>
          <table:table-cell table:number-columns-repeated="4"/>
        </table:table-row>
        <table:table-row table:style-name="ro1">
          <table:table-cell table:formula="of:=[Global.C91]" office:value-type="string" office:string-value="rand-4-250-250-5-2.dssp" calcext:value-type="string">
            <text:p>rand-4-250-250-5-2.dssp</text:p>
          </table:table-cell>
          <table:table-cell table:formula="of:=[Global.D91]" office:value-type="float" office:value="8" calcext:value-type="float">
            <text:p>8</text:p>
          </table:table-cell>
          <table:table-cell table:formula="of:=[Global.E91]" office:value-type="float" office:value="2" calcext:value-type="float">
            <text:p>2</text:p>
          </table:table-cell>
          <table:table-cell table:formula="of:=[Global.F91]" office:value-type="float" office:value="2" calcext:value-type="float">
            <text:p>2</text:p>
          </table:table-cell>
          <table:table-cell table:formula="of:=[Global.G91]" office:value-type="float" office:value="0" calcext:value-type="float">
            <text:p>0</text:p>
          </table:table-cell>
          <table:table-cell table:formula="of:=[RA.K91]" office:value-type="float" office:value="4" calcext:value-type="float">
            <text:p>4</text:p>
          </table:table-cell>
          <table:table-cell table:formula="of:=[VNS.H91]" office:value-type="float" office:value="2" calcext:value-type="float">
            <text:p>2</text:p>
          </table:table-cell>
          <table:table-cell/>
          <table:table-cell table:formula="of:=IF([.C91]&lt;0; IF([.C91]&lt;0; [.F91]-[.C91]; [.F91]+[.C91]); IF([.C91]&lt;0; [.F91]-[.C91]; [.F91]+[.C91]))" office:value-type="float" office:value="6" calcext:value-type="float">
            <text:p>6</text:p>
          </table:table-cell>
          <table:table-cell table:formula="of:=IF([.F91]&lt;0; IF([.C91]&lt;0; [.F91]-[.C91]; [.F91]+[.C91]); IF([.C91]&lt;0; [.F91]-[.C91]; [.F91]+[.C91]))" office:value-type="float" office:value="6" calcext:value-type="float">
            <text:p>6</text:p>
          </table:table-cell>
          <table:table-cell table:formula="of:=[.G91]-[.D91]" office:value-type="float" office:value="0" calcext:value-type="float">
            <text:p>0</text:p>
          </table:table-cell>
          <table:table-cell table:formula="of:=IF([.K91]=0;1;0)" office:value-type="float" office:value="1" calcext:value-type="float">
            <text:p>1</text:p>
          </table:table-cell>
          <table:table-cell table:formula="of:=IF([.J91]=[.K91]; &quot;IGUAL&quot;; IF([.J91]&lt;[.K91]; &quot;RA&quot;; &quot;VNS&quot;))" office:value-type="string" office:string-value="VNS" calcext:value-type="string">
            <text:p>VNS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formula="of:=[.R90]" office:value-type="float" office:value="5.92" calcext:value-type="float">
            <text:p>5,92</text:p>
          </table:table-cell>
          <table:table-cell table:formula="of:=([.J91]-[.R91])*([.J91]-[.R91])" office:value-type="float" office:value="0.00640000000000001" calcext:value-type="float">
            <text:p>0,01</text:p>
          </table:table-cell>
          <table:table-cell table:formula="of:=[.T90]" office:value-type="float" office:value="0.83" calcext:value-type="float">
            <text:p>0,83</text:p>
          </table:table-cell>
          <table:table-cell table:formula="of:=([.K91]-[.T91])*([.K91]-[.T91])" office:value-type="float" office:value="0.6889" calcext:value-type="float">
            <text:p>0,69</text:p>
          </table:table-cell>
          <table:table-cell table:number-columns-repeated="4"/>
        </table:table-row>
        <table:table-row table:style-name="ro1">
          <table:table-cell table:formula="of:=[Global.C92]" office:value-type="string" office:string-value="rand-4-50-50-10-1.dssp" calcext:value-type="string">
            <text:p>rand-4-50-50-10-1.dssp</text:p>
          </table:table-cell>
          <table:table-cell table:formula="of:=[Global.D92]" office:value-type="float" office:value="54" calcext:value-type="float">
            <text:p>54</text:p>
          </table:table-cell>
          <table:table-cell table:formula="of:=[Global.E92]" office:value-type="float" office:value="2" calcext:value-type="float">
            <text:p>2</text:p>
          </table:table-cell>
          <table:table-cell table:formula="of:=[Global.F92]" office:value-type="float" office:value="2" calcext:value-type="float">
            <text:p>2</text:p>
          </table:table-cell>
          <table:table-cell table:formula="of:=[Global.G92]" office:value-type="float" office:value="1" calcext:value-type="float">
            <text:p>1</text:p>
          </table:table-cell>
          <table:table-cell table:formula="of:=[RA.K92]" office:value-type="float" office:value="4" calcext:value-type="float">
            <text:p>4</text:p>
          </table:table-cell>
          <table:table-cell table:formula="of:=[VNS.H92]" office:value-type="float" office:value="3" calcext:value-type="float">
            <text:p>3</text:p>
          </table:table-cell>
          <table:table-cell/>
          <table:table-cell table:formula="of:=IF([.C92]&lt;0; IF([.C92]&lt;0; [.F92]-[.C92]; [.F92]+[.C92]); IF([.C92]&lt;0; [.F92]-[.C92]; [.F92]+[.C92]))" office:value-type="float" office:value="6" calcext:value-type="float">
            <text:p>6</text:p>
          </table:table-cell>
          <table:table-cell table:formula="of:=IF([.F92]&lt;0; IF([.C92]&lt;0; [.F92]-[.C92]; [.F92]+[.C92]); IF([.C92]&lt;0; [.F92]-[.C92]; [.F92]+[.C92]))" office:value-type="float" office:value="6" calcext:value-type="float">
            <text:p>6</text:p>
          </table:table-cell>
          <table:table-cell table:formula="of:=[.G92]-[.D92]" office:value-type="float" office:value="1" calcext:value-type="float">
            <text:p>1</text:p>
          </table:table-cell>
          <table:table-cell table:formula="of:=IF([.K92]=0;1;0)" office:value-type="float" office:value="0" calcext:value-type="float">
            <text:p>0</text:p>
          </table:table-cell>
          <table:table-cell table:formula="of:=IF([.J92]=[.K92]; &quot;IGUAL&quot;; IF([.J92]&lt;[.K92]; &quot;RA&quot;; &quot;VNS&quot;))" office:value-type="string" office:string-value="VNS" calcext:value-type="string">
            <text:p>VNS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table:formula="of:=[.R91]" office:value-type="float" office:value="5.92" calcext:value-type="float">
            <text:p>5,92</text:p>
          </table:table-cell>
          <table:table-cell table:formula="of:=([.J92]-[.R92])*([.J92]-[.R92])" office:value-type="float" office:value="0.00640000000000001" calcext:value-type="float">
            <text:p>0,01</text:p>
          </table:table-cell>
          <table:table-cell table:formula="of:=[.T91]" office:value-type="float" office:value="0.83" calcext:value-type="float">
            <text:p>0,83</text:p>
          </table:table-cell>
          <table:table-cell table:formula="of:=([.K92]-[.T92])*([.K92]-[.T92])" office:value-type="float" office:value="0.0289" calcext:value-type="float">
            <text:p>0,03</text:p>
          </table:table-cell>
          <table:table-cell table:number-columns-repeated="4"/>
        </table:table-row>
        <table:table-row table:style-name="ro1">
          <table:table-cell table:formula="of:=[Global.C93]" office:value-type="string" office:string-value="rand-4-50-50-10-2.dssp" calcext:value-type="string">
            <text:p>rand-4-50-50-10-2.dssp</text:p>
          </table:table-cell>
          <table:table-cell table:formula="of:=[Global.D93]" office:value-type="float" office:value="13" calcext:value-type="float">
            <text:p>13</text:p>
          </table:table-cell>
          <table:table-cell table:formula="of:=[Global.E93]" office:value-type="float" office:value="2" calcext:value-type="float">
            <text:p>2</text:p>
          </table:table-cell>
          <table:table-cell table:formula="of:=[Global.F93]" office:value-type="float" office:value="2" calcext:value-type="float">
            <text:p>2</text:p>
          </table:table-cell>
          <table:table-cell table:formula="of:=[Global.G93]" office:value-type="float" office:value="0" calcext:value-type="float">
            <text:p>0</text:p>
          </table:table-cell>
          <table:table-cell table:formula="of:=[RA.K93]" office:value-type="float" office:value="4" calcext:value-type="float">
            <text:p>4</text:p>
          </table:table-cell>
          <table:table-cell table:formula="of:=[VNS.H93]" office:value-type="float" office:value="3" calcext:value-type="float">
            <text:p>3</text:p>
          </table:table-cell>
          <table:table-cell/>
          <table:table-cell table:formula="of:=IF([.C93]&lt;0; IF([.C93]&lt;0; [.F93]-[.C93]; [.F93]+[.C93]); IF([.C93]&lt;0; [.F93]-[.C93]; [.F93]+[.C93]))" office:value-type="float" office:value="6" calcext:value-type="float">
            <text:p>6</text:p>
          </table:table-cell>
          <table:table-cell table:formula="of:=IF([.F93]&lt;0; IF([.C93]&lt;0; [.F93]-[.C93]; [.F93]+[.C93]); IF([.C93]&lt;0; [.F93]-[.C93]; [.F93]+[.C93]))" office:value-type="float" office:value="6" calcext:value-type="float">
            <text:p>6</text:p>
          </table:table-cell>
          <table:table-cell table:formula="of:=[.G93]-[.D93]" office:value-type="float" office:value="1" calcext:value-type="float">
            <text:p>1</text:p>
          </table:table-cell>
          <table:table-cell table:formula="of:=IF([.K93]=0;1;0)" office:value-type="float" office:value="0" calcext:value-type="float">
            <text:p>0</text:p>
          </table:table-cell>
          <table:table-cell table:formula="of:=IF([.J93]=[.K93]; &quot;IGUAL&quot;; IF([.J93]&lt;[.K93]; &quot;RA&quot;; &quot;VNS&quot;))" office:value-type="string" office:string-value="VNS" calcext:value-type="string">
            <text:p>VNS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table:formula="of:=[.R92]" office:value-type="float" office:value="5.92" calcext:value-type="float">
            <text:p>5,92</text:p>
          </table:table-cell>
          <table:table-cell table:formula="of:=([.J93]-[.R93])*([.J93]-[.R93])" office:value-type="float" office:value="0.00640000000000001" calcext:value-type="float">
            <text:p>0,01</text:p>
          </table:table-cell>
          <table:table-cell table:formula="of:=[.T92]" office:value-type="float" office:value="0.83" calcext:value-type="float">
            <text:p>0,83</text:p>
          </table:table-cell>
          <table:table-cell table:formula="of:=([.K93]-[.T93])*([.K93]-[.T93])" office:value-type="float" office:value="0.0289" calcext:value-type="float">
            <text:p>0,03</text:p>
          </table:table-cell>
          <table:table-cell table:number-columns-repeated="4"/>
        </table:table-row>
        <table:table-row table:style-name="ro1">
          <table:table-cell table:formula="of:=[Global.C94]" office:value-type="string" office:string-value="rand-4-50-50-15-1.dssp" calcext:value-type="string">
            <text:p>rand-4-50-50-15-1.dssp</text:p>
          </table:table-cell>
          <table:table-cell table:formula="of:=[Global.D94]" office:value-type="float" office:value="274" calcext:value-type="float">
            <text:p>274</text:p>
          </table:table-cell>
          <table:table-cell table:formula="of:=[Global.E94]" office:value-type="float" office:value="2" calcext:value-type="float">
            <text:p>2</text:p>
          </table:table-cell>
          <table:table-cell table:formula="of:=[Global.F94]" office:value-type="float" office:value="2" calcext:value-type="float">
            <text:p>2</text:p>
          </table:table-cell>
          <table:table-cell table:formula="of:=[Global.G94]" office:value-type="float" office:value="-0.071384" calcext:value-type="float">
            <text:p>-0,07</text:p>
          </table:table-cell>
          <table:table-cell table:formula="of:=[RA.K94]" office:value-type="float" office:value="4" calcext:value-type="float">
            <text:p>4</text:p>
          </table:table-cell>
          <table:table-cell table:formula="of:=[VNS.H94]" office:value-type="float" office:value="4" calcext:value-type="float">
            <text:p>4</text:p>
          </table:table-cell>
          <table:table-cell/>
          <table:table-cell table:formula="of:=IF([.C94]&lt;0; IF([.C94]&lt;0; [.F94]-[.C94]; [.F94]+[.C94]); IF([.C94]&lt;0; [.F94]-[.C94]; [.F94]+[.C94]))" office:value-type="float" office:value="6" calcext:value-type="float">
            <text:p>6</text:p>
          </table:table-cell>
          <table:table-cell table:formula="of:=IF([.F94]&lt;0; IF([.C94]&lt;0; [.F94]-[.C94]; [.F94]+[.C94]); IF([.C94]&lt;0; [.F94]-[.C94]; [.F94]+[.C94]))" office:value-type="float" office:value="6" calcext:value-type="float">
            <text:p>6</text:p>
          </table:table-cell>
          <table:table-cell table:formula="of:=[.G94]-[.D94]" office:value-type="float" office:value="2" calcext:value-type="float">
            <text:p>2</text:p>
          </table:table-cell>
          <table:table-cell table:formula="of:=IF([.K94]=0;1;0)" office:value-type="float" office:value="0" calcext:value-type="float">
            <text:p>0</text:p>
          </table:table-cell>
          <table:table-cell table:formula="of:=IF([.J94]=[.K94]; &quot;IGUAL&quot;; IF([.J94]&lt;[.K94]; &quot;RA&quot;; &quot;VNS&quot;))" office:value-type="string" office:string-value="VNS" calcext:value-type="string">
            <text:p>VNS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table:formula="of:=[.R93]" office:value-type="float" office:value="5.92" calcext:value-type="float">
            <text:p>5,92</text:p>
          </table:table-cell>
          <table:table-cell table:formula="of:=([.J94]-[.R94])*([.J94]-[.R94])" office:value-type="float" office:value="0.00640000000000001" calcext:value-type="float">
            <text:p>0,01</text:p>
          </table:table-cell>
          <table:table-cell table:formula="of:=[.T93]" office:value-type="float" office:value="0.83" calcext:value-type="float">
            <text:p>0,83</text:p>
          </table:table-cell>
          <table:table-cell table:formula="of:=([.K94]-[.T94])*([.K94]-[.T94])" office:value-type="float" office:value="1.3689" calcext:value-type="float">
            <text:p>1,37</text:p>
          </table:table-cell>
          <table:table-cell table:number-columns-repeated="4"/>
        </table:table-row>
        <table:table-row table:style-name="ro1">
          <table:table-cell table:formula="of:=[Global.C95]" office:value-type="string" office:string-value="rand-4-50-50-15-2.dssp" calcext:value-type="string">
            <text:p>rand-4-50-50-15-2.dssp</text:p>
          </table:table-cell>
          <table:table-cell table:formula="of:=[Global.D95]" office:value-type="float" office:value="110" calcext:value-type="float">
            <text:p>110</text:p>
          </table:table-cell>
          <table:table-cell table:formula="of:=[Global.E95]" office:value-type="float" office:value="2" calcext:value-type="float">
            <text:p>2</text:p>
          </table:table-cell>
          <table:table-cell table:formula="of:=[Global.F95]" office:value-type="float" office:value="2" calcext:value-type="float">
            <text:p>2</text:p>
          </table:table-cell>
          <table:table-cell table:formula="of:=[Global.G95]" office:value-type="float" office:value="-0.073217" calcext:value-type="float">
            <text:p>-0,07</text:p>
          </table:table-cell>
          <table:table-cell table:formula="of:=[RA.K95]" office:value-type="float" office:value="5" calcext:value-type="float">
            <text:p>5</text:p>
          </table:table-cell>
          <table:table-cell table:formula="of:=[VNS.H95]" office:value-type="float" office:value="3" calcext:value-type="float">
            <text:p>3</text:p>
          </table:table-cell>
          <table:table-cell/>
          <table:table-cell table:formula="of:=IF([.C95]&lt;0; IF([.C95]&lt;0; [.F95]-[.C95]; [.F95]+[.C95]); IF([.C95]&lt;0; [.F95]-[.C95]; [.F95]+[.C95]))" office:value-type="float" office:value="7" calcext:value-type="float">
            <text:p>7</text:p>
          </table:table-cell>
          <table:table-cell table:formula="of:=IF([.F95]&lt;0; IF([.C95]&lt;0; [.F95]-[.C95]; [.F95]+[.C95]); IF([.C95]&lt;0; [.F95]-[.C95]; [.F95]+[.C95]))" office:value-type="float" office:value="7" calcext:value-type="float">
            <text:p>7</text:p>
          </table:table-cell>
          <table:table-cell table:formula="of:=[.G95]-[.D95]" office:value-type="float" office:value="1" calcext:value-type="float">
            <text:p>1</text:p>
          </table:table-cell>
          <table:table-cell table:formula="of:=IF([.K95]=0;1;0)" office:value-type="float" office:value="0" calcext:value-type="float">
            <text:p>0</text:p>
          </table:table-cell>
          <table:table-cell table:formula="of:=IF([.J95]=[.K95]; &quot;IGUAL&quot;; IF([.J95]&lt;[.K95]; &quot;RA&quot;; &quot;VNS&quot;))" office:value-type="string" office:string-value="VNS" calcext:value-type="string">
            <text:p>VNS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table:formula="of:=[.R94]" office:value-type="float" office:value="5.92" calcext:value-type="float">
            <text:p>5,92</text:p>
          </table:table-cell>
          <table:table-cell table:formula="of:=([.J95]-[.R95])*([.J95]-[.R95])" office:value-type="float" office:value="1.1664" calcext:value-type="float">
            <text:p>1,17</text:p>
          </table:table-cell>
          <table:table-cell table:formula="of:=[.T94]" office:value-type="float" office:value="0.83" calcext:value-type="float">
            <text:p>0,83</text:p>
          </table:table-cell>
          <table:table-cell table:formula="of:=([.K95]-[.T95])*([.K95]-[.T95])" office:value-type="float" office:value="0.0289" calcext:value-type="float">
            <text:p>0,03</text:p>
          </table:table-cell>
          <table:table-cell table:number-columns-repeated="4"/>
        </table:table-row>
        <table:table-row table:style-name="ro1">
          <table:table-cell table:formula="of:=[Global.C96]" office:value-type="string" office:string-value="rand-4-50-50-20-1.dssp" calcext:value-type="string">
            <text:p>rand-4-50-50-20-1.dssp</text:p>
          </table:table-cell>
          <table:table-cell table:formula="of:=[Global.D96]" office:value-type="float" office:value="1964" calcext:value-type="float">
            <text:p>1964</text:p>
          </table:table-cell>
          <table:table-cell table:formula="of:=[Global.E96]" office:value-type="float" office:value="2" calcext:value-type="float">
            <text:p>2</text:p>
          </table:table-cell>
          <table:table-cell table:formula="of:=[Global.F96]" office:value-type="float" office:value="2" calcext:value-type="float">
            <text:p>2</text:p>
          </table:table-cell>
          <table:table-cell table:formula="of:=[Global.G96]" office:value-type="float" office:value="-0.172857" calcext:value-type="float">
            <text:p>-0,17</text:p>
          </table:table-cell>
          <table:table-cell table:formula="of:=[RA.K96]" office:value-type="float" office:value="5" calcext:value-type="float">
            <text:p>5</text:p>
          </table:table-cell>
          <table:table-cell table:formula="of:=[VNS.H96]" office:value-type="float" office:value="4" calcext:value-type="float">
            <text:p>4</text:p>
          </table:table-cell>
          <table:table-cell/>
          <table:table-cell table:formula="of:=IF([.C96]&lt;0; IF([.C96]&lt;0; [.F96]-[.C96]; [.F96]+[.C96]); IF([.C96]&lt;0; [.F96]-[.C96]; [.F96]+[.C96]))" office:value-type="float" office:value="7" calcext:value-type="float">
            <text:p>7</text:p>
          </table:table-cell>
          <table:table-cell table:formula="of:=IF([.F96]&lt;0; IF([.C96]&lt;0; [.F96]-[.C96]; [.F96]+[.C96]); IF([.C96]&lt;0; [.F96]-[.C96]; [.F96]+[.C96]))" office:value-type="float" office:value="7" calcext:value-type="float">
            <text:p>7</text:p>
          </table:table-cell>
          <table:table-cell table:formula="of:=[.G96]-[.D96]" office:value-type="float" office:value="2" calcext:value-type="float">
            <text:p>2</text:p>
          </table:table-cell>
          <table:table-cell table:formula="of:=IF([.K96]=0;1;0)" office:value-type="float" office:value="0" calcext:value-type="float">
            <text:p>0</text:p>
          </table:table-cell>
          <table:table-cell table:formula="of:=IF([.J96]=[.K96]; &quot;IGUAL&quot;; IF([.J96]&lt;[.K96]; &quot;RA&quot;; &quot;VNS&quot;))" office:value-type="string" office:string-value="VNS" calcext:value-type="string">
            <text:p>VNS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table:formula="of:=[.R95]" office:value-type="float" office:value="5.92" calcext:value-type="float">
            <text:p>5,92</text:p>
          </table:table-cell>
          <table:table-cell table:formula="of:=([.J96]-[.R96])*([.J96]-[.R96])" office:value-type="float" office:value="1.1664" calcext:value-type="float">
            <text:p>1,17</text:p>
          </table:table-cell>
          <table:table-cell table:formula="of:=[.T95]" office:value-type="float" office:value="0.83" calcext:value-type="float">
            <text:p>0,83</text:p>
          </table:table-cell>
          <table:table-cell table:formula="of:=([.K96]-[.T96])*([.K96]-[.T96])" office:value-type="float" office:value="1.3689" calcext:value-type="float">
            <text:p>1,37</text:p>
          </table:table-cell>
          <table:table-cell table:number-columns-repeated="4"/>
        </table:table-row>
        <table:table-row table:style-name="ro1">
          <table:table-cell table:formula="of:=[Global.C97]" office:value-type="string" office:string-value="rand-4-50-50-20-2.dssp" calcext:value-type="string">
            <text:p>rand-4-50-50-20-2.dssp</text:p>
          </table:table-cell>
          <table:table-cell table:formula="of:=[Global.D97]" office:value-type="float" office:value="994" calcext:value-type="float">
            <text:p>994</text:p>
          </table:table-cell>
          <table:table-cell table:formula="of:=[Global.E97]" office:value-type="float" office:value="2" calcext:value-type="float">
            <text:p>2</text:p>
          </table:table-cell>
          <table:table-cell table:formula="of:=[Global.F97]" office:value-type="float" office:value="2" calcext:value-type="float">
            <text:p>2</text:p>
          </table:table-cell>
          <table:table-cell table:formula="of:=[Global.G97]" office:value-type="float" office:value="-0.13925" calcext:value-type="float">
            <text:p>-0,14</text:p>
          </table:table-cell>
          <table:table-cell table:formula="of:=[RA.K97]" office:value-type="float" office:value="3" calcext:value-type="float">
            <text:p>3</text:p>
          </table:table-cell>
          <table:table-cell table:formula="of:=[VNS.H97]" office:value-type="float" office:value="3" calcext:value-type="float">
            <text:p>3</text:p>
          </table:table-cell>
          <table:table-cell/>
          <table:table-cell table:formula="of:=IF([.C97]&lt;0; IF([.C97]&lt;0; [.F97]-[.C97]; [.F97]+[.C97]); IF([.C97]&lt;0; [.F97]-[.C97]; [.F97]+[.C97]))" office:value-type="float" office:value="5" calcext:value-type="float">
            <text:p>5</text:p>
          </table:table-cell>
          <table:table-cell table:formula="of:=IF([.F97]&lt;0; IF([.C97]&lt;0; [.F97]-[.C97]; [.F97]+[.C97]); IF([.C97]&lt;0; [.F97]-[.C97]; [.F97]+[.C97]))" office:value-type="float" office:value="5" calcext:value-type="float">
            <text:p>5</text:p>
          </table:table-cell>
          <table:table-cell table:formula="of:=[.G97]-[.D97]" office:value-type="float" office:value="1" calcext:value-type="float">
            <text:p>1</text:p>
          </table:table-cell>
          <table:table-cell table:formula="of:=IF([.K97]=0;1;0)" office:value-type="float" office:value="0" calcext:value-type="float">
            <text:p>0</text:p>
          </table:table-cell>
          <table:table-cell table:formula="of:=IF([.J97]=[.K97]; &quot;IGUAL&quot;; IF([.J97]&lt;[.K97]; &quot;RA&quot;; &quot;VNS&quot;))" office:value-type="string" office:string-value="VNS" calcext:value-type="string">
            <text:p>VNS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table:formula="of:=[.R96]" office:value-type="float" office:value="5.92" calcext:value-type="float">
            <text:p>5,92</text:p>
          </table:table-cell>
          <table:table-cell table:formula="of:=([.J97]-[.R97])*([.J97]-[.R97])" office:value-type="float" office:value="0.8464" calcext:value-type="float">
            <text:p>0,85</text:p>
          </table:table-cell>
          <table:table-cell table:formula="of:=[.T96]" office:value-type="float" office:value="0.83" calcext:value-type="float">
            <text:p>0,83</text:p>
          </table:table-cell>
          <table:table-cell table:formula="of:=([.K97]-[.T97])*([.K97]-[.T97])" office:value-type="float" office:value="0.0289" calcext:value-type="float">
            <text:p>0,03</text:p>
          </table:table-cell>
          <table:table-cell table:number-columns-repeated="4"/>
        </table:table-row>
        <table:table-row table:style-name="ro1">
          <table:table-cell table:formula="of:=[Global.C98]" office:value-type="string" office:string-value="rand-4-50-50-25-1.dssp" calcext:value-type="string">
            <text:p>rand-4-50-50-25-1.dssp</text:p>
          </table:table-cell>
          <table:table-cell table:formula="of:=[Global.D98]" office:value-type="float" office:value="18136" calcext:value-type="float">
            <text:p>18136</text:p>
          </table:table-cell>
          <table:table-cell table:formula="of:=[Global.E98]" office:value-type="float" office:value="2" calcext:value-type="float">
            <text:p>2</text:p>
          </table:table-cell>
          <table:table-cell table:formula="of:=[Global.F98]" office:value-type="float" office:value="2" calcext:value-type="float">
            <text:p>2</text:p>
          </table:table-cell>
          <table:table-cell table:formula="of:=[Global.G98]" office:value-type="float" office:value="-0.507492" calcext:value-type="float">
            <text:p>-0,51</text:p>
          </table:table-cell>
          <table:table-cell table:formula="of:=[RA.K98]" office:value-type="float" office:value="6" calcext:value-type="float">
            <text:p>6</text:p>
          </table:table-cell>
          <table:table-cell table:formula="of:=[VNS.H98]" office:value-type="float" office:value="5" calcext:value-type="float">
            <text:p>5</text:p>
          </table:table-cell>
          <table:table-cell/>
          <table:table-cell table:formula="of:=IF([.C98]&lt;0; IF([.C98]&lt;0; [.F98]-[.C98]; [.F98]+[.C98]); IF([.C98]&lt;0; [.F98]-[.C98]; [.F98]+[.C98]))" office:value-type="float" office:value="8" calcext:value-type="float">
            <text:p>8</text:p>
          </table:table-cell>
          <table:table-cell table:formula="of:=IF([.F98]&lt;0; IF([.C98]&lt;0; [.F98]-[.C98]; [.F98]+[.C98]); IF([.C98]&lt;0; [.F98]-[.C98]; [.F98]+[.C98]))" office:value-type="float" office:value="8" calcext:value-type="float">
            <text:p>8</text:p>
          </table:table-cell>
          <table:table-cell table:formula="of:=[.G98]-[.D98]" office:value-type="float" office:value="3" calcext:value-type="float">
            <text:p>3</text:p>
          </table:table-cell>
          <table:table-cell table:formula="of:=IF([.K98]=0;1;0)" office:value-type="float" office:value="0" calcext:value-type="float">
            <text:p>0</text:p>
          </table:table-cell>
          <table:table-cell table:formula="of:=IF([.J98]=[.K98]; &quot;IGUAL&quot;; IF([.J98]&lt;[.K98]; &quot;RA&quot;; &quot;VNS&quot;))" office:value-type="string" office:string-value="VNS" calcext:value-type="string">
            <text:p>VNS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table:formula="of:=[.R97]" office:value-type="float" office:value="5.92" calcext:value-type="float">
            <text:p>5,92</text:p>
          </table:table-cell>
          <table:table-cell table:formula="of:=([.J98]-[.R98])*([.J98]-[.R98])" office:value-type="float" office:value="4.3264" calcext:value-type="float">
            <text:p>4,33</text:p>
          </table:table-cell>
          <table:table-cell table:formula="of:=[.T97]" office:value-type="float" office:value="0.83" calcext:value-type="float">
            <text:p>0,83</text:p>
          </table:table-cell>
          <table:table-cell table:formula="of:=([.K98]-[.T98])*([.K98]-[.T98])" office:value-type="float" office:value="4.7089" calcext:value-type="float">
            <text:p>4,71</text:p>
          </table:table-cell>
          <table:table-cell table:number-columns-repeated="4"/>
        </table:table-row>
        <table:table-row table:style-name="ro1">
          <table:table-cell table:formula="of:=[Global.C99]" office:value-type="string" office:string-value="rand-4-50-50-25-2.dssp" calcext:value-type="string">
            <text:p>rand-4-50-50-25-2.dssp</text:p>
          </table:table-cell>
          <table:table-cell table:formula="of:=[Global.D99]" office:value-type="float" office:value="8828" calcext:value-type="float">
            <text:p>8828</text:p>
          </table:table-cell>
          <table:table-cell table:formula="of:=[Global.E99]" office:value-type="float" office:value="2" calcext:value-type="float">
            <text:p>2</text:p>
          </table:table-cell>
          <table:table-cell table:formula="of:=[Global.F99]" office:value-type="float" office:value="2" calcext:value-type="float">
            <text:p>2</text:p>
          </table:table-cell>
          <table:table-cell table:formula="of:=[Global.G99]" office:value-type="float" office:value="-0.464686" calcext:value-type="float">
            <text:p>-0,46</text:p>
          </table:table-cell>
          <table:table-cell table:formula="of:=[RA.K99]" office:value-type="float" office:value="3" calcext:value-type="float">
            <text:p>3</text:p>
          </table:table-cell>
          <table:table-cell table:formula="of:=[VNS.H99]" office:value-type="float" office:value="2" calcext:value-type="float">
            <text:p>2</text:p>
          </table:table-cell>
          <table:table-cell/>
          <table:table-cell table:formula="of:=IF([.C99]&lt;0; IF([.C99]&lt;0; [.F99]-[.C99]; [.F99]+[.C99]); IF([.C99]&lt;0; [.F99]-[.C99]; [.F99]+[.C99]))" office:value-type="float" office:value="5" calcext:value-type="float">
            <text:p>5</text:p>
          </table:table-cell>
          <table:table-cell table:formula="of:=IF([.F99]&lt;0; IF([.C99]&lt;0; [.F99]-[.C99]; [.F99]+[.C99]); IF([.C99]&lt;0; [.F99]-[.C99]; [.F99]+[.C99]))" office:value-type="float" office:value="5" calcext:value-type="float">
            <text:p>5</text:p>
          </table:table-cell>
          <table:table-cell table:formula="of:=[.G99]-[.D99]" office:value-type="float" office:value="0" calcext:value-type="float">
            <text:p>0</text:p>
          </table:table-cell>
          <table:table-cell table:formula="of:=IF([.K99]=0;1;0)" office:value-type="float" office:value="1" calcext:value-type="float">
            <text:p>1</text:p>
          </table:table-cell>
          <table:table-cell table:formula="of:=IF([.J99]=[.K99]; &quot;IGUAL&quot;; IF([.J99]&lt;[.K99]; &quot;RA&quot;; &quot;VNS&quot;))" office:value-type="string" office:string-value="VNS" calcext:value-type="string">
            <text:p>VNS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table:formula="of:=[.R98]" office:value-type="float" office:value="5.92" calcext:value-type="float">
            <text:p>5,92</text:p>
          </table:table-cell>
          <table:table-cell table:formula="of:=([.J99]-[.R99])*([.J99]-[.R99])" office:value-type="float" office:value="0.8464" calcext:value-type="float">
            <text:p>0,85</text:p>
          </table:table-cell>
          <table:table-cell table:formula="of:=[.T98]" office:value-type="float" office:value="0.83" calcext:value-type="float">
            <text:p>0,83</text:p>
          </table:table-cell>
          <table:table-cell table:formula="of:=([.K99]-[.T99])*([.K99]-[.T99])" office:value-type="float" office:value="0.6889" calcext:value-type="float">
            <text:p>0,69</text:p>
          </table:table-cell>
          <table:table-cell table:number-columns-repeated="4"/>
        </table:table-row>
        <table:table-row table:style-name="ro1">
          <table:table-cell table:formula="of:=[Global.C100]" office:value-type="string" office:string-value="rand-4-50-50-5-1.dssp" calcext:value-type="string">
            <text:p>rand-4-50-50-5-1.dssp</text:p>
          </table:table-cell>
          <table:table-cell table:formula="of:=[Global.D100]" office:value-type="float" office:value="5" calcext:value-type="float">
            <text:p>5</text:p>
          </table:table-cell>
          <table:table-cell table:formula="of:=[Global.E100]" office:value-type="float" office:value="2" calcext:value-type="float">
            <text:p>2</text:p>
          </table:table-cell>
          <table:table-cell table:formula="of:=[Global.F100]" office:value-type="float" office:value="2" calcext:value-type="float">
            <text:p>2</text:p>
          </table:table-cell>
          <table:table-cell table:formula="of:=[Global.G100]" office:value-type="float" office:value="1" calcext:value-type="float">
            <text:p>1</text:p>
          </table:table-cell>
          <table:table-cell table:formula="of:=[RA.K100]" office:value-type="float" office:value="3" calcext:value-type="float">
            <text:p>3</text:p>
          </table:table-cell>
          <table:table-cell table:formula="of:=[VNS.H100]" office:value-type="float" office:value="3" calcext:value-type="float">
            <text:p>3</text:p>
          </table:table-cell>
          <table:table-cell/>
          <table:table-cell table:formula="of:=IF([.C100]&lt;0; IF([.C100]&lt;0; [.F100]-[.C100]; [.F100]+[.C100]); IF([.C100]&lt;0; [.F100]-[.C100]; [.F100]+[.C100]))" office:value-type="float" office:value="5" calcext:value-type="float">
            <text:p>5</text:p>
          </table:table-cell>
          <table:table-cell table:formula="of:=IF([.F100]&lt;0; IF([.C100]&lt;0; [.F100]-[.C100]; [.F100]+[.C100]); IF([.C100]&lt;0; [.F100]-[.C100]; [.F100]+[.C100]))" office:value-type="float" office:value="5" calcext:value-type="float">
            <text:p>5</text:p>
          </table:table-cell>
          <table:table-cell table:formula="of:=[.G100]-[.D100]" office:value-type="float" office:value="1" calcext:value-type="float">
            <text:p>1</text:p>
          </table:table-cell>
          <table:table-cell table:formula="of:=IF([.K100]=0;1;0)" office:value-type="float" office:value="0" calcext:value-type="float">
            <text:p>0</text:p>
          </table:table-cell>
          <table:table-cell table:formula="of:=IF([.J100]=[.K100]; &quot;IGUAL&quot;; IF([.J100]&lt;[.K100]; &quot;RA&quot;; &quot;VNS&quot;))" office:value-type="string" office:string-value="VNS" calcext:value-type="string">
            <text:p>VNS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table:formula="of:=[.R99]" office:value-type="float" office:value="5.92" calcext:value-type="float">
            <text:p>5,92</text:p>
          </table:table-cell>
          <table:table-cell table:formula="of:=([.J100]-[.R100])*([.J100]-[.R100])" office:value-type="float" office:value="0.8464" calcext:value-type="float">
            <text:p>0,85</text:p>
          </table:table-cell>
          <table:table-cell table:formula="of:=[.T99]" office:value-type="float" office:value="0.83" calcext:value-type="float">
            <text:p>0,83</text:p>
          </table:table-cell>
          <table:table-cell table:formula="of:=([.K100]-[.T100])*([.K100]-[.T100])" office:value-type="float" office:value="0.0289" calcext:value-type="float">
            <text:p>0,03</text:p>
          </table:table-cell>
          <table:table-cell table:number-columns-repeated="4"/>
        </table:table-row>
        <table:table-row table:style-name="ro1">
          <table:table-cell table:formula="of:=[Global.C101]" office:value-type="string" office:string-value="rand-4-50-50-5-2.dssp" calcext:value-type="string">
            <text:p>rand-4-50-50-5-2.dssp</text:p>
          </table:table-cell>
          <table:table-cell table:formula="of:=[Global.D101]" office:value-type="float" office:value="9" calcext:value-type="float">
            <text:p>9</text:p>
          </table:table-cell>
          <table:table-cell table:formula="of:=[Global.E101]" office:value-type="float" office:value="2" calcext:value-type="float">
            <text:p>2</text:p>
          </table:table-cell>
          <table:table-cell table:formula="of:=[Global.F101]" office:value-type="float" office:value="2" calcext:value-type="float">
            <text:p>2</text:p>
          </table:table-cell>
          <table:table-cell table:formula="of:=[Global.G101]" office:value-type="float" office:value="0" calcext:value-type="float">
            <text:p>0</text:p>
          </table:table-cell>
          <table:table-cell table:formula="of:=[RA.K101]" office:value-type="float" office:value="2" calcext:value-type="float">
            <text:p>2</text:p>
          </table:table-cell>
          <table:table-cell table:formula="of:=[VNS.H101]" office:value-type="float" office:value="2" calcext:value-type="float">
            <text:p>2</text:p>
          </table:table-cell>
          <table:table-cell/>
          <table:table-cell table:formula="of:=IF([.C101]&lt;0; IF([.C101]&lt;0; [.F101]-[.C101]; [.F101]+[.C101]); IF([.C101]&lt;0; [.F101]-[.C101]; [.F101]+[.C101]))" office:value-type="float" office:value="4" calcext:value-type="float">
            <text:p>4</text:p>
          </table:table-cell>
          <table:table-cell table:formula="of:=IF([.F101]&lt;0; IF([.C101]&lt;0; [.F101]-[.C101]; [.F101]+[.C101]); IF([.C101]&lt;0; [.F101]-[.C101]; [.F101]+[.C101]))" office:value-type="float" office:value="4" calcext:value-type="float">
            <text:p>4</text:p>
          </table:table-cell>
          <table:table-cell table:formula="of:=[.G101]-[.D101]" office:value-type="float" office:value="0" calcext:value-type="float">
            <text:p>0</text:p>
          </table:table-cell>
          <table:table-cell table:formula="of:=IF([.K101]=0;1;0)" office:value-type="float" office:value="1" calcext:value-type="float">
            <text:p>1</text:p>
          </table:table-cell>
          <table:table-cell table:formula="of:=IF([.J101]=[.K101]; &quot;IGUAL&quot;; IF([.J101]&lt;[.K101]; &quot;RA&quot;; &quot;VNS&quot;))" office:value-type="string" office:string-value="VNS" calcext:value-type="string">
            <text:p>VNS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formula="of:=[.R100]" office:value-type="float" office:value="5.92" calcext:value-type="float">
            <text:p>5,92</text:p>
          </table:table-cell>
          <table:table-cell table:formula="of:=([.J101]-[.R101])*([.J101]-[.R101])" office:value-type="float" office:value="3.6864" calcext:value-type="float">
            <text:p>3,69</text:p>
          </table:table-cell>
          <table:table-cell table:formula="of:=[.T100]" office:value-type="float" office:value="0.83" calcext:value-type="float">
            <text:p>0,83</text:p>
          </table:table-cell>
          <table:table-cell table:formula="of:=([.K101]-[.T101])*([.K101]-[.T101])" office:value-type="float" office:value="0.6889" calcext:value-type="float">
            <text:p>0,69</text:p>
          </table:table-cell>
          <table:table-cell table:number-columns-repeated="4"/>
        </table:table-row>
        <table:table-row table:style-name="ro1">
          <table:table-cell table:number-columns-repeated="11"/>
          <table:table-cell table:formula="of:=SUM([.L2:.L101])" office:value-type="float" office:value="46" calcext:value-type="float">
            <text:p>46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1" loext:min-decimal-places="1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8" loext:min-decimal-places="8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3">00/00/0000</text:date>, <text:time style:data-style-name="N2" text:time-value="06:45:01.8852763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8M56S</meta:editing-duration>
    <meta:editing-cycles>17</meta:editing-cycles>
    <meta:generator>LibreOffice/5.3.1.2$Linux_X86_64 LibreOffice_project/30m0$Build-2</meta:generator>
    <dc:date>2017-10-03T06:46:23.844993763</dc:date>
    <meta:document-statistic meta:table-count="6" meta:cell-count="7289" meta:object-count="0"/>
    <meta:user-defined meta:name="Info 1"/>
    <meta:user-defined meta:name="Info 2"/>
    <meta:user-defined meta:name="Info 3"/>
    <meta:user-defined meta:name="Info 4"/>
  </office:meta>
</office:document-meta>
</file>